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4.156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4.242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12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3.639cm"/>
    </style:style>
    <style:style style:name="co11" style:family="table-column">
      <style:table-column-properties fo:break-before="auto" style:column-width="1.69cm"/>
    </style:style>
    <style:style style:name="co12" style:family="table-column">
      <style:table-column-properties fo:break-before="auto" style:column-width="1.919cm"/>
    </style:style>
    <style:style style:name="co13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cos4" table:style-name="ta1">
        <table:shapes>
          <draw:frame draw:z-index="0" draw:style-name="gr1" draw:text-style-name="P1" svg:width="16cm" svg:height="18.5cm" svg:x="64.507cm" svg:y="0cm">
            <draw:object draw:notify-on-update-of-ranges="sincos4.A2:sincos4.A43 sincos4.I1:sincos4.I1 sincos4.I2:sincos4.I43 sincos4.J1:sincos4.J1 sincos4.J2:sincos4.J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18.5cm" svg:x="48.154cm" svg:y="0cm">
            <draw:object draw:notify-on-update-of-ranges="sincos4.A2:sincos4.A43 sincos4.L1:sincos4.L1 sincos4.L2:sincos4.L43 sincos4.M1:sincos4.M1 sincos4.M2:sincos4.M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libm sin(x)</text:p>
          </table:table-cell>
          <table:table-cell office:value-type="string" calcext:value-type="string">
            <text:p>Backward sin(x)</text:p>
          </table:table-cell>
          <table:table-cell office:value-type="string" calcext:value-type="string">
            <text:p>Forward sin(x)</text:p>
          </table:table-cell>
          <table:table-cell office:value-type="string" calcext:value-type="string">
            <text:p>libm cos(x)</text:p>
          </table:table-cell>
          <table:table-cell office:value-type="string" calcext:value-type="string">
            <text:p>Backward cos(x)</text:p>
          </table:table-cell>
          <table:table-cell office:value-type="string" calcext:value-type="string">
            <text:p>Forward cos(x)</text:p>
          </table:table-cell>
          <table:table-cell office:value-type="string" calcext:value-type="string">
            <text:p>sin rel. er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  <table:table-cell office:value-type="string" calcext:value-type="string">
            <text:p>cos rel. er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</table:table-row>
        <table:table-row table:style-name="ro1">
          <table:table-cell office:value-type="float" office:value="-2.08000000000001" calcext:value-type="float">
            <text:p>-2.08</text:p>
          </table:table-cell>
          <table:table-cell office:value-type="float" office:value="-0.873132979507514" calcext:value-type="float">
            <text:p>-0.873132979507514</text:p>
          </table:table-cell>
          <table:table-cell table:number-columns-repeated="2" office:value-type="float" office:value="-0.871201617675277" calcext:value-type="float">
            <text:p>-0.871201617675277</text:p>
          </table:table-cell>
          <table:table-cell office:value-type="float" office:value="-0.487482102334365" calcext:value-type="float">
            <text:p>-0.487482102334365</text:p>
          </table:table-cell>
          <table:table-cell table:number-columns-repeated="2" office:value-type="float" office:value="-0.495767094977428" calcext:value-type="float">
            <text:p>-0.495767094977428</text:p>
          </table:table-cell>
          <table:table-cell/>
          <table:table-cell table:formula="of:=ABS(([.C2]-[.$B2])/[.$B2])" office:value-type="float" office:value="0.00221199047289033" calcext:value-type="float">
            <text:p>0.00221199047289033</text:p>
          </table:table-cell>
          <table:table-cell table:formula="of:=ABS(([.D2]-[.$B2])/[.$B2])" office:value-type="float" office:value="0.00221199047289033" calcext:value-type="float">
            <text:p>0.00221199047289033</text:p>
          </table:table-cell>
          <table:table-cell/>
          <table:table-cell table:formula="of:=ABS(([.F2]-[.$E2])/[.$E2])" office:value-type="float" office:value="0.0169954806615245" calcext:value-type="float">
            <text:p>0.0169954806615245</text:p>
          </table:table-cell>
          <table:table-cell table:formula="of:=ABS(([.G2]-[.$E2])/[.$E2])" office:value-type="float" office:value="0.0169954806615245" calcext:value-type="float">
            <text:p>0.0169954806615245</text:p>
          </table:table-cell>
        </table:table-row>
        <table:table-row table:style-name="ro1">
          <table:table-cell office:value-type="float" office:value="-1.98000000000001" calcext:value-type="float">
            <text:p>-1.98</text:p>
          </table:table-cell>
          <table:table-cell office:value-type="float" office:value="-0.917437955281807" calcext:value-type="float">
            <text:p>-0.917437955281807</text:p>
          </table:table-cell>
          <table:table-cell office:value-type="float" office:value="-0.916193845740772" calcext:value-type="float">
            <text:p>-0.916193845740772</text:p>
          </table:table-cell>
          <table:table-cell office:value-type="float" office:value="-0.916193845740773" calcext:value-type="float">
            <text:p>-0.916193845740773</text:p>
          </table:table-cell>
          <table:table-cell office:value-type="float" office:value="-0.397878873789922" calcext:value-type="float">
            <text:p>-0.397878873789922</text:p>
          </table:table-cell>
          <table:table-cell table:number-columns-repeated="2" office:value-type="float" office:value="-0.403489784391206" calcext:value-type="float">
            <text:p>-0.403489784391206</text:p>
          </table:table-cell>
          <table:table-cell/>
          <table:table-cell table:formula="of:=ABS(([.C3]-[.$B3])/[.$B3])" office:value-type="float" office:value="0.00135606940379188" calcext:value-type="float">
            <text:p>0.00135606940379188</text:p>
          </table:table-cell>
          <table:table-cell table:formula="of:=ABS(([.D3]-[.$B3])/[.$B3])" office:value-type="float" office:value="0.00135606940379079" calcext:value-type="float">
            <text:p>0.00135606940379079</text:p>
          </table:table-cell>
          <table:table-cell/>
          <table:table-cell table:formula="of:=ABS(([.F3]-[.$E3])/[.$E3])" office:value-type="float" office:value="0.0141020571105932" calcext:value-type="float">
            <text:p>0.0141020571105932</text:p>
          </table:table-cell>
          <table:table-cell table:formula="of:=ABS(([.G3]-[.$E3])/[.$E3])" office:value-type="float" office:value="0.0141020571105932" calcext:value-type="float">
            <text:p>0.0141020571105932</text:p>
          </table:table-cell>
        </table:table-row>
        <table:table-row table:style-name="ro1">
          <table:table-cell office:value-type="float" office:value="-1.88000000000001" calcext:value-type="float">
            <text:p>-1.88</text:p>
          </table:table-cell>
          <table:table-cell office:value-type="float" office:value="-0.952576194271594" calcext:value-type="float">
            <text:p>-0.952576194271594</text:p>
          </table:table-cell>
          <table:table-cell office:value-type="float" office:value="-0.951793133739868" calcext:value-type="float">
            <text:p>-0.951793133739868</text:p>
          </table:table-cell>
          <table:table-cell office:value-type="float" office:value="-0.951793133739867" calcext:value-type="float">
            <text:p>-0.951793133739867</text:p>
          </table:table-cell>
          <table:table-cell office:value-type="float" office:value="-0.304300171059839" calcext:value-type="float">
            <text:p>-0.304300171059839</text:p>
          </table:table-cell>
          <table:table-cell table:number-columns-repeated="2" office:value-type="float" office:value="-0.308022451649428" calcext:value-type="float">
            <text:p>-0.308022451649428</text:p>
          </table:table-cell>
          <table:table-cell/>
          <table:table-cell table:formula="of:=ABS(([.C4]-[.$B4])/[.$B4])" office:value-type="float" office:value="0.000822045035804025" calcext:value-type="float">
            <text:p>0.000822045035804025</text:p>
          </table:table-cell>
          <table:table-cell table:formula="of:=ABS(([.D4]-[.$B4])/[.$B4])" office:value-type="float" office:value="0.000822045035805074" calcext:value-type="float">
            <text:p>0.000822045035805074</text:p>
          </table:table-cell>
          <table:table-cell/>
          <table:table-cell table:formula="of:=ABS(([.F4]-[.$E4])/[.$E4])" office:value-type="float" office:value="0.0122322658466631" calcext:value-type="float">
            <text:p>0.0122322658466631</text:p>
          </table:table-cell>
          <table:table-cell table:formula="of:=ABS(([.G4]-[.$E4])/[.$E4])" office:value-type="float" office:value="0.0122322658466631" calcext:value-type="float">
            <text:p>0.0122322658466631</text:p>
          </table:table-cell>
        </table:table-row>
        <table:table-row table:style-name="ro1">
          <table:table-cell office:value-type="float" office:value="-1.78000000000001" calcext:value-type="float">
            <text:p>-1.78</text:p>
          </table:table-cell>
          <table:table-cell office:value-type="float" office:value="-0.978196606808043" calcext:value-type="float">
            <text:p>-0.978196606808043</text:p>
          </table:table-cell>
          <table:table-cell table:number-columns-repeated="2" office:value-type="float" office:value="-0.977716230412563" calcext:value-type="float">
            <text:p>-0.977716230412563</text:p>
          </table:table-cell>
          <table:table-cell office:value-type="float" office:value="-0.20768100160879" calcext:value-type="float">
            <text:p>-0.20768100160879</text:p>
          </table:table-cell>
          <table:table-cell table:number-columns-repeated="2" office:value-type="float" office:value="-0.210094508085428" calcext:value-type="float">
            <text:p>-0.210094508085428</text:p>
          </table:table-cell>
          <table:table-cell/>
          <table:table-cell table:formula="of:=ABS(([.C5]-[.$B5])/[.$B5])" office:value-type="float" office:value="0.00049108368617998" calcext:value-type="float">
            <text:p>0.00049108368617998</text:p>
          </table:table-cell>
          <table:table-cell table:formula="of:=ABS(([.D5]-[.$B5])/[.$B5])" office:value-type="float" office:value="0.00049108368617998" calcext:value-type="float">
            <text:p>0.00049108368617998</text:p>
          </table:table-cell>
          <table:table-cell/>
          <table:table-cell table:formula="of:=ABS(([.F5]-[.$E5])/[.$E5])" office:value-type="float" office:value="0.0116212193601818" calcext:value-type="float">
            <text:p>0.0116212193601818</text:p>
          </table:table-cell>
          <table:table-cell table:formula="of:=ABS(([.G5]-[.$E5])/[.$E5])" office:value-type="float" office:value="0.0116212193601818" calcext:value-type="float">
            <text:p>0.0116212193601818</text:p>
          </table:table-cell>
        </table:table-row>
        <table:table-row table:style-name="ro1">
          <table:table-cell office:value-type="float" office:value="-1.68000000000001" calcext:value-type="float">
            <text:p>-1.68</text:p>
          </table:table-cell>
          <table:table-cell office:value-type="float" office:value="-0.994043202198075" calcext:value-type="float">
            <text:p>-0.994043202198075</text:p>
          </table:table-cell>
          <table:table-cell table:number-columns-repeated="2" office:value-type="float" office:value="-0.993756826632191" calcext:value-type="float">
            <text:p>-0.993756826632191</text:p>
          </table:table-cell>
          <table:table-cell office:value-type="float" office:value="-0.108986752239877" calcext:value-type="float">
            <text:p>-0.108986752239877</text:p>
          </table:table-cell>
          <table:table-cell table:number-columns-repeated="2" office:value-type="float" office:value="-0.110512251699206" calcext:value-type="float">
            <text:p>-0.110512251699206</text:p>
          </table:table-cell>
          <table:table-cell/>
          <table:table-cell table:formula="of:=ABS(([.C6]-[.$B6])/[.$B6])" office:value-type="float" office:value="0.000288091669708831" calcext:value-type="float">
            <text:p>0.000288091669708831</text:p>
          </table:table-cell>
          <table:table-cell table:formula="of:=ABS(([.D6]-[.$B6])/[.$B6])" office:value-type="float" office:value="0.000288091669708831" calcext:value-type="float">
            <text:p>0.000288091669708831</text:p>
          </table:table-cell>
          <table:table-cell/>
          <table:table-cell table:formula="of:=ABS(([.F6]-[.$E6])/[.$E6])" office:value-type="float" office:value="0.0139971090795643" calcext:value-type="float">
            <text:p>0.0139971090795643</text:p>
          </table:table-cell>
          <table:table-cell table:formula="of:=ABS(([.G6]-[.$E6])/[.$E6])" office:value-type="float" office:value="0.0139971090795643" calcext:value-type="float">
            <text:p>0.0139971090795643</text:p>
          </table:table-cell>
        </table:table-row>
        <table:table-row table:style-name="ro1">
          <table:table-cell office:value-type="float" office:value="-1.58000000000001" calcext:value-type="float">
            <text:p>-1.58</text:p>
          </table:table-cell>
          <table:table-cell office:value-type="float" office:value="-0.99995764649874" calcext:value-type="float">
            <text:p>-0.99995764649874</text:p>
          </table:table-cell>
          <table:table-cell table:number-columns-repeated="2" office:value-type="float" office:value="-0.999792320738753" calcext:value-type="float">
            <text:p>-0.999792320738753</text:p>
          </table:table-cell>
          <table:table-cell office:value-type="float" office:value="-0.00920354326881411" calcext:value-type="float">
            <text:p>-0.00920354326881411</text:p>
          </table:table-cell>
          <table:table-cell office:value-type="float" office:value="-0.0101405671574282" calcext:value-type="float">
            <text:p>-0.0101405671574282</text:p>
          </table:table-cell>
          <table:table-cell office:value-type="float" office:value="-0.0101405671574281" calcext:value-type="float">
            <text:p>-0.0101405671574281</text:p>
          </table:table-cell>
          <table:table-cell/>
          <table:table-cell table:formula="of:=ABS(([.C7]-[.$B7])/[.$B7])" office:value-type="float" office:value="0.000165332762408317" calcext:value-type="float">
            <text:p>0.000165332762408317</text:p>
          </table:table-cell>
          <table:table-cell table:formula="of:=ABS(([.D7]-[.$B7])/[.$B7])" office:value-type="float" office:value="0.000165332762408317" calcext:value-type="float">
            <text:p>0.000165332762408317</text:p>
          </table:table-cell>
          <table:table-cell/>
          <table:table-cell table:formula="of:=ABS(([.F7]-[.$E7])/[.$E7])" office:value-type="float" office:value="0.101811211317837" calcext:value-type="float">
            <text:p>0.101811211317837</text:p>
          </table:table-cell>
          <table:table-cell table:formula="of:=ABS(([.G7]-[.$E7])/[.$E7])" office:value-type="float" office:value="0.101811211317826" calcext:value-type="float">
            <text:p>0.101811211317826</text:p>
          </table:table-cell>
        </table:table-row>
        <table:table-row table:style-name="ro1">
          <table:table-cell office:value-type="float" office:value="-1.48000000000001" calcext:value-type="float">
            <text:p>-1.48</text:p>
          </table:table-cell>
          <table:table-cell office:value-type="float" office:value="-0.995880844537641" calcext:value-type="float">
            <text:p>-0.995880844537641</text:p>
          </table:table-cell>
          <table:table-cell table:number-columns-repeated="2" office:value-type="float" office:value="-0.995788803872248" calcext:value-type="float">
            <text:p>-0.995788803872248</text:p>
          </table:table-cell>
          <table:table-cell office:value-type="float" office:value="0.0906716244643039" calcext:value-type="float">
            <text:p>0.0906716244643039</text:p>
          </table:table-cell>
          <table:table-cell table:number-columns-repeated="2" office:value-type="float" office:value="0.090114374206572" calcext:value-type="float">
            <text:p>0.090114374206572</text:p>
          </table:table-cell>
          <table:table-cell/>
          <table:table-cell table:formula="of:=ABS(([.C8]-[.$B8])/[.$B8])" office:value-type="float" office:value="0.0000924213633567435" calcext:value-type="float">
            <text:p>9.24213633567435E-05</text:p>
          </table:table-cell>
          <table:table-cell table:formula="of:=ABS(([.D8]-[.$B8])/[.$B8])" office:value-type="float" office:value="0.0000924213633567435" calcext:value-type="float">
            <text:p>9.24213633567435E-05</text:p>
          </table:table-cell>
          <table:table-cell/>
          <table:table-cell table:formula="of:=ABS(([.F8]-[.$E8])/[.$E8])" office:value-type="float" office:value="0.00614580648603321" calcext:value-type="float">
            <text:p>0.00614580648603321</text:p>
          </table:table-cell>
          <table:table-cell table:formula="of:=ABS(([.G8]-[.$E8])/[.$E8])" office:value-type="float" office:value="0.00614580648603321" calcext:value-type="float">
            <text:p>0.00614580648603321</text:p>
          </table:table-cell>
        </table:table-row>
        <table:table-row table:style-name="ro1">
          <table:table-cell office:value-type="float" office:value="-1.38000000000001" calcext:value-type="float">
            <text:p>-1.38</text:p>
          </table:table-cell>
          <table:table-cell office:value-type="float" office:value="-0.981853530372361" calcext:value-type="float">
            <text:p>-0.981853530372361</text:p>
          </table:table-cell>
          <table:table-cell table:number-columns-repeated="2" office:value-type="float" office:value="-0.98180436530601" calcext:value-type="float">
            <text:p>-0.98180436530601</text:p>
          </table:table-cell>
          <table:table-cell office:value-type="float" office:value="0.189640831297829" calcext:value-type="float">
            <text:p>0.189640831297829</text:p>
          </table:table-cell>
          <table:table-cell table:number-columns-repeated="2" office:value-type="float" office:value="0.189321414392794" calcext:value-type="float">
            <text:p>0.189321414392794</text:p>
          </table:table-cell>
          <table:table-cell/>
          <table:table-cell table:formula="of:=ABS(([.C9]-[.$B9])/[.$B9])" office:value-type="float" office:value="0.0000500737277304003" calcext:value-type="float">
            <text:p>5.00737277304003E-05</text:p>
          </table:table-cell>
          <table:table-cell table:formula="of:=ABS(([.D9]-[.$B9])/[.$B9])" office:value-type="float" office:value="0.0000500737277304003" calcext:value-type="float">
            <text:p>5.00737277304003E-05</text:p>
          </table:table-cell>
          <table:table-cell/>
          <table:table-cell table:formula="of:=ABS(([.F9]-[.$E9])/[.$E9])" office:value-type="float" office:value="0.001684325589848" calcext:value-type="float">
            <text:p>0.001684325589848</text:p>
          </table:table-cell>
          <table:table-cell table:formula="of:=ABS(([.G9]-[.$E9])/[.$E9])" office:value-type="float" office:value="0.001684325589848" calcext:value-type="float">
            <text:p>0.001684325589848</text:p>
          </table:table-cell>
        </table:table-row>
        <table:table-row table:style-name="ro1">
          <table:table-cell office:value-type="float" office:value="-1.28000000000001" calcext:value-type="float">
            <text:p>-1.28</text:p>
          </table:table-cell>
          <table:table-cell office:value-type="float" office:value="-0.958015860289227" calcext:value-type="float">
            <text:p>-0.958015860289227</text:p>
          </table:table-cell>
          <table:table-cell table:number-columns-repeated="2" office:value-type="float" office:value="-0.957990817780039" calcext:value-type="float">
            <text:p>-0.957990817780039</text:p>
          </table:table-cell>
          <table:table-cell office:value-type="float" office:value="0.28671520963195" calcext:value-type="float">
            <text:p>0.28671520963195</text:p>
          </table:table-cell>
          <table:table-cell table:number-columns-repeated="2" office:value-type="float" office:value="0.286539708734572" calcext:value-type="float">
            <text:p>0.286539708734572</text:p>
          </table:table-cell>
          <table:table-cell/>
          <table:table-cell table:formula="of:=ABS(([.C10]-[.$B10])/[.$B10])" office:value-type="float" office:value="0.0000261399734869106" calcext:value-type="float">
            <text:p>2.61399734869106E-05</text:p>
          </table:table-cell>
          <table:table-cell table:formula="of:=ABS(([.D10]-[.$B10])/[.$B10])" office:value-type="float" office:value="0.0000261399734869106" calcext:value-type="float">
            <text:p>2.61399734869106E-05</text:p>
          </table:table-cell>
          <table:table-cell/>
          <table:table-cell table:formula="of:=ABS(([.F10]-[.$E10])/[.$E10])" office:value-type="float" office:value="0.000612108780707124" calcext:value-type="float">
            <text:p>0.000612108780707124</text:p>
          </table:table-cell>
          <table:table-cell table:formula="of:=ABS(([.G10]-[.$E10])/[.$E10])" office:value-type="float" office:value="0.000612108780707124" calcext:value-type="float">
            <text:p>0.000612108780707124</text:p>
          </table:table-cell>
        </table:table-row>
        <table:table-row table:style-name="ro1">
          <table:table-cell office:value-type="float" office:value="-1.18000000000001" calcext:value-type="float">
            <text:p>-1.18</text:p>
          </table:table-cell>
          <table:table-cell office:value-type="float" office:value="-0.924606012408022" calcext:value-type="float">
            <text:p>-0.924606012408022</text:p>
          </table:table-cell>
          <table:table-cell table:number-columns-repeated="2" office:value-type="float" office:value="-0.924593942834334" calcext:value-type="float">
            <text:p>-0.924593942834334</text:p>
          </table:table-cell>
          <table:table-cell office:value-type="float" office:value="0.380924824366877" calcext:value-type="float">
            <text:p>0.380924824366877</text:p>
          </table:table-cell>
          <table:table-cell table:number-columns-repeated="2" office:value-type="float" office:value="0.380833025898573" calcext:value-type="float">
            <text:p>0.380833025898573</text:p>
          </table:table-cell>
          <table:table-cell/>
          <table:table-cell table:formula="of:=ABS(([.C11]-[.$B11])/[.$B11])" office:value-type="float" office:value="0.0000130537477865845" calcext:value-type="float">
            <text:p>1.30537477865845E-05</text:p>
          </table:table-cell>
          <table:table-cell table:formula="of:=ABS(([.D11]-[.$B11])/[.$B11])" office:value-type="float" office:value="0.0000130537477865845" calcext:value-type="float">
            <text:p>1.30537477865845E-05</text:p>
          </table:table-cell>
          <table:table-cell/>
          <table:table-cell table:formula="of:=ABS(([.F11]-[.$E11])/[.$E11])" office:value-type="float" office:value="0.000240988411444735" calcext:value-type="float">
            <text:p>0.000240988411444735</text:p>
          </table:table-cell>
          <table:table-cell table:formula="of:=ABS(([.G11]-[.$E11])/[.$E11])" office:value-type="float" office:value="0.000240988411444735" calcext:value-type="float">
            <text:p>0.000240988411444735</text:p>
          </table:table-cell>
        </table:table-row>
        <table:table-row table:style-name="ro1">
          <table:table-cell office:value-type="float" office:value="-1.08000000000001" calcext:value-type="float">
            <text:p>-1.08</text:p>
          </table:table-cell>
          <table:table-cell office:value-type="float" office:value="-0.88195780688495" calcext:value-type="float">
            <text:p>-0.88195780688495</text:p>
          </table:table-cell>
          <table:table-cell table:number-columns-repeated="2" office:value-type="float" office:value="-0.881952356142229" calcext:value-type="float">
            <text:p>-0.881952356142229</text:p>
          </table:table-cell>
          <table:table-cell office:value-type="float" office:value="0.471328364173735" calcext:value-type="float">
            <text:p>0.471328364173735</text:p>
          </table:table-cell>
          <table:table-cell table:number-columns-repeated="2" office:value-type="float" office:value="0.471283047884795" calcext:value-type="float">
            <text:p>0.471283047884795</text:p>
          </table:table-cell>
          <table:table-cell/>
          <table:table-cell table:formula="of:=ABS(([.C12]-[.$B12])/[.$B12])" office:value-type="float" office:value="0.00000618027606128928" calcext:value-type="float">
            <text:p>6.18027606128928E-06</text:p>
          </table:table-cell>
          <table:table-cell table:formula="of:=ABS(([.D12]-[.$B12])/[.$B12])" office:value-type="float" office:value="0.00000618027606128928" calcext:value-type="float">
            <text:p>6.18027606128928E-06</text:p>
          </table:table-cell>
          <table:table-cell/>
          <table:table-cell table:formula="of:=ABS(([.F12]-[.$E12])/[.$E12])" office:value-type="float" office:value="0.0000961458982411179" calcext:value-type="float">
            <text:p>9.61458982411179E-05</text:p>
          </table:table-cell>
          <table:table-cell table:formula="of:=ABS(([.G12]-[.$E12])/[.$E12])" office:value-type="float" office:value="0.0000961458982411179" calcext:value-type="float">
            <text:p>9.61458982411179E-05</text:p>
          </table:table-cell>
        </table:table-row>
        <table:table-row table:style-name="ro1">
          <table:table-cell office:value-type="float" office:value="-0.980000000000005" calcext:value-type="float">
            <text:p>-0.98</text:p>
          </table:table-cell>
          <table:table-cell office:value-type="float" office:value="-0.830497370491974" calcext:value-type="float">
            <text:p>-0.830497370491974</text:p>
          </table:table-cell>
          <table:table-cell table:number-columns-repeated="2" office:value-type="float" office:value="-0.830495092843724" calcext:value-type="float">
            <text:p>-0.830495092843724</text:p>
          </table:table-cell>
          <table:table-cell office:value-type="float" office:value="0.557022546766213" calcext:value-type="float">
            <text:p>0.557022546766213</text:p>
          </table:table-cell>
          <table:table-cell table:number-columns-repeated="2" office:value-type="float" office:value="0.557001670026573" calcext:value-type="float">
            <text:p>0.557001670026573</text:p>
          </table:table-cell>
          <table:table-cell/>
          <table:table-cell table:formula="of:=ABS(([.C13]-[.$B13])/[.$B13])" office:value-type="float" office:value="0.00000274251109146193" calcext:value-type="float">
            <text:p>2.74251109146193E-06</text:p>
          </table:table-cell>
          <table:table-cell table:formula="of:=ABS(([.D13]-[.$B13])/[.$B13])" office:value-type="float" office:value="0.00000274251109146193" calcext:value-type="float">
            <text:p>2.74251109146193E-06</text:p>
          </table:table-cell>
          <table:table-cell/>
          <table:table-cell table:formula="of:=ABS(([.F13]-[.$E13])/[.$E13])" office:value-type="float" office:value="0.0000374791644633032" calcext:value-type="float">
            <text:p>3.74791644633032E-05</text:p>
          </table:table-cell>
          <table:table-cell table:formula="of:=ABS(([.G13]-[.$E13])/[.$E13])" office:value-type="float" office:value="0.0000374791644633032" calcext:value-type="float">
            <text:p>3.74791644633032E-05</text:p>
          </table:table-cell>
        </table:table-row>
        <table:table-row table:style-name="ro1">
          <table:table-cell office:value-type="float" office:value="-0.880000000000005" calcext:value-type="float">
            <text:p>-0.88</text:p>
          </table:table-cell>
          <table:table-cell office:value-type="float" office:value="-0.770738878898973" calcext:value-type="float">
            <text:p>-0.770738878898973</text:p>
          </table:table-cell>
          <table:table-cell table:number-columns-repeated="2" office:value-type="float" office:value="-0.770738012878819" calcext:value-type="float">
            <text:p>-0.770738012878819</text:p>
          </table:table-cell>
          <table:table-cell office:value-type="float" office:value="0.637151144198576" calcext:value-type="float">
            <text:p>0.637151144198576</text:p>
          </table:table-cell>
          <table:table-cell table:number-columns-repeated="2" office:value-type="float" office:value="0.637142300990574" calcext:value-type="float">
            <text:p>0.637142300990574</text:p>
          </table:table-cell>
          <table:table-cell/>
          <table:table-cell table:formula="of:=ABS(([.C14]-[.$B14])/[.$B14])" office:value-type="float" office:value="0.00000112362328881019" calcext:value-type="float">
            <text:p>1.12362328881019E-06</text:p>
          </table:table-cell>
          <table:table-cell table:formula="of:=ABS(([.D14]-[.$B14])/[.$B14])" office:value-type="float" office:value="0.00000112362328881019" calcext:value-type="float">
            <text:p>1.12362328881019E-06</text:p>
          </table:table-cell>
          <table:table-cell/>
          <table:table-cell table:formula="of:=ABS(([.F14]-[.$E14])/[.$E14])" office:value-type="float" office:value="0.0000138792939202963" calcext:value-type="float">
            <text:p>1.38792939202963E-05</text:p>
          </table:table-cell>
          <table:table-cell table:formula="of:=ABS(([.G14]-[.$E14])/[.$E14])" office:value-type="float" office:value="0.0000138792939202963" calcext:value-type="float">
            <text:p>1.38792939202963E-05</text:p>
          </table:table-cell>
        </table:table-row>
        <table:table-row table:style-name="ro1">
          <table:table-cell office:value-type="float" office:value="-0.780000000000006" calcext:value-type="float">
            <text:p>-0.78</text:p>
          </table:table-cell>
          <table:table-cell office:value-type="float" office:value="-0.703279419200414" calcext:value-type="float">
            <text:p>-0.703279419200414</text:p>
          </table:table-cell>
          <table:table-cell table:number-columns-repeated="2" office:value-type="float" office:value="-0.703279126320847" calcext:value-type="float">
            <text:p>-0.703279126320847</text:p>
          </table:table-cell>
          <table:table-cell office:value-type="float" office:value="0.710913538012274" calcext:value-type="float">
            <text:p>0.710913538012274</text:p>
          </table:table-cell>
          <table:table-cell table:number-columns-repeated="2" office:value-type="float" office:value="0.710910162776796" calcext:value-type="float">
            <text:p>0.710910162776796</text:p>
          </table:table-cell>
          <table:table-cell/>
          <table:table-cell table:formula="of:=ABS(([.C15]-[.$B15])/[.$B15])" office:value-type="float" office:value="0.000000416448368951482" calcext:value-type="float">
            <text:p>4.16448368951482E-07</text:p>
          </table:table-cell>
          <table:table-cell table:formula="of:=ABS(([.D15]-[.$B15])/[.$B15])" office:value-type="float" office:value="0.000000416448368951482" calcext:value-type="float">
            <text:p>4.16448368951482E-07</text:p>
          </table:table-cell>
          <table:table-cell/>
          <table:table-cell table:formula="of:=ABS(([.F15]-[.$E15])/[.$E15])" office:value-type="float" office:value="0.00000474774399069025" calcext:value-type="float">
            <text:p>4.74774399069025E-06</text:p>
          </table:table-cell>
          <table:table-cell table:formula="of:=ABS(([.G15]-[.$E15])/[.$E15])" office:value-type="float" office:value="0.00000474774399069025" calcext:value-type="float">
            <text:p>4.74774399069025E-06</text:p>
          </table:table-cell>
        </table:table-row>
        <table:table-row table:style-name="ro1">
          <table:table-cell office:value-type="float" office:value="-0.680000000000006" calcext:value-type="float">
            <text:p>-0.68</text:p>
          </table:table-cell>
          <table:table-cell office:value-type="float" office:value="-0.628793024018473" calcext:value-type="float">
            <text:p>-0.628793024018473</text:p>
          </table:table-cell>
          <table:table-cell table:number-columns-repeated="2" office:value-type="float" office:value="-0.628792938709809" calcext:value-type="float">
            <text:p>-0.628792938709809</text:p>
          </table:table-cell>
          <table:table-cell office:value-type="float" office:value="0.777572718750925" calcext:value-type="float">
            <text:p>0.777572718750925</text:p>
          </table:table-cell>
          <table:table-cell table:number-columns-repeated="2" office:value-type="float" office:value="0.777571590718574" calcext:value-type="float">
            <text:p>0.777571590718574</text:p>
          </table:table-cell>
          <table:table-cell/>
          <table:table-cell table:formula="of:=ABS(([.C16]-[.$B16])/[.$B16])" office:value-type="float" office:value="0.000000135670500090157" calcext:value-type="float">
            <text:p>1.35670500090157E-07</text:p>
          </table:table-cell>
          <table:table-cell table:formula="of:=ABS(([.D16]-[.$B16])/[.$B16])" office:value-type="float" office:value="0.000000135670500090157" calcext:value-type="float">
            <text:p>1.35670500090157E-07</text:p>
          </table:table-cell>
          <table:table-cell/>
          <table:table-cell table:formula="of:=ABS(([.F16]-[.$E16])/[.$E16])" office:value-type="float" office:value="0.00000145070978428257" calcext:value-type="float">
            <text:p>1.45070978428257E-06</text:p>
          </table:table-cell>
          <table:table-cell table:formula="of:=ABS(([.G16]-[.$E16])/[.$E16])" office:value-type="float" office:value="0.00000145070978428257" calcext:value-type="float">
            <text:p>1.45070978428257E-06</text:p>
          </table:table-cell>
        </table:table-row>
        <table:table-row table:style-name="ro1">
          <table:table-cell office:value-type="float" office:value="-0.580000000000006" calcext:value-type="float">
            <text:p>-0.58</text:p>
          </table:table-cell>
          <table:table-cell office:value-type="float" office:value="-0.548023936791878" calcext:value-type="float">
            <text:p>-0.548023936791878</text:p>
          </table:table-cell>
          <table:table-cell table:number-columns-repeated="2" office:value-type="float" office:value="-0.548023916385704" calcext:value-type="float">
            <text:p>-0.548023916385704</text:p>
          </table:table-cell>
          <table:table-cell office:value-type="float" office:value="0.836462649915184" calcext:value-type="float">
            <text:p>0.836462649915184</text:p>
          </table:table-cell>
          <table:table-cell table:number-columns-repeated="2" office:value-type="float" office:value="0.836462333482575" calcext:value-type="float">
            <text:p>0.836462333482575</text:p>
          </table:table-cell>
          <table:table-cell/>
          <table:table-cell table:formula="of:=ABS(([.C17]-[.$B17])/[.$B17])" office:value-type="float" office:value="0.0000000372359172708155" calcext:value-type="float">
            <text:p>3.72359172708155E-08</text:p>
          </table:table-cell>
          <table:table-cell table:formula="of:=ABS(([.D17]-[.$B17])/[.$B17])" office:value-type="float" office:value="0.0000000372359172708155" calcext:value-type="float">
            <text:p>3.72359172708155E-08</text:p>
          </table:table-cell>
          <table:table-cell/>
          <table:table-cell table:formula="of:=ABS(([.F17]-[.$E17])/[.$E17])" office:value-type="float" office:value="0.00000037829855168843" calcext:value-type="float">
            <text:p>3.7829855168843E-07</text:p>
          </table:table-cell>
          <table:table-cell table:formula="of:=ABS(([.G17]-[.$E17])/[.$E17])" office:value-type="float" office:value="0.00000037829855168843" calcext:value-type="float">
            <text:p>3.7829855168843E-07</text:p>
          </table:table-cell>
        </table:table-row>
        <table:table-row table:style-name="ro1">
          <table:table-cell office:value-type="float" office:value="-0.480000000000006" calcext:value-type="float">
            <text:p>-0.48</text:p>
          </table:table-cell>
          <table:table-cell office:value-type="float" office:value="-0.461779175541488" calcext:value-type="float">
            <text:p>-0.461779175541488</text:p>
          </table:table-cell>
          <table:table-cell office:value-type="float" office:value="-0.461779171821865" calcext:value-type="float">
            <text:p>-0.461779171821865</text:p>
          </table:table-cell>
          <table:table-cell office:value-type="float" office:value="-0.461779171821866" calcext:value-type="float">
            <text:p>-0.461779171821866</text:p>
          </table:table-cell>
          <table:table-cell office:value-type="float" office:value="0.886994922779282" calcext:value-type="float">
            <text:p>0.886994922779282</text:p>
          </table:table-cell>
          <table:table-cell table:number-columns-repeated="2" office:value-type="float" office:value="0.886994853068797" calcext:value-type="float">
            <text:p>0.886994853068797</text:p>
          </table:table-cell>
          <table:table-cell/>
          <table:table-cell table:formula="of:=ABS(([.C18]-[.$B18])/[.$B18])" office:value-type="float" office:value="0.00000000805498211160689" calcext:value-type="float">
            <text:p>8.05498211160689E-09</text:p>
          </table:table-cell>
          <table:table-cell table:formula="of:=ABS(([.D18]-[.$B18])/[.$B18])" office:value-type="float" office:value="0.00000000805497994780051" calcext:value-type="float">
            <text:p>8.05497994780051E-09</text:p>
          </table:table-cell>
          <table:table-cell/>
          <table:table-cell table:formula="of:=ABS(([.F18]-[.$E18])/[.$E18])" office:value-type="float" office:value="0.0000000785917520617619" calcext:value-type="float">
            <text:p>7.85917520617619E-08</text:p>
          </table:table-cell>
          <table:table-cell table:formula="of:=ABS(([.G18]-[.$E18])/[.$E18])" office:value-type="float" office:value="0.0000000785917520617619" calcext:value-type="float">
            <text:p>7.85917520617619E-08</text:p>
          </table:table-cell>
        </table:table-row>
        <table:table-row table:style-name="ro1">
          <table:table-cell office:value-type="float" office:value="-0.380000000000006" calcext:value-type="float">
            <text:p>-0.38</text:p>
          </table:table-cell>
          <table:table-cell office:value-type="float" office:value="-0.370920469412988" calcext:value-type="float">
            <text:p>-0.370920469412988</text:p>
          </table:table-cell>
          <table:table-cell table:number-columns-repeated="2" office:value-type="float" office:value="-0.370920468958294" calcext:value-type="float">
            <text:p>-0.370920468958294</text:p>
          </table:table-cell>
          <table:table-cell office:value-type="float" office:value="0.928664635576508" calcext:value-type="float">
            <text:p>0.928664635576508</text:p>
          </table:table-cell>
          <table:table-cell table:number-columns-repeated="2" office:value-type="float" office:value="0.928664624810576" calcext:value-type="float">
            <text:p>0.928664624810576</text:p>
          </table:table-cell>
          <table:table-cell/>
          <table:table-cell table:formula="of:=ABS(([.C19]-[.$B19])/[.$B19])" office:value-type="float" office:value="0.00000000122585309295473" calcext:value-type="float">
            <text:p>1.22585309295473E-09</text:p>
          </table:table-cell>
          <table:table-cell table:formula="of:=ABS(([.D19]-[.$B19])/[.$B19])" office:value-type="float" office:value="0.00000000122585309295473" calcext:value-type="float">
            <text:p>1.22585309295473E-09</text:p>
          </table:table-cell>
          <table:table-cell/>
          <table:table-cell table:formula="of:=ABS(([.F19]-[.$E19])/[.$E19])" office:value-type="float" office:value="0.0000000115929169931915" calcext:value-type="float">
            <text:p>1.15929169931915E-08</text:p>
          </table:table-cell>
          <table:table-cell table:formula="of:=ABS(([.G19]-[.$E19])/[.$E19])" office:value-type="float" office:value="0.0000000115929169931915" calcext:value-type="float">
            <text:p>1.15929169931915E-08</text:p>
          </table:table-cell>
        </table:table-row>
        <table:table-row table:style-name="ro1">
          <table:table-cell office:value-type="float" office:value="-0.280000000000006" calcext:value-type="float">
            <text:p>-0.28</text:p>
          </table:table-cell>
          <table:table-cell office:value-type="float" office:value="-0.276355648564119" calcext:value-type="float">
            <text:p>-0.276355648564119</text:p>
          </table:table-cell>
          <table:table-cell office:value-type="float" office:value="-0.276355648534988" calcext:value-type="float">
            <text:p>-0.276355648534988</text:p>
          </table:table-cell>
          <table:table-cell office:value-type="float" office:value="-0.276355648534989" calcext:value-type="float">
            <text:p>-0.276355648534989</text:p>
          </table:table-cell>
          <table:table-cell office:value-type="float" office:value="0.961055438310769" calcext:value-type="float">
            <text:p>0.961055438310769</text:p>
          </table:table-cell>
          <table:table-cell table:number-columns-repeated="2" office:value-type="float" office:value="0.961055437374576" calcext:value-type="float">
            <text:p>0.961055437374576</text:p>
          </table:table-cell>
          <table:table-cell/>
          <table:table-cell table:formula="of:=ABS(([.C20]-[.$B20])/[.$B20])" office:value-type="float" office:value="0.000000000105411181428871" calcext:value-type="float">
            <text:p>1.05411181428871E-10</text:p>
          </table:table-cell>
          <table:table-cell table:formula="of:=ABS(([.D20]-[.$B20])/[.$B20])" office:value-type="float" office:value="0.000000000105407565795439" calcext:value-type="float">
            <text:p>1.05407565795439E-10</text:p>
          </table:table-cell>
          <table:table-cell/>
          <table:table-cell table:formula="of:=ABS(([.F20]-[.$E20])/[.$E20])" office:value-type="float" office:value="0.000000000974130081036467" calcext:value-type="float">
            <text:p>9.74130081036467E-10</text:p>
          </table:table-cell>
          <table:table-cell table:formula="of:=ABS(([.G20]-[.$E20])/[.$E20])" office:value-type="float" office:value="0.000000000974130081036467" calcext:value-type="float">
            <text:p>9.74130081036467E-10</text:p>
          </table:table-cell>
        </table:table-row>
        <table:table-row table:style-name="ro1">
          <table:table-cell office:value-type="float" office:value="-0.180000000000006" calcext:value-type="float">
            <text:p>-0.18</text:p>
          </table:table-cell>
          <table:table-cell office:value-type="float" office:value="-0.17902957342583" calcext:value-type="float">
            <text:p>-0.17902957342583</text:p>
          </table:table-cell>
          <table:table-cell table:number-columns-repeated="2" office:value-type="float" office:value="-0.179029573425283" calcext:value-type="float">
            <text:p>-0.179029573425283</text:p>
          </table:table-cell>
          <table:table-cell office:value-type="float" office:value="0.98384369278812" calcext:value-type="float">
            <text:p>0.98384369278812</text:p>
          </table:table-cell>
          <table:table-cell table:number-columns-repeated="2" office:value-type="float" office:value="0.983843692760799" calcext:value-type="float">
            <text:p>0.983843692760799</text:p>
          </table:table-cell>
          <table:table-cell/>
          <table:table-cell table:formula="of:=ABS(([.C21]-[.$B21])/[.$B21])" office:value-type="float" office:value="0.00000000000305539958435657" calcext:value-type="float">
            <text:p>3.05539958435657E-12</text:p>
          </table:table-cell>
          <table:table-cell table:formula="of:=ABS(([.D21]-[.$B21])/[.$B21])" office:value-type="float" office:value="0.00000000000305539958435657" calcext:value-type="float">
            <text:p>3.05539958435657E-12</text:p>
          </table:table-cell>
          <table:table-cell/>
          <table:table-cell table:formula="of:=ABS(([.F21]-[.$E21])/[.$E21])" office:value-type="float" office:value="0.000000000027769689966061" calcext:value-type="float">
            <text:p>2.7769689966061E-11</text:p>
          </table:table-cell>
          <table:table-cell table:formula="of:=ABS(([.G21]-[.$E21])/[.$E21])" office:value-type="float" office:value="0.000000000027769689966061" calcext:value-type="float">
            <text:p>2.7769689966061E-11</text:p>
          </table:table-cell>
        </table:table-row>
        <table:table-row table:style-name="ro1">
          <table:table-cell office:value-type="float" office:value="-0.0800000000000056" calcext:value-type="float">
            <text:p>-0.08</text:p>
          </table:table-cell>
          <table:table-cell office:value-type="float" office:value="-0.0799146939691782" calcext:value-type="float">
            <text:p>-0.0799146939691782</text:p>
          </table:table-cell>
          <table:table-cell table:number-columns-repeated="2" office:value-type="float" office:value="-0.0799146939691779" calcext:value-type="float">
            <text:p>-0.0799146939691779</text:p>
          </table:table-cell>
          <table:table-cell office:value-type="float" office:value="0.996801706302619" calcext:value-type="float">
            <text:p>0.996801706302619</text:p>
          </table:table-cell>
          <table:table-cell table:number-columns-repeated="2" office:value-type="float" office:value="0.996801706302577" calcext:value-type="float">
            <text:p>0.996801706302577</text:p>
          </table:table-cell>
          <table:table-cell/>
          <table:table-cell table:formula="of:=ABS(([.C22]-[.$B22])/[.$B22])" office:value-type="float" office:value="3.82046550650212E-015" calcext:value-type="float">
            <text:p>3.82046550650212E-15</text:p>
          </table:table-cell>
          <table:table-cell table:formula="of:=ABS(([.D22]-[.$B22])/[.$B22])" office:value-type="float" office:value="3.82046550650212E-015" calcext:value-type="float">
            <text:p>3.82046550650212E-15</text:p>
          </table:table-cell>
          <table:table-cell/>
          <table:table-cell table:formula="of:=ABS(([.F22]-[.$E22])/[.$E22])" office:value-type="float" office:value="0.0000000000000421010819559034" calcext:value-type="float">
            <text:p>4.21010819559034E-14</text:p>
          </table:table-cell>
          <table:table-cell table:formula="of:=ABS(([.G22]-[.$E22])/[.$E22])" office:value-type="float" office:value="0.0000000000000421010819559034" calcext:value-type="float">
            <text:p>4.21010819559034E-14</text:p>
          </table:table-cell>
        </table:table-row>
        <table:table-row table:style-name="ro1">
          <table:table-cell office:value-type="float" office:value="0.0199999999999944" calcext:value-type="float">
            <text:p>0.02</text:p>
          </table:table-cell>
          <table:table-cell table:number-columns-repeated="3" office:value-type="float" office:value="0.0199986666933275" calcext:value-type="float">
            <text:p>0.0199986666933275</text:p>
          </table:table-cell>
          <table:table-cell table:number-columns-repeated="3" office:value-type="float" office:value="0.999800006666578" calcext:value-type="float">
            <text:p>0.999800006666578</text:p>
          </table:table-cell>
          <table:table-cell/>
          <table:table-cell table:formula="of:=ABS(([.C23]-[.$B23])/[.$B23])" office:value-type="float" office:value="0" calcext:value-type="float">
            <text:p>0</text:p>
          </table:table-cell>
          <table:table-cell table:formula="of:=ABS(([.D23]-[.$B23])/[.$B23])" office:value-type="float" office:value="0" calcext:value-type="float">
            <text:p>0</text:p>
          </table:table-cell>
          <table:table-cell/>
          <table:table-cell table:formula="of:=ABS(([.F23]-[.$E23])/[.$E23])" office:value-type="float" office:value="0" calcext:value-type="float">
            <text:p>0</text:p>
          </table:table-cell>
          <table:table-cell table:formula="of:=ABS(([.G23]-[.$E23])/[.$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999999999994" calcext:value-type="float">
            <text:p>0.12</text:p>
          </table:table-cell>
          <table:table-cell office:value-type="float" office:value="0.119712207288914" calcext:value-type="float">
            <text:p>0.119712207288914</text:p>
          </table:table-cell>
          <table:table-cell table:number-columns-repeated="2" office:value-type="float" office:value="0.1197122072889" calcext:value-type="float">
            <text:p>0.1197122072889</text:p>
          </table:table-cell>
          <table:table-cell office:value-type="float" office:value="0.992808635853867" calcext:value-type="float">
            <text:p>0.992808635853867</text:p>
          </table:table-cell>
          <table:table-cell table:number-columns-repeated="2" office:value-type="float" office:value="0.992808635852801" calcext:value-type="float">
            <text:p>0.992808635852801</text:p>
          </table:table-cell>
          <table:table-cell/>
          <table:table-cell table:formula="of:=ABS(([.C24]-[.$B24])/[.$B24])" office:value-type="float" office:value="0.000000000000116969590781086" calcext:value-type="float">
            <text:p>1.16969590781086E-13</text:p>
          </table:table-cell>
          <table:table-cell table:formula="of:=ABS(([.D24]-[.$B24])/[.$B24])" office:value-type="float" office:value="0.000000000000116969590781086" calcext:value-type="float">
            <text:p>1.16969590781086E-13</text:p>
          </table:table-cell>
          <table:table-cell/>
          <table:table-cell table:formula="of:=ABS(([.F24]-[.$E24])/[.$E24])" office:value-type="float" office:value="0.00000000000107375793254279" calcext:value-type="float">
            <text:p>1.07375793254279E-12</text:p>
          </table:table-cell>
          <table:table-cell table:formula="of:=ABS(([.G24]-[.$E24])/[.$E24])" office:value-type="float" office:value="0.00000000000107375793254279" calcext:value-type="float">
            <text:p>1.07375793254279E-12</text:p>
          </table:table-cell>
        </table:table-row>
        <table:table-row table:style-name="ro1">
          <table:table-cell office:value-type="float" office:value="0.219999999999994" calcext:value-type="float">
            <text:p>0.22</text:p>
          </table:table-cell>
          <table:table-cell office:value-type="float" office:value="0.218229623080864" calcext:value-type="float">
            <text:p>0.218229623080864</text:p>
          </table:table-cell>
          <table:table-cell table:number-columns-repeated="2" office:value-type="float" office:value="0.218229623077538" calcext:value-type="float">
            <text:p>0.218229623077538</text:p>
          </table:table-cell>
          <table:table-cell office:value-type="float" office:value="0.975897449330607" calcext:value-type="float">
            <text:p>0.975897449330607</text:p>
          </table:table-cell>
          <table:table-cell table:number-columns-repeated="2" office:value-type="float" office:value="0.975897449194579" calcext:value-type="float">
            <text:p>0.975897449194579</text:p>
          </table:table-cell>
          <table:table-cell/>
          <table:table-cell table:formula="of:=ABS(([.C25]-[.$B25])/[.$B25])" office:value-type="float" office:value="0.0000000000152408554357426" calcext:value-type="float">
            <text:p>1.52408554357426E-11</text:p>
          </table:table-cell>
          <table:table-cell table:formula="of:=ABS(([.D25]-[.$B25])/[.$B25])" office:value-type="float" office:value="0.0000000000152408554357426" calcext:value-type="float">
            <text:p>1.52408554357426E-11</text:p>
          </table:table-cell>
          <table:table-cell/>
          <table:table-cell table:formula="of:=ABS(([.F25]-[.$E25])/[.$E25])" office:value-type="float" office:value="0.00000000013938756245521" calcext:value-type="float">
            <text:p>1.3938756245521E-10</text:p>
          </table:table-cell>
          <table:table-cell table:formula="of:=ABS(([.G25]-[.$E25])/[.$E25])" office:value-type="float" office:value="0.00000000013938756245521" calcext:value-type="float">
            <text:p>1.3938756245521E-10</text:p>
          </table:table-cell>
        </table:table-row>
        <table:table-row table:style-name="ro1">
          <table:table-cell office:value-type="float" office:value="0.319999999999994" calcext:value-type="float">
            <text:p>0.32</text:p>
          </table:table-cell>
          <table:table-cell office:value-type="float" office:value="0.314566560616113" calcext:value-type="float">
            <text:p>0.314566560616113</text:p>
          </table:table-cell>
          <table:table-cell table:number-columns-repeated="2" office:value-type="float" office:value="0.314566560519244" calcext:value-type="float">
            <text:p>0.314566560519244</text:p>
          </table:table-cell>
          <table:table-cell office:value-type="float" office:value="0.949235418082443" calcext:value-type="float">
            <text:p>0.949235418082443</text:p>
          </table:table-cell>
          <table:table-cell table:number-columns-repeated="2" office:value-type="float" office:value="0.94923541535858" calcext:value-type="float">
            <text:p>0.94923541535858</text:p>
          </table:table-cell>
          <table:table-cell/>
          <table:table-cell table:formula="of:=ABS(([.C26]-[.$B26])/[.$B26])" office:value-type="float" office:value="0.000000000307944406491942" calcext:value-type="float">
            <text:p>3.07944406491942E-10</text:p>
          </table:table-cell>
          <table:table-cell table:formula="of:=ABS(([.D26]-[.$B26])/[.$B26])" office:value-type="float" office:value="0.000000000307944406491942" calcext:value-type="float">
            <text:p>3.07944406491942E-10</text:p>
          </table:table-cell>
          <table:table-cell/>
          <table:table-cell table:formula="of:=ABS(([.F26]-[.$E26])/[.$E26])" office:value-type="float" office:value="0.00000000286953370274139" calcext:value-type="float">
            <text:p>2.86953370274139E-09</text:p>
          </table:table-cell>
          <table:table-cell table:formula="of:=ABS(([.G26]-[.$E26])/[.$E26])" office:value-type="float" office:value="0.00000000286953370274139" calcext:value-type="float">
            <text:p>2.86953370274139E-09</text:p>
          </table:table-cell>
        </table:table-row>
        <table:table-row table:style-name="ro1">
          <table:table-cell office:value-type="float" office:value="0.419999999999995" calcext:value-type="float">
            <text:p>0.42</text:p>
          </table:table-cell>
          <table:table-cell office:value-type="float" office:value="0.407760453059565" calcext:value-type="float">
            <text:p>0.407760453059565</text:p>
          </table:table-cell>
          <table:table-cell table:number-columns-repeated="2" office:value-type="float" office:value="0.407760451940683" calcext:value-type="float">
            <text:p>0.407760451940683</text:p>
          </table:table-cell>
          <table:table-cell office:value-type="float" office:value="0.913088940312311" calcext:value-type="float">
            <text:p>0.913088940312311</text:p>
          </table:table-cell>
          <table:table-cell table:number-columns-repeated="2" office:value-type="float" office:value="0.913088916344802" calcext:value-type="float">
            <text:p>0.913088916344802</text:p>
          </table:table-cell>
          <table:table-cell/>
          <table:table-cell table:formula="of:=ABS(([.C27]-[.$B27])/[.$B27])" office:value-type="float" office:value="0.00000000274396886374283" calcext:value-type="float">
            <text:p>2.74396886374283E-09</text:p>
          </table:table-cell>
          <table:table-cell table:formula="of:=ABS(([.D27]-[.$B27])/[.$B27])" office:value-type="float" office:value="0.00000000274396886374283" calcext:value-type="float">
            <text:p>2.74396886374283E-09</text:p>
          </table:table-cell>
          <table:table-cell/>
          <table:table-cell table:formula="of:=ABS(([.F27]-[.$E27])/[.$E27])" office:value-type="float" office:value="0.000000026248821904783" calcext:value-type="float">
            <text:p>2.6248821904783E-08</text:p>
          </table:table-cell>
          <table:table-cell table:formula="of:=ABS(([.G27]-[.$E27])/[.$E27])" office:value-type="float" office:value="0.000000026248821904783" calcext:value-type="float">
            <text:p>2.6248821904783E-08</text:p>
          </table:table-cell>
        </table:table-row>
        <table:table-row table:style-name="ro1">
          <table:table-cell office:value-type="float" office:value="0.519999999999995" calcext:value-type="float">
            <text:p>0.52</text:p>
          </table:table-cell>
          <table:table-cell office:value-type="float" office:value="0.496880137843732" calcext:value-type="float">
            <text:p>0.496880137843732</text:p>
          </table:table-cell>
          <table:table-cell table:number-columns-repeated="2" office:value-type="float" office:value="0.496880130201855" calcext:value-type="float">
            <text:p>0.496880130201855</text:p>
          </table:table-cell>
          <table:table-cell office:value-type="float" office:value="0.867819179677653" calcext:value-type="float">
            <text:p>0.867819179677653</text:p>
          </table:table-cell>
          <table:table-cell table:number-columns-repeated="2" office:value-type="float" office:value="0.867819047486581" calcext:value-type="float">
            <text:p>0.867819047486581</text:p>
          </table:table-cell>
          <table:table-cell/>
          <table:table-cell table:formula="of:=ABS(([.C28]-[.$B28])/[.$B28])" office:value-type="float" office:value="0.0000000153797191365346" calcext:value-type="float">
            <text:p>1.53797191365346E-08</text:p>
          </table:table-cell>
          <table:table-cell table:formula="of:=ABS(([.D28]-[.$B28])/[.$B28])" office:value-type="float" office:value="0.0000000153797191365346" calcext:value-type="float">
            <text:p>1.53797191365346E-08</text:p>
          </table:table-cell>
          <table:table-cell/>
          <table:table-cell table:formula="of:=ABS(([.F28]-[.$E28])/[.$E28])" office:value-type="float" office:value="0.000000152325593940775" calcext:value-type="float">
            <text:p>1.52325593940775E-07</text:p>
          </table:table-cell>
          <table:table-cell table:formula="of:=ABS(([.G28]-[.$E28])/[.$E28])" office:value-type="float" office:value="0.000000152325593940775" calcext:value-type="float">
            <text:p>1.52325593940775E-07</text:p>
          </table:table-cell>
        </table:table-row>
        <table:table-row table:style-name="ro1">
          <table:table-cell office:value-type="float" office:value="0.619999999999994" calcext:value-type="float">
            <text:p>0.62</text:p>
          </table:table-cell>
          <table:table-cell office:value-type="float" office:value="0.581035160537301" calcext:value-type="float">
            <text:p>0.581035160537301</text:p>
          </table:table-cell>
          <table:table-cell table:number-columns-repeated="2" office:value-type="float" office:value="0.581035123362761" calcext:value-type="float">
            <text:p>0.581035123362761</text:p>
          </table:table-cell>
          <table:table-cell office:value-type="float" office:value="0.813878456662537" calcext:value-type="float">
            <text:p>0.813878456662537</text:p>
          </table:table-cell>
          <table:table-cell table:number-columns-repeated="2" office:value-type="float" office:value="0.813877917450581" calcext:value-type="float">
            <text:p>0.813877917450581</text:p>
          </table:table-cell>
          <table:table-cell/>
          <table:table-cell table:formula="of:=ABS(([.C29]-[.$B29])/[.$B29])" office:value-type="float" office:value="0.0000000639798458452554" calcext:value-type="float">
            <text:p>6.39798458452554E-08</text:p>
          </table:table-cell>
          <table:table-cell table:formula="of:=ABS(([.D29]-[.$B29])/[.$B29])" office:value-type="float" office:value="0.0000000639798458452554" calcext:value-type="float">
            <text:p>6.39798458452554E-08</text:p>
          </table:table-cell>
          <table:table-cell/>
          <table:table-cell table:formula="of:=ABS(([.F29]-[.$E29])/[.$E29])" office:value-type="float" office:value="0.000000662521475486076" calcext:value-type="float">
            <text:p>6.62521475486076E-07</text:p>
          </table:table-cell>
          <table:table-cell table:formula="of:=ABS(([.G29]-[.$E29])/[.$E29])" office:value-type="float" office:value="0.000000662521475486076" calcext:value-type="float">
            <text:p>6.62521475486076E-07</text:p>
          </table:table-cell>
        </table:table-row>
        <table:table-row table:style-name="ro1">
          <table:table-cell office:value-type="float" office:value="0.719999999999994" calcext:value-type="float">
            <text:p>0.72</text:p>
          </table:table-cell>
          <table:table-cell office:value-type="float" office:value="0.659384671971469" calcext:value-type="float">
            <text:p>0.659384671971469</text:p>
          </table:table-cell>
          <table:table-cell table:number-columns-repeated="2" office:value-type="float" office:value="0.659384529350067" calcext:value-type="float">
            <text:p>0.659384529350067</text:p>
          </table:table-cell>
          <table:table-cell office:value-type="float" office:value="0.751805729140899" calcext:value-type="float">
            <text:p>0.751805729140899</text:p>
          </table:table-cell>
          <table:table-cell table:number-columns-repeated="2" office:value-type="float" office:value="0.751803948236804" calcext:value-type="float">
            <text:p>0.751803948236804</text:p>
          </table:table-cell>
          <table:table-cell/>
          <table:table-cell table:formula="of:=ABS(([.C30]-[.$B30])/[.$B30])" office:value-type="float" office:value="0.000000216294688190559" calcext:value-type="float">
            <text:p>2.16294688190559E-07</text:p>
          </table:table-cell>
          <table:table-cell table:formula="of:=ABS(([.D30]-[.$B30])/[.$B30])" office:value-type="float" office:value="0.000000216294688190559" calcext:value-type="float">
            <text:p>2.16294688190559E-07</text:p>
          </table:table-cell>
          <table:table-cell/>
          <table:table-cell table:formula="of:=ABS(([.F30]-[.$E30])/[.$E30])" office:value-type="float" office:value="0.00000236883549307136" calcext:value-type="float">
            <text:p>2.36883549307136E-06</text:p>
          </table:table-cell>
          <table:table-cell table:formula="of:=ABS(([.G30]-[.$E30])/[.$E30])" office:value-type="float" office:value="0.00000236883549307136" calcext:value-type="float">
            <text:p>2.36883549307136E-06</text:p>
          </table:table-cell>
        </table:table-row>
        <table:table-row table:style-name="ro1">
          <table:table-cell office:value-type="float" office:value="0.819999999999994" calcext:value-type="float">
            <text:p>0.82</text:p>
          </table:table-cell>
          <table:table-cell office:value-type="float" office:value="0.731145829726892" calcext:value-type="float">
            <text:p>0.731145829726892</text:p>
          </table:table-cell>
          <table:table-cell office:value-type="float" office:value="0.731145370623773" calcext:value-type="float">
            <text:p>0.731145370623773</text:p>
          </table:table-cell>
          <table:table-cell office:value-type="float" office:value="0.731145370623772" calcext:value-type="float">
            <text:p>0.731145370623772</text:p>
          </table:table-cell>
          <table:table-cell office:value-type="float" office:value="0.682221207287618" calcext:value-type="float">
            <text:p>0.682221207287618</text:p>
          </table:table-cell>
          <table:table-cell table:number-columns-repeated="2" office:value-type="float" office:value="0.682216175178582" calcext:value-type="float">
            <text:p>0.682216175178582</text:p>
          </table:table-cell>
          <table:table-cell/>
          <table:table-cell table:formula="of:=ABS(([.C31]-[.$B31])/[.$B31])" office:value-type="float" office:value="0.00000062792277586745" calcext:value-type="float">
            <text:p>6.2792277586745E-07</text:p>
          </table:table-cell>
          <table:table-cell table:formula="of:=ABS(([.D31]-[.$B31])/[.$B31])" office:value-type="float" office:value="0.000000627922777234073" calcext:value-type="float">
            <text:p>6.27922777234073E-07</text:p>
          </table:table-cell>
          <table:table-cell/>
          <table:table-cell table:formula="of:=ABS(([.F31]-[.$E31])/[.$E31])" office:value-type="float" office:value="0.00000737606656354919" calcext:value-type="float">
            <text:p>7.37606656354919E-06</text:p>
          </table:table-cell>
          <table:table-cell table:formula="of:=ABS(([.G31]-[.$E31])/[.$E31])" office:value-type="float" office:value="0.00000737606656354919" calcext:value-type="float">
            <text:p>7.37606656354919E-06</text:p>
          </table:table-cell>
        </table:table-row>
        <table:table-row table:style-name="ro1">
          <table:table-cell office:value-type="float" office:value="0.919999999999994" calcext:value-type="float">
            <text:p>0.92</text:p>
          </table:table-cell>
          <table:table-cell office:value-type="float" office:value="0.795601620036363" calcext:value-type="float">
            <text:p>0.795601620036363</text:p>
          </table:table-cell>
          <table:table-cell table:number-columns-repeated="2" office:value-type="float" office:value="0.795600328843878" calcext:value-type="float">
            <text:p>0.795600328843878</text:p>
          </table:table-cell>
          <table:table-cell office:value-type="float" office:value="0.605820156643467" calcext:value-type="float">
            <text:p>0.605820156643467</text:p>
          </table:table-cell>
          <table:table-cell table:number-columns-repeated="2" office:value-type="float" office:value="0.605807546942582" calcext:value-type="float">
            <text:p>0.605807546942582</text:p>
          </table:table-cell>
          <table:table-cell/>
          <table:table-cell table:formula="of:=ABS(([.C32]-[.$B32])/[.$B32])" office:value-type="float" office:value="0.00000162291334321726" calcext:value-type="float">
            <text:p>1.62291334321726E-06</text:p>
          </table:table-cell>
          <table:table-cell table:formula="of:=ABS(([.D32]-[.$B32])/[.$B32])" office:value-type="float" office:value="0.00000162291334321726" calcext:value-type="float">
            <text:p>1.62291334321726E-06</text:p>
          </table:table-cell>
          <table:table-cell/>
          <table:table-cell table:formula="of:=ABS(([.F32]-[.$E32])/[.$E32])" office:value-type="float" office:value="0.000020814264343526" calcext:value-type="float">
            <text:p>2.0814264343526E-05</text:p>
          </table:table-cell>
          <table:table-cell table:formula="of:=ABS(([.G32]-[.$E32])/[.$E32])" office:value-type="float" office:value="0.000020814264343526" calcext:value-type="float">
            <text:p>2.0814264343526E-05</text:p>
          </table:table-cell>
        </table:table-row>
        <table:table-row table:style-name="ro1">
          <table:table-cell office:value-type="float" office:value="1.01999999999999" calcext:value-type="float">
            <text:p>1.02</text:p>
          </table:table-cell>
          <table:table-cell office:value-type="float" office:value="0.85210802194936" calcext:value-type="float">
            <text:p>0.85210802194936</text:p>
          </table:table-cell>
          <table:table-cell table:number-columns-repeated="2" office:value-type="float" office:value="0.852104759537051" calcext:value-type="float">
            <text:p>0.852104759537051</text:p>
          </table:table-cell>
          <table:table-cell office:value-type="float" office:value="0.523365951251654" calcext:value-type="float">
            <text:p>0.523365951251654</text:p>
          </table:table-cell>
          <table:table-cell table:number-columns-repeated="2" office:value-type="float" office:value="0.523337225528805" calcext:value-type="float">
            <text:p>0.523337225528805</text:p>
          </table:table-cell>
          <table:table-cell/>
          <table:table-cell table:formula="of:=ABS(([.C33]-[.$B33])/[.$B33])" office:value-type="float" office:value="0.00000382863700954866" calcext:value-type="float">
            <text:p>3.82863700954866E-06</text:p>
          </table:table-cell>
          <table:table-cell table:formula="of:=ABS(([.D33]-[.$B33])/[.$B33])" office:value-type="float" office:value="0.00000382863700954866" calcext:value-type="float">
            <text:p>3.82863700954866E-06</text:p>
          </table:table-cell>
          <table:table-cell/>
          <table:table-cell table:formula="of:=ABS(([.F33]-[.$E33])/[.$E33])" office:value-type="float" office:value="0.0000548864953485332" calcext:value-type="float">
            <text:p>5.48864953485332E-05</text:p>
          </table:table-cell>
          <table:table-cell table:formula="of:=ABS(([.G33]-[.$E33])/[.$E33])" office:value-type="float" office:value="0.0000548864953485332" calcext:value-type="float">
            <text:p>5.48864953485332E-05</text:p>
          </table:table-cell>
        </table:table-row>
        <table:table-row table:style-name="ro1">
          <table:table-cell office:value-type="float" office:value="1.11999999999999" calcext:value-type="float">
            <text:p>1.12</text:p>
          </table:table-cell>
          <table:table-cell office:value-type="float" office:value="0.900100442176503" calcext:value-type="float">
            <text:p>0.900100442176503</text:p>
          </table:table-cell>
          <table:table-cell table:number-columns-repeated="2" office:value-type="float" office:value="0.90009288676329" calcext:value-type="float">
            <text:p>0.90009288676329</text:p>
          </table:table-cell>
          <table:table-cell office:value-type="float" office:value="0.435682446276717" calcext:value-type="float">
            <text:p>0.435682446276717</text:p>
          </table:table-cell>
          <table:table-cell table:number-columns-repeated="2" office:value-type="float" office:value="0.435621886270583" calcext:value-type="float">
            <text:p>0.435621886270583</text:p>
          </table:table-cell>
          <table:table-cell/>
          <table:table-cell table:formula="of:=ABS(([.C34]-[.$B34])/[.$B34])" office:value-type="float" office:value="0.000008393966782959" calcext:value-type="float">
            <text:p>8.393966782959E-06</text:p>
          </table:table-cell>
          <table:table-cell table:formula="of:=ABS(([.D34]-[.$B34])/[.$B34])" office:value-type="float" office:value="0.000008393966782959" calcext:value-type="float">
            <text:p>8.393966782959E-06</text:p>
          </table:table-cell>
          <table:table-cell/>
          <table:table-cell table:formula="of:=ABS(([.F34]-[.$E34])/[.$E34])" office:value-type="float" office:value="0.000139000335339436" calcext:value-type="float">
            <text:p>0.000139000335339436</text:p>
          </table:table-cell>
          <table:table-cell table:formula="of:=ABS(([.G34]-[.$E34])/[.$E34])" office:value-type="float" office:value="0.000139000335339436" calcext:value-type="float">
            <text:p>0.000139000335339436</text:p>
          </table:table-cell>
        </table:table-row>
        <table:table-row table:style-name="ro1">
          <table:table-cell office:value-type="float" office:value="1.21999999999999" calcext:value-type="float">
            <text:p>1.22</text:p>
          </table:table-cell>
          <table:table-cell office:value-type="float" office:value="0.939099356319066" calcext:value-type="float">
            <text:p>0.939099356319066</text:p>
          </table:table-cell>
          <table:table-cell table:number-columns-repeated="2" office:value-type="float" office:value="0.939083077782596" calcext:value-type="float">
            <text:p>0.939083077782596</text:p>
          </table:table-cell>
          <table:table-cell office:value-type="float" office:value="0.343645746316052" calcext:value-type="float">
            <text:p>0.343645746316052</text:p>
          </table:table-cell>
          <table:table-cell table:number-columns-repeated="2" office:value-type="float" office:value="0.343526017834583" calcext:value-type="float">
            <text:p>0.343526017834583</text:p>
          </table:table-cell>
          <table:table-cell/>
          <table:table-cell table:formula="of:=ABS(([.C35]-[.$B35])/[.$B35])" office:value-type="float" office:value="0.0000173342004341498" calcext:value-type="float">
            <text:p>1.73342004341498E-05</text:p>
          </table:table-cell>
          <table:table-cell table:formula="of:=ABS(([.D35]-[.$B35])/[.$B35])" office:value-type="float" office:value="0.0000173342004341498" calcext:value-type="float">
            <text:p>1.73342004341498E-05</text:p>
          </table:table-cell>
          <table:table-cell/>
          <table:table-cell table:formula="of:=ABS(([.F35]-[.$E35])/[.$E35])" office:value-type="float" office:value="0.000348406702985645" calcext:value-type="float">
            <text:p>0.000348406702985645</text:p>
          </table:table-cell>
          <table:table-cell table:formula="of:=ABS(([.G35]-[.$E35])/[.$E35])" office:value-type="float" office:value="0.000348406702985645" calcext:value-type="float">
            <text:p>0.000348406702985645</text:p>
          </table:table-cell>
        </table:table-row>
        <table:table-row table:style-name="ro1">
          <table:table-cell office:value-type="float" office:value="1.31999999999999" calcext:value-type="float">
            <text:p>1.32</text:p>
          </table:table-cell>
          <table:table-cell office:value-type="float" office:value="0.968715100118264" calcext:value-type="float">
            <text:p>0.968715100118264</text:p>
          </table:table-cell>
          <table:table-cell table:number-columns-repeated="2" office:value-type="float" office:value="0.968682097721635" calcext:value-type="float">
            <text:p>0.968682097721635</text:p>
          </table:table-cell>
          <table:table-cell office:value-type="float" office:value="0.248175451652378" calcext:value-type="float">
            <text:p>0.248175451652378</text:p>
          </table:table-cell>
          <table:table-cell table:number-columns-repeated="2" office:value-type="float" office:value="0.247951222220805" calcext:value-type="float">
            <text:p>0.247951222220805</text:p>
          </table:table-cell>
          <table:table-cell/>
          <table:table-cell table:formula="of:=ABS(([.C36]-[.$B36])/[.$B36])" office:value-type="float" office:value="0.000034068217399447" calcext:value-type="float">
            <text:p>3.4068217399447E-05</text:p>
          </table:table-cell>
          <table:table-cell table:formula="of:=ABS(([.D36]-[.$B36])/[.$B36])" office:value-type="float" office:value="0.000034068217399447" calcext:value-type="float">
            <text:p>3.4068217399447E-05</text:p>
          </table:table-cell>
          <table:table-cell/>
          <table:table-cell table:formula="of:=ABS(([.F36]-[.$E36])/[.$E36])" office:value-type="float" office:value="0.000903511729625348" calcext:value-type="float">
            <text:p>0.000903511729625348</text:p>
          </table:table-cell>
          <table:table-cell table:formula="of:=ABS(([.G36]-[.$E36])/[.$E36])" office:value-type="float" office:value="0.000903511729625348" calcext:value-type="float">
            <text:p>0.000903511729625348</text:p>
          </table:table-cell>
        </table:table-row>
        <table:table-row table:style-name="ro1">
          <table:table-cell office:value-type="float" office:value="1.41999999999999" calcext:value-type="float">
            <text:p>1.42</text:p>
          </table:table-cell>
          <table:table-cell office:value-type="float" office:value="0.988651762851719" calcext:value-type="float">
            <text:p>0.988651762851719</text:p>
          </table:table-cell>
          <table:table-cell table:number-columns-repeated="2" office:value-type="float" office:value="0.988588244240408" calcext:value-type="float">
            <text:p>0.988588244240408</text:p>
          </table:table-cell>
          <table:table-cell office:value-type="float" office:value="0.150225469911691" calcext:value-type="float">
            <text:p>0.150225469911691</text:p>
          </table:table-cell>
          <table:table-cell table:number-columns-repeated="2" office:value-type="float" office:value="0.149824514762583" calcext:value-type="float">
            <text:p>0.149824514762583</text:p>
          </table:table-cell>
          <table:table-cell/>
          <table:table-cell table:formula="of:=ABS(([.C37]-[.$B37])/[.$B37])" office:value-type="float" office:value="0.0000642477095551972" calcext:value-type="float">
            <text:p>6.42477095551972E-05</text:p>
          </table:table-cell>
          <table:table-cell table:formula="of:=ABS(([.D37]-[.$B37])/[.$B37])" office:value-type="float" office:value="0.0000642477095551972" calcext:value-type="float">
            <text:p>6.42477095551972E-05</text:p>
          </table:table-cell>
          <table:table-cell/>
          <table:table-cell table:formula="of:=ABS(([.F37]-[.$E37])/[.$E37])" office:value-type="float" office:value="0.00266902243237256" calcext:value-type="float">
            <text:p>0.00266902243237256</text:p>
          </table:table-cell>
          <table:table-cell table:formula="of:=ABS(([.G37]-[.$E37])/[.$E37])" office:value-type="float" office:value="0.00266902243237256" calcext:value-type="float">
            <text:p>0.0026690224323725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998710143975583" calcext:value-type="float">
            <text:p>0.998710143975583</text:p>
          </table:table-cell>
          <table:table-cell table:number-columns-repeated="2" office:value-type="float" office:value="0.998593262198914" calcext:value-type="float">
            <text:p>0.998593262198914</text:p>
          </table:table-cell>
          <table:table-cell office:value-type="float" office:value="0.0507744849335843" calcext:value-type="float">
            <text:p>0.0507744849335843</text:p>
          </table:table-cell>
          <table:table-cell table:number-columns-repeated="2" office:value-type="float" office:value="0.0500856241265829" calcext:value-type="float">
            <text:p>0.0500856241265829</text:p>
          </table:table-cell>
          <table:table-cell/>
          <table:table-cell table:formula="of:=ABS(([.C38]-[.$B38])/[.$B38])" office:value-type="float" office:value="0.0001170327320435" calcext:value-type="float">
            <text:p>0.0001170327320435</text:p>
          </table:table-cell>
          <table:table-cell table:formula="of:=ABS(([.D38]-[.$B38])/[.$B38])" office:value-type="float" office:value="0.0001170327320435" calcext:value-type="float">
            <text:p>0.0001170327320435</text:p>
          </table:table-cell>
          <table:table-cell/>
          <table:table-cell table:formula="of:=ABS(([.F38]-[.$E38])/[.$E38])" office:value-type="float" office:value="0.0135670663700965" calcext:value-type="float">
            <text:p>0.0135670663700965</text:p>
          </table:table-cell>
          <table:table-cell table:formula="of:=ABS(([.G38]-[.$E38])/[.$E38])" office:value-type="float" office:value="0.0135670663700965" calcext:value-type="float">
            <text:p>0.013567066370096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98789743470524" calcext:value-type="float">
            <text:p>0.998789743470524</text:p>
          </table:table-cell>
          <table:table-cell table:number-columns-repeated="2" office:value-type="float" office:value="0.99858293832382" calcext:value-type="float">
            <text:p>0.99858293832382</text:p>
          </table:table-cell>
          <table:table-cell office:value-type="float" office:value="-0.0491838219141655" calcext:value-type="float">
            <text:p>-0.0491838219141655</text:p>
          </table:table-cell>
          <table:table-cell table:number-columns-repeated="2" office:value-type="float" office:value="-0.0503267076871949" calcext:value-type="float">
            <text:p>-0.0503267076871949</text:p>
          </table:table-cell>
          <table:table-cell/>
          <table:table-cell table:formula="of:=ABS(([.C39]-[.$B39])/[.$B39])" office:value-type="float" office:value="0.000207055737262001" calcext:value-type="float">
            <text:p>0.000207055737262001</text:p>
          </table:table-cell>
          <table:table-cell table:formula="of:=ABS(([.D39]-[.$B39])/[.$B39])" office:value-type="float" office:value="0.000207055737262001" calcext:value-type="float">
            <text:p>0.000207055737262001</text:p>
          </table:table-cell>
          <table:table-cell/>
          <table:table-cell table:formula="of:=ABS(([.F39]-[.$E39])/[.$E39])" office:value-type="float" office:value="0.0232370264967196" calcext:value-type="float">
            <text:p>0.0232370264967196</text:p>
          </table:table-cell>
          <table:table-cell table:formula="of:=ABS(([.G39]-[.$E39])/[.$E39])" office:value-type="float" office:value="0.0232370264967196" calcext:value-type="float">
            <text:p>0.023237026496719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988889766004702" calcext:value-type="float">
            <text:p>0.988889766004702</text:p>
          </table:table-cell>
          <table:table-cell table:number-columns-repeated="2" office:value-type="float" office:value="0.988536275875126" calcext:value-type="float">
            <text:p>0.988536275875126</text:p>
          </table:table-cell>
          <table:table-cell office:value-type="float" office:value="-0.148650700271359" calcext:value-type="float">
            <text:p>-0.148650700271359</text:p>
          </table:table-cell>
          <table:table-cell table:number-columns-repeated="2" office:value-type="float" office:value="-0.150489425345417" calcext:value-type="float">
            <text:p>-0.150489425345417</text:p>
          </table:table-cell>
          <table:table-cell/>
          <table:table-cell table:formula="of:=ABS(([.C40]-[.$B40])/[.$B40])" office:value-type="float" office:value="0.000357461611726592" calcext:value-type="float">
            <text:p>0.000357461611726592</text:p>
          </table:table-cell>
          <table:table-cell table:formula="of:=ABS(([.D40]-[.$B40])/[.$B40])" office:value-type="float" office:value="0.000357461611726592" calcext:value-type="float">
            <text:p>0.000357461611726592</text:p>
          </table:table-cell>
          <table:table-cell/>
          <table:table-cell table:formula="of:=ABS(([.F40]-[.$E40])/[.$E40])" office:value-type="float" office:value="0.0123694343228889" calcext:value-type="float">
            <text:p>0.0123694343228889</text:p>
          </table:table-cell>
          <table:table-cell table:formula="of:=ABS(([.G40]-[.$E40])/[.$E40])" office:value-type="float" office:value="0.0123694343228889" calcext:value-type="float">
            <text:p>0.012369434322888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969109128880458" calcext:value-type="float">
            <text:p>0.969109128880458</text:p>
          </table:table-cell>
          <table:table-cell table:number-columns-repeated="2" office:value-type="float" office:value="0.968523149312832" calcext:value-type="float">
            <text:p>0.968523149312832</text:p>
          </table:table-cell>
          <table:table-cell office:value-type="float" office:value="-0.246632309968829" calcext:value-type="float">
            <text:p>-0.246632309968829</text:p>
          </table:table-cell>
          <table:table-cell table:number-columns-repeated="2" office:value-type="float" office:value="-0.249510860181418" calcext:value-type="float">
            <text:p>-0.249510860181418</text:p>
          </table:table-cell>
          <table:table-cell/>
          <table:table-cell table:formula="of:=ABS(([.C41]-[.$B41])/[.$B41])" office:value-type="float" office:value="0.000604657979337064" calcext:value-type="float">
            <text:p>0.000604657979337064</text:p>
          </table:table-cell>
          <table:table-cell table:formula="of:=ABS(([.D41]-[.$B41])/[.$B41])" office:value-type="float" office:value="0.000604657979337064" calcext:value-type="float">
            <text:p>0.000604657979337064</text:p>
          </table:table-cell>
          <table:table-cell/>
          <table:table-cell table:formula="of:=ABS(([.F41]-[.$E41])/[.$E41])" office:value-type="float" office:value="0.0116714238006885" calcext:value-type="float">
            <text:p>0.0116714238006885</text:p>
          </table:table-cell>
          <table:table-cell table:formula="of:=ABS(([.G41]-[.$E41])/[.$E41])" office:value-type="float" office:value="0.0116714238006885" calcext:value-type="float">
            <text:p>0.011671423800688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939645473685327" calcext:value-type="float">
            <text:p>0.939645473685327</text:p>
          </table:table-cell>
          <table:table-cell table:number-columns-repeated="2" office:value-type="float" office:value="0.938700338963604" calcext:value-type="float">
            <text:p>0.938700338963604</text:p>
          </table:table-cell>
          <table:table-cell office:value-type="float" office:value="-0.342149651150894" calcext:value-type="float">
            <text:p>-0.342149651150894</text:p>
          </table:table-cell>
          <table:table-cell table:number-columns-repeated="2" office:value-type="float" office:value="-0.346547430195195" calcext:value-type="float">
            <text:p>-0.346547430195195</text:p>
          </table:table-cell>
          <table:table-cell/>
          <table:table-cell table:formula="of:=ABS(([.C42]-[.$B42])/[.$B42])" office:value-type="float" office:value="0.00100584182885074" calcext:value-type="float">
            <text:p>0.00100584182885074</text:p>
          </table:table-cell>
          <table:table-cell table:formula="of:=ABS(([.D42]-[.$B42])/[.$B42])" office:value-type="float" office:value="0.00100584182885074" calcext:value-type="float">
            <text:p>0.00100584182885074</text:p>
          </table:table-cell>
          <table:table-cell/>
          <table:table-cell table:formula="of:=ABS(([.F42]-[.$E42])/[.$E42])" office:value-type="float" office:value="0.0128533787174943" calcext:value-type="float">
            <text:p>0.0128533787174943</text:p>
          </table:table-cell>
          <table:table-cell table:formula="of:=ABS(([.G42]-[.$E42])/[.$E42])" office:value-type="float" office:value="0.0128533787174943" calcext:value-type="float">
            <text:p>0.012853378717494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900793191522629" calcext:value-type="float">
            <text:p>0.900793191522629</text:p>
          </table:table-cell>
          <table:table-cell table:number-columns-repeated="2" office:value-type="float" office:value="0.899305845687443" calcext:value-type="float">
            <text:p>0.899305845687443</text:p>
          </table:table-cell>
          <table:table-cell office:value-type="float" office:value="-0.434248346118296" calcext:value-type="float">
            <text:p>-0.434248346118296</text:p>
          </table:table-cell>
          <table:table-cell table:number-columns-repeated="2" office:value-type="float" office:value="-0.440821340053418" calcext:value-type="float">
            <text:p>-0.440821340053418</text:p>
          </table:table-cell>
          <table:table-cell/>
          <table:table-cell table:formula="of:=ABS(([.C43]-[.$B43])/[.$B43])" office:value-type="float" office:value="0.00165115128442742" calcext:value-type="float">
            <text:p>0.00165115128442742</text:p>
          </table:table-cell>
          <table:table-cell table:formula="of:=ABS(([.D43]-[.$B43])/[.$B43])" office:value-type="float" office:value="0.00165115128442742" calcext:value-type="float">
            <text:p>0.00165115128442742</text:p>
          </table:table-cell>
          <table:table-cell/>
          <table:table-cell table:formula="of:=ABS(([.F43]-[.$E43])/[.$E43])" office:value-type="float" office:value="0.0151364858240161" calcext:value-type="float">
            <text:p>0.0151364858240161</text:p>
          </table:table-cell>
          <table:table-cell table:formula="of:=ABS(([.G43]-[.$E43])/[.$E43])" office:value-type="float" office:value="0.0151364858240161" calcext:value-type="float">
            <text:p>0.0151364858240161</text:p>
          </table:table-cell>
        </table:table-row>
      </table:table>
      <table:table table:name="sincos10" table:style-name="ta1">
        <table:shapes>
          <draw:frame draw:z-index="0" draw:style-name="gr1" draw:text-style-name="P1" svg:width="16cm" svg:height="18.5cm" svg:x="46.85cm" svg:y="0cm">
            <draw:object draw:notify-on-update-of-ranges="sincos10.A2:sincos10.A43 sincos10.I1:sincos10.I1 sincos10.I2:sincos10.I43 sincos10.J1:sincos10.J1 sincos10.J2:sincos10.J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cm" svg:height="18.5cm" svg:x="64.859cm" svg:y="0cm">
            <draw:object draw:notify-on-update-of-ranges="sincos10.A2:sincos10.A43 sincos10.L1:sincos10.L1 sincos10.L2:sincos10.L43 sincos10.M1:sincos10.M1 sincos10.M2:sincos10.M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number-columns-repeated="1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libm sin(x)</text:p>
          </table:table-cell>
          <table:table-cell office:value-type="string" calcext:value-type="string">
            <text:p>Backward sin(x)</text:p>
          </table:table-cell>
          <table:table-cell office:value-type="string" calcext:value-type="string">
            <text:p>Forward sin(x)</text:p>
          </table:table-cell>
          <table:table-cell office:value-type="string" calcext:value-type="string">
            <text:p>libm cos(x)</text:p>
          </table:table-cell>
          <table:table-cell office:value-type="string" calcext:value-type="string">
            <text:p>Backward cos(x)</text:p>
          </table:table-cell>
          <table:table-cell office:value-type="string" calcext:value-type="string">
            <text:p>Forward cos(x)</text:p>
          </table:table-cell>
          <table:table-cell office:value-type="string" calcext:value-type="string">
            <text:p>sin rel. er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  <table:table-cell office:value-type="string" calcext:value-type="string">
            <text:p>cos rel. er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  <table:table-cell table:number-columns-repeated="11"/>
        </table:table-row>
        <table:table-row table:style-name="ro1">
          <table:table-cell office:value-type="float" office:value="-2.08000000000001" calcext:value-type="float">
            <text:p>-2.08</text:p>
          </table:table-cell>
          <table:table-cell office:value-type="float" office:value="-0.873132979507514" calcext:value-type="float">
            <text:p>-0.873132979507514</text:p>
          </table:table-cell>
          <table:table-cell table:number-columns-repeated="2" office:value-type="float" office:value="-0.873132979507421" calcext:value-type="float">
            <text:p>-0.873132979507421</text:p>
          </table:table-cell>
          <table:table-cell office:value-type="float" office:value="-0.487482102334365" calcext:value-type="float">
            <text:p>-0.487482102334365</text:p>
          </table:table-cell>
          <table:table-cell office:value-type="float" office:value="-0.487482102335301" calcext:value-type="float">
            <text:p>-0.487482102335301</text:p>
          </table:table-cell>
          <table:table-cell office:value-type="float" office:value="-0.4874821023353" calcext:value-type="float">
            <text:p>-0.4874821023353</text:p>
          </table:table-cell>
          <table:table-cell/>
          <table:table-cell table:formula="of:=ABS(([.C2]-[.$B2])/[.$B2])" office:value-type="float" office:value="0.000000000000106555005534283" calcext:value-type="float">
            <text:p>1.06555005534283E-13</text:p>
          </table:table-cell>
          <table:table-cell table:formula="of:=ABS(([.D2]-[.$B2])/[.$B2])" office:value-type="float" office:value="0.000000000000106555005534283" calcext:value-type="float">
            <text:p>1.06555005534283E-13</text:p>
          </table:table-cell>
          <table:table-cell/>
          <table:table-cell table:formula="of:=ABS(([.F2]-[.$E2])/[.$E2])" office:value-type="float" office:value="0.00000000000192001617377996" calcext:value-type="float">
            <text:p>1.92001617377996E-12</text:p>
          </table:table-cell>
          <table:table-cell table:formula="of:=ABS(([.G2]-[.$E2])/[.$E2])" office:value-type="float" office:value="0.00000000000191796645602134" calcext:value-type="float">
            <text:p>1.91796645602134E-12</text:p>
          </table:table-cell>
          <table:table-cell table:number-columns-repeated="11"/>
        </table:table-row>
        <table:table-row table:style-name="ro1">
          <table:table-cell office:value-type="float" office:value="-1.98000000000001" calcext:value-type="float">
            <text:p>-1.98</text:p>
          </table:table-cell>
          <table:table-cell office:value-type="float" office:value="-0.917437955281807" calcext:value-type="float">
            <text:p>-0.917437955281807</text:p>
          </table:table-cell>
          <table:table-cell office:value-type="float" office:value="-0.917437955281774" calcext:value-type="float">
            <text:p>-0.917437955281774</text:p>
          </table:table-cell>
          <table:table-cell office:value-type="float" office:value="-0.917437955281775" calcext:value-type="float">
            <text:p>-0.917437955281775</text:p>
          </table:table-cell>
          <table:table-cell office:value-type="float" office:value="-0.397878873789922" calcext:value-type="float">
            <text:p>-0.397878873789922</text:p>
          </table:table-cell>
          <table:table-cell table:number-columns-repeated="2" office:value-type="float" office:value="-0.397878873790271" calcext:value-type="float">
            <text:p>-0.397878873790271</text:p>
          </table:table-cell>
          <table:table-cell/>
          <table:table-cell table:formula="of:=ABS(([.C3]-[.$B3])/[.$B3])" office:value-type="float" office:value="0.0000000000000360619984636096" calcext:value-type="float">
            <text:p>3.60619984636096E-14</text:p>
          </table:table-cell>
          <table:table-cell table:formula="of:=ABS(([.D3]-[.$B3])/[.$B3])" office:value-type="float" office:value="0.0000000000000349728777046415" calcext:value-type="float">
            <text:p>3.49728777046415E-14</text:p>
          </table:table-cell>
          <table:table-cell/>
          <table:table-cell table:formula="of:=ABS(([.F3]-[.$E3])/[.$E3])" office:value-type="float" office:value="0.000000000000877147872835258" calcext:value-type="float">
            <text:p>8.77147872835258E-13</text:p>
          </table:table-cell>
          <table:table-cell table:formula="of:=ABS(([.G3]-[.$E3])/[.$E3])" office:value-type="float" office:value="0.000000000000877147872835258" calcext:value-type="float">
            <text:p>8.77147872835258E-13</text:p>
          </table:table-cell>
          <table:table-cell table:number-columns-repeated="11"/>
        </table:table-row>
        <table:table-row table:style-name="ro1">
          <table:table-cell office:value-type="float" office:value="-1.88000000000001" calcext:value-type="float">
            <text:p>-1.88</text:p>
          </table:table-cell>
          <table:table-cell office:value-type="float" office:value="-0.952576194271594" calcext:value-type="float">
            <text:p>-0.952576194271594</text:p>
          </table:table-cell>
          <table:table-cell table:number-columns-repeated="2" office:value-type="float" office:value="-0.952576194271582" calcext:value-type="float">
            <text:p>-0.952576194271582</text:p>
          </table:table-cell>
          <table:table-cell office:value-type="float" office:value="-0.304300171059839" calcext:value-type="float">
            <text:p>-0.304300171059839</text:p>
          </table:table-cell>
          <table:table-cell table:number-columns-repeated="2" office:value-type="float" office:value="-0.304300171059963" calcext:value-type="float">
            <text:p>-0.304300171059963</text:p>
          </table:table-cell>
          <table:table-cell/>
          <table:table-cell table:formula="of:=ABS(([.C4]-[.$B4])/[.$B4])" office:value-type="float" office:value="0.0000000000000125873486426148" calcext:value-type="float">
            <text:p>1.25873486426148E-14</text:p>
          </table:table-cell>
          <table:table-cell table:formula="of:=ABS(([.D4]-[.$B4])/[.$B4])" office:value-type="float" office:value="0.0000000000000125873486426148" calcext:value-type="float">
            <text:p>1.25873486426148E-14</text:p>
          </table:table-cell>
          <table:table-cell/>
          <table:table-cell table:formula="of:=ABS(([.F4]-[.$E4])/[.$E4])" office:value-type="float" office:value="0.000000000000407531521979472" calcext:value-type="float">
            <text:p>4.07531521979472E-13</text:p>
          </table:table-cell>
          <table:table-cell table:formula="of:=ABS(([.G4]-[.$E4])/[.$E4])" office:value-type="float" office:value="0.000000000000407531521979472" calcext:value-type="float">
            <text:p>4.07531521979472E-13</text:p>
          </table:table-cell>
          <table:table-cell table:number-columns-repeated="11"/>
        </table:table-row>
        <table:table-row table:style-name="ro1">
          <table:table-cell office:value-type="float" office:value="-1.78000000000001" calcext:value-type="float">
            <text:p>-1.78</text:p>
          </table:table-cell>
          <table:table-cell office:value-type="float" office:value="-0.978196606808043" calcext:value-type="float">
            <text:p>-0.978196606808043</text:p>
          </table:table-cell>
          <table:table-cell table:number-columns-repeated="2" office:value-type="float" office:value="-0.97819660680804" calcext:value-type="float">
            <text:p>-0.97819660680804</text:p>
          </table:table-cell>
          <table:table-cell office:value-type="float" office:value="-0.20768100160879" calcext:value-type="float">
            <text:p>-0.20768100160879</text:p>
          </table:table-cell>
          <table:table-cell table:number-columns-repeated="2" office:value-type="float" office:value="-0.207681001608831" calcext:value-type="float">
            <text:p>-0.207681001608831</text:p>
          </table:table-cell>
          <table:table-cell/>
          <table:table-cell table:formula="of:=ABS(([.C5]-[.$B5])/[.$B5])" office:value-type="float" office:value="0" calcext:value-type="float">
            <text:p>0</text:p>
          </table:table-cell>
          <table:table-cell table:formula="of:=ABS(([.D5]-[.$B5])/[.$B5])" office:value-type="float" office:value="0" calcext:value-type="float">
            <text:p>0</text:p>
          </table:table-cell>
          <table:table-cell/>
          <table:table-cell table:formula="of:=ABS(([.F5]-[.$E5])/[.$E5])" office:value-type="float" office:value="0.000000000000197394007476459" calcext:value-type="float">
            <text:p>1.97394007476459E-13</text:p>
          </table:table-cell>
          <table:table-cell table:formula="of:=ABS(([.G5]-[.$E5])/[.$E5])" office:value-type="float" office:value="0.000000000000197394007476459" calcext:value-type="float">
            <text:p>1.97394007476459E-13</text:p>
          </table:table-cell>
          <table:table-cell table:number-columns-repeated="11"/>
        </table:table-row>
        <table:table-row table:style-name="ro1">
          <table:table-cell office:value-type="float" office:value="-1.68000000000001" calcext:value-type="float">
            <text:p>-1.68</text:p>
          </table:table-cell>
          <table:table-cell office:value-type="float" office:value="-0.994043202198075" calcext:value-type="float">
            <text:p>-0.994043202198075</text:p>
          </table:table-cell>
          <table:table-cell table:number-columns-repeated="2" office:value-type="float" office:value="-0.994043202198074" calcext:value-type="float">
            <text:p>-0.994043202198074</text:p>
          </table:table-cell>
          <table:table-cell office:value-type="float" office:value="-0.108986752239877" calcext:value-type="float">
            <text:p>-0.108986752239877</text:p>
          </table:table-cell>
          <table:table-cell table:number-columns-repeated="2" office:value-type="float" office:value="-0.10898675223989" calcext:value-type="float">
            <text:p>-0.10898675223989</text:p>
          </table:table-cell>
          <table:table-cell/>
          <table:table-cell table:formula="of:=ABS(([.C6]-[.$B6])/[.$B6])" office:value-type="float" office:value="0" calcext:value-type="float">
            <text:p>0</text:p>
          </table:table-cell>
          <table:table-cell table:formula="of:=ABS(([.D6]-[.$B6])/[.$B6])" office:value-type="float" office:value="0" calcext:value-type="float">
            <text:p>0</text:p>
          </table:table-cell>
          <table:table-cell/>
          <table:table-cell table:formula="of:=ABS(([.F6]-[.$E6])/[.$E6])" office:value-type="float" office:value="0.000000000000119312548623358" calcext:value-type="float">
            <text:p>1.19312548623358E-13</text:p>
          </table:table-cell>
          <table:table-cell table:formula="of:=ABS(([.G6]-[.$E6])/[.$E6])" office:value-type="float" office:value="0.000000000000119312548623358" calcext:value-type="float">
            <text:p>1.19312548623358E-13</text:p>
          </table:table-cell>
          <table:table-cell table:number-columns-repeated="11"/>
        </table:table-row>
        <table:table-row table:style-name="ro1">
          <table:table-cell office:value-type="float" office:value="-1.58000000000001" calcext:value-type="float">
            <text:p>-1.58</text:p>
          </table:table-cell>
          <table:table-cell table:number-columns-repeated="3" office:value-type="float" office:value="-0.99995764649874" calcext:value-type="float">
            <text:p>-0.99995764649874</text:p>
          </table:table-cell>
          <table:table-cell office:value-type="float" office:value="-0.00920354326881411" calcext:value-type="float">
            <text:p>-0.00920354326881411</text:p>
          </table:table-cell>
          <table:table-cell office:value-type="float" office:value="-0.00920354326881803" calcext:value-type="float">
            <text:p>-0.00920354326881803</text:p>
          </table:table-cell>
          <table:table-cell office:value-type="float" office:value="-0.009203543268818" calcext:value-type="float">
            <text:p>-0.009203543268818</text:p>
          </table:table-cell>
          <table:table-cell/>
          <table:table-cell table:formula="of:=ABS(([.C7]-[.$B7])/[.$B7])" office:value-type="float" office:value="0" calcext:value-type="float">
            <text:p>0</text:p>
          </table:table-cell>
          <table:table-cell table:formula="of:=ABS(([.D7]-[.$B7])/[.$B7])" office:value-type="float" office:value="0" calcext:value-type="float">
            <text:p>0</text:p>
          </table:table-cell>
          <table:table-cell/>
          <table:table-cell table:formula="of:=ABS(([.F7]-[.$E7])/[.$E7])" office:value-type="float" office:value="0.00000000000042597453406798" calcext:value-type="float">
            <text:p>4.2597453406798E-13</text:p>
          </table:table-cell>
          <table:table-cell table:formula="of:=ABS(([.G7]-[.$E7])/[.$E7])" office:value-type="float" office:value="0.000000000000422770300847115" calcext:value-type="float">
            <text:p>4.22770300847115E-13</text:p>
          </table:table-cell>
          <table:table-cell table:number-columns-repeated="11"/>
        </table:table-row>
        <table:table-row table:style-name="ro1">
          <table:table-cell office:value-type="float" office:value="-1.48000000000001" calcext:value-type="float">
            <text:p>-1.48</text:p>
          </table:table-cell>
          <table:table-cell table:number-columns-repeated="2" office:value-type="float" office:value="-0.995880844537641" calcext:value-type="float">
            <text:p>-0.995880844537641</text:p>
          </table:table-cell>
          <table:table-cell office:value-type="float" office:value="-0.99588084453764" calcext:value-type="float">
            <text:p>-0.99588084453764</text:p>
          </table:table-cell>
          <table:table-cell office:value-type="float" office:value="0.0906716244643039" calcext:value-type="float">
            <text:p>0.0906716244643039</text:p>
          </table:table-cell>
          <table:table-cell table:number-columns-repeated="2" office:value-type="float" office:value="0.0906716244643028" calcext:value-type="float">
            <text:p>0.0906716244643028</text:p>
          </table:table-cell>
          <table:table-cell/>
          <table:table-cell table:formula="of:=ABS(([.C8]-[.$B8])/[.$B8])" office:value-type="float" office:value="0" calcext:value-type="float">
            <text:p>0</text:p>
          </table:table-cell>
          <table:table-cell table:formula="of:=ABS(([.D8]-[.$B8])/[.$B8])" office:value-type="float" office:value="0" calcext:value-type="float">
            <text:p>0</text:p>
          </table:table-cell>
          <table:table-cell/>
          <table:table-cell table:formula="of:=ABS(([.F8]-[.$E8])/[.$E8])" office:value-type="float" office:value="0.0000000000000120913818771269" calcext:value-type="float">
            <text:p>1.20913818771269E-14</text:p>
          </table:table-cell>
          <table:table-cell table:formula="of:=ABS(([.G8]-[.$E8])/[.$E8])" office:value-type="float" office:value="0.0000000000000120913818771269" calcext:value-type="float">
            <text:p>1.20913818771269E-14</text:p>
          </table:table-cell>
          <table:table-cell table:number-columns-repeated="11"/>
        </table:table-row>
        <table:table-row table:style-name="ro1">
          <table:table-cell office:value-type="float" office:value="-1.38000000000001" calcext:value-type="float">
            <text:p>-1.38</text:p>
          </table:table-cell>
          <table:table-cell table:number-columns-repeated="3" office:value-type="float" office:value="-0.981853530372361" calcext:value-type="float">
            <text:p>-0.981853530372361</text:p>
          </table:table-cell>
          <table:table-cell table:number-columns-repeated="3" office:value-type="float" office:value="0.189640831297829" calcext:value-type="float">
            <text:p>0.189640831297829</text:p>
          </table:table-cell>
          <table:table-cell/>
          <table:table-cell table:formula="of:=ABS(([.C9]-[.$B9])/[.$B9])" office:value-type="float" office:value="0" calcext:value-type="float">
            <text:p>0</text:p>
          </table:table-cell>
          <table:table-cell table:formula="of:=ABS(([.D9]-[.$B9])/[.$B9])" office:value-type="float" office:value="0" calcext:value-type="float">
            <text:p>0</text:p>
          </table:table-cell>
          <table:table-cell/>
          <table:table-cell table:formula="of:=ABS(([.F9]-[.$E9])/[.$E9])" office:value-type="float" office:value="0" calcext:value-type="float">
            <text:p>0</text:p>
          </table:table-cell>
          <table:table-cell table:formula="of:=ABS(([.G9]-[.$E9])/[.$E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1.28000000000001" calcext:value-type="float">
            <text:p>-1.28</text:p>
          </table:table-cell>
          <table:table-cell table:number-columns-repeated="3" office:value-type="float" office:value="-0.958015860289227" calcext:value-type="float">
            <text:p>-0.958015860289227</text:p>
          </table:table-cell>
          <table:table-cell table:number-columns-repeated="3" office:value-type="float" office:value="0.28671520963195" calcext:value-type="float">
            <text:p>0.28671520963195</text:p>
          </table:table-cell>
          <table:table-cell/>
          <table:table-cell table:formula="of:=ABS(([.C10]-[.$B10])/[.$B10])" office:value-type="float" office:value="0" calcext:value-type="float">
            <text:p>0</text:p>
          </table:table-cell>
          <table:table-cell table:formula="of:=ABS(([.D10]-[.$B10])/[.$B10])" office:value-type="float" office:value="0" calcext:value-type="float">
            <text:p>0</text:p>
          </table:table-cell>
          <table:table-cell/>
          <table:table-cell table:formula="of:=ABS(([.F10]-[.$E10])/[.$E10])" office:value-type="float" office:value="0" calcext:value-type="float">
            <text:p>0</text:p>
          </table:table-cell>
          <table:table-cell table:formula="of:=ABS(([.G10]-[.$E10])/[.$E10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1.18000000000001" calcext:value-type="float">
            <text:p>-1.18</text:p>
          </table:table-cell>
          <table:table-cell table:number-columns-repeated="3" office:value-type="float" office:value="-0.924606012408022" calcext:value-type="float">
            <text:p>-0.924606012408022</text:p>
          </table:table-cell>
          <table:table-cell table:number-columns-repeated="3" office:value-type="float" office:value="0.380924824366877" calcext:value-type="float">
            <text:p>0.380924824366877</text:p>
          </table:table-cell>
          <table:table-cell/>
          <table:table-cell table:formula="of:=ABS(([.C11]-[.$B11])/[.$B11])" office:value-type="float" office:value="0" calcext:value-type="float">
            <text:p>0</text:p>
          </table:table-cell>
          <table:table-cell table:formula="of:=ABS(([.D11]-[.$B11])/[.$B11])" office:value-type="float" office:value="0" calcext:value-type="float">
            <text:p>0</text:p>
          </table:table-cell>
          <table:table-cell/>
          <table:table-cell table:formula="of:=ABS(([.F11]-[.$E11])/[.$E11])" office:value-type="float" office:value="0" calcext:value-type="float">
            <text:p>0</text:p>
          </table:table-cell>
          <table:table-cell table:formula="of:=ABS(([.G11]-[.$E11])/[.$E11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1.08000000000001" calcext:value-type="float">
            <text:p>-1.08</text:p>
          </table:table-cell>
          <table:table-cell table:number-columns-repeated="3" office:value-type="float" office:value="-0.88195780688495" calcext:value-type="float">
            <text:p>-0.88195780688495</text:p>
          </table:table-cell>
          <table:table-cell table:number-columns-repeated="3" office:value-type="float" office:value="0.471328364173735" calcext:value-type="float">
            <text:p>0.471328364173735</text:p>
          </table:table-cell>
          <table:table-cell/>
          <table:table-cell table:formula="of:=ABS(([.C12]-[.$B12])/[.$B12])" office:value-type="float" office:value="0" calcext:value-type="float">
            <text:p>0</text:p>
          </table:table-cell>
          <table:table-cell table:formula="of:=ABS(([.D12]-[.$B12])/[.$B12])" office:value-type="float" office:value="0" calcext:value-type="float">
            <text:p>0</text:p>
          </table:table-cell>
          <table:table-cell/>
          <table:table-cell table:formula="of:=ABS(([.F12]-[.$E12])/[.$E12])" office:value-type="float" office:value="0" calcext:value-type="float">
            <text:p>0</text:p>
          </table:table-cell>
          <table:table-cell table:formula="of:=ABS(([.G12]-[.$E12])/[.$E1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980000000000005" calcext:value-type="float">
            <text:p>-0.98</text:p>
          </table:table-cell>
          <table:table-cell table:number-columns-repeated="2" office:value-type="float" office:value="-0.830497370491974" calcext:value-type="float">
            <text:p>-0.830497370491974</text:p>
          </table:table-cell>
          <table:table-cell office:value-type="float" office:value="-0.830497370491973" calcext:value-type="float">
            <text:p>-0.830497370491973</text:p>
          </table:table-cell>
          <table:table-cell table:number-columns-repeated="3" office:value-type="float" office:value="0.557022546766213" calcext:value-type="float">
            <text:p>0.557022546766213</text:p>
          </table:table-cell>
          <table:table-cell/>
          <table:table-cell table:formula="of:=ABS(([.C13]-[.$B13])/[.$B13])" office:value-type="float" office:value="0" calcext:value-type="float">
            <text:p>0</text:p>
          </table:table-cell>
          <table:table-cell table:formula="of:=ABS(([.D13]-[.$B13])/[.$B13])" office:value-type="float" office:value="0" calcext:value-type="float">
            <text:p>0</text:p>
          </table:table-cell>
          <table:table-cell/>
          <table:table-cell table:formula="of:=ABS(([.F13]-[.$E13])/[.$E13])" office:value-type="float" office:value="0" calcext:value-type="float">
            <text:p>0</text:p>
          </table:table-cell>
          <table:table-cell table:formula="of:=ABS(([.G13]-[.$E13])/[.$E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880000000000005" calcext:value-type="float">
            <text:p>-0.88</text:p>
          </table:table-cell>
          <table:table-cell table:number-columns-repeated="3" office:value-type="float" office:value="-0.770738878898973" calcext:value-type="float">
            <text:p>-0.770738878898973</text:p>
          </table:table-cell>
          <table:table-cell table:number-columns-repeated="3" office:value-type="float" office:value="0.637151144198576" calcext:value-type="float">
            <text:p>0.637151144198576</text:p>
          </table:table-cell>
          <table:table-cell/>
          <table:table-cell table:formula="of:=ABS(([.C14]-[.$B14])/[.$B14])" office:value-type="float" office:value="0" calcext:value-type="float">
            <text:p>0</text:p>
          </table:table-cell>
          <table:table-cell table:formula="of:=ABS(([.D14]-[.$B14])/[.$B14])" office:value-type="float" office:value="0" calcext:value-type="float">
            <text:p>0</text:p>
          </table:table-cell>
          <table:table-cell/>
          <table:table-cell table:formula="of:=ABS(([.F14]-[.$E14])/[.$E14])" office:value-type="float" office:value="0" calcext:value-type="float">
            <text:p>0</text:p>
          </table:table-cell>
          <table:table-cell table:formula="of:=ABS(([.G14]-[.$E14])/[.$E14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780000000000006" calcext:value-type="float">
            <text:p>-0.78</text:p>
          </table:table-cell>
          <table:table-cell table:number-columns-repeated="3" office:value-type="float" office:value="-0.703279419200414" calcext:value-type="float">
            <text:p>-0.703279419200414</text:p>
          </table:table-cell>
          <table:table-cell table:number-columns-repeated="3" office:value-type="float" office:value="0.710913538012274" calcext:value-type="float">
            <text:p>0.710913538012274</text:p>
          </table:table-cell>
          <table:table-cell/>
          <table:table-cell table:formula="of:=ABS(([.C15]-[.$B15])/[.$B15])" office:value-type="float" office:value="0" calcext:value-type="float">
            <text:p>0</text:p>
          </table:table-cell>
          <table:table-cell table:formula="of:=ABS(([.D15]-[.$B15])/[.$B15])" office:value-type="float" office:value="0" calcext:value-type="float">
            <text:p>0</text:p>
          </table:table-cell>
          <table:table-cell/>
          <table:table-cell table:formula="of:=ABS(([.F15]-[.$E15])/[.$E15])" office:value-type="float" office:value="0" calcext:value-type="float">
            <text:p>0</text:p>
          </table:table-cell>
          <table:table-cell table:formula="of:=ABS(([.G15]-[.$E15])/[.$E1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680000000000006" calcext:value-type="float">
            <text:p>-0.68</text:p>
          </table:table-cell>
          <table:table-cell table:number-columns-repeated="3" office:value-type="float" office:value="-0.628793024018473" calcext:value-type="float">
            <text:p>-0.628793024018473</text:p>
          </table:table-cell>
          <table:table-cell table:number-columns-repeated="3" office:value-type="float" office:value="0.777572718750925" calcext:value-type="float">
            <text:p>0.777572718750925</text:p>
          </table:table-cell>
          <table:table-cell/>
          <table:table-cell table:formula="of:=ABS(([.C16]-[.$B16])/[.$B16])" office:value-type="float" office:value="0" calcext:value-type="float">
            <text:p>0</text:p>
          </table:table-cell>
          <table:table-cell table:formula="of:=ABS(([.D16]-[.$B16])/[.$B16])" office:value-type="float" office:value="0" calcext:value-type="float">
            <text:p>0</text:p>
          </table:table-cell>
          <table:table-cell/>
          <table:table-cell table:formula="of:=ABS(([.F16]-[.$E16])/[.$E16])" office:value-type="float" office:value="0" calcext:value-type="float">
            <text:p>0</text:p>
          </table:table-cell>
          <table:table-cell table:formula="of:=ABS(([.G16]-[.$E16])/[.$E1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580000000000006" calcext:value-type="float">
            <text:p>-0.58</text:p>
          </table:table-cell>
          <table:table-cell table:number-columns-repeated="3" office:value-type="float" office:value="-0.548023936791878" calcext:value-type="float">
            <text:p>-0.548023936791878</text:p>
          </table:table-cell>
          <table:table-cell table:number-columns-repeated="3" office:value-type="float" office:value="0.836462649915184" calcext:value-type="float">
            <text:p>0.836462649915184</text:p>
          </table:table-cell>
          <table:table-cell/>
          <table:table-cell table:formula="of:=ABS(([.C17]-[.$B17])/[.$B17])" office:value-type="float" office:value="0" calcext:value-type="float">
            <text:p>0</text:p>
          </table:table-cell>
          <table:table-cell table:formula="of:=ABS(([.D17]-[.$B17])/[.$B17])" office:value-type="float" office:value="0" calcext:value-type="float">
            <text:p>0</text:p>
          </table:table-cell>
          <table:table-cell/>
          <table:table-cell table:formula="of:=ABS(([.F17]-[.$E17])/[.$E17])" office:value-type="float" office:value="0" calcext:value-type="float">
            <text:p>0</text:p>
          </table:table-cell>
          <table:table-cell table:formula="of:=ABS(([.G17]-[.$E17])/[.$E1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480000000000006" calcext:value-type="float">
            <text:p>-0.48</text:p>
          </table:table-cell>
          <table:table-cell table:number-columns-repeated="3" office:value-type="float" office:value="-0.461779175541488" calcext:value-type="float">
            <text:p>-0.461779175541488</text:p>
          </table:table-cell>
          <table:table-cell table:number-columns-repeated="3" office:value-type="float" office:value="0.886994922779282" calcext:value-type="float">
            <text:p>0.886994922779282</text:p>
          </table:table-cell>
          <table:table-cell/>
          <table:table-cell table:formula="of:=ABS(([.C18]-[.$B18])/[.$B18])" office:value-type="float" office:value="0" calcext:value-type="float">
            <text:p>0</text:p>
          </table:table-cell>
          <table:table-cell table:formula="of:=ABS(([.D18]-[.$B18])/[.$B18])" office:value-type="float" office:value="0" calcext:value-type="float">
            <text:p>0</text:p>
          </table:table-cell>
          <table:table-cell/>
          <table:table-cell table:formula="of:=ABS(([.F18]-[.$E18])/[.$E18])" office:value-type="float" office:value="0" calcext:value-type="float">
            <text:p>0</text:p>
          </table:table-cell>
          <table:table-cell table:formula="of:=ABS(([.G18]-[.$E18])/[.$E18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380000000000006" calcext:value-type="float">
            <text:p>-0.38</text:p>
          </table:table-cell>
          <table:table-cell table:number-columns-repeated="3" office:value-type="float" office:value="-0.370920469412988" calcext:value-type="float">
            <text:p>-0.370920469412988</text:p>
          </table:table-cell>
          <table:table-cell table:number-columns-repeated="3" office:value-type="float" office:value="0.928664635576508" calcext:value-type="float">
            <text:p>0.928664635576508</text:p>
          </table:table-cell>
          <table:table-cell/>
          <table:table-cell table:formula="of:=ABS(([.C19]-[.$B19])/[.$B19])" office:value-type="float" office:value="0" calcext:value-type="float">
            <text:p>0</text:p>
          </table:table-cell>
          <table:table-cell table:formula="of:=ABS(([.D19]-[.$B19])/[.$B19])" office:value-type="float" office:value="0" calcext:value-type="float">
            <text:p>0</text:p>
          </table:table-cell>
          <table:table-cell/>
          <table:table-cell table:formula="of:=ABS(([.F19]-[.$E19])/[.$E19])" office:value-type="float" office:value="0" calcext:value-type="float">
            <text:p>0</text:p>
          </table:table-cell>
          <table:table-cell table:formula="of:=ABS(([.G19]-[.$E19])/[.$E1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280000000000006" calcext:value-type="float">
            <text:p>-0.28</text:p>
          </table:table-cell>
          <table:table-cell table:number-columns-repeated="3" office:value-type="float" office:value="-0.276355648564119" calcext:value-type="float">
            <text:p>-0.276355648564119</text:p>
          </table:table-cell>
          <table:table-cell table:number-columns-repeated="3" office:value-type="float" office:value="0.961055438310769" calcext:value-type="float">
            <text:p>0.961055438310769</text:p>
          </table:table-cell>
          <table:table-cell/>
          <table:table-cell table:formula="of:=ABS(([.C20]-[.$B20])/[.$B20])" office:value-type="float" office:value="0" calcext:value-type="float">
            <text:p>0</text:p>
          </table:table-cell>
          <table:table-cell table:formula="of:=ABS(([.D20]-[.$B20])/[.$B20])" office:value-type="float" office:value="0" calcext:value-type="float">
            <text:p>0</text:p>
          </table:table-cell>
          <table:table-cell/>
          <table:table-cell table:formula="of:=ABS(([.F20]-[.$E20])/[.$E20])" office:value-type="float" office:value="0" calcext:value-type="float">
            <text:p>0</text:p>
          </table:table-cell>
          <table:table-cell table:formula="of:=ABS(([.G20]-[.$E20])/[.$E20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180000000000006" calcext:value-type="float">
            <text:p>-0.18</text:p>
          </table:table-cell>
          <table:table-cell table:number-columns-repeated="3" office:value-type="float" office:value="-0.17902957342583" calcext:value-type="float">
            <text:p>-0.17902957342583</text:p>
          </table:table-cell>
          <table:table-cell table:number-columns-repeated="3" office:value-type="float" office:value="0.98384369278812" calcext:value-type="float">
            <text:p>0.98384369278812</text:p>
          </table:table-cell>
          <table:table-cell/>
          <table:table-cell table:formula="of:=ABS(([.C21]-[.$B21])/[.$B21])" office:value-type="float" office:value="0" calcext:value-type="float">
            <text:p>0</text:p>
          </table:table-cell>
          <table:table-cell table:formula="of:=ABS(([.D21]-[.$B21])/[.$B21])" office:value-type="float" office:value="0" calcext:value-type="float">
            <text:p>0</text:p>
          </table:table-cell>
          <table:table-cell/>
          <table:table-cell table:formula="of:=ABS(([.F21]-[.$E21])/[.$E21])" office:value-type="float" office:value="0" calcext:value-type="float">
            <text:p>0</text:p>
          </table:table-cell>
          <table:table-cell table:formula="of:=ABS(([.G21]-[.$E21])/[.$E21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-0.0800000000000056" calcext:value-type="float">
            <text:p>-0.08</text:p>
          </table:table-cell>
          <table:table-cell office:value-type="float" office:value="-0.0799146939691782" calcext:value-type="float">
            <text:p>-0.0799146939691782</text:p>
          </table:table-cell>
          <table:table-cell office:value-type="float" office:value="-0.0799146939691783" calcext:value-type="float">
            <text:p>-0.0799146939691783</text:p>
          </table:table-cell>
          <table:table-cell office:value-type="float" office:value="-0.0799146939691782" calcext:value-type="float">
            <text:p>-0.0799146939691782</text:p>
          </table:table-cell>
          <table:table-cell table:number-columns-repeated="3" office:value-type="float" office:value="0.996801706302619" calcext:value-type="float">
            <text:p>0.996801706302619</text:p>
          </table:table-cell>
          <table:table-cell/>
          <table:table-cell table:formula="of:=ABS(([.C22]-[.$B22])/[.$B22])" office:value-type="float" office:value="0" calcext:value-type="float">
            <text:p>0</text:p>
          </table:table-cell>
          <table:table-cell table:formula="of:=ABS(([.D22]-[.$B22])/[.$B22])" office:value-type="float" office:value="0" calcext:value-type="float">
            <text:p>0</text:p>
          </table:table-cell>
          <table:table-cell/>
          <table:table-cell table:formula="of:=ABS(([.F22]-[.$E22])/[.$E22])" office:value-type="float" office:value="0" calcext:value-type="float">
            <text:p>0</text:p>
          </table:table-cell>
          <table:table-cell table:formula="of:=ABS(([.G22]-[.$E22])/[.$E2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0199999999999944" calcext:value-type="float">
            <text:p>0.02</text:p>
          </table:table-cell>
          <table:table-cell table:number-columns-repeated="3" office:value-type="float" office:value="0.0199986666933275" calcext:value-type="float">
            <text:p>0.0199986666933275</text:p>
          </table:table-cell>
          <table:table-cell table:number-columns-repeated="3" office:value-type="float" office:value="0.999800006666578" calcext:value-type="float">
            <text:p>0.999800006666578</text:p>
          </table:table-cell>
          <table:table-cell/>
          <table:table-cell table:formula="of:=ABS(([.C23]-[.$B23])/[.$B23])" office:value-type="float" office:value="0" calcext:value-type="float">
            <text:p>0</text:p>
          </table:table-cell>
          <table:table-cell table:formula="of:=ABS(([.D23]-[.$B23])/[.$B23])" office:value-type="float" office:value="0" calcext:value-type="float">
            <text:p>0</text:p>
          </table:table-cell>
          <table:table-cell/>
          <table:table-cell table:formula="of:=ABS(([.F23]-[.$E23])/[.$E23])" office:value-type="float" office:value="0" calcext:value-type="float">
            <text:p>0</text:p>
          </table:table-cell>
          <table:table-cell table:formula="of:=ABS(([.G23]-[.$E23])/[.$E2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119999999999994" calcext:value-type="float">
            <text:p>0.12</text:p>
          </table:table-cell>
          <table:table-cell table:number-columns-repeated="3" office:value-type="float" office:value="0.119712207288914" calcext:value-type="float">
            <text:p>0.119712207288914</text:p>
          </table:table-cell>
          <table:table-cell table:number-columns-repeated="3" office:value-type="float" office:value="0.992808635853867" calcext:value-type="float">
            <text:p>0.992808635853867</text:p>
          </table:table-cell>
          <table:table-cell/>
          <table:table-cell table:formula="of:=ABS(([.C24]-[.$B24])/[.$B24])" office:value-type="float" office:value="0" calcext:value-type="float">
            <text:p>0</text:p>
          </table:table-cell>
          <table:table-cell table:formula="of:=ABS(([.D24]-[.$B24])/[.$B24])" office:value-type="float" office:value="0" calcext:value-type="float">
            <text:p>0</text:p>
          </table:table-cell>
          <table:table-cell/>
          <table:table-cell table:formula="of:=ABS(([.F24]-[.$E24])/[.$E24])" office:value-type="float" office:value="0" calcext:value-type="float">
            <text:p>0</text:p>
          </table:table-cell>
          <table:table-cell table:formula="of:=ABS(([.G24]-[.$E24])/[.$E24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19999999999994" calcext:value-type="float">
            <text:p>0.22</text:p>
          </table:table-cell>
          <table:table-cell table:number-columns-repeated="3" office:value-type="float" office:value="0.218229623080864" calcext:value-type="float">
            <text:p>0.218229623080864</text:p>
          </table:table-cell>
          <table:table-cell table:number-columns-repeated="3" office:value-type="float" office:value="0.975897449330607" calcext:value-type="float">
            <text:p>0.975897449330607</text:p>
          </table:table-cell>
          <table:table-cell/>
          <table:table-cell table:formula="of:=ABS(([.C25]-[.$B25])/[.$B25])" office:value-type="float" office:value="0" calcext:value-type="float">
            <text:p>0</text:p>
          </table:table-cell>
          <table:table-cell table:formula="of:=ABS(([.D25]-[.$B25])/[.$B25])" office:value-type="float" office:value="0" calcext:value-type="float">
            <text:p>0</text:p>
          </table:table-cell>
          <table:table-cell/>
          <table:table-cell table:formula="of:=ABS(([.F25]-[.$E25])/[.$E25])" office:value-type="float" office:value="0" calcext:value-type="float">
            <text:p>0</text:p>
          </table:table-cell>
          <table:table-cell table:formula="of:=ABS(([.G25]-[.$E25])/[.$E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19999999999994" calcext:value-type="float">
            <text:p>0.32</text:p>
          </table:table-cell>
          <table:table-cell table:number-columns-repeated="3" office:value-type="float" office:value="0.314566560616113" calcext:value-type="float">
            <text:p>0.314566560616113</text:p>
          </table:table-cell>
          <table:table-cell table:number-columns-repeated="3" office:value-type="float" office:value="0.949235418082443" calcext:value-type="float">
            <text:p>0.949235418082443</text:p>
          </table:table-cell>
          <table:table-cell/>
          <table:table-cell table:formula="of:=ABS(([.C26]-[.$B26])/[.$B26])" office:value-type="float" office:value="0" calcext:value-type="float">
            <text:p>0</text:p>
          </table:table-cell>
          <table:table-cell table:formula="of:=ABS(([.D26]-[.$B26])/[.$B26])" office:value-type="float" office:value="0" calcext:value-type="float">
            <text:p>0</text:p>
          </table:table-cell>
          <table:table-cell/>
          <table:table-cell table:formula="of:=ABS(([.F26]-[.$E26])/[.$E26])" office:value-type="float" office:value="0" calcext:value-type="float">
            <text:p>0</text:p>
          </table:table-cell>
          <table:table-cell table:formula="of:=ABS(([.G26]-[.$E26])/[.$E2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19999999999995" calcext:value-type="float">
            <text:p>0.42</text:p>
          </table:table-cell>
          <table:table-cell table:number-columns-repeated="3" office:value-type="float" office:value="0.407760453059565" calcext:value-type="float">
            <text:p>0.407760453059565</text:p>
          </table:table-cell>
          <table:table-cell table:number-columns-repeated="3" office:value-type="float" office:value="0.913088940312311" calcext:value-type="float">
            <text:p>0.913088940312311</text:p>
          </table:table-cell>
          <table:table-cell/>
          <table:table-cell table:formula="of:=ABS(([.C27]-[.$B27])/[.$B27])" office:value-type="float" office:value="0" calcext:value-type="float">
            <text:p>0</text:p>
          </table:table-cell>
          <table:table-cell table:formula="of:=ABS(([.D27]-[.$B27])/[.$B27])" office:value-type="float" office:value="0" calcext:value-type="float">
            <text:p>0</text:p>
          </table:table-cell>
          <table:table-cell/>
          <table:table-cell table:formula="of:=ABS(([.F27]-[.$E27])/[.$E27])" office:value-type="float" office:value="0" calcext:value-type="float">
            <text:p>0</text:p>
          </table:table-cell>
          <table:table-cell table:formula="of:=ABS(([.G27]-[.$E27])/[.$E2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19999999999995" calcext:value-type="float">
            <text:p>0.52</text:p>
          </table:table-cell>
          <table:table-cell table:number-columns-repeated="3" office:value-type="float" office:value="0.496880137843732" calcext:value-type="float">
            <text:p>0.496880137843732</text:p>
          </table:table-cell>
          <table:table-cell table:number-columns-repeated="3" office:value-type="float" office:value="0.867819179677653" calcext:value-type="float">
            <text:p>0.867819179677653</text:p>
          </table:table-cell>
          <table:table-cell/>
          <table:table-cell table:formula="of:=ABS(([.C28]-[.$B28])/[.$B28])" office:value-type="float" office:value="0" calcext:value-type="float">
            <text:p>0</text:p>
          </table:table-cell>
          <table:table-cell table:formula="of:=ABS(([.D28]-[.$B28])/[.$B28])" office:value-type="float" office:value="0" calcext:value-type="float">
            <text:p>0</text:p>
          </table:table-cell>
          <table:table-cell/>
          <table:table-cell table:formula="of:=ABS(([.F28]-[.$E28])/[.$E28])" office:value-type="float" office:value="0" calcext:value-type="float">
            <text:p>0</text:p>
          </table:table-cell>
          <table:table-cell table:formula="of:=ABS(([.G28]-[.$E28])/[.$E28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19999999999994" calcext:value-type="float">
            <text:p>0.62</text:p>
          </table:table-cell>
          <table:table-cell table:number-columns-repeated="3" office:value-type="float" office:value="0.581035160537301" calcext:value-type="float">
            <text:p>0.581035160537301</text:p>
          </table:table-cell>
          <table:table-cell table:number-columns-repeated="3" office:value-type="float" office:value="0.813878456662537" calcext:value-type="float">
            <text:p>0.813878456662537</text:p>
          </table:table-cell>
          <table:table-cell/>
          <table:table-cell table:formula="of:=ABS(([.C29]-[.$B29])/[.$B29])" office:value-type="float" office:value="0" calcext:value-type="float">
            <text:p>0</text:p>
          </table:table-cell>
          <table:table-cell table:formula="of:=ABS(([.D29]-[.$B29])/[.$B29])" office:value-type="float" office:value="0" calcext:value-type="float">
            <text:p>0</text:p>
          </table:table-cell>
          <table:table-cell/>
          <table:table-cell table:formula="of:=ABS(([.F29]-[.$E29])/[.$E29])" office:value-type="float" office:value="0" calcext:value-type="float">
            <text:p>0</text:p>
          </table:table-cell>
          <table:table-cell table:formula="of:=ABS(([.G29]-[.$E29])/[.$E2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19999999999994" calcext:value-type="float">
            <text:p>0.72</text:p>
          </table:table-cell>
          <table:table-cell table:number-columns-repeated="3" office:value-type="float" office:value="0.659384671971469" calcext:value-type="float">
            <text:p>0.659384671971469</text:p>
          </table:table-cell>
          <table:table-cell table:number-columns-repeated="3" office:value-type="float" office:value="0.751805729140899" calcext:value-type="float">
            <text:p>0.751805729140899</text:p>
          </table:table-cell>
          <table:table-cell/>
          <table:table-cell table:formula="of:=ABS(([.C30]-[.$B30])/[.$B30])" office:value-type="float" office:value="0" calcext:value-type="float">
            <text:p>0</text:p>
          </table:table-cell>
          <table:table-cell table:formula="of:=ABS(([.D30]-[.$B30])/[.$B30])" office:value-type="float" office:value="0" calcext:value-type="float">
            <text:p>0</text:p>
          </table:table-cell>
          <table:table-cell/>
          <table:table-cell table:formula="of:=ABS(([.F30]-[.$E30])/[.$E30])" office:value-type="float" office:value="0" calcext:value-type="float">
            <text:p>0</text:p>
          </table:table-cell>
          <table:table-cell table:formula="of:=ABS(([.G30]-[.$E30])/[.$E30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19999999999994" calcext:value-type="float">
            <text:p>0.82</text:p>
          </table:table-cell>
          <table:table-cell table:number-columns-repeated="3" office:value-type="float" office:value="0.731145829726892" calcext:value-type="float">
            <text:p>0.731145829726892</text:p>
          </table:table-cell>
          <table:table-cell table:number-columns-repeated="3" office:value-type="float" office:value="0.682221207287618" calcext:value-type="float">
            <text:p>0.682221207287618</text:p>
          </table:table-cell>
          <table:table-cell/>
          <table:table-cell table:formula="of:=ABS(([.C31]-[.$B31])/[.$B31])" office:value-type="float" office:value="0" calcext:value-type="float">
            <text:p>0</text:p>
          </table:table-cell>
          <table:table-cell table:formula="of:=ABS(([.D31]-[.$B31])/[.$B31])" office:value-type="float" office:value="0" calcext:value-type="float">
            <text:p>0</text:p>
          </table:table-cell>
          <table:table-cell/>
          <table:table-cell table:formula="of:=ABS(([.F31]-[.$E31])/[.$E31])" office:value-type="float" office:value="0" calcext:value-type="float">
            <text:p>0</text:p>
          </table:table-cell>
          <table:table-cell table:formula="of:=ABS(([.G31]-[.$E31])/[.$E31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19999999999994" calcext:value-type="float">
            <text:p>0.92</text:p>
          </table:table-cell>
          <table:table-cell table:number-columns-repeated="3" office:value-type="float" office:value="0.795601620036363" calcext:value-type="float">
            <text:p>0.795601620036363</text:p>
          </table:table-cell>
          <table:table-cell table:number-columns-repeated="3" office:value-type="float" office:value="0.605820156643467" calcext:value-type="float">
            <text:p>0.605820156643467</text:p>
          </table:table-cell>
          <table:table-cell/>
          <table:table-cell table:formula="of:=ABS(([.C32]-[.$B32])/[.$B32])" office:value-type="float" office:value="0" calcext:value-type="float">
            <text:p>0</text:p>
          </table:table-cell>
          <table:table-cell table:formula="of:=ABS(([.D32]-[.$B32])/[.$B32])" office:value-type="float" office:value="0" calcext:value-type="float">
            <text:p>0</text:p>
          </table:table-cell>
          <table:table-cell/>
          <table:table-cell table:formula="of:=ABS(([.F32]-[.$E32])/[.$E32])" office:value-type="float" office:value="0" calcext:value-type="float">
            <text:p>0</text:p>
          </table:table-cell>
          <table:table-cell table:formula="of:=ABS(([.G32]-[.$E32])/[.$E3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01999999999999" calcext:value-type="float">
            <text:p>1.02</text:p>
          </table:table-cell>
          <table:table-cell table:number-columns-repeated="3" office:value-type="float" office:value="0.85210802194936" calcext:value-type="float">
            <text:p>0.85210802194936</text:p>
          </table:table-cell>
          <table:table-cell table:number-columns-repeated="3" office:value-type="float" office:value="0.523365951251654" calcext:value-type="float">
            <text:p>0.523365951251654</text:p>
          </table:table-cell>
          <table:table-cell/>
          <table:table-cell table:formula="of:=ABS(([.C33]-[.$B33])/[.$B33])" office:value-type="float" office:value="0" calcext:value-type="float">
            <text:p>0</text:p>
          </table:table-cell>
          <table:table-cell table:formula="of:=ABS(([.D33]-[.$B33])/[.$B33])" office:value-type="float" office:value="0" calcext:value-type="float">
            <text:p>0</text:p>
          </table:table-cell>
          <table:table-cell/>
          <table:table-cell table:formula="of:=ABS(([.F33]-[.$E33])/[.$E33])" office:value-type="float" office:value="0" calcext:value-type="float">
            <text:p>0</text:p>
          </table:table-cell>
          <table:table-cell table:formula="of:=ABS(([.G33]-[.$E33])/[.$E3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11999999999999" calcext:value-type="float">
            <text:p>1.12</text:p>
          </table:table-cell>
          <table:table-cell table:number-columns-repeated="3" office:value-type="float" office:value="0.900100442176503" calcext:value-type="float">
            <text:p>0.900100442176503</text:p>
          </table:table-cell>
          <table:table-cell table:number-columns-repeated="3" office:value-type="float" office:value="0.435682446276717" calcext:value-type="float">
            <text:p>0.435682446276717</text:p>
          </table:table-cell>
          <table:table-cell/>
          <table:table-cell table:formula="of:=ABS(([.C34]-[.$B34])/[.$B34])" office:value-type="float" office:value="0" calcext:value-type="float">
            <text:p>0</text:p>
          </table:table-cell>
          <table:table-cell table:formula="of:=ABS(([.D34]-[.$B34])/[.$B34])" office:value-type="float" office:value="0" calcext:value-type="float">
            <text:p>0</text:p>
          </table:table-cell>
          <table:table-cell/>
          <table:table-cell table:formula="of:=ABS(([.F34]-[.$E34])/[.$E34])" office:value-type="float" office:value="0" calcext:value-type="float">
            <text:p>0</text:p>
          </table:table-cell>
          <table:table-cell table:formula="of:=ABS(([.G34]-[.$E34])/[.$E34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21999999999999" calcext:value-type="float">
            <text:p>1.22</text:p>
          </table:table-cell>
          <table:table-cell table:number-columns-repeated="3" office:value-type="float" office:value="0.939099356319066" calcext:value-type="float">
            <text:p>0.939099356319066</text:p>
          </table:table-cell>
          <table:table-cell table:number-columns-repeated="3" office:value-type="float" office:value="0.343645746316052" calcext:value-type="float">
            <text:p>0.343645746316052</text:p>
          </table:table-cell>
          <table:table-cell/>
          <table:table-cell table:formula="of:=ABS(([.C35]-[.$B35])/[.$B35])" office:value-type="float" office:value="0" calcext:value-type="float">
            <text:p>0</text:p>
          </table:table-cell>
          <table:table-cell table:formula="of:=ABS(([.D35]-[.$B35])/[.$B35])" office:value-type="float" office:value="0" calcext:value-type="float">
            <text:p>0</text:p>
          </table:table-cell>
          <table:table-cell/>
          <table:table-cell table:formula="of:=ABS(([.F35]-[.$E35])/[.$E35])" office:value-type="float" office:value="0" calcext:value-type="float">
            <text:p>0</text:p>
          </table:table-cell>
          <table:table-cell table:formula="of:=ABS(([.G35]-[.$E35])/[.$E3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31999999999999" calcext:value-type="float">
            <text:p>1.32</text:p>
          </table:table-cell>
          <table:table-cell table:number-columns-repeated="3" office:value-type="float" office:value="0.968715100118264" calcext:value-type="float">
            <text:p>0.968715100118264</text:p>
          </table:table-cell>
          <table:table-cell table:number-columns-repeated="3" office:value-type="float" office:value="0.248175451652378" calcext:value-type="float">
            <text:p>0.248175451652378</text:p>
          </table:table-cell>
          <table:table-cell/>
          <table:table-cell table:formula="of:=ABS(([.C36]-[.$B36])/[.$B36])" office:value-type="float" office:value="0" calcext:value-type="float">
            <text:p>0</text:p>
          </table:table-cell>
          <table:table-cell table:formula="of:=ABS(([.D36]-[.$B36])/[.$B36])" office:value-type="float" office:value="0" calcext:value-type="float">
            <text:p>0</text:p>
          </table:table-cell>
          <table:table-cell/>
          <table:table-cell table:formula="of:=ABS(([.F36]-[.$E36])/[.$E36])" office:value-type="float" office:value="0" calcext:value-type="float">
            <text:p>0</text:p>
          </table:table-cell>
          <table:table-cell table:formula="of:=ABS(([.G36]-[.$E36])/[.$E3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41999999999999" calcext:value-type="float">
            <text:p>1.42</text:p>
          </table:table-cell>
          <table:table-cell table:number-columns-repeated="3" office:value-type="float" office:value="0.988651762851719" calcext:value-type="float">
            <text:p>0.988651762851719</text:p>
          </table:table-cell>
          <table:table-cell table:number-columns-repeated="2" office:value-type="float" office:value="0.150225469911691" calcext:value-type="float">
            <text:p>0.150225469911691</text:p>
          </table:table-cell>
          <table:table-cell office:value-type="float" office:value="0.15022546991169" calcext:value-type="float">
            <text:p>0.15022546991169</text:p>
          </table:table-cell>
          <table:table-cell/>
          <table:table-cell table:formula="of:=ABS(([.C37]-[.$B37])/[.$B37])" office:value-type="float" office:value="0" calcext:value-type="float">
            <text:p>0</text:p>
          </table:table-cell>
          <table:table-cell table:formula="of:=ABS(([.D37]-[.$B37])/[.$B37])" office:value-type="float" office:value="0" calcext:value-type="float">
            <text:p>0</text:p>
          </table:table-cell>
          <table:table-cell/>
          <table:table-cell table:formula="of:=ABS(([.F37]-[.$E37])/[.$E37])" office:value-type="float" office:value="0" calcext:value-type="float">
            <text:p>0</text:p>
          </table:table-cell>
          <table:table-cell table:formula="of:=ABS(([.G37]-[.$E37])/[.$E37])" office:value-type="float" office:value="6.65134030034996E-015" calcext:value-type="float">
            <text:p>6.65134030034996E-15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number-columns-repeated="3" office:value-type="float" office:value="0.998710143975583" calcext:value-type="float">
            <text:p>0.998710143975583</text:p>
          </table:table-cell>
          <table:table-cell office:value-type="float" office:value="0.0507744849335843" calcext:value-type="float">
            <text:p>0.0507744849335843</text:p>
          </table:table-cell>
          <table:table-cell table:number-columns-repeated="2" office:value-type="float" office:value="0.0507744849335825" calcext:value-type="float">
            <text:p>0.0507744849335825</text:p>
          </table:table-cell>
          <table:table-cell/>
          <table:table-cell table:formula="of:=ABS(([.C38]-[.$B38])/[.$B38])" office:value-type="float" office:value="0" calcext:value-type="float">
            <text:p>0</text:p>
          </table:table-cell>
          <table:table-cell table:formula="of:=ABS(([.D38]-[.$B38])/[.$B38])" office:value-type="float" office:value="0" calcext:value-type="float">
            <text:p>0</text:p>
          </table:table-cell>
          <table:table-cell/>
          <table:table-cell table:formula="of:=ABS(([.F38]-[.$E38])/[.$E38])" office:value-type="float" office:value="0.0000000000000355318703355781" calcext:value-type="float">
            <text:p>3.55318703355781E-14</text:p>
          </table:table-cell>
          <table:table-cell table:formula="of:=ABS(([.G38]-[.$E38])/[.$E38])" office:value-type="float" office:value="0.0000000000000355318703355781" calcext:value-type="float">
            <text:p>3.55318703355781E-14</text:p>
          </table:table-cell>
          <table:table-cell table:number-columns-repeated="11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3" office:value-type="float" office:value="0.998789743470524" calcext:value-type="float">
            <text:p>0.998789743470524</text:p>
          </table:table-cell>
          <table:table-cell office:value-type="float" office:value="-0.0491838219141655" calcext:value-type="float">
            <text:p>-0.0491838219141655</text:p>
          </table:table-cell>
          <table:table-cell office:value-type="float" office:value="-0.0491838219141718" calcext:value-type="float">
            <text:p>-0.0491838219141718</text:p>
          </table:table-cell>
          <table:table-cell office:value-type="float" office:value="-0.0491838219141717" calcext:value-type="float">
            <text:p>-0.0491838219141717</text:p>
          </table:table-cell>
          <table:table-cell/>
          <table:table-cell table:formula="of:=ABS(([.C39]-[.$B39])/[.$B39])" office:value-type="float" office:value="0" calcext:value-type="float">
            <text:p>0</text:p>
          </table:table-cell>
          <table:table-cell table:formula="of:=ABS(([.D39]-[.$B39])/[.$B39])" office:value-type="float" office:value="0" calcext:value-type="float">
            <text:p>0</text:p>
          </table:table-cell>
          <table:table-cell/>
          <table:table-cell table:formula="of:=ABS(([.F39]-[.$E39])/[.$E39])" office:value-type="float" office:value="0.00000000000012810138414504" calcext:value-type="float">
            <text:p>1.2810138414504E-13</text:p>
          </table:table-cell>
          <table:table-cell table:formula="of:=ABS(([.G39]-[.$E39])/[.$E39])" office:value-type="float" office:value="0.000000000000125985171851895" calcext:value-type="float">
            <text:p>1.25985171851895E-13</text:p>
          </table:table-cell>
          <table:table-cell table:number-columns-repeated="11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988889766004702" calcext:value-type="float">
            <text:p>0.988889766004702</text:p>
          </table:table-cell>
          <table:table-cell table:number-columns-repeated="2" office:value-type="float" office:value="0.988889766004701" calcext:value-type="float">
            <text:p>0.988889766004701</text:p>
          </table:table-cell>
          <table:table-cell office:value-type="float" office:value="-0.148650700271359" calcext:value-type="float">
            <text:p>-0.148650700271359</text:p>
          </table:table-cell>
          <table:table-cell table:number-columns-repeated="2" office:value-type="float" office:value="-0.14865070027138" calcext:value-type="float">
            <text:p>-0.14865070027138</text:p>
          </table:table-cell>
          <table:table-cell/>
          <table:table-cell table:formula="of:=ABS(([.C40]-[.$B40])/[.$B40])" office:value-type="float" office:value="0" calcext:value-type="float">
            <text:p>0</text:p>
          </table:table-cell>
          <table:table-cell table:formula="of:=ABS(([.D40]-[.$B40])/[.$B40])" office:value-type="float" office:value="0" calcext:value-type="float">
            <text:p>0</text:p>
          </table:table-cell>
          <table:table-cell/>
          <table:table-cell table:formula="of:=ABS(([.F40]-[.$E40])/[.$E40])" office:value-type="float" office:value="0.000000000000141344579626439" calcext:value-type="float">
            <text:p>1.41344579626439E-13</text:p>
          </table:table-cell>
          <table:table-cell table:formula="of:=ABS(([.G40]-[.$E40])/[.$E40])" office:value-type="float" office:value="0.000000000000141344579626439" calcext:value-type="float">
            <text:p>1.41344579626439E-13</text:p>
          </table:table-cell>
          <table:table-cell table:number-columns-repeated="11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969109128880458" calcext:value-type="float">
            <text:p>0.969109128880458</text:p>
          </table:table-cell>
          <table:table-cell table:number-columns-repeated="2" office:value-type="float" office:value="0.969109128880452" calcext:value-type="float">
            <text:p>0.969109128880452</text:p>
          </table:table-cell>
          <table:table-cell office:value-type="float" office:value="-0.246632309968829" calcext:value-type="float">
            <text:p>-0.246632309968829</text:p>
          </table:table-cell>
          <table:table-cell table:number-columns-repeated="2" office:value-type="float" office:value="-0.246632309968894" calcext:value-type="float">
            <text:p>-0.246632309968894</text:p>
          </table:table-cell>
          <table:table-cell/>
          <table:table-cell table:formula="of:=ABS(([.C41]-[.$B41])/[.$B41])" office:value-type="float" office:value="6.18630467334641E-015" calcext:value-type="float">
            <text:p>6.18630467334641E-15</text:p>
          </table:table-cell>
          <table:table-cell table:formula="of:=ABS(([.D41]-[.$B41])/[.$B41])" office:value-type="float" office:value="6.18630467334641E-015" calcext:value-type="float">
            <text:p>6.18630467334641E-15</text:p>
          </table:table-cell>
          <table:table-cell/>
          <table:table-cell table:formula="of:=ABS(([.F41]-[.$E41])/[.$E41])" office:value-type="float" office:value="0.000000000000263452110246218" calcext:value-type="float">
            <text:p>2.63452110246218E-13</text:p>
          </table:table-cell>
          <table:table-cell table:formula="of:=ABS(([.G41]-[.$E41])/[.$E41])" office:value-type="float" office:value="0.000000000000263452110246218" calcext:value-type="float">
            <text:p>2.63452110246218E-13</text:p>
          </table:table-cell>
          <table:table-cell table:number-columns-repeated="11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939645473685327" calcext:value-type="float">
            <text:p>0.939645473685327</text:p>
          </table:table-cell>
          <table:table-cell table:number-columns-repeated="2" office:value-type="float" office:value="0.939645473685309" calcext:value-type="float">
            <text:p>0.939645473685309</text:p>
          </table:table-cell>
          <table:table-cell office:value-type="float" office:value="-0.342149651150894" calcext:value-type="float">
            <text:p>-0.342149651150894</text:p>
          </table:table-cell>
          <table:table-cell table:number-columns-repeated="2" office:value-type="float" office:value="-0.342149651151083" calcext:value-type="float">
            <text:p>-0.342149651151083</text:p>
          </table:table-cell>
          <table:table-cell/>
          <table:table-cell table:formula="of:=ABS(([.C42]-[.$B42])/[.$B42])" office:value-type="float" office:value="0.0000000000000191408499296945" calcext:value-type="float">
            <text:p>1.91408499296945E-14</text:p>
          </table:table-cell>
          <table:table-cell table:formula="of:=ABS(([.D42]-[.$B42])/[.$B42])" office:value-type="float" office:value="0.0000000000000191408499296945" calcext:value-type="float">
            <text:p>1.91408499296945E-14</text:p>
          </table:table-cell>
          <table:table-cell/>
          <table:table-cell table:formula="of:=ABS(([.F42]-[.$E42])/[.$E42])" office:value-type="float" office:value="0.000000000000552272837793621" calcext:value-type="float">
            <text:p>5.52272837793621E-13</text:p>
          </table:table-cell>
          <table:table-cell table:formula="of:=ABS(([.G42]-[.$E42])/[.$E42])" office:value-type="float" office:value="0.000000000000552272837793621" calcext:value-type="float">
            <text:p>5.52272837793621E-13</text:p>
          </table:table-cell>
          <table:table-cell table:number-columns-repeated="11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900793191522629" calcext:value-type="float">
            <text:p>0.900793191522629</text:p>
          </table:table-cell>
          <table:table-cell table:number-columns-repeated="2" office:value-type="float" office:value="0.900793191522579" calcext:value-type="float">
            <text:p>0.900793191522579</text:p>
          </table:table-cell>
          <table:table-cell office:value-type="float" office:value="-0.434248346118296" calcext:value-type="float">
            <text:p>-0.434248346118296</text:p>
          </table:table-cell>
          <table:table-cell table:number-columns-repeated="2" office:value-type="float" office:value="-0.434248346118817" calcext:value-type="float">
            <text:p>-0.434248346118817</text:p>
          </table:table-cell>
          <table:table-cell/>
          <table:table-cell table:formula="of:=ABS(([.C43]-[.$B43])/[.$B43])" office:value-type="float" office:value="0.0000000000000555855204966175" calcext:value-type="float">
            <text:p>5.55855204966175E-14</text:p>
          </table:table-cell>
          <table:table-cell table:formula="of:=ABS(([.D43]-[.$B43])/[.$B43])" office:value-type="float" office:value="0.0000000000000555855204966175" calcext:value-type="float">
            <text:p>5.55855204966175E-14</text:p>
          </table:table-cell>
          <table:table-cell/>
          <table:table-cell table:formula="of:=ABS(([.F43]-[.$E43])/[.$E43])" office:value-type="float" office:value="0.00000000000119983799619274" calcext:value-type="float">
            <text:p>1.19983799619274E-12</text:p>
          </table:table-cell>
          <table:table-cell table:formula="of:=ABS(([.G43]-[.$E43])/[.$E43])" office:value-type="float" office:value="0.00000000000119983799619274" calcext:value-type="float">
            <text:p>1.19983799619274E-12</text:p>
          </table:table-cell>
          <table:table-cell table:number-columns-repeated="1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3"/>
          <table:table-cell>
            <draw:frame draw:z-index="2" draw:style-name="gr1" draw:text-style-name="P1" svg:width="16cm" svg:height="18.5cm" svg:x="2.244cm" svg:y="0cm">
              <draw:object draw:notify-on-update-of-ranges="sincos4.A2:sincos4.A43 sincos4.I1:sincos4.I1 sincos4.I2:sincos4.I43 sincos4.J1:sincos4.J1 sincos4.J2:sincos4.J4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04852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exp4" table:style-name="ta1">
        <table:shapes>
          <draw:frame draw:z-index="0" draw:style-name="gr1" draw:text-style-name="P1" svg:width="16cm" svg:height="18.5cm" svg:x="24.276cm" svg:y="0.291cm">
            <draw:object draw:notify-on-update-of-ranges="exp4.A2:exp4.A46 exp4.F1:exp4.F1 exp4.F2:exp4.F46 exp4.G1:exp4.G1 exp4.G2:exp4.G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1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bm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l. erro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0.135335283236613" calcext:value-type="float">
            <text:p>0.135335283236613</text:p>
          </table:table-cell>
          <table:table-cell table:number-columns-repeated="2" office:value-type="float" office:value="-0.333333333333333" calcext:value-type="float">
            <text:p>-0.333333333333333</text:p>
          </table:table-cell>
          <table:table-cell/>
          <table:table-cell table:formula="of:=ABS(([.C2]-[.$B2])/[.$B2])" office:value-type="float" office:value="3.46301869964355" calcext:value-type="float">
            <text:p>3.46301869964355</text:p>
          </table:table-cell>
          <table:table-cell table:formula="of:=ABS(([.D2]-[.$B2])/[.$B2])" office:value-type="float" office:value="3.46301869964355" calcext:value-type="float">
            <text:p>3.46301869964355</text:p>
          </table:table-cell>
        </table:table-row>
        <table:table-row table:style-name="ro1">
          <table:table-cell office:value-type="float" office:value="-1.9" calcext:value-type="float">
            <text:p>-1.90</text:p>
          </table:table-cell>
          <table:table-cell office:value-type="float" office:value="0.149568619222635" calcext:value-type="float">
            <text:p>0.149568619222635</text:p>
          </table:table-cell>
          <table:table-cell table:number-columns-repeated="2" office:value-type="float" office:value="-0.238166666666667" calcext:value-type="float">
            <text:p>-0.238166666666667</text:p>
          </table:table-cell>
          <table:table-cell/>
          <table:table-cell table:formula="of:=ABS(([.C3]-[.$B3])/[.$B3])" office:value-type="float" office:value="2.59235719300285" calcext:value-type="float">
            <text:p>2.59235719300285</text:p>
          </table:table-cell>
          <table:table-cell table:formula="of:=ABS(([.D3]-[.$B3])/[.$B3])" office:value-type="float" office:value="2.59235719300285" calcext:value-type="float">
            <text:p>2.59235719300285</text:p>
          </table:table-cell>
        </table:table-row>
        <table:table-row table:style-name="ro1">
          <table:table-cell office:value-type="float" office:value="-1.8" calcext:value-type="float">
            <text:p>-1.80</text:p>
          </table:table-cell>
          <table:table-cell office:value-type="float" office:value="0.165298888221587" calcext:value-type="float">
            <text:p>0.165298888221587</text:p>
          </table:table-cell>
          <table:table-cell table:number-columns-repeated="2" office:value-type="float" office:value="-0.152" calcext:value-type="float">
            <text:p>-0.152</text:p>
          </table:table-cell>
          <table:table-cell/>
          <table:table-cell table:formula="of:=ABS(([.C4]-[.$B4])/[.$B4])" office:value-type="float" office:value="1.91954641459077" calcext:value-type="float">
            <text:p>1.91954641459077</text:p>
          </table:table-cell>
          <table:table-cell table:formula="of:=ABS(([.D4]-[.$B4])/[.$B4])" office:value-type="float" office:value="1.91954641459077" calcext:value-type="float">
            <text:p>1.91954641459077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0.182683524052735" calcext:value-type="float">
            <text:p>0.182683524052735</text:p>
          </table:table-cell>
          <table:table-cell office:value-type="float" office:value="-0.073833333333333" calcext:value-type="float">
            <text:p>-0.073833333333333</text:p>
          </table:table-cell>
          <table:table-cell office:value-type="float" office:value="-0.0738333333333331" calcext:value-type="float">
            <text:p>-0.0738333333333331</text:p>
          </table:table-cell>
          <table:table-cell/>
          <table:table-cell table:formula="of:=ABS(([.C5]-[.$B5])/[.$B5])" office:value-type="float" office:value="1.40415978242252" calcext:value-type="float">
            <text:p>1.40415978242252</text:p>
          </table:table-cell>
          <table:table-cell table:formula="of:=ABS(([.D5]-[.$B5])/[.$B5])" office:value-type="float" office:value="1.40415978242252" calcext:value-type="float">
            <text:p>1.40415978242252</text:p>
          </table:table-cell>
        </table:table-row>
        <table:table-row table:style-name="ro1">
          <table:table-cell office:value-type="float" office:value="-1.6" calcext:value-type="float">
            <text:p>-1.60</text:p>
          </table:table-cell>
          <table:table-cell office:value-type="float" office:value="0.201896517994655" calcext:value-type="float">
            <text:p>0.201896517994655</text:p>
          </table:table-cell>
          <table:table-cell office:value-type="float" office:value="-0.00266666666666637" calcext:value-type="float">
            <text:p>-0.00266666666666637</text:p>
          </table:table-cell>
          <table:table-cell office:value-type="float" office:value="-0.00266666666666648" calcext:value-type="float">
            <text:p>-0.00266666666666648</text:p>
          </table:table-cell>
          <table:table-cell/>
          <table:table-cell table:formula="of:=ABS(([.C6]-[.$B6])/[.$B6])" office:value-type="float" office:value="1.01320808646505" calcext:value-type="float">
            <text:p>1.01320808646505</text:p>
          </table:table-cell>
          <table:table-cell table:formula="of:=ABS(([.D6]-[.$B6])/[.$B6])" office:value-type="float" office:value="1.01320808646505" calcext:value-type="float">
            <text:p>1.01320808646505</text:p>
          </table:table-cell>
        </table:table-row>
        <table:table-row table:style-name="ro1">
          <table:table-cell office:value-type="float" office:value="-1.5" calcext:value-type="float">
            <text:p>-1.50</text:p>
          </table:table-cell>
          <table:table-cell office:value-type="float" office:value="0.22313016014843" calcext:value-type="float">
            <text:p>0.22313016014843</text:p>
          </table:table-cell>
          <table:table-cell table:number-columns-repeated="2" office:value-type="float" office:value="0.0625000000000003" calcext:value-type="float">
            <text:p>0.0625000000000003</text:p>
          </table:table-cell>
          <table:table-cell/>
          <table:table-cell table:formula="of:=ABS(([.C7]-[.$B7])/[.$B7])" office:value-type="float" office:value="0.71989443310387" calcext:value-type="float">
            <text:p>0.71989443310387</text:p>
          </table:table-cell>
          <table:table-cell table:formula="of:=ABS(([.D7]-[.$B7])/[.$B7])" office:value-type="float" office:value="0.71989443310387" calcext:value-type="float">
            <text:p>0.71989443310387</text:p>
          </table:table-cell>
        </table:table-row>
        <table:table-row table:style-name="ro1">
          <table:table-cell office:value-type="float" office:value="-1.4" calcext:value-type="float">
            <text:p>-1.40</text:p>
          </table:table-cell>
          <table:table-cell office:value-type="float" office:value="0.246596963941607" calcext:value-type="float">
            <text:p>0.246596963941607</text:p>
          </table:table-cell>
          <table:table-cell table:number-columns-repeated="2" office:value-type="float" office:value="0.122666666666667" calcext:value-type="float">
            <text:p>0.122666666666667</text:p>
          </table:table-cell>
          <table:table-cell/>
          <table:table-cell table:formula="of:=ABS(([.C8]-[.$B8])/[.$B8])" office:value-type="float" office:value="0.502562137400386" calcext:value-type="float">
            <text:p>0.502562137400386</text:p>
          </table:table-cell>
          <table:table-cell table:formula="of:=ABS(([.D8]-[.$B8])/[.$B8])" office:value-type="float" office:value="0.502562137400386" calcext:value-type="float">
            <text:p>0.502562137400386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0.272531793034013" calcext:value-type="float">
            <text:p>0.272531793034013</text:p>
          </table:table-cell>
          <table:table-cell office:value-type="float" office:value="0.178833333333334" calcext:value-type="float">
            <text:p>0.178833333333334</text:p>
          </table:table-cell>
          <table:table-cell office:value-type="float" office:value="0.178833333333334" calcext:value-type="float">
            <text:p>0.178833333333334</text:p>
          </table:table-cell>
          <table:table-cell/>
          <table:table-cell table:formula="of:=ABS(([.C9]-[.$B9])/[.$B9])" office:value-type="float" office:value="0.343807445940758" calcext:value-type="float">
            <text:p>0.343807445940758</text:p>
          </table:table-cell>
          <table:table-cell table:formula="of:=ABS(([.D9]-[.$B9])/[.$B9])" office:value-type="float" office:value="0.343807445940758" calcext:value-type="float">
            <text:p>0.343807445940758</text:p>
          </table:table-cell>
        </table:table-row>
        <table:table-row table:style-name="ro1">
          <table:table-cell office:value-type="float" office:value="-1.2" calcext:value-type="float">
            <text:p>-1.20</text:p>
          </table:table-cell>
          <table:table-cell office:value-type="float" office:value="0.301194211912202" calcext:value-type="float">
            <text:p>0.301194211912202</text:p>
          </table:table-cell>
          <table:table-cell table:number-columns-repeated="2" office:value-type="float" office:value="0.232" calcext:value-type="float">
            <text:p>0.232</text:p>
          </table:table-cell>
          <table:table-cell/>
          <table:table-cell table:formula="of:=ABS(([.C10]-[.$B10])/[.$B10])" office:value-type="float" office:value="0.22973287392512" calcext:value-type="float">
            <text:p>0.22973287392512</text:p>
          </table:table-cell>
          <table:table-cell table:formula="of:=ABS(([.D10]-[.$B10])/[.$B10])" office:value-type="float" office:value="0.22973287392512" calcext:value-type="float">
            <text:p>0.22973287392512</text:p>
          </table:table-cell>
        </table:table-row>
        <table:table-row table:style-name="ro1">
          <table:table-cell office:value-type="float" office:value="-1.1" calcext:value-type="float">
            <text:p>-1.10</text:p>
          </table:table-cell>
          <table:table-cell office:value-type="float" office:value="0.33287108369808" calcext:value-type="float">
            <text:p>0.33287108369808</text:p>
          </table:table-cell>
          <table:table-cell table:number-columns-repeated="2" office:value-type="float" office:value="0.283166666666667" calcext:value-type="float">
            <text:p>0.283166666666667</text:p>
          </table:table-cell>
          <table:table-cell/>
          <table:table-cell table:formula="of:=ABS(([.C11]-[.$B11])/[.$B11])" office:value-type="float" office:value="0.149320320885835" calcext:value-type="float">
            <text:p>0.149320320885835</text:p>
          </table:table-cell>
          <table:table-cell table:formula="of:=ABS(([.D11]-[.$B11])/[.$B11])" office:value-type="float" office:value="0.149320320885835" calcext:value-type="float">
            <text:p>0.149320320885835</text:p>
          </table:table-cell>
        </table:table-row>
        <table:table-row table:style-name="ro1">
          <table:table-cell office:value-type="float" office:value="-0.999999999999999" calcext:value-type="float">
            <text:p>-1.00</text:p>
          </table:table-cell>
          <table:table-cell office:value-type="float" office:value="0.367879441171443" calcext:value-type="float">
            <text:p>0.367879441171443</text:p>
          </table:table-cell>
          <table:table-cell table:number-columns-repeated="2" office:value-type="float" office:value="0.333333333333334" calcext:value-type="float">
            <text:p>0.333333333333334</text:p>
          </table:table-cell>
          <table:table-cell/>
          <table:table-cell table:formula="of:=ABS(([.C12]-[.$B12])/[.$B12])" office:value-type="float" office:value="0.093906057180318" calcext:value-type="float">
            <text:p>0.093906057180318</text:p>
          </table:table-cell>
          <table:table-cell table:formula="of:=ABS(([.D12]-[.$B12])/[.$B12])" office:value-type="float" office:value="0.093906057180318" calcext:value-type="float">
            <text:p>0.093906057180318</text:p>
          </table:table-cell>
        </table:table-row>
        <table:table-row table:style-name="ro1">
          <table:table-cell office:value-type="float" office:value="-0.899999999999999" calcext:value-type="float">
            <text:p>-0.90</text:p>
          </table:table-cell>
          <table:table-cell office:value-type="float" office:value="0.406569659740599" calcext:value-type="float">
            <text:p>0.406569659740599</text:p>
          </table:table-cell>
          <table:table-cell table:number-columns-repeated="2" office:value-type="float" office:value="0.3835" calcext:value-type="float">
            <text:p>0.3835</text:p>
          </table:table-cell>
          <table:table-cell/>
          <table:table-cell table:formula="of:=ABS(([.C13]-[.$B13])/[.$B13])" office:value-type="float" office:value="0.0567422068713096" calcext:value-type="float">
            <text:p>0.0567422068713096</text:p>
          </table:table-cell>
          <table:table-cell table:formula="of:=ABS(([.D13]-[.$B13])/[.$B13])" office:value-type="float" office:value="0.0567422068713096" calcext:value-type="float">
            <text:p>0.0567422068713096</text:p>
          </table:table-cell>
        </table:table-row>
        <table:table-row table:style-name="ro1">
          <table:table-cell office:value-type="float" office:value="-0.799999999999999" calcext:value-type="float">
            <text:p>-0.80</text:p>
          </table:table-cell>
          <table:table-cell office:value-type="float" office:value="0.449328964117222" calcext:value-type="float">
            <text:p>0.449328964117222</text:p>
          </table:table-cell>
          <table:table-cell office:value-type="float" office:value="0.434666666666667" calcext:value-type="float">
            <text:p>0.434666666666667</text:p>
          </table:table-cell>
          <table:table-cell office:value-type="float" office:value="0.434666666666667" calcext:value-type="float">
            <text:p>0.434666666666667</text:p>
          </table:table-cell>
          <table:table-cell/>
          <table:table-cell table:formula="of:=ABS(([.C14]-[.$B14])/[.$B14])" office:value-type="float" office:value="0.0326315430819407" calcext:value-type="float">
            <text:p>0.0326315430819407</text:p>
          </table:table-cell>
          <table:table-cell table:formula="of:=ABS(([.D14]-[.$B14])/[.$B14])" office:value-type="float" office:value="0.0326315430819406" calcext:value-type="float">
            <text:p>0.0326315430819406</text:p>
          </table:table-cell>
        </table:table-row>
        <table:table-row table:style-name="ro1">
          <table:table-cell office:value-type="float" office:value="-0.699999999999999" calcext:value-type="float">
            <text:p>-0.70</text:p>
          </table:table-cell>
          <table:table-cell office:value-type="float" office:value="0.49658530379141" calcext:value-type="float">
            <text:p>0.49658530379141</text:p>
          </table:table-cell>
          <table:table-cell office:value-type="float" office:value="0.487833333333334" calcext:value-type="float">
            <text:p>0.487833333333334</text:p>
          </table:table-cell>
          <table:table-cell office:value-type="float" office:value="0.487833333333334" calcext:value-type="float">
            <text:p>0.487833333333334</text:p>
          </table:table-cell>
          <table:table-cell/>
          <table:table-cell table:formula="of:=ABS(([.C15]-[.$B15])/[.$B15])" office:value-type="float" office:value="0.0176243042056523" calcext:value-type="float">
            <text:p>0.0176243042056523</text:p>
          </table:table-cell>
          <table:table-cell table:formula="of:=ABS(([.D15]-[.$B15])/[.$B15])" office:value-type="float" office:value="0.0176243042056525" calcext:value-type="float">
            <text:p>0.0176243042056525</text:p>
          </table:table-cell>
        </table:table-row>
        <table:table-row table:style-name="ro1">
          <table:table-cell office:value-type="float" office:value="-0.599999999999999" calcext:value-type="float">
            <text:p>-0.60</text:p>
          </table:table-cell>
          <table:table-cell office:value-type="float" office:value="0.548811636094027" calcext:value-type="float">
            <text:p>0.548811636094027</text:p>
          </table:table-cell>
          <table:table-cell table:number-columns-repeated="2" office:value-type="float" office:value="0.544" calcext:value-type="float">
            <text:p>0.544</text:p>
          </table:table-cell>
          <table:table-cell/>
          <table:table-cell table:formula="of:=ABS(([.C16]-[.$B16])/[.$B16])" office:value-type="float" office:value="0.00876737258756316" calcext:value-type="float">
            <text:p>0.00876737258756316</text:p>
          </table:table-cell>
          <table:table-cell table:formula="of:=ABS(([.D16]-[.$B16])/[.$B16])" office:value-type="float" office:value="0.00876737258756316" calcext:value-type="float">
            <text:p>0.00876737258756316</text:p>
          </table:table-cell>
        </table:table-row>
        <table:table-row table:style-name="ro1">
          <table:table-cell office:value-type="float" office:value="-0.499999999999999" calcext:value-type="float">
            <text:p>-0.50</text:p>
          </table:table-cell>
          <table:table-cell office:value-type="float" office:value="0.606530659712634" calcext:value-type="float">
            <text:p>0.606530659712634</text:p>
          </table:table-cell>
          <table:table-cell table:number-columns-repeated="2" office:value-type="float" office:value="0.604166666666667" calcext:value-type="float">
            <text:p>0.604166666666667</text:p>
          </table:table-cell>
          <table:table-cell/>
          <table:table-cell table:formula="of:=ABS(([.C17]-[.$B17])/[.$B17])" office:value-type="float" office:value="0.00389756561867264" calcext:value-type="float">
            <text:p>0.00389756561867264</text:p>
          </table:table-cell>
          <table:table-cell table:formula="of:=ABS(([.D17]-[.$B17])/[.$B17])" office:value-type="float" office:value="0.00389756561867264" calcext:value-type="float">
            <text:p>0.00389756561867264</text:p>
          </table:table-cell>
        </table:table-row>
        <table:table-row table:style-name="ro1">
          <table:table-cell office:value-type="float" office:value="-0.399999999999999" calcext:value-type="float">
            <text:p>-0.40</text:p>
          </table:table-cell>
          <table:table-cell office:value-type="float" office:value="0.67032004603564" calcext:value-type="float">
            <text:p>0.67032004603564</text:p>
          </table:table-cell>
          <table:table-cell table:number-columns-repeated="2" office:value-type="float" office:value="0.669333333333334" calcext:value-type="float">
            <text:p>0.669333333333334</text:p>
          </table:table-cell>
          <table:table-cell/>
          <table:table-cell table:formula="of:=ABS(([.C18]-[.$B18])/[.$B18])" office:value-type="float" office:value="0.00147200237877644" calcext:value-type="float">
            <text:p>0.00147200237877644</text:p>
          </table:table-cell>
          <table:table-cell table:formula="of:=ABS(([.D18]-[.$B18])/[.$B18])" office:value-type="float" office:value="0.00147200237877644" calcext:value-type="float">
            <text:p>0.00147200237877644</text:p>
          </table:table-cell>
        </table:table-row>
        <table:table-row table:style-name="ro1">
          <table:table-cell office:value-type="float" office:value="-0.299999999999999" calcext:value-type="float">
            <text:p>-0.30</text:p>
          </table:table-cell>
          <table:table-cell office:value-type="float" office:value="0.740818220681718" calcext:value-type="float">
            <text:p>0.740818220681718</text:p>
          </table:table-cell>
          <table:table-cell table:number-columns-repeated="2" office:value-type="float" office:value="0.740500000000001" calcext:value-type="float">
            <text:p>0.740500000000001</text:p>
          </table:table-cell>
          <table:table-cell/>
          <table:table-cell table:formula="of:=ABS(([.C19]-[.$B19])/[.$B19])" office:value-type="float" office:value="0.000429552989969651" calcext:value-type="float">
            <text:p>0.000429552989969651</text:p>
          </table:table-cell>
          <table:table-cell table:formula="of:=ABS(([.D19]-[.$B19])/[.$B19])" office:value-type="float" office:value="0.000429552989969651" calcext:value-type="float">
            <text:p>0.000429552989969651</text:p>
          </table:table-cell>
        </table:table-row>
        <table:table-row table:style-name="ro1">
          <table:table-cell office:value-type="float" office:value="-0.199999999999999" calcext:value-type="float">
            <text:p>-0.20</text:p>
          </table:table-cell>
          <table:table-cell office:value-type="float" office:value="0.818730753077982" calcext:value-type="float">
            <text:p>0.818730753077982</text:p>
          </table:table-cell>
          <table:table-cell table:number-columns-repeated="2" office:value-type="float" office:value="0.818666666666667" calcext:value-type="float">
            <text:p>0.818666666666667</text:p>
          </table:table-cell>
          <table:table-cell/>
          <table:table-cell table:formula="of:=ABS(([.C20]-[.$B20])/[.$B20])" office:value-type="float" office:value="0.0000782753195409325" calcext:value-type="float">
            <text:p>7.82753195409325E-05</text:p>
          </table:table-cell>
          <table:table-cell table:formula="of:=ABS(([.D20]-[.$B20])/[.$B20])" office:value-type="float" office:value="0.0000782753195409325" calcext:value-type="float">
            <text:p>7.82753195409325E-05</text:p>
          </table:table-cell>
        </table:table-row>
        <table:table-row table:style-name="ro1">
          <table:table-cell office:value-type="float" office:value="-0.0999999999999994" calcext:value-type="float">
            <text:p>-0.10</text:p>
          </table:table-cell>
          <table:table-cell office:value-type="float" office:value="0.90483741803596" calcext:value-type="float">
            <text:p>0.90483741803596</text:p>
          </table:table-cell>
          <table:table-cell office:value-type="float" office:value="0.904833333333334" calcext:value-type="float">
            <text:p>0.904833333333334</text:p>
          </table:table-cell>
          <table:table-cell office:value-type="float" office:value="0.904833333333334" calcext:value-type="float">
            <text:p>0.904833333333334</text:p>
          </table:table-cell>
          <table:table-cell/>
          <table:table-cell table:formula="of:=ABS(([.C21]-[.$B21])/[.$B21])" office:value-type="float" office:value="0.00000451429455151902" calcext:value-type="float">
            <text:p>4.51429455151902E-06</text:p>
          </table:table-cell>
          <table:table-cell table:formula="of:=ABS(([.D21]-[.$B21])/[.$B21])" office:value-type="float" office:value="0.00000451429455164172" calcext:value-type="float">
            <text:p>4.51429455164172E-06</text:p>
          </table:table-cell>
        </table:table-row>
        <table:table-row table:style-name="ro1">
          <table:table-cell table:style-name="ce2" office:value-type="float" office:value="6.38E-016" calcext:value-type="float">
            <text:p>6.38E-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BS(([.C22]-[.$B22])/[.$B22])" office:value-type="float" office:value="0" calcext:value-type="float">
            <text:p>0</text:p>
          </table:table-cell>
          <table:table-cell table:formula="of:=ABS(([.D22]-[.$B22])/[.$B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000000000001" calcext:value-type="float">
            <text:p>0.10</text:p>
          </table:table-cell>
          <table:table-cell office:value-type="float" office:value="1.10517091807565" calcext:value-type="float">
            <text:p>1.10517091807565</text:p>
          </table:table-cell>
          <table:table-cell table:number-columns-repeated="2" office:value-type="float" office:value="1.10516666666667" calcext:value-type="float">
            <text:p>1.10516666666667</text:p>
          </table:table-cell>
          <table:table-cell/>
          <table:table-cell table:formula="of:=ABS(([.C23]-[.$B23])/[.$B23])" office:value-type="float" office:value="0.00000384683392545703" calcext:value-type="float">
            <text:p>3.84683392545703E-06</text:p>
          </table:table-cell>
          <table:table-cell table:formula="of:=ABS(([.D23]-[.$B23])/[.$B23])" office:value-type="float" office:value="0.00000384683392545703" calcext:value-type="float">
            <text:p>3.84683392545703E-06</text:p>
          </table:table-cell>
        </table:table-row>
        <table:table-row table:style-name="ro1">
          <table:table-cell office:value-type="float" office:value="0.200000000000001" calcext:value-type="float">
            <text:p>0.20</text:p>
          </table:table-cell>
          <table:table-cell office:value-type="float" office:value="1.22140275816017" calcext:value-type="float">
            <text:p>1.22140275816017</text:p>
          </table:table-cell>
          <table:table-cell table:number-columns-repeated="2" office:value-type="float" office:value="1.22133333333333" calcext:value-type="float">
            <text:p>1.22133333333333</text:p>
          </table:table-cell>
          <table:table-cell/>
          <table:table-cell table:formula="of:=ABS(([.C24]-[.$B24])/[.$B24])" office:value-type="float" office:value="0.0000568402407581338" calcext:value-type="float">
            <text:p>5.68402407581338E-05</text:p>
          </table:table-cell>
          <table:table-cell table:formula="of:=ABS(([.D24]-[.$B24])/[.$B24])" office:value-type="float" office:value="0.0000568402407581338" calcext:value-type="float">
            <text:p>5.68402407581338E-05</text:p>
          </table:table-cell>
        </table:table-row>
        <table:table-row table:style-name="ro1">
          <table:table-cell office:value-type="float" office:value="0.300000000000001" calcext:value-type="float">
            <text:p>0.30</text:p>
          </table:table-cell>
          <table:table-cell office:value-type="float" office:value="1.349858807576" calcext:value-type="float">
            <text:p>1.349858807576</text:p>
          </table:table-cell>
          <table:table-cell table:number-columns-repeated="2" office:value-type="float" office:value="1.3495" calcext:value-type="float">
            <text:p>1.3495</text:p>
          </table:table-cell>
          <table:table-cell/>
          <table:table-cell table:formula="of:=ABS(([.C25]-[.$B25])/[.$B25])" office:value-type="float" office:value="0.000265811190021856" calcext:value-type="float">
            <text:p>0.000265811190021856</text:p>
          </table:table-cell>
          <table:table-cell table:formula="of:=ABS(([.D25]-[.$B25])/[.$B25])" office:value-type="float" office:value="0.000265811190021856" calcext:value-type="float">
            <text:p>0.000265811190021856</text:p>
          </table:table-cell>
        </table:table-row>
        <table:table-row table:style-name="ro1">
          <table:table-cell office:value-type="float" office:value="0.400000000000001" calcext:value-type="float">
            <text:p>0.40</text:p>
          </table:table-cell>
          <table:table-cell office:value-type="float" office:value="1.49182469764127" calcext:value-type="float">
            <text:p>1.49182469764127</text:p>
          </table:table-cell>
          <table:table-cell office:value-type="float" office:value="1.49066666666667" calcext:value-type="float">
            <text:p>1.49066666666667</text:p>
          </table:table-cell>
          <table:table-cell office:value-type="float" office:value="1.49066666666667" calcext:value-type="float">
            <text:p>1.49066666666667</text:p>
          </table:table-cell>
          <table:table-cell/>
          <table:table-cell table:formula="of:=ABS(([.C26]-[.$B26])/[.$B26])" office:value-type="float" office:value="0.000776251376206941" calcext:value-type="float">
            <text:p>0.000776251376206941</text:p>
          </table:table-cell>
          <table:table-cell table:formula="of:=ABS(([.D26]-[.$B26])/[.$B26])" office:value-type="float" office:value="0.000776251376206793" calcext:value-type="float">
            <text:p>0.000776251376206793</text:p>
          </table:table-cell>
        </table:table-row>
        <table:table-row table:style-name="ro1">
          <table:table-cell office:value-type="float" office:value="0.500000000000001" calcext:value-type="float">
            <text:p>0.50</text:p>
          </table:table-cell>
          <table:table-cell office:value-type="float" office:value="1.64872127070013" calcext:value-type="float">
            <text:p>1.64872127070013</text:p>
          </table:table-cell>
          <table:table-cell table:number-columns-repeated="2" office:value-type="float" office:value="1.64583333333333" calcext:value-type="float">
            <text:p>1.64583333333333</text:p>
          </table:table-cell>
          <table:table-cell/>
          <table:table-cell table:formula="of:=ABS(([.C27]-[.$B27])/[.$B27])" office:value-type="float" office:value="0.0017516225562909" calcext:value-type="float">
            <text:p>0.0017516225562909</text:p>
          </table:table-cell>
          <table:table-cell table:formula="of:=ABS(([.D27]-[.$B27])/[.$B27])" office:value-type="float" office:value="0.0017516225562909" calcext:value-type="float">
            <text:p>0.0017516225562909</text:p>
          </table:table-cell>
        </table:table-row>
        <table:table-row table:style-name="ro1">
          <table:table-cell office:value-type="float" office:value="0.600000000000001" calcext:value-type="float">
            <text:p>0.60</text:p>
          </table:table-cell>
          <table:table-cell office:value-type="float" office:value="1.82211880039051" calcext:value-type="float">
            <text:p>1.82211880039051</text:p>
          </table:table-cell>
          <table:table-cell office:value-type="float" office:value="1.816" calcext:value-type="float">
            <text:p>1.816</text:p>
          </table:table-cell>
          <table:table-cell office:value-type="float" office:value="1.816" calcext:value-type="float">
            <text:p>1.816</text:p>
          </table:table-cell>
          <table:table-cell/>
          <table:table-cell table:formula="of:=ABS(([.C28]-[.$B28])/[.$B28])" office:value-type="float" office:value="0.00335806885324804" calcext:value-type="float">
            <text:p>0.00335806885324804</text:p>
          </table:table-cell>
          <table:table-cell table:formula="of:=ABS(([.D28]-[.$B28])/[.$B28])" office:value-type="float" office:value="0.00335806885324816" calcext:value-type="float">
            <text:p>0.00335806885324816</text:p>
          </table:table-cell>
        </table:table-row>
        <table:table-row table:style-name="ro1">
          <table:table-cell office:value-type="float" office:value="0.700000000000001" calcext:value-type="float">
            <text:p>0.70</text:p>
          </table:table-cell>
          <table:table-cell office:value-type="float" office:value="2.01375270747048" calcext:value-type="float">
            <text:p>2.01375270747048</text:p>
          </table:table-cell>
          <table:table-cell table:number-columns-repeated="2" office:value-type="float" office:value="2.00216666666667" calcext:value-type="float">
            <text:p>2.00216666666667</text:p>
          </table:table-cell>
          <table:table-cell/>
          <table:table-cell table:formula="of:=ABS(([.C29]-[.$B29])/[.$B29])" office:value-type="float" office:value="0.00575345759229964" calcext:value-type="float">
            <text:p>0.00575345759229964</text:p>
          </table:table-cell>
          <table:table-cell table:formula="of:=ABS(([.D29]-[.$B29])/[.$B29])" office:value-type="float" office:value="0.00575345759229964" calcext:value-type="float">
            <text:p>0.00575345759229964</text:p>
          </table:table-cell>
        </table:table-row>
        <table:table-row table:style-name="ro1">
          <table:table-cell office:value-type="float" office:value="0.800000000000001" calcext:value-type="float">
            <text:p>0.80</text:p>
          </table:table-cell>
          <table:table-cell office:value-type="float" office:value="2.22554092849247" calcext:value-type="float">
            <text:p>2.22554092849247</text:p>
          </table:table-cell>
          <table:table-cell table:number-columns-repeated="2" office:value-type="float" office:value="2.20533333333333" calcext:value-type="float">
            <text:p>2.20533333333333</text:p>
          </table:table-cell>
          <table:table-cell/>
          <table:table-cell table:formula="of:=ABS(([.C30]-[.$B30])/[.$B30])" office:value-type="float" office:value="0.00907985780015388" calcext:value-type="float">
            <text:p>0.00907985780015388</text:p>
          </table:table-cell>
          <table:table-cell table:formula="of:=ABS(([.D30]-[.$B30])/[.$B30])" office:value-type="float" office:value="0.00907985780015388" calcext:value-type="float">
            <text:p>0.00907985780015388</text:p>
          </table:table-cell>
        </table:table-row>
        <table:table-row table:style-name="ro1">
          <table:table-cell office:value-type="float" office:value="0.900000000000001" calcext:value-type="float">
            <text:p>0.90</text:p>
          </table:table-cell>
          <table:table-cell office:value-type="float" office:value="2.45960311115695" calcext:value-type="float">
            <text:p>2.45960311115695</text:p>
          </table:table-cell>
          <table:table-cell table:number-columns-repeated="2" office:value-type="float" office:value="2.4265" calcext:value-type="float">
            <text:p>2.4265</text:p>
          </table:table-cell>
          <table:table-cell/>
          <table:table-cell table:formula="of:=ABS(([.C31]-[.$B31])/[.$B31])" office:value-type="float" office:value="0.0134587206394364" calcext:value-type="float">
            <text:p>0.0134587206394364</text:p>
          </table:table-cell>
          <table:table-cell table:formula="of:=ABS(([.D31]-[.$B31])/[.$B31])" office:value-type="float" office:value="0.0134587206394364" calcext:value-type="float">
            <text:p>0.0134587206394364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.71828182845905" calcext:value-type="float">
            <text:p>2.71828182845905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66666666666667" calcext:value-type="float">
            <text:p>2.66666666666667</text:p>
          </table:table-cell>
          <table:table-cell/>
          <table:table-cell table:formula="of:=ABS(([.C32]-[.$B32])/[.$B32])" office:value-type="float" office:value="0.0189881568761538" calcext:value-type="float">
            <text:p>0.0189881568761538</text:p>
          </table:table-cell>
          <table:table-cell table:formula="of:=ABS(([.D32]-[.$B32])/[.$B32])" office:value-type="float" office:value="0.0189881568761536" calcext:value-type="float">
            <text:p>0.0189881568761536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office:value-type="float" office:value="3.00416602394644" calcext:value-type="float">
            <text:p>3.00416602394644</text:p>
          </table:table-cell>
          <table:table-cell table:number-columns-repeated="2" office:value-type="float" office:value="2.92683333333334" calcext:value-type="float">
            <text:p>2.92683333333334</text:p>
          </table:table-cell>
          <table:table-cell/>
          <table:table-cell table:formula="of:=ABS(([.C33]-[.$B33])/[.$B33])" office:value-type="float" office:value="0.0257418165296708" calcext:value-type="float">
            <text:p>0.0257418165296708</text:p>
          </table:table-cell>
          <table:table-cell table:formula="of:=ABS(([.D33]-[.$B33])/[.$B33])" office:value-type="float" office:value="0.0257418165296708" calcext:value-type="float">
            <text:p>0.0257418165296708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3.32011692273655" calcext:value-type="float">
            <text:p>3.32011692273655</text:p>
          </table:table-cell>
          <table:table-cell office:value-type="float" office:value="3.208" calcext:value-type="float">
            <text:p>3.208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ABS(([.C34]-[.$B34])/[.$B34])" office:value-type="float" office:value="0.0337689681856558" calcext:value-type="float">
            <text:p>0.0337689681856558</text:p>
          </table:table-cell>
          <table:table-cell table:formula="of:=ABS(([.D34]-[.$B34])/[.$B34])" office:value-type="float" office:value="0.0337689681856557" calcext:value-type="float">
            <text:p>0.0337689681856557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3.66929666761925" calcext:value-type="float">
            <text:p>3.66929666761925</text:p>
          </table:table-cell>
          <table:table-cell office:value-type="float" office:value="3.51116666666667" calcext:value-type="float">
            <text:p>3.51116666666667</text:p>
          </table:table-cell>
          <table:table-cell office:value-type="float" office:value="3.51116666666667" calcext:value-type="float">
            <text:p>3.51116666666667</text:p>
          </table:table-cell>
          <table:table-cell/>
          <table:table-cell table:formula="of:=ABS(([.C35]-[.$B35])/[.$B35])" office:value-type="float" office:value="0.0430954526920761" calcext:value-type="float">
            <text:p>0.0430954526920761</text:p>
          </table:table-cell>
          <table:table-cell table:formula="of:=ABS(([.D35]-[.$B35])/[.$B35])" office:value-type="float" office:value="0.0430954526920763" calcext:value-type="float">
            <text:p>0.0430954526920763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4.05519996684468" calcext:value-type="float">
            <text:p>4.05519996684468</text:p>
          </table:table-cell>
          <table:table-cell table:number-columns-repeated="2" office:value-type="float" office:value="3.83733333333334" calcext:value-type="float">
            <text:p>3.83733333333334</text:p>
          </table:table-cell>
          <table:table-cell/>
          <table:table-cell table:formula="of:=ABS(([.C36]-[.$B36])/[.$B36])" office:value-type="float" office:value="0.0537252503680755" calcext:value-type="float">
            <text:p>0.0537252503680755</text:p>
          </table:table-cell>
          <table:table-cell table:formula="of:=ABS(([.D36]-[.$B36])/[.$B36])" office:value-type="float" office:value="0.0537252503680755" calcext:value-type="float">
            <text:p>0.0537252503680755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4.48168907033807" calcext:value-type="float">
            <text:p>4.48168907033807</text:p>
          </table:table-cell>
          <table:table-cell office:value-type="float" office:value="4.1875" calcext:value-type="float">
            <text:p>4.1875</text:p>
          </table:table-cell>
          <table:table-cell office:value-type="float" office:value="4.1875" calcext:value-type="float">
            <text:p>4.1875</text:p>
          </table:table-cell>
          <table:table-cell/>
          <table:table-cell table:formula="of:=ABS(([.C37]-[.$B37])/[.$B37])" office:value-type="float" office:value="0.0656424543784502" calcext:value-type="float">
            <text:p>0.0656424543784502</text:p>
          </table:table-cell>
          <table:table-cell table:formula="of:=ABS(([.D37]-[.$B37])/[.$B37])" office:value-type="float" office:value="0.0656424543784503" calcext:value-type="float">
            <text:p>0.0656424543784503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4.95303242439512" calcext:value-type="float">
            <text:p>4.95303242439512</text:p>
          </table:table-cell>
          <table:table-cell office:value-type="float" office:value="4.56266666666667" calcext:value-type="float">
            <text:p>4.56266666666667</text:p>
          </table:table-cell>
          <table:table-cell office:value-type="float" office:value="4.56266666666667" calcext:value-type="float">
            <text:p>4.56266666666667</text:p>
          </table:table-cell>
          <table:table-cell/>
          <table:table-cell table:formula="of:=ABS(([.C38]-[.$B38])/[.$B38])" office:value-type="float" office:value="0.0788134872297192" calcext:value-type="float">
            <text:p>0.0788134872297192</text:p>
          </table:table-cell>
          <table:table-cell table:formula="of:=ABS(([.D38]-[.$B38])/[.$B38])" office:value-type="float" office:value="0.078813487229719" calcext:value-type="float">
            <text:p>0.078813487229719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5.47394739172721" calcext:value-type="float">
            <text:p>5.47394739172721</text:p>
          </table:table-cell>
          <table:table-cell table:number-columns-repeated="2" office:value-type="float" office:value="4.96383333333334" calcext:value-type="float">
            <text:p>4.96383333333334</text:p>
          </table:table-cell>
          <table:table-cell/>
          <table:table-cell table:formula="of:=ABS(([.C39]-[.$B39])/[.$B39])" office:value-type="float" office:value="0.0931894338562342" calcext:value-type="float">
            <text:p>0.0931894338562342</text:p>
          </table:table-cell>
          <table:table-cell table:formula="of:=ABS(([.D39]-[.$B39])/[.$B39])" office:value-type="float" office:value="0.0931894338562342" calcext:value-type="float">
            <text:p>0.0931894338562342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6.04964746441295" calcext:value-type="float">
            <text:p>6.04964746441295</text:p>
          </table:table-cell>
          <table:table-cell table:number-columns-repeated="2" office:value-type="float" office:value="5.39200000000001" calcext:value-type="float">
            <text:p>5.39200000000001</text:p>
          </table:table-cell>
          <table:table-cell/>
          <table:table-cell table:formula="of:=ABS(([.C40]-[.$B40])/[.$B40])" office:value-type="float" office:value="0.108708394709206" calcext:value-type="float">
            <text:p>0.108708394709206</text:p>
          </table:table-cell>
          <table:table-cell table:formula="of:=ABS(([.D40]-[.$B40])/[.$B40])" office:value-type="float" office:value="0.108708394709206" calcext:value-type="float">
            <text:p>0.108708394709206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office:value-type="float" office:value="6.68589444227928" calcext:value-type="float">
            <text:p>6.68589444227928</text:p>
          </table:table-cell>
          <table:table-cell office:value-type="float" office:value="5.84816666666667" calcext:value-type="float">
            <text:p>5.84816666666667</text:p>
          </table:table-cell>
          <table:table-cell office:value-type="float" office:value="5.84816666666667" calcext:value-type="float">
            <text:p>5.84816666666667</text:p>
          </table:table-cell>
          <table:table-cell/>
          <table:table-cell table:formula="of:=ABS(([.C41]-[.$B41])/[.$B41])" office:value-type="float" office:value="0.125297786682827" calcext:value-type="float">
            <text:p>0.125297786682827</text:p>
          </table:table-cell>
          <table:table-cell table:formula="of:=ABS(([.D41]-[.$B41])/[.$B41])" office:value-type="float" office:value="0.125297786682827" calcext:value-type="float">
            <text:p>0.125297786682827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7.38905609893066" calcext:value-type="float">
            <text:p>7.38905609893066</text:p>
          </table:table-cell>
          <table:table-cell table:number-columns-repeated="2" office:value-type="float" office:value="6.33333333333334" calcext:value-type="float">
            <text:p>6.33333333333334</text:p>
          </table:table-cell>
          <table:table-cell/>
          <table:table-cell table:formula="of:=ABS(([.C42]-[.$B42])/[.$B42])" office:value-type="float" office:value="0.142876539501453" calcext:value-type="float">
            <text:p>0.142876539501453</text:p>
          </table:table-cell>
          <table:table-cell table:formula="of:=ABS(([.D42]-[.$B42])/[.$B42])" office:value-type="float" office:value="0.142876539501453" calcext:value-type="float">
            <text:p>0.142876539501453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office:value-type="float" office:value="8.16616991256766" calcext:value-type="float">
            <text:p>8.16616991256766</text:p>
          </table:table-cell>
          <table:table-cell table:number-columns-repeated="2" office:value-type="float" office:value="6.84850000000001" calcext:value-type="float">
            <text:p>6.84850000000001</text:p>
          </table:table-cell>
          <table:table-cell/>
          <table:table-cell table:formula="of:=ABS(([.C43]-[.$B43])/[.$B43])" office:value-type="float" office:value="0.161357151109454" calcext:value-type="float">
            <text:p>0.161357151109454</text:p>
          </table:table-cell>
          <table:table-cell table:formula="of:=ABS(([.D43]-[.$B43])/[.$B43])" office:value-type="float" office:value="0.161357151109454" calcext:value-type="float">
            <text:p>0.161357151109454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9.02501349943413" calcext:value-type="float">
            <text:p>9.02501349943413</text:p>
          </table:table-cell>
          <table:table-cell table:number-columns-repeated="2" office:value-type="float" office:value="7.39466666666668" calcext:value-type="float">
            <text:p>7.39466666666668</text:p>
          </table:table-cell>
          <table:table-cell/>
          <table:table-cell table:formula="of:=ABS(([.C44]-[.$B44])/[.$B44])" office:value-type="float" office:value="0.180647578296662" calcext:value-type="float">
            <text:p>0.180647578296662</text:p>
          </table:table-cell>
          <table:table-cell table:formula="of:=ABS(([.D44]-[.$B44])/[.$B44])" office:value-type="float" office:value="0.180647578296662" calcext:value-type="float">
            <text:p>0.180647578296662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9.97418245481474" calcext:value-type="float">
            <text:p>9.97418245481474</text:p>
          </table:table-cell>
          <table:table-cell table:number-columns-repeated="2" office:value-type="float" office:value="7.97283333333334" calcext:value-type="float">
            <text:p>7.97283333333334</text:p>
          </table:table-cell>
          <table:table-cell/>
          <table:table-cell table:formula="of:=ABS(([.C45]-[.$B45])/[.$B45])" office:value-type="float" office:value="0.200652948805373" calcext:value-type="float">
            <text:p>0.200652948805373</text:p>
          </table:table-cell>
          <table:table-cell table:formula="of:=ABS(([.D45]-[.$B45])/[.$B45])" office:value-type="float" office:value="0.200652948805373" calcext:value-type="float">
            <text:p>0.200652948805373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office:value-type="float" office:value="11.0231763806416" calcext:value-type="float">
            <text:p>11.0231763806416</text:p>
          </table:table-cell>
          <table:table-cell table:number-columns-repeated="2" office:value-type="float" office:value="8.58400000000001" calcext:value-type="float">
            <text:p>8.58400000000001</text:p>
          </table:table-cell>
          <table:table-cell/>
          <table:table-cell table:formula="of:=ABS(([.C46]-[.$B46])/[.$B46])" office:value-type="float" office:value="0.221277088963683" calcext:value-type="float">
            <text:p>0.221277088963683</text:p>
          </table:table-cell>
          <table:table-cell table:formula="of:=ABS(([.D46]-[.$B46])/[.$B46])" office:value-type="float" office:value="0.221277088963683" calcext:value-type="float">
            <text:p>0.221277088963683</text:p>
          </table:table-cell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p10" table:style-name="ta1">
        <table:shapes>
          <draw:frame draw:z-index="0" draw:style-name="gr1" draw:text-style-name="P1" svg:width="16cm" svg:height="18.5cm" svg:x="23.2cm" svg:y="0.395cm">
            <draw:object draw:notify-on-update-of-ranges="exp10.A2:exp10.A46 exp10.F1:exp10.F1 exp10.F2:exp10.F46 exp10.G1:exp10.G1 exp10.G2:exp10.G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ce1"/>
        <table:table-column table:style-name="co10" table:number-columns-repeated="3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bm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l. erro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</table:table-row>
        <table:table-row table:style-name="ro1">
          <table:table-cell office:value-type="float" office:value="-2" calcext:value-type="float">
            <text:p>-2.00</text:p>
          </table:table-cell>
          <table:table-cell office:value-type="float" office:value="0.135335283236613" calcext:value-type="float">
            <text:p>0.135335283236613</text:p>
          </table:table-cell>
          <table:table-cell office:value-type="float" office:value="0.135097001763668" calcext:value-type="float">
            <text:p>0.135097001763668</text:p>
          </table:table-cell>
          <table:table-cell office:value-type="float" office:value="0.135097001763668" calcext:value-type="float">
            <text:p>0.135097001763668</text:p>
          </table:table-cell>
          <table:table-cell/>
          <table:table-cell table:formula="of:=ABS(([.C2]-[.$B2])/[.$B2])" office:value-type="float" office:value="0.00176067517092086" calcext:value-type="float">
            <text:p>0.00176067517092086</text:p>
          </table:table-cell>
          <table:table-cell table:formula="of:=ABS(([.D2]-[.$B2])/[.$B2])" office:value-type="float" office:value="0.00176067517092127" calcext:value-type="float">
            <text:p>0.00176067517092127</text:p>
          </table:table-cell>
        </table:table-row>
        <table:table-row table:style-name="ro1">
          <table:table-cell office:value-type="float" office:value="-1.9" calcext:value-type="float">
            <text:p>-1.90</text:p>
          </table:table-cell>
          <table:table-cell office:value-type="float" office:value="0.149568619222635" calcext:value-type="float">
            <text:p>0.149568619222635</text:p>
          </table:table-cell>
          <table:table-cell office:value-type="float" office:value="0.14942482010337" calcext:value-type="float">
            <text:p>0.14942482010337</text:p>
          </table:table-cell>
          <table:table-cell office:value-type="float" office:value="0.14942482010337" calcext:value-type="float">
            <text:p>0.14942482010337</text:p>
          </table:table-cell>
          <table:table-cell/>
          <table:table-cell table:formula="of:=ABS(([.C3]-[.$B3])/[.$B3])" office:value-type="float" office:value="0.00096142573229713" calcext:value-type="float">
            <text:p>0.00096142573229713</text:p>
          </table:table-cell>
          <table:table-cell table:formula="of:=ABS(([.D3]-[.$B3])/[.$B3])" office:value-type="float" office:value="0.000961425732296944" calcext:value-type="float">
            <text:p>0.000961425732296944</text:p>
          </table:table-cell>
        </table:table-row>
        <table:table-row table:style-name="ro1">
          <table:table-cell office:value-type="float" office:value="-1.8" calcext:value-type="float">
            <text:p>-1.80</text:p>
          </table:table-cell>
          <table:table-cell office:value-type="float" office:value="0.165298888221587" calcext:value-type="float">
            <text:p>0.165298888221587</text:p>
          </table:table-cell>
          <table:table-cell office:value-type="float" office:value="0.165214477257143" calcext:value-type="float">
            <text:p>0.165214477257143</text:p>
          </table:table-cell>
          <table:table-cell office:value-type="float" office:value="0.165214477257143" calcext:value-type="float">
            <text:p>0.165214477257143</text:p>
          </table:table-cell>
          <table:table-cell/>
          <table:table-cell table:formula="of:=ABS(([.C4]-[.$B4])/[.$B4])" office:value-type="float" office:value="0.00051065657701564" calcext:value-type="float">
            <text:p>0.00051065657701564</text:p>
          </table:table-cell>
          <table:table-cell table:formula="of:=ABS(([.D4]-[.$B4])/[.$B4])" office:value-type="float" office:value="0.000510656577015808" calcext:value-type="float">
            <text:p>0.000510656577015808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0.182683524052735" calcext:value-type="float">
            <text:p>0.182683524052735</text:p>
          </table:table-cell>
          <table:table-cell office:value-type="float" office:value="0.182635479893059" calcext:value-type="float">
            <text:p>0.182635479893059</text:p>
          </table:table-cell>
          <table:table-cell office:value-type="float" office:value="0.182635479893058" calcext:value-type="float">
            <text:p>0.182635479893058</text:p>
          </table:table-cell>
          <table:table-cell/>
          <table:table-cell table:formula="of:=ABS(([.C5]-[.$B5])/[.$B5])" office:value-type="float" office:value="0.000262991202547184" calcext:value-type="float">
            <text:p>0.000262991202547184</text:p>
          </table:table-cell>
          <table:table-cell table:formula="of:=ABS(([.D5]-[.$B5])/[.$B5])" office:value-type="float" office:value="0.000262991202547791" calcext:value-type="float">
            <text:p>0.000262991202547791</text:p>
          </table:table-cell>
        </table:table-row>
        <table:table-row table:style-name="ro1">
          <table:table-cell office:value-type="float" office:value="-1.6" calcext:value-type="float">
            <text:p>-1.60</text:p>
          </table:table-cell>
          <table:table-cell office:value-type="float" office:value="0.201896517994655" calcext:value-type="float">
            <text:p>0.201896517994655</text:p>
          </table:table-cell>
          <table:table-cell office:value-type="float" office:value="0.201870102845855" calcext:value-type="float">
            <text:p>0.201870102845855</text:p>
          </table:table-cell>
          <table:table-cell office:value-type="float" office:value="0.201870102845855" calcext:value-type="float">
            <text:p>0.201870102845855</text:p>
          </table:table-cell>
          <table:table-cell/>
          <table:table-cell table:formula="of:=ABS(([.C6]-[.$B6])/[.$B6])" office:value-type="float" office:value="0.000130835088501631" calcext:value-type="float">
            <text:p>0.000130835088501631</text:p>
          </table:table-cell>
          <table:table-cell table:formula="of:=ABS(([.D6]-[.$B6])/[.$B6])" office:value-type="float" office:value="0.000130835088502181" calcext:value-type="float">
            <text:p>0.000130835088502181</text:p>
          </table:table-cell>
        </table:table-row>
        <table:table-row table:style-name="ro1">
          <table:table-cell office:value-type="float" office:value="-1.5" calcext:value-type="float">
            <text:p>-1.50</text:p>
          </table:table-cell>
          <table:table-cell office:value-type="float" office:value="0.22313016014843" calcext:value-type="float">
            <text:p>0.22313016014843</text:p>
          </table:table-cell>
          <table:table-cell table:number-columns-repeated="2" office:value-type="float" office:value="0.223116193498884" calcext:value-type="float">
            <text:p>0.223116193498884</text:p>
          </table:table-cell>
          <table:table-cell/>
          <table:table-cell table:formula="of:=ABS(([.C7]-[.$B7])/[.$B7])" office:value-type="float" office:value="0.0000625941806189483" calcext:value-type="float">
            <text:p>6.25941806189483E-05</text:p>
          </table:table-cell>
          <table:table-cell table:formula="of:=ABS(([.D7]-[.$B7])/[.$B7])" office:value-type="float" office:value="0.0000625941806189483" calcext:value-type="float">
            <text:p>6.25941806189483E-05</text:p>
          </table:table-cell>
        </table:table-row>
        <table:table-row table:style-name="ro1">
          <table:table-cell office:value-type="float" office:value="-1.4" calcext:value-type="float">
            <text:p>-1.40</text:p>
          </table:table-cell>
          <table:table-cell office:value-type="float" office:value="0.246596963941607" calcext:value-type="float">
            <text:p>0.246596963941607</text:p>
          </table:table-cell>
          <table:table-cell office:value-type="float" office:value="0.246589900582716" calcext:value-type="float">
            <text:p>0.246589900582716</text:p>
          </table:table-cell>
          <table:table-cell office:value-type="float" office:value="0.246589900582716" calcext:value-type="float">
            <text:p>0.246589900582716</text:p>
          </table:table-cell>
          <table:table-cell/>
          <table:table-cell table:formula="of:=ABS(([.C8]-[.$B8])/[.$B8])" office:value-type="float" office:value="0.0000286433327384642" calcext:value-type="float">
            <text:p>2.86433327384642E-05</text:p>
          </table:table-cell>
          <table:table-cell table:formula="of:=ABS(([.D8]-[.$B8])/[.$B8])" office:value-type="float" office:value="0.0000286433327385767" calcext:value-type="float">
            <text:p>2.86433327385767E-05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0.272531793034013" calcext:value-type="float">
            <text:p>0.272531793034013</text:p>
          </table:table-cell>
          <table:table-cell table:number-columns-repeated="2" office:value-type="float" office:value="0.272528398807091" calcext:value-type="float">
            <text:p>0.272528398807091</text:p>
          </table:table-cell>
          <table:table-cell/>
          <table:table-cell table:formula="of:=ABS(([.C9]-[.$B9])/[.$B9])" office:value-type="float" office:value="0.0000124544255345432" calcext:value-type="float">
            <text:p>1.24544255345432E-05</text:p>
          </table:table-cell>
          <table:table-cell table:formula="of:=ABS(([.D9]-[.$B9])/[.$B9])" office:value-type="float" office:value="0.0000124544255345432" calcext:value-type="float">
            <text:p>1.24544255345432E-05</text:p>
          </table:table-cell>
        </table:table-row>
        <table:table-row table:style-name="ro1">
          <table:table-cell office:value-type="float" office:value="-1.2" calcext:value-type="float">
            <text:p>-1.20</text:p>
          </table:table-cell>
          <table:table-cell office:value-type="float" office:value="0.301194211912202" calcext:value-type="float">
            <text:p>0.301194211912202</text:p>
          </table:table-cell>
          <table:table-cell table:number-columns-repeated="2" office:value-type="float" office:value="0.301192674742857" calcext:value-type="float">
            <text:p>0.301192674742857</text:p>
          </table:table-cell>
          <table:table-cell/>
          <table:table-cell table:formula="of:=ABS(([.C10]-[.$B10])/[.$B10])" office:value-type="float" office:value="0.00000510358195500598" calcext:value-type="float">
            <text:p>5.10358195500598E-06</text:p>
          </table:table-cell>
          <table:table-cell table:formula="of:=ABS(([.D10]-[.$B10])/[.$B10])" office:value-type="float" office:value="0.00000510358195500598" calcext:value-type="float">
            <text:p>5.10358195500598E-06</text:p>
          </table:table-cell>
        </table:table-row>
        <table:table-row table:style-name="ro1">
          <table:table-cell office:value-type="float" office:value="-1.1" calcext:value-type="float">
            <text:p>-1.10</text:p>
          </table:table-cell>
          <table:table-cell office:value-type="float" office:value="0.33287108369808" calcext:value-type="float">
            <text:p>0.33287108369808</text:p>
          </table:table-cell>
          <table:table-cell table:number-columns-repeated="2" office:value-type="float" office:value="0.332870434370588" calcext:value-type="float">
            <text:p>0.332870434370588</text:p>
          </table:table-cell>
          <table:table-cell/>
          <table:table-cell table:formula="of:=ABS(([.C11]-[.$B11])/[.$B11])" office:value-type="float" office:value="0.00000195068758853821" calcext:value-type="float">
            <text:p>1.95068758853821E-06</text:p>
          </table:table-cell>
          <table:table-cell table:formula="of:=ABS(([.D11]-[.$B11])/[.$B11])" office:value-type="float" office:value="0.00000195068758853821" calcext:value-type="float">
            <text:p>1.95068758853821E-06</text:p>
          </table:table-cell>
        </table:table-row>
        <table:table-row table:style-name="ro1">
          <table:table-cell office:value-type="float" office:value="-0.999999999999999" calcext:value-type="float">
            <text:p>-1.00</text:p>
          </table:table-cell>
          <table:table-cell office:value-type="float" office:value="0.367879441171443" calcext:value-type="float">
            <text:p>0.367879441171443</text:p>
          </table:table-cell>
          <table:table-cell office:value-type="float" office:value="0.367879188712522" calcext:value-type="float">
            <text:p>0.367879188712522</text:p>
          </table:table-cell>
          <table:table-cell office:value-type="float" office:value="0.367879188712522" calcext:value-type="float">
            <text:p>0.367879188712522</text:p>
          </table:table-cell>
          <table:table-cell/>
          <table:table-cell table:formula="of:=ABS(([.C12]-[.$B12])/[.$B12])" office:value-type="float" office:value="0.000000686254495399718" calcext:value-type="float">
            <text:p>6.86254495399718E-07</text:p>
          </table:table-cell>
          <table:table-cell table:formula="of:=ABS(([.D12]-[.$B12])/[.$B12])" office:value-type="float" office:value="0.000000686254495550613" calcext:value-type="float">
            <text:p>6.86254495550613E-07</text:p>
          </table:table-cell>
        </table:table-row>
        <table:table-row table:style-name="ro1">
          <table:table-cell office:value-type="float" office:value="-0.899999999999999" calcext:value-type="float">
            <text:p>-0.90</text:p>
          </table:table-cell>
          <table:table-cell office:value-type="float" office:value="0.406569659740599" calcext:value-type="float">
            <text:p>0.406569659740599</text:p>
          </table:table-cell>
          <table:table-cell table:number-columns-repeated="2" office:value-type="float" office:value="0.406569570964509" calcext:value-type="float">
            <text:p>0.406569570964509</text:p>
          </table:table-cell>
          <table:table-cell/>
          <table:table-cell table:formula="of:=ABS(([.C13]-[.$B13])/[.$B13])" office:value-type="float" office:value="0.000000218353947655476" calcext:value-type="float">
            <text:p>2.18353947655476E-07</text:p>
          </table:table-cell>
          <table:table-cell table:formula="of:=ABS(([.D13]-[.$B13])/[.$B13])" office:value-type="float" office:value="0.000000218353947655476" calcext:value-type="float">
            <text:p>2.18353947655476E-07</text:p>
          </table:table-cell>
        </table:table-row>
        <table:table-row table:style-name="ro1">
          <table:table-cell office:value-type="float" office:value="-0.799999999999999" calcext:value-type="float">
            <text:p>-0.80</text:p>
          </table:table-cell>
          <table:table-cell office:value-type="float" office:value="0.449328964117222" calcext:value-type="float">
            <text:p>0.449328964117222</text:p>
          </table:table-cell>
          <table:table-cell office:value-type="float" office:value="0.449328936544621" calcext:value-type="float">
            <text:p>0.449328936544621</text:p>
          </table:table-cell>
          <table:table-cell office:value-type="float" office:value="0.449328936544621" calcext:value-type="float">
            <text:p>0.449328936544621</text:p>
          </table:table-cell>
          <table:table-cell/>
          <table:table-cell table:formula="of:=ABS(([.C14]-[.$B14])/[.$B14])" office:value-type="float" office:value="0.0000000613639516157679" calcext:value-type="float">
            <text:p>6.13639516157679E-08</text:p>
          </table:table-cell>
          <table:table-cell table:formula="of:=ABS(([.D14]-[.$B14])/[.$B14])" office:value-type="float" office:value="0.0000000613639514922256" calcext:value-type="float">
            <text:p>6.13639514922256E-08</text:p>
          </table:table-cell>
        </table:table-row>
        <table:table-row table:style-name="ro1">
          <table:table-cell office:value-type="float" office:value="-0.699999999999999" calcext:value-type="float">
            <text:p>-0.70</text:p>
          </table:table-cell>
          <table:table-cell office:value-type="float" office:value="0.49658530379141" calcext:value-type="float">
            <text:p>0.49658530379141</text:p>
          </table:table-cell>
          <table:table-cell office:value-type="float" office:value="0.496585296475097" calcext:value-type="float">
            <text:p>0.496585296475097</text:p>
          </table:table-cell>
          <table:table-cell office:value-type="float" office:value="0.496585296475097" calcext:value-type="float">
            <text:p>0.496585296475097</text:p>
          </table:table-cell>
          <table:table-cell/>
          <table:table-cell table:formula="of:=ABS(([.C15]-[.$B15])/[.$B15])" office:value-type="float" office:value="0.0000000147332451122163" calcext:value-type="float">
            <text:p>1.47332451122163E-08</text:p>
          </table:table-cell>
          <table:table-cell table:formula="of:=ABS(([.D15]-[.$B15])/[.$B15])" office:value-type="float" office:value="0.0000000147332453357877" calcext:value-type="float">
            <text:p>1.47332453357877E-08</text:p>
          </table:table-cell>
        </table:table-row>
        <table:table-row table:style-name="ro1">
          <table:table-cell office:value-type="float" office:value="-0.599999999999999" calcext:value-type="float">
            <text:p>-0.60</text:p>
          </table:table-cell>
          <table:table-cell office:value-type="float" office:value="0.548811636094027" calcext:value-type="float">
            <text:p>0.548811636094027</text:p>
          </table:table-cell>
          <table:table-cell table:number-columns-repeated="2" office:value-type="float" office:value="0.548811634514286" calcext:value-type="float">
            <text:p>0.548811634514286</text:p>
          </table:table-cell>
          <table:table-cell/>
          <table:table-cell table:formula="of:=ABS(([.C16]-[.$B16])/[.$B16])" office:value-type="float" office:value="0.00000000287847537977599" calcext:value-type="float">
            <text:p>2.87847537977599E-09</text:p>
          </table:table-cell>
          <table:table-cell table:formula="of:=ABS(([.D16]-[.$B16])/[.$B16])" office:value-type="float" office:value="0.00000000287847537977599" calcext:value-type="float">
            <text:p>2.87847537977599E-09</text:p>
          </table:table-cell>
        </table:table-row>
        <table:table-row table:style-name="ro1">
          <table:table-cell office:value-type="float" office:value="-0.499999999999999" calcext:value-type="float">
            <text:p>-0.50</text:p>
          </table:table-cell>
          <table:table-cell office:value-type="float" office:value="0.606530659712634" calcext:value-type="float">
            <text:p>0.606530659712634</text:p>
          </table:table-cell>
          <table:table-cell table:number-columns-repeated="2" office:value-type="float" office:value="0.606530659455261" calcext:value-type="float">
            <text:p>0.606530659455261</text:p>
          </table:table-cell>
          <table:table-cell/>
          <table:table-cell table:formula="of:=ABS(([.C17]-[.$B17])/[.$B17])" office:value-type="float" office:value="0.000000000424335992955349" calcext:value-type="float">
            <text:p>4.24335992955349E-10</text:p>
          </table:table-cell>
          <table:table-cell table:formula="of:=ABS(([.D17]-[.$B17])/[.$B17])" office:value-type="float" office:value="0.000000000424335992955349" calcext:value-type="float">
            <text:p>4.24335992955349E-10</text:p>
          </table:table-cell>
        </table:table-row>
        <table:table-row table:style-name="ro1">
          <table:table-cell office:value-type="float" office:value="-0.399999999999999" calcext:value-type="float">
            <text:p>-0.40</text:p>
          </table:table-cell>
          <table:table-cell office:value-type="float" office:value="0.67032004603564" calcext:value-type="float">
            <text:p>0.67032004603564</text:p>
          </table:table-cell>
          <table:table-cell table:number-columns-repeated="2" office:value-type="float" office:value="0.670320046007761" calcext:value-type="float">
            <text:p>0.670320046007761</text:p>
          </table:table-cell>
          <table:table-cell/>
          <table:table-cell table:formula="of:=ABS(([.C18]-[.$B18])/[.$B18])" office:value-type="float" office:value="0.0000000000415907947302943" calcext:value-type="float">
            <text:p>4.15907947302943E-11</text:p>
          </table:table-cell>
          <table:table-cell table:formula="of:=ABS(([.D18]-[.$B18])/[.$B18])" office:value-type="float" office:value="0.0000000000415907947302943" calcext:value-type="float">
            <text:p>4.15907947302943E-11</text:p>
          </table:table-cell>
        </table:table-row>
        <table:table-row table:style-name="ro1">
          <table:table-cell office:value-type="float" office:value="-0.299999999999999" calcext:value-type="float">
            <text:p>-0.30</text:p>
          </table:table-cell>
          <table:table-cell office:value-type="float" office:value="0.740818220681718" calcext:value-type="float">
            <text:p>0.740818220681718</text:p>
          </table:table-cell>
          <table:table-cell table:number-columns-repeated="2" office:value-type="float" office:value="0.740818220680134" calcext:value-type="float">
            <text:p>0.740818220680134</text:p>
          </table:table-cell>
          <table:table-cell/>
          <table:table-cell table:formula="of:=ABS(([.C19]-[.$B19])/[.$B19])" office:value-type="float" office:value="0.00000000000213811586299149" calcext:value-type="float">
            <text:p>2.13811586299149E-12</text:p>
          </table:table-cell>
          <table:table-cell table:formula="of:=ABS(([.D19]-[.$B19])/[.$B19])" office:value-type="float" office:value="0.00000000000213811586299149" calcext:value-type="float">
            <text:p>2.13811586299149E-12</text:p>
          </table:table-cell>
        </table:table-row>
        <table:table-row table:style-name="ro1">
          <table:table-cell office:value-type="float" office:value="-0.199999999999999" calcext:value-type="float">
            <text:p>-0.20</text:p>
          </table:table-cell>
          <table:table-cell office:value-type="float" office:value="0.818730753077982" calcext:value-type="float">
            <text:p>0.818730753077982</text:p>
          </table:table-cell>
          <table:table-cell office:value-type="float" office:value="0.818730753077955" calcext:value-type="float">
            <text:p>0.818730753077955</text:p>
          </table:table-cell>
          <table:table-cell office:value-type="float" office:value="0.818730753077955" calcext:value-type="float">
            <text:p>0.818730753077955</text:p>
          </table:table-cell>
          <table:table-cell/>
          <table:table-cell table:formula="of:=ABS(([.C20]-[.$B20])/[.$B20])" office:value-type="float" office:value="0.0000000000000337651336648073" calcext:value-type="float">
            <text:p>3.37651336648073E-14</text:p>
          </table:table-cell>
          <table:table-cell table:formula="of:=ABS(([.D20]-[.$B20])/[.$B20])" office:value-type="float" office:value="0.0000000000000339007366112523" calcext:value-type="float">
            <text:p>3.39007366112523E-14</text:p>
          </table:table-cell>
        </table:table-row>
        <table:table-row table:style-name="ro1">
          <table:table-cell office:value-type="float" office:value="-0.0999999999999994" calcext:value-type="float">
            <text:p>-0.10</text:p>
          </table:table-cell>
          <table:table-cell table:number-columns-repeated="2" office:value-type="float" office:value="0.90483741803596" calcext:value-type="float">
            <text:p>0.90483741803596</text:p>
          </table:table-cell>
          <table:table-cell office:value-type="float" office:value="0.90483741803596" calcext:value-type="float">
            <text:p>0.90483741803596</text:p>
          </table:table-cell>
          <table:table-cell/>
          <table:table-cell table:formula="of:=ABS(([.C21]-[.$B21])/[.$B21])" office:value-type="float" office:value="0" calcext:value-type="float">
            <text:p>0</text:p>
          </table:table-cell>
          <table:table-cell table:formula="of:=ABS(([.D21]-[.$B21])/[.$B2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.38E-016" calcext:value-type="float">
            <text:p>6.38E-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BS(([.C22]-[.$B22])/[.$B22])" office:value-type="float" office:value="0" calcext:value-type="float">
            <text:p>0</text:p>
          </table:table-cell>
          <table:table-cell table:formula="of:=ABS(([.D22]-[.$B22])/[.$B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000000000001" calcext:value-type="float">
            <text:p>0.10</text:p>
          </table:table-cell>
          <table:table-cell office:value-type="float" office:value="1.10517091807565" calcext:value-type="float">
            <text:p>1.10517091807565</text:p>
          </table:table-cell>
          <table:table-cell table:number-columns-repeated="2" office:value-type="float" office:value="1.10517091807565" calcext:value-type="float">
            <text:p>1.10517091807565</text:p>
          </table:table-cell>
          <table:table-cell/>
          <table:table-cell table:formula="of:=ABS(([.C23]-[.$B23])/[.$B23])" office:value-type="float" office:value="0" calcext:value-type="float">
            <text:p>0</text:p>
          </table:table-cell>
          <table:table-cell table:formula="of:=ABS(([.D23]-[.$B23])/[.$B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0000000000001" calcext:value-type="float">
            <text:p>0.20</text:p>
          </table:table-cell>
          <table:table-cell office:value-type="float" office:value="1.22140275816017" calcext:value-type="float">
            <text:p>1.22140275816017</text:p>
          </table:table-cell>
          <table:table-cell table:number-columns-repeated="2" office:value-type="float" office:value="1.22140275816014" calcext:value-type="float">
            <text:p>1.22140275816014</text:p>
          </table:table-cell>
          <table:table-cell/>
          <table:table-cell table:formula="of:=ABS(([.C24]-[.$B24])/[.$B24])" office:value-type="float" office:value="0.0000000000000234515223123254" calcext:value-type="float">
            <text:p>2.34515223123254E-14</text:p>
          </table:table-cell>
          <table:table-cell table:formula="of:=ABS(([.D24]-[.$B24])/[.$B24])" office:value-type="float" office:value="0.0000000000000234515223123254" calcext:value-type="float">
            <text:p>2.34515223123254E-14</text:p>
          </table:table-cell>
        </table:table-row>
        <table:table-row table:style-name="ro1">
          <table:table-cell office:value-type="float" office:value="0.300000000000001" calcext:value-type="float">
            <text:p>0.30</text:p>
          </table:table-cell>
          <table:table-cell office:value-type="float" office:value="1.349858807576" calcext:value-type="float">
            <text:p>1.349858807576</text:p>
          </table:table-cell>
          <table:table-cell table:number-columns-repeated="2" office:value-type="float" office:value="1.34985880757433" calcext:value-type="float">
            <text:p>1.34985880757433</text:p>
          </table:table-cell>
          <table:table-cell/>
          <table:table-cell table:formula="of:=ABS(([.C25]-[.$B25])/[.$B25])" office:value-type="float" office:value="0.00000000000123930298792453" calcext:value-type="float">
            <text:p>1.23930298792453E-12</text:p>
          </table:table-cell>
          <table:table-cell table:formula="of:=ABS(([.D25]-[.$B25])/[.$B25])" office:value-type="float" office:value="0.00000000000123930298792453" calcext:value-type="float">
            <text:p>1.23930298792453E-12</text:p>
          </table:table-cell>
        </table:table-row>
        <table:table-row table:style-name="ro1">
          <table:table-cell office:value-type="float" office:value="0.400000000000001" calcext:value-type="float">
            <text:p>0.40</text:p>
          </table:table-cell>
          <table:table-cell office:value-type="float" office:value="1.49182469764127" calcext:value-type="float">
            <text:p>1.49182469764127</text:p>
          </table:table-cell>
          <table:table-cell table:number-columns-repeated="2" office:value-type="float" office:value="1.49182469761129" calcext:value-type="float">
            <text:p>1.49182469761129</text:p>
          </table:table-cell>
          <table:table-cell/>
          <table:table-cell table:formula="of:=ABS(([.C26]-[.$B26])/[.$B26])" office:value-type="float" office:value="0.000000000020097993450861" calcext:value-type="float">
            <text:p>2.0097993450861E-11</text:p>
          </table:table-cell>
          <table:table-cell table:formula="of:=ABS(([.D26]-[.$B26])/[.$B26])" office:value-type="float" office:value="0.000000000020097993450861" calcext:value-type="float">
            <text:p>2.0097993450861E-11</text:p>
          </table:table-cell>
        </table:table-row>
        <table:table-row table:style-name="ro1">
          <table:table-cell office:value-type="float" office:value="0.500000000000001" calcext:value-type="float">
            <text:p>0.50</text:p>
          </table:table-cell>
          <table:table-cell office:value-type="float" office:value="1.64872127070013" calcext:value-type="float">
            <text:p>1.64872127070013</text:p>
          </table:table-cell>
          <table:table-cell office:value-type="float" office:value="1.64872127041825" calcext:value-type="float">
            <text:p>1.64872127041825</text:p>
          </table:table-cell>
          <table:table-cell office:value-type="float" office:value="1.64872127041825" calcext:value-type="float">
            <text:p>1.64872127041825</text:p>
          </table:table-cell>
          <table:table-cell/>
          <table:table-cell table:formula="of:=ABS(([.C27]-[.$B27])/[.$B27])" office:value-type="float" office:value="0.000000000170967022274806" calcext:value-type="float">
            <text:p>1.70967022274806E-10</text:p>
          </table:table-cell>
          <table:table-cell table:formula="of:=ABS(([.D27]-[.$B27])/[.$B27])" office:value-type="float" office:value="0.000000000170967156951667" calcext:value-type="float">
            <text:p>1.70967156951667E-10</text:p>
          </table:table-cell>
        </table:table-row>
        <table:table-row table:style-name="ro1">
          <table:table-cell office:value-type="float" office:value="0.600000000000001" calcext:value-type="float">
            <text:p>0.60</text:p>
          </table:table-cell>
          <table:table-cell office:value-type="float" office:value="1.82211880039051" calcext:value-type="float">
            <text:p>1.82211880039051</text:p>
          </table:table-cell>
          <table:table-cell office:value-type="float" office:value="1.82211879862857" calcext:value-type="float">
            <text:p>1.82211879862857</text:p>
          </table:table-cell>
          <table:table-cell office:value-type="float" office:value="1.82211879862857" calcext:value-type="float">
            <text:p>1.82211879862857</text:p>
          </table:table-cell>
          <table:table-cell/>
          <table:table-cell table:formula="of:=ABS(([.C28]-[.$B28])/[.$B28])" office:value-type="float" office:value="0.000000000966971793729043" calcext:value-type="float">
            <text:p>9.66971793729043E-10</text:p>
          </table:table-cell>
          <table:table-cell table:formula="of:=ABS(([.D28]-[.$B28])/[.$B28])" office:value-type="float" office:value="0.000000000966971915589706" calcext:value-type="float">
            <text:p>9.66971915589706E-10</text:p>
          </table:table-cell>
        </table:table-row>
        <table:table-row table:style-name="ro1">
          <table:table-cell office:value-type="float" office:value="0.700000000000001" calcext:value-type="float">
            <text:p>0.70</text:p>
          </table:table-cell>
          <table:table-cell office:value-type="float" office:value="2.01375270747048" calcext:value-type="float">
            <text:p>2.01375270747048</text:p>
          </table:table-cell>
          <table:table-cell table:number-columns-repeated="2" office:value-type="float" office:value="2.01375269916032" calcext:value-type="float">
            <text:p>2.01375269916032</text:p>
          </table:table-cell>
          <table:table-cell/>
          <table:table-cell table:formula="of:=ABS(([.C29]-[.$B29])/[.$B29])" office:value-type="float" office:value="0.00000000412670162133449" calcext:value-type="float">
            <text:p>4.12670162133449E-09</text:p>
          </table:table-cell>
          <table:table-cell table:formula="of:=ABS(([.D29]-[.$B29])/[.$B29])" office:value-type="float" office:value="0.00000000412670162133449" calcext:value-type="float">
            <text:p>4.12670162133449E-09</text:p>
          </table:table-cell>
        </table:table-row>
        <table:table-row table:style-name="ro1">
          <table:table-cell office:value-type="float" office:value="0.800000000000001" calcext:value-type="float">
            <text:p>0.80</text:p>
          </table:table-cell>
          <table:table-cell office:value-type="float" office:value="2.22554092849247" calcext:value-type="float">
            <text:p>2.22554092849247</text:p>
          </table:table-cell>
          <table:table-cell table:number-columns-repeated="2" office:value-type="float" office:value="2.22554089659824" calcext:value-type="float">
            <text:p>2.22554089659824</text:p>
          </table:table-cell>
          <table:table-cell/>
          <table:table-cell table:formula="of:=ABS(([.C30]-[.$B30])/[.$B30])" office:value-type="float" office:value="0.0000000143310016920524" calcext:value-type="float">
            <text:p>1.43310016920524E-08</text:p>
          </table:table-cell>
          <table:table-cell table:formula="of:=ABS(([.D30]-[.$B30])/[.$B30])" office:value-type="float" office:value="0.0000000143310016920524" calcext:value-type="float">
            <text:p>1.43310016920524E-08</text:p>
          </table:table-cell>
        </table:table-row>
        <table:table-row table:style-name="ro1">
          <table:table-cell office:value-type="float" office:value="0.900000000000001" calcext:value-type="float">
            <text:p>0.90</text:p>
          </table:table-cell>
          <table:table-cell office:value-type="float" office:value="2.45960311115695" calcext:value-type="float">
            <text:p>2.45960311115695</text:p>
          </table:table-cell>
          <table:table-cell table:number-columns-repeated="2" office:value-type="float" office:value="2.45960300657567" calcext:value-type="float">
            <text:p>2.45960300657567</text:p>
          </table:table-cell>
          <table:table-cell/>
          <table:table-cell table:formula="of:=ABS(([.C31]-[.$B31])/[.$B31])" office:value-type="float" office:value="0.0000000425195754575228" calcext:value-type="float">
            <text:p>4.25195754575228E-08</text:p>
          </table:table-cell>
          <table:table-cell table:formula="of:=ABS(([.D31]-[.$B31])/[.$B31])" office:value-type="float" office:value="0.0000000425195754575228" calcext:value-type="float">
            <text:p>4.25195754575228E-08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.71828182845905" calcext:value-type="float">
            <text:p>2.71828182845905</text:p>
          </table:table-cell>
          <table:table-cell office:value-type="float" office:value="2.71828152557319" calcext:value-type="float">
            <text:p>2.71828152557319</text:p>
          </table:table-cell>
          <table:table-cell office:value-type="float" office:value="2.71828152557319" calcext:value-type="float">
            <text:p>2.71828152557319</text:p>
          </table:table-cell>
          <table:table-cell/>
          <table:table-cell table:formula="of:=ABS(([.C32]-[.$B32])/[.$B32])" office:value-type="float" office:value="0.000000111425478282657" calcext:value-type="float">
            <text:p>1.11425478282657E-07</text:p>
          </table:table-cell>
          <table:table-cell table:formula="of:=ABS(([.D32]-[.$B32])/[.$B32])" office:value-type="float" office:value="0.000000111425478119286" calcext:value-type="float">
            <text:p>1.11425478119286E-07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office:value-type="float" office:value="3.00416602394644" calcext:value-type="float">
            <text:p>3.00416602394644</text:p>
          </table:table-cell>
          <table:table-cell table:number-columns-repeated="2" office:value-type="float" office:value="3.00416523055055" calcext:value-type="float">
            <text:p>3.00416523055055</text:p>
          </table:table-cell>
          <table:table-cell/>
          <table:table-cell table:formula="of:=ABS(([.C33]-[.$B33])/[.$B33])" office:value-type="float" office:value="0.000000264098549664417" calcext:value-type="float">
            <text:p>2.64098549664417E-07</text:p>
          </table:table-cell>
          <table:table-cell table:formula="of:=ABS(([.D33]-[.$B33])/[.$B33])" office:value-type="float" office:value="0.000000264098549664417" calcext:value-type="float">
            <text:p>2.64098549664417E-07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3.32011692273655" calcext:value-type="float">
            <text:p>3.32011692273655</text:p>
          </table:table-cell>
          <table:table-cell office:value-type="float" office:value="3.32011500982857" calcext:value-type="float">
            <text:p>3.32011500982857</text:p>
          </table:table-cell>
          <table:table-cell office:value-type="float" office:value="3.32011500982857" calcext:value-type="float">
            <text:p>3.32011500982857</text:p>
          </table:table-cell>
          <table:table-cell/>
          <table:table-cell table:formula="of:=ABS(([.C34]-[.$B34])/[.$B34])" office:value-type="float" office:value="0.000000576156810298061" calcext:value-type="float">
            <text:p>5.76156810298061E-07</text:p>
          </table:table-cell>
          <table:table-cell table:formula="of:=ABS(([.D34]-[.$B34])/[.$B34])" office:value-type="float" office:value="0.000000576156810164304" calcext:value-type="float">
            <text:p>5.76156810164304E-07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3.66929666761925" calcext:value-type="float">
            <text:p>3.66929666761925</text:p>
          </table:table-cell>
          <table:table-cell office:value-type="float" office:value="3.66929236563785" calcext:value-type="float">
            <text:p>3.66929236563785</text:p>
          </table:table-cell>
          <table:table-cell office:value-type="float" office:value="3.66929236563785" calcext:value-type="float">
            <text:p>3.66929236563785</text:p>
          </table:table-cell>
          <table:table-cell/>
          <table:table-cell table:formula="of:=ABS(([.C35]-[.$B35])/[.$B35])" office:value-type="float" office:value="0.00000117242670296792" calcext:value-type="float">
            <text:p>1.17242670296792E-06</text:p>
          </table:table-cell>
          <table:table-cell table:formula="of:=ABS(([.D35]-[.$B35])/[.$B35])" office:value-type="float" office:value="0.00000117242670308894" calcext:value-type="float">
            <text:p>1.17242670308894E-06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4.05519996684468" calcext:value-type="float">
            <text:p>4.05519996684468</text:p>
          </table:table-cell>
          <table:table-cell office:value-type="float" office:value="4.05519084875062" calcext:value-type="float">
            <text:p>4.05519084875062</text:p>
          </table:table-cell>
          <table:table-cell office:value-type="float" office:value="4.05519084875062" calcext:value-type="float">
            <text:p>4.05519084875062</text:p>
          </table:table-cell>
          <table:table-cell/>
          <table:table-cell table:formula="of:=ABS(([.C36]-[.$B36])/[.$B36])" office:value-type="float" office:value="0.00000224849431153069" calcext:value-type="float">
            <text:p>2.24849431153069E-06</text:p>
          </table:table-cell>
          <table:table-cell table:formula="of:=ABS(([.D36]-[.$B36])/[.$B36])" office:value-type="float" office:value="0.00000224849431131167" calcext:value-type="float">
            <text:p>2.24849431131167E-06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4.48168907033807" calcext:value-type="float">
            <text:p>4.48168907033807</text:p>
          </table:table-cell>
          <table:table-cell office:value-type="float" office:value="4.48167070661273" calcext:value-type="float">
            <text:p>4.48167070661273</text:p>
          </table:table-cell>
          <table:table-cell office:value-type="float" office:value="4.48167070661273" calcext:value-type="float">
            <text:p>4.48167070661273</text:p>
          </table:table-cell>
          <table:table-cell/>
          <table:table-cell table:formula="of:=ABS(([.C37]-[.$B37])/[.$B37])" office:value-type="float" office:value="0.0000040975009763155" calcext:value-type="float">
            <text:p>4.0975009763155E-06</text:p>
          </table:table-cell>
          <table:table-cell table:formula="of:=ABS(([.D37]-[.$B37])/[.$B37])" office:value-type="float" office:value="0.00000409750097651368" calcext:value-type="float">
            <text:p>4.09750097651368E-06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4.95303242439512" calcext:value-type="float">
            <text:p>4.95303242439512</text:p>
          </table:table-cell>
          <table:table-cell office:value-type="float" office:value="4.95299704839225" calcext:value-type="float">
            <text:p>4.95299704839225</text:p>
          </table:table-cell>
          <table:table-cell office:value-type="float" office:value="4.95299704839225" calcext:value-type="float">
            <text:p>4.95299704839225</text:p>
          </table:table-cell>
          <table:table-cell/>
          <table:table-cell table:formula="of:=ABS(([.C38]-[.$B38])/[.$B38])" office:value-type="float" office:value="0.00000714229180113418" calcext:value-type="float">
            <text:p>7.14229180113418E-06</text:p>
          </table:table-cell>
          <table:table-cell table:formula="of:=ABS(([.D38]-[.$B38])/[.$B38])" office:value-type="float" office:value="0.00000714229180095486" calcext:value-type="float">
            <text:p>7.14229180095486E-06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5.47394739172721" calcext:value-type="float">
            <text:p>5.47394739172721</text:p>
          </table:table-cell>
          <table:table-cell table:number-columns-repeated="2" office:value-type="float" office:value="5.47388185336141" calcext:value-type="float">
            <text:p>5.47388185336141</text:p>
          </table:table-cell>
          <table:table-cell/>
          <table:table-cell table:formula="of:=ABS(([.C39]-[.$B39])/[.$B39])" office:value-type="float" office:value="0.0000119727796238917" calcext:value-type="float">
            <text:p>1.19727796238917E-05</text:p>
          </table:table-cell>
          <table:table-cell table:formula="of:=ABS(([.D39]-[.$B39])/[.$B39])" office:value-type="float" office:value="0.0000119727796238917" calcext:value-type="float">
            <text:p>1.19727796238917E-05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6.04964746441295" calcext:value-type="float">
            <text:p>6.04964746441295</text:p>
          </table:table-cell>
          <table:table-cell table:number-columns-repeated="2" office:value-type="float" office:value="6.04953017302858" calcext:value-type="float">
            <text:p>6.04953017302858</text:p>
          </table:table-cell>
          <table:table-cell/>
          <table:table-cell table:formula="of:=ABS(([.C40]-[.$B40])/[.$B40])" office:value-type="float" office:value="0.000019388135434974" calcext:value-type="float">
            <text:p>1.9388135434974E-05</text:p>
          </table:table-cell>
          <table:table-cell table:formula="of:=ABS(([.D40]-[.$B40])/[.$B40])" office:value-type="float" office:value="0.000019388135434974" calcext:value-type="float">
            <text:p>1.9388135434974E-05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office:value-type="float" office:value="6.68589444227928" calcext:value-type="float">
            <text:p>6.68589444227928</text:p>
          </table:table-cell>
          <table:table-cell office:value-type="float" office:value="6.68569090243682" calcext:value-type="float">
            <text:p>6.68569090243682</text:p>
          </table:table-cell>
          <table:table-cell office:value-type="float" office:value="6.68569090243682" calcext:value-type="float">
            <text:p>6.68569090243682</text:p>
          </table:table-cell>
          <table:table-cell/>
          <table:table-cell table:formula="of:=ABS(([.C41]-[.$B41])/[.$B41])" office:value-type="float" office:value="0.0000304431731936044" calcext:value-type="float">
            <text:p>3.04431731936044E-05</text:p>
          </table:table-cell>
          <table:table-cell table:formula="of:=ABS(([.D41]-[.$B41])/[.$B41])" office:value-type="float" office:value="0.0000304431731937372" calcext:value-type="float">
            <text:p>3.04431731937372E-05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7.38905609893066" calcext:value-type="float">
            <text:p>7.38905609893066</text:p>
          </table:table-cell>
          <table:table-cell office:value-type="float" office:value="7.38871252204586" calcext:value-type="float">
            <text:p>7.38871252204586</text:p>
          </table:table-cell>
          <table:table-cell office:value-type="float" office:value="7.38871252204587" calcext:value-type="float">
            <text:p>7.38871252204587</text:p>
          </table:table-cell>
          <table:table-cell/>
          <table:table-cell table:formula="of:=ABS(([.C42]-[.$B42])/[.$B42])" office:value-type="float" office:value="0.0000464980750174082" calcext:value-type="float">
            <text:p>4.64980750174082E-05</text:p>
          </table:table-cell>
          <table:table-cell table:formula="of:=ABS(([.D42]-[.$B42])/[.$B42])" office:value-type="float" office:value="0.000046498075017288" calcext:value-type="float">
            <text:p>4.6498075017288E-05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office:value-type="float" office:value="8.16616991256766" calcext:value-type="float">
            <text:p>8.16616991256766</text:p>
          </table:table-cell>
          <table:table-cell office:value-type="float" office:value="8.16560423861408" calcext:value-type="float">
            <text:p>8.16560423861408</text:p>
          </table:table-cell>
          <table:table-cell office:value-type="float" office:value="8.16560423861407" calcext:value-type="float">
            <text:p>8.16560423861407</text:p>
          </table:table-cell>
          <table:table-cell/>
          <table:table-cell table:formula="of:=ABS(([.C43]-[.$B43])/[.$B43])" office:value-type="float" office:value="0.0000692704119119089" calcext:value-type="float">
            <text:p>6.92704119119089E-05</text:p>
          </table:table-cell>
          <table:table-cell table:formula="of:=ABS(([.D43]-[.$B43])/[.$B43])" office:value-type="float" office:value="0.0000692704119121264" calcext:value-type="float">
            <text:p>6.92704119121264E-05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9.02501349943413" calcext:value-type="float">
            <text:p>9.02501349943413</text:p>
          </table:table-cell>
          <table:table-cell table:number-columns-repeated="2" office:value-type="float" office:value="9.02410298149701" calcext:value-type="float">
            <text:p>9.02410298149701</text:p>
          </table:table-cell>
          <table:table-cell/>
          <table:table-cell table:formula="of:=ABS(([.C44]-[.$B44])/[.$B44])" office:value-type="float" office:value="0.000100888263178458" calcext:value-type="float">
            <text:p>0.000100888263178458</text:p>
          </table:table-cell>
          <table:table-cell table:formula="of:=ABS(([.D44]-[.$B44])/[.$B44])" office:value-type="float" office:value="0.000100888263178458" calcext:value-type="float">
            <text:p>0.000100888263178458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9.97418245481474" calcext:value-type="float">
            <text:p>9.97418245481474</text:p>
          </table:table-cell>
          <table:table-cell table:number-columns-repeated="2" office:value-type="float" office:value="9.97274673977943" calcext:value-type="float">
            <text:p>9.97274673977943</text:p>
          </table:table-cell>
          <table:table-cell/>
          <table:table-cell table:formula="of:=ABS(([.C45]-[.$B45])/[.$B45])" office:value-type="float" office:value="0.000143943129355439" calcext:value-type="float">
            <text:p>0.000143943129355439</text:p>
          </table:table-cell>
          <table:table-cell table:formula="of:=ABS(([.D45]-[.$B45])/[.$B45])" office:value-type="float" office:value="0.000143943129355439" calcext:value-type="float">
            <text:p>0.000143943129355439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office:value-type="float" office:value="11.0231763806416" calcext:value-type="float">
            <text:p>11.0231763806416</text:p>
          </table:table-cell>
          <table:table-cell office:value-type="float" office:value="11.0209547556572" calcext:value-type="float">
            <text:p>11.0209547556572</text:p>
          </table:table-cell>
          <table:table-cell office:value-type="float" office:value="11.0209547556572" calcext:value-type="float">
            <text:p>11.0209547556572</text:p>
          </table:table-cell>
          <table:table-cell/>
          <table:table-cell table:formula="of:=ABS(([.C46]-[.$B46])/[.$B46])" office:value-type="float" office:value="0.000201541271566772" calcext:value-type="float">
            <text:p>0.000201541271566772</text:p>
          </table:table-cell>
          <table:table-cell table:formula="of:=ABS(([.D46]-[.$B46])/[.$B46])" office:value-type="float" office:value="0.000201541271566934" calcext:value-type="float">
            <text:p>0.000201541271566934</text:p>
          </table:table-cell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n1p4" table:style-name="ta1">
        <table:table-column table:style-name="co12" table:default-cell-style-name="ce1"/>
        <table:table-column table:style-name="co13" table:number-columns-repeated="3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bm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l. erro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  <table:table-cell>
            <draw:frame draw:z-index="0" draw:style-name="gr2" draw:text-style-name="P1" svg:width="16cm" svg:height="18.5cm" svg:x="1.189cm" svg:y="0cm">
              <draw:object draw:notify-on-update-of-ranges="ln1p4.A2:ln1p4.A41 ln1p4.F1:ln1p4.F1 ln1p4.F2:ln1p4.F41 ln1p4.G1:ln1p4.G1 ln1p4.G2:ln1p4.G41" xlink:href="./Object 9" xlink:type="simple" xlink:show="embed" xlink:actuate="onLoad">
                <loext:p text:style-name="P2"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2.99573227355399" calcext:value-type="float">
            <text:p>-2.99573227355399</text:p>
          </table:table-cell>
          <table:table-cell table:number-columns-repeated="2" office:value-type="float" office:value="-1.89066822916667" calcext:value-type="float">
            <text:p>-1.89066822916667</text:p>
          </table:table-cell>
          <table:table-cell/>
          <table:table-cell table:formula="of:=ABS(([.C2]-[.$B2])/[.$B2])" office:value-type="float" office:value="0.368879440310041" calcext:value-type="float">
            <text:p>0.368879440310041</text:p>
          </table:table-cell>
          <table:table-cell table:formula="of:=ABS(([.D2]-[.$B2])/[.$B2])" office:value-type="float" office:value="0.368879440310041" calcext:value-type="float">
            <text:p>0.368879440310041</text:p>
          </table:table-cell>
          <table:table-cell/>
        </table:table-row>
        <table:table-row table:style-name="ro1">
          <table:table-cell office:value-type="float" office:value="-0.9" calcext:value-type="float">
            <text:p>-0.90</text:p>
          </table:table-cell>
          <table:table-cell office:value-type="float" office:value="-2.30258509299405" calcext:value-type="float">
            <text:p>-2.30258509299405</text:p>
          </table:table-cell>
          <table:table-cell office:value-type="float" office:value="-1.712025" calcext:value-type="float">
            <text:p>-1.712025</text:p>
          </table:table-cell>
          <table:table-cell office:value-type="float" office:value="-1.712025" calcext:value-type="float">
            <text:p>-1.712025</text:p>
          </table:table-cell>
          <table:table-cell/>
          <table:table-cell table:formula="of:=ABS(([.C3]-[.$B3])/[.$B3])" office:value-type="float" office:value="0.256476989619585" calcext:value-type="float">
            <text:p>0.256476989619585</text:p>
          </table:table-cell>
          <table:table-cell table:formula="of:=ABS(([.D3]-[.$B3])/[.$B3])" office:value-type="float" office:value="0.256476989619585" calcext:value-type="float">
            <text:p>0.256476989619585</text:p>
          </table:table-cell>
          <table:table-cell/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1.89711998488588" calcext:value-type="float">
            <text:p>-1.89711998488588</text:p>
          </table:table-cell>
          <table:table-cell table:number-columns-repeated="2" office:value-type="float" office:value="-1.54645989583333" calcext:value-type="float">
            <text:p>-1.54645989583333</text:p>
          </table:table-cell>
          <table:table-cell/>
          <table:table-cell table:formula="of:=ABS(([.C4]-[.$B4])/[.$B4])" office:value-type="float" office:value="0.184838118751694" calcext:value-type="float">
            <text:p>0.184838118751694</text:p>
          </table:table-cell>
          <table:table-cell table:formula="of:=ABS(([.D4]-[.$B4])/[.$B4])" office:value-type="float" office:value="0.184838118751694" calcext:value-type="float">
            <text:p>0.184838118751694</text:p>
          </table:table-cell>
          <table:table-cell/>
        </table:table-row>
        <table:table-row table:style-name="ro1">
          <table:table-cell office:value-type="float" office:value="-0.8" calcext:value-type="float">
            <text:p>-0.80</text:p>
          </table:table-cell>
          <table:table-cell office:value-type="float" office:value="-1.6094379124341" calcext:value-type="float">
            <text:p>-1.6094379124341</text:p>
          </table:table-cell>
          <table:table-cell table:number-columns-repeated="2" office:value-type="float" office:value="-1.39306666666667" calcext:value-type="float">
            <text:p>-1.39306666666667</text:p>
          </table:table-cell>
          <table:table-cell/>
          <table:table-cell table:formula="of:=ABS(([.C5]-[.$B5])/[.$B5])" office:value-type="float" office:value="0.13443901382949" calcext:value-type="float">
            <text:p>0.13443901382949</text:p>
          </table:table-cell>
          <table:table-cell table:formula="of:=ABS(([.D5]-[.$B5])/[.$B5])" office:value-type="float" office:value="0.13443901382949" calcext:value-type="float">
            <text:p>0.13443901382949</text:p>
          </table:table-cell>
          <table:table-cell/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.38629436111989" calcext:value-type="float">
            <text:p>-1.38629436111989</text:p>
          </table:table-cell>
          <table:table-cell table:number-columns-repeated="2" office:value-type="float" office:value="-1.2509765625" calcext:value-type="float">
            <text:p>-1.2509765625</text:p>
          </table:table-cell>
          <table:table-cell/>
          <table:table-cell table:formula="of:=ABS(([.C6]-[.$B6])/[.$B6])" office:value-type="float" office:value="0.0976111585064637" calcext:value-type="float">
            <text:p>0.0976111585064637</text:p>
          </table:table-cell>
          <table:table-cell table:formula="of:=ABS(([.D6]-[.$B6])/[.$B6])" office:value-type="float" office:value="0.0976111585064637" calcext:value-type="float">
            <text:p>0.0976111585064637</text:p>
          </table:table-cell>
          <table:table-cell/>
        </table:table-row>
        <table:table-row table:style-name="ro1">
          <table:table-cell office:value-type="float" office:value="-0.7" calcext:value-type="float">
            <text:p>-0.70</text:p>
          </table:table-cell>
          <table:table-cell office:value-type="float" office:value="-1.20397280432594" calcext:value-type="float">
            <text:p>-1.20397280432594</text:p>
          </table:table-cell>
          <table:table-cell office:value-type="float" office:value="-1.11935833333333" calcext:value-type="float">
            <text:p>-1.11935833333333</text:p>
          </table:table-cell>
          <table:table-cell office:value-type="float" office:value="-1.11935833333333" calcext:value-type="float">
            <text:p>-1.11935833333333</text:p>
          </table:table-cell>
          <table:table-cell/>
          <table:table-cell table:formula="of:=ABS(([.C7]-[.$B7])/[.$B7])" office:value-type="float" office:value="0.0702793872823193" calcext:value-type="float">
            <text:p>0.0702793872823193</text:p>
          </table:table-cell>
          <table:table-cell table:formula="of:=ABS(([.D7]-[.$B7])/[.$B7])" office:value-type="float" office:value="0.0702793872823191" calcext:value-type="float">
            <text:p>0.0702793872823191</text:p>
          </table:table-cell>
          <table:table-cell/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1.04982212449868" calcext:value-type="float">
            <text:p>-1.04982212449868</text:p>
          </table:table-cell>
          <table:table-cell table:number-columns-repeated="2" office:value-type="float" office:value="-0.997418229166666" calcext:value-type="float">
            <text:p>-0.997418229166666</text:p>
          </table:table-cell>
          <table:table-cell/>
          <table:table-cell table:formula="of:=ABS(([.C8]-[.$B8])/[.$B8])" office:value-type="float" office:value="0.0499169279338967" calcext:value-type="float">
            <text:p>0.0499169279338967</text:p>
          </table:table-cell>
          <table:table-cell table:formula="of:=ABS(([.D8]-[.$B8])/[.$B8])" office:value-type="float" office:value="0.0499169279338967" calcext:value-type="float">
            <text:p>0.0499169279338967</text:p>
          </table:table-cell>
          <table:table-cell/>
        </table:table-row>
        <table:table-row table:style-name="ro1">
          <table:table-cell office:value-type="float" office:value="-0.6" calcext:value-type="float">
            <text:p>-0.60</text:p>
          </table:table-cell>
          <table:table-cell office:value-type="float" office:value="-0.916290731874154" calcext:value-type="float">
            <text:p>-0.916290731874154</text:p>
          </table:table-cell>
          <table:table-cell table:number-columns-repeated="2" office:value-type="float" office:value="-0.884399999999999" calcext:value-type="float">
            <text:p>-0.884399999999999</text:p>
          </table:table-cell>
          <table:table-cell/>
          <table:table-cell table:formula="of:=ABS(([.C9]-[.$B9])/[.$B9])" office:value-type="float" office:value="0.0348041628762594" calcext:value-type="float">
            <text:p>0.0348041628762594</text:p>
          </table:table-cell>
          <table:table-cell table:formula="of:=ABS(([.D9]-[.$B9])/[.$B9])" office:value-type="float" office:value="0.0348041628762594" calcext:value-type="float">
            <text:p>0.0348041628762594</text:p>
          </table:table-cell>
          <table:table-cell/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0.798507696217771" calcext:value-type="float">
            <text:p>-0.798507696217771</text:p>
          </table:table-cell>
          <table:table-cell table:number-columns-repeated="2" office:value-type="float" office:value="-0.779584895833333" calcext:value-type="float">
            <text:p>-0.779584895833333</text:p>
          </table:table-cell>
          <table:table-cell/>
          <table:table-cell table:formula="of:=ABS(([.C10]-[.$B10])/[.$B10])" office:value-type="float" office:value="0.0236977057003563" calcext:value-type="float">
            <text:p>0.0236977057003563</text:p>
          </table:table-cell>
          <table:table-cell table:formula="of:=ABS(([.D10]-[.$B10])/[.$B10])" office:value-type="float" office:value="0.0236977057003563" calcext:value-type="float">
            <text:p>0.0236977057003563</text:p>
          </table:table-cell>
          <table:table-cell/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-0.693147180559945" calcext:value-type="float">
            <text:p>-0.693147180559945</text:p>
          </table:table-cell>
          <table:table-cell table:number-columns-repeated="2" office:value-type="float" office:value="-0.682291666666666" calcext:value-type="float">
            <text:p>-0.682291666666666</text:p>
          </table:table-cell>
          <table:table-cell/>
          <table:table-cell table:formula="of:=ABS(([.C11]-[.$B11])/[.$B11])" office:value-type="float" office:value="0.0156611960601342" calcext:value-type="float">
            <text:p>0.0156611960601342</text:p>
          </table:table-cell>
          <table:table-cell table:formula="of:=ABS(([.D11]-[.$B11])/[.$B11])" office:value-type="float" office:value="0.0156611960601342" calcext:value-type="float">
            <text:p>0.0156611960601342</text:p>
          </table:table-cell>
          <table:table-cell/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0.59783700075562" calcext:value-type="float">
            <text:p>-0.59783700075562</text:p>
          </table:table-cell>
          <table:table-cell table:number-columns-repeated="2" office:value-type="float" office:value="-0.591876562499999" calcext:value-type="float">
            <text:p>-0.591876562499999</text:p>
          </table:table-cell>
          <table:table-cell/>
          <table:table-cell table:formula="of:=ABS(([.C12]-[.$B12])/[.$B12])" office:value-type="float" office:value="0.00997000561706099" calcext:value-type="float">
            <text:p>0.00997000561706099</text:p>
          </table:table-cell>
          <table:table-cell table:formula="of:=ABS(([.D12]-[.$B12])/[.$B12])" office:value-type="float" office:value="0.00997000561706099" calcext:value-type="float">
            <text:p>0.00997000561706099</text:p>
          </table:table-cell>
          <table:table-cell/>
        </table:table-row>
        <table:table-row table:style-name="ro1">
          <table:table-cell office:value-type="float" office:value="-0.4" calcext:value-type="float">
            <text:p>-0.40</text:p>
          </table:table-cell>
          <table:table-cell office:value-type="float" office:value="-0.51082562376599" calcext:value-type="float">
            <text:p>-0.51082562376599</text:p>
          </table:table-cell>
          <table:table-cell table:number-columns-repeated="2" office:value-type="float" office:value="-0.507733333333333" calcext:value-type="float">
            <text:p>-0.507733333333333</text:p>
          </table:table-cell>
          <table:table-cell/>
          <table:table-cell table:formula="of:=ABS(([.C13]-[.$B13])/[.$B13])" office:value-type="float" office:value="0.00605351471968042" calcext:value-type="float">
            <text:p>0.00605351471968042</text:p>
          </table:table-cell>
          <table:table-cell table:formula="of:=ABS(([.D13]-[.$B13])/[.$B13])" office:value-type="float" office:value="0.00605351471968042" calcext:value-type="float">
            <text:p>0.00605351471968042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0.430782916092454" calcext:value-type="float">
            <text:p>-0.430782916092454</text:p>
          </table:table-cell>
          <table:table-cell table:number-columns-repeated="2" office:value-type="float" office:value="-0.429293229166666" calcext:value-type="float">
            <text:p>-0.429293229166666</text:p>
          </table:table-cell>
          <table:table-cell/>
          <table:table-cell table:formula="of:=ABS(([.C14]-[.$B14])/[.$B14])" office:value-type="float" office:value="0.00345809193015419" calcext:value-type="float">
            <text:p>0.00345809193015419</text:p>
          </table:table-cell>
          <table:table-cell table:formula="of:=ABS(([.D14]-[.$B14])/[.$B14])" office:value-type="float" office:value="0.00345809193015419" calcext:value-type="float">
            <text:p>0.00345809193015419</text:p>
          </table:table-cell>
          <table:table-cell/>
        </table:table-row>
        <table:table-row table:style-name="ro1">
          <table:table-cell office:value-type="float" office:value="-0.3" calcext:value-type="float">
            <text:p>-0.30</text:p>
          </table:table-cell>
          <table:table-cell office:value-type="float" office:value="-0.356674943938732" calcext:value-type="float">
            <text:p>-0.356674943938732</text:p>
          </table:table-cell>
          <table:table-cell table:number-columns-repeated="2" office:value-type="float" office:value="-0.356025" calcext:value-type="float">
            <text:p>-0.356025</text:p>
          </table:table-cell>
          <table:table-cell/>
          <table:table-cell table:formula="of:=ABS(([.C15]-[.$B15])/[.$B15])" office:value-type="float" office:value="0.00182223043636072" calcext:value-type="float">
            <text:p>0.00182223043636072</text:p>
          </table:table-cell>
          <table:table-cell table:formula="of:=ABS(([.D15]-[.$B15])/[.$B15])" office:value-type="float" office:value="0.00182223043636072" calcext:value-type="float">
            <text:p>0.00182223043636072</text:p>
          </table:table-cell>
          <table:table-cell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28768207245178" calcext:value-type="float">
            <text:p>-0.28768207245178</text:p>
          </table:table-cell>
          <table:table-cell table:number-columns-repeated="2" office:value-type="float" office:value="-0.287434895833333" calcext:value-type="float">
            <text:p>-0.287434895833333</text:p>
          </table:table-cell>
          <table:table-cell/>
          <table:table-cell table:formula="of:=ABS(([.C16]-[.$B16])/[.$B16])" office:value-type="float" office:value="0.000859200631937247" calcext:value-type="float">
            <text:p>0.000859200631937247</text:p>
          </table:table-cell>
          <table:table-cell table:formula="of:=ABS(([.D16]-[.$B16])/[.$B16])" office:value-type="float" office:value="0.000859200631937247" calcext:value-type="float">
            <text:p>0.000859200631937247</text:p>
          </table:table-cell>
          <table:table-cell/>
        </table:table-row>
        <table:table-row table:style-name="ro1">
          <table:table-cell office:value-type="float" office:value="-0.2" calcext:value-type="float">
            <text:p>-0.20</text:p>
          </table:table-cell>
          <table:table-cell office:value-type="float" office:value="-0.223143551314209" calcext:value-type="float">
            <text:p>-0.223143551314209</text:p>
          </table:table-cell>
          <table:table-cell office:value-type="float" office:value="-0.223066666666666" calcext:value-type="float">
            <text:p>-0.223066666666666</text:p>
          </table:table-cell>
          <table:table-cell office:value-type="float" office:value="-0.223066666666666" calcext:value-type="float">
            <text:p>-0.223066666666666</text:p>
          </table:table-cell>
          <table:table-cell/>
          <table:table-cell table:formula="of:=ABS(([.C17]-[.$B17])/[.$B17])" office:value-type="float" office:value="0.000344552406243694" calcext:value-type="float">
            <text:p>0.000344552406243694</text:p>
          </table:table-cell>
          <table:table-cell table:formula="of:=ABS(([.D17]-[.$B17])/[.$B17])" office:value-type="float" office:value="0.000344552406243818" calcext:value-type="float">
            <text:p>0.000344552406243818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162518929497775" calcext:value-type="float">
            <text:p>-0.162518929497775</text:p>
          </table:table-cell>
          <table:table-cell table:number-columns-repeated="2" office:value-type="float" office:value="-0.1625015625" calcext:value-type="float">
            <text:p>-0.1625015625</text:p>
          </table:table-cell>
          <table:table-cell/>
          <table:table-cell table:formula="of:=ABS(([.C18]-[.$B18])/[.$B18])" office:value-type="float" office:value="0.000106861384261991" calcext:value-type="float">
            <text:p>0.000106861384261991</text:p>
          </table:table-cell>
          <table:table-cell table:formula="of:=ABS(([.D18]-[.$B18])/[.$B18])" office:value-type="float" office:value="0.000106861384261991" calcext:value-type="float">
            <text:p>0.000106861384261991</text:p>
          </table:table-cell>
          <table:table-cell/>
        </table:table-row>
        <table:table-row table:style-name="ro1">
          <table:table-cell office:value-type="float" office:value="-0.0999999999999997" calcext:value-type="float">
            <text:p>-0.10</text:p>
          </table:table-cell>
          <table:table-cell office:value-type="float" office:value="-0.105360515657826" calcext:value-type="float">
            <text:p>-0.105360515657826</text:p>
          </table:table-cell>
          <table:table-cell office:value-type="float" office:value="-0.105358333333333" calcext:value-type="float">
            <text:p>-0.105358333333333</text:p>
          </table:table-cell>
          <table:table-cell office:value-type="float" office:value="-0.105358333333333" calcext:value-type="float">
            <text:p>-0.105358333333333</text:p>
          </table:table-cell>
          <table:table-cell/>
          <table:table-cell table:formula="of:=ABS(([.C19]-[.$B19])/[.$B19])" office:value-type="float" office:value="0.0000207129253244266" calcext:value-type="float">
            <text:p>2.07129253244266E-05</text:p>
          </table:table-cell>
          <table:table-cell table:formula="of:=ABS(([.D19]-[.$B19])/[.$B19])" office:value-type="float" office:value="0.0000207129253245583" calcext:value-type="float">
            <text:p>2.07129253245583E-05</text:p>
          </table:table-cell>
          <table:table-cell/>
        </table:table-row>
        <table:table-row table:style-name="ro1">
          <table:table-cell office:value-type="float" office:value="-0.0499999999999997" calcext:value-type="float">
            <text:p>-0.05</text:p>
          </table:table-cell>
          <table:table-cell office:value-type="float" office:value="-0.0512932943875502" calcext:value-type="float">
            <text:p>-0.0512932943875502</text:p>
          </table:table-cell>
          <table:table-cell office:value-type="float" office:value="-0.0512932291666663" calcext:value-type="float">
            <text:p>-0.0512932291666663</text:p>
          </table:table-cell>
          <table:table-cell office:value-type="float" office:value="-0.0512932291666663" calcext:value-type="float">
            <text:p>-0.0512932291666663</text:p>
          </table:table-cell>
          <table:table-cell/>
          <table:table-cell table:formula="of:=ABS(([.C20]-[.$B20])/[.$B20])" office:value-type="float" office:value="0.00000127152846480191" calcext:value-type="float">
            <text:p>1.27152846480191E-06</text:p>
          </table:table-cell>
          <table:table-cell table:formula="of:=ABS(([.D20]-[.$B20])/[.$B20])" office:value-type="float" office:value="0.00000127152846466663" calcext:value-type="float">
            <text:p>1.27152846466663E-06</text:p>
          </table:table-cell>
          <table:table-cell/>
        </table:table-row>
        <table:table-row table:style-name="ro1">
          <table:table-cell table:style-name="ce2" office:value-type="float" office:value="3.19E-016" calcext:value-type="float">
            <text:p>3.19E-16</text:p>
          </table:table-cell>
          <table:table-cell table:number-columns-repeated="3" office:value-type="float" office:value="3.19E-016" calcext:value-type="float">
            <text:p>3.19E-16</text:p>
          </table:table-cell>
          <table:table-cell/>
          <table:table-cell table:formula="of:=ABS(([.C21]-[.$B21])/[.$B21])" office:value-type="float" office:value="0" calcext:value-type="float">
            <text:p>0</text:p>
          </table:table-cell>
          <table:table-cell table:formula="of:=ABS(([.D21]-[.$B21])/[.$B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00000000000003" calcext:value-type="float">
            <text:p>0.05</text:p>
          </table:table-cell>
          <table:table-cell office:value-type="float" office:value="0.0487901641694323" calcext:value-type="float">
            <text:p>0.0487901641694323</text:p>
          </table:table-cell>
          <table:table-cell table:number-columns-repeated="2" office:value-type="float" office:value="0.048790104166667" calcext:value-type="float">
            <text:p>0.048790104166667</text:p>
          </table:table-cell>
          <table:table-cell/>
          <table:table-cell table:formula="of:=ABS(([.C22]-[.$B22])/[.$B22])" office:value-type="float" office:value="0.00000122981273707778" calcext:value-type="float">
            <text:p>1.22981273707778E-06</text:p>
          </table:table-cell>
          <table:table-cell table:formula="of:=ABS(([.D22]-[.$B22])/[.$B22])" office:value-type="float" office:value="0.00000122981273707778" calcext:value-type="float">
            <text:p>1.22981273707778E-06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0.0953101798043252" calcext:value-type="float">
            <text:p>0.0953101798043252</text:p>
          </table:table-cell>
          <table:table-cell table:number-columns-repeated="2" office:value-type="float" office:value="0.0953083333333336" calcext:value-type="float">
            <text:p>0.0953083333333336</text:p>
          </table:table-cell>
          <table:table-cell/>
          <table:table-cell table:formula="of:=ABS(([.C23]-[.$B23])/[.$B23])" office:value-type="float" office:value="0.0000193732820073807" calcext:value-type="float">
            <text:p>1.93732820073807E-05</text:p>
          </table:table-cell>
          <table:table-cell table:formula="of:=ABS(([.D23]-[.$B23])/[.$B23])" office:value-type="float" office:value="0.0000193732820073807" calcext:value-type="float">
            <text:p>1.93732820073807E-05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39761942375159" calcext:value-type="float">
            <text:p>0.139761942375159</text:p>
          </table:table-cell>
          <table:table-cell table:number-columns-repeated="2" office:value-type="float" office:value="0.1397484375" calcext:value-type="float">
            <text:p>0.1397484375</text:p>
          </table:table-cell>
          <table:table-cell/>
          <table:table-cell table:formula="of:=ABS(([.C24]-[.$B24])/[.$B24])" office:value-type="float" office:value="0.0000966277008546596" calcext:value-type="float">
            <text:p>9.66277008546596E-05</text:p>
          </table:table-cell>
          <table:table-cell table:formula="of:=ABS(([.D24]-[.$B24])/[.$B24])" office:value-type="float" office:value="0.0000966277008546596" calcext:value-type="float">
            <text:p>9.66277008546596E-05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182321556793955" calcext:value-type="float">
            <text:p>0.182321556793955</text:p>
          </table:table-cell>
          <table:table-cell office:value-type="float" office:value="0.182266666666667" calcext:value-type="float">
            <text:p>0.182266666666667</text:p>
          </table:table-cell>
          <table:table-cell office:value-type="float" office:value="0.182266666666667" calcext:value-type="float">
            <text:p>0.182266666666667</text:p>
          </table:table-cell>
          <table:table-cell/>
          <table:table-cell table:formula="of:=ABS(([.C25]-[.$B25])/[.$B25])" office:value-type="float" office:value="0.000301062190632589" calcext:value-type="float">
            <text:p>0.000301062190632589</text:p>
          </table:table-cell>
          <table:table-cell table:formula="of:=ABS(([.D25]-[.$B25])/[.$B25])" office:value-type="float" office:value="0.000301062190632741" calcext:value-type="float">
            <text:p>0.00030106219063274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2314355131421" calcext:value-type="float">
            <text:p>0.22314355131421</text:p>
          </table:table-cell>
          <table:table-cell table:number-columns-repeated="2" office:value-type="float" office:value="0.222981770833334" calcext:value-type="float">
            <text:p>0.222981770833334</text:p>
          </table:table-cell>
          <table:table-cell/>
          <table:table-cell table:formula="of:=ABS(([.C26]-[.$B26])/[.$B26])" office:value-type="float" office:value="0.00072500630165475" calcext:value-type="float">
            <text:p>0.00072500630165475</text:p>
          </table:table-cell>
          <table:table-cell table:formula="of:=ABS(([.D26]-[.$B26])/[.$B26])" office:value-type="float" office:value="0.00072500630165475" calcext:value-type="float">
            <text:p>0.00072500630165475</text:p>
          </table:table-cell>
          <table:table-cell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0.262364264467491" calcext:value-type="float">
            <text:p>0.262364264467491</text:p>
          </table:table-cell>
          <table:table-cell table:number-columns-repeated="2" office:value-type="float" office:value="0.261975" calcext:value-type="float">
            <text:p>0.261975</text:p>
          </table:table-cell>
          <table:table-cell/>
          <table:table-cell table:formula="of:=ABS(([.C27]-[.$B27])/[.$B27])" office:value-type="float" office:value="0.0014836794495665" calcext:value-type="float">
            <text:p>0.0014836794495665</text:p>
          </table:table-cell>
          <table:table-cell table:formula="of:=ABS(([.D27]-[.$B27])/[.$B27])" office:value-type="float" office:value="0.0014836794495665" calcext:value-type="float">
            <text:p>0.001483679449566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00104592450338" calcext:value-type="float">
            <text:p>0.300104592450338</text:p>
          </table:table-cell>
          <table:table-cell office:value-type="float" office:value="0.299290104166667" calcext:value-type="float">
            <text:p>0.299290104166667</text:p>
          </table:table-cell>
          <table:table-cell office:value-type="float" office:value="0.299290104166667" calcext:value-type="float">
            <text:p>0.299290104166667</text:p>
          </table:table-cell>
          <table:table-cell/>
          <table:table-cell table:formula="of:=ABS(([.C28]-[.$B28])/[.$B28])" office:value-type="float" office:value="0.00271401472740276" calcext:value-type="float">
            <text:p>0.00271401472740276</text:p>
          </table:table-cell>
          <table:table-cell table:formula="of:=ABS(([.D28]-[.$B28])/[.$B28])" office:value-type="float" office:value="0.00271401472740295" calcext:value-type="float">
            <text:p>0.00271401472740295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336472236621213" calcext:value-type="float">
            <text:p>0.336472236621213</text:p>
          </table:table-cell>
          <table:table-cell table:number-columns-repeated="2" office:value-type="float" office:value="0.334933333333334" calcext:value-type="float">
            <text:p>0.334933333333334</text:p>
          </table:table-cell>
          <table:table-cell/>
          <table:table-cell table:formula="of:=ABS(([.C29]-[.$B29])/[.$B29])" office:value-type="float" office:value="0.00457364121133144" calcext:value-type="float">
            <text:p>0.00457364121133144</text:p>
          </table:table-cell>
          <table:table-cell table:formula="of:=ABS(([.D29]-[.$B29])/[.$B29])" office:value-type="float" office:value="0.00457364121133144" calcext:value-type="float">
            <text:p>0.0045736412113314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71563556432483" calcext:value-type="float">
            <text:p>0.371563556432483</text:p>
          </table:table-cell>
          <table:table-cell table:number-columns-repeated="2" office:value-type="float" office:value="0.3688734375" calcext:value-type="float">
            <text:p>0.3688734375</text:p>
          </table:table-cell>
          <table:table-cell/>
          <table:table-cell table:formula="of:=ABS(([.C30]-[.$B30])/[.$B30])" office:value-type="float" office:value="0.00723999672710603" calcext:value-type="float">
            <text:p>0.00723999672710603</text:p>
          </table:table-cell>
          <table:table-cell table:formula="of:=ABS(([.D30]-[.$B30])/[.$B30])" office:value-type="float" office:value="0.00723999672710603" calcext:value-type="float">
            <text:p>0.00723999672710603</text:p>
          </table:table-cell>
          <table:table-cell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405465108108165" calcext:value-type="float">
            <text:p>0.405465108108165</text:p>
          </table:table-cell>
          <table:table-cell table:number-columns-repeated="2" office:value-type="float" office:value="0.401041666666667" calcext:value-type="float">
            <text:p>0.401041666666667</text:p>
          </table:table-cell>
          <table:table-cell/>
          <table:table-cell table:formula="of:=ABS(([.C31]-[.$B31])/[.$B31])" office:value-type="float" office:value="0.0109095489427853" calcext:value-type="float">
            <text:p>0.0109095489427853</text:p>
          </table:table-cell>
          <table:table-cell table:formula="of:=ABS(([.D31]-[.$B31])/[.$B31])" office:value-type="float" office:value="0.0109095489427853" calcext:value-type="float">
            <text:p>0.010909548942785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38254930931156" calcext:value-type="float">
            <text:p>0.438254930931156</text:p>
          </table:table-cell>
          <table:table-cell table:number-columns-repeated="2" office:value-type="float" office:value="0.431331770833334" calcext:value-type="float">
            <text:p>0.431331770833334</text:p>
          </table:table-cell>
          <table:table-cell/>
          <table:table-cell table:formula="of:=ABS(([.C32]-[.$B32])/[.$B32])" office:value-type="float" office:value="0.0157971071383325" calcext:value-type="float">
            <text:p>0.0157971071383325</text:p>
          </table:table-cell>
          <table:table-cell table:formula="of:=ABS(([.D32]-[.$B32])/[.$B32])" office:value-type="float" office:value="0.0157971071383325" calcext:value-type="float">
            <text:p>0.0157971071383325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470003629245736" calcext:value-type="float">
            <text:p>0.470003629245736</text:p>
          </table:table-cell>
          <table:table-cell table:number-columns-repeated="2" office:value-type="float" office:value="0.4596" calcext:value-type="float">
            <text:p>0.4596</text:p>
          </table:table-cell>
          <table:table-cell/>
          <table:table-cell table:formula="of:=ABS(([.C33]-[.$B33])/[.$B33])" office:value-type="float" office:value="0.0221352104502499" calcext:value-type="float">
            <text:p>0.0221352104502499</text:p>
          </table:table-cell>
          <table:table-cell table:formula="of:=ABS(([.D33]-[.$B33])/[.$B33])" office:value-type="float" office:value="0.0221352104502499" calcext:value-type="float">
            <text:p>0.0221352104502499</text:p>
          </table:table-cell>
          <table:table-cell/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office:value-type="float" office:value="0.50077528791249" calcext:value-type="float">
            <text:p>0.50077528791249</text:p>
          </table:table-cell>
          <table:table-cell office:value-type="float" office:value="0.485665104166667" calcext:value-type="float">
            <text:p>0.485665104166667</text:p>
          </table:table-cell>
          <table:table-cell office:value-type="float" office:value="0.485665104166667" calcext:value-type="float">
            <text:p>0.485665104166667</text:p>
          </table:table-cell>
          <table:table-cell/>
          <table:table-cell table:formula="of:=ABS(([.C34]-[.$B34])/[.$B34])" office:value-type="float" office:value="0.0301735810662908" calcext:value-type="float">
            <text:p>0.0301735810662908</text:p>
          </table:table-cell>
          <table:table-cell table:formula="of:=ABS(([.D34]-[.$B34])/[.$B34])" office:value-type="float" office:value="0.0301735810662907" calcext:value-type="float">
            <text:p>0.0301735810662907</text:p>
          </table:table-cell>
          <table:table-cell/>
        </table:table-row>
        <table:table-row table:style-name="ro1">
          <table:table-cell office:value-type="float" office:value="0.700000000000001" calcext:value-type="float">
            <text:p>0.70</text:p>
          </table:table-cell>
          <table:table-cell office:value-type="float" office:value="0.530628251062171" calcext:value-type="float">
            <text:p>0.530628251062171</text:p>
          </table:table-cell>
          <table:table-cell table:number-columns-repeated="2" office:value-type="float" office:value="0.509308333333334" calcext:value-type="float">
            <text:p>0.509308333333334</text:p>
          </table:table-cell>
          <table:table-cell/>
          <table:table-cell table:formula="of:=ABS(([.C35]-[.$B35])/[.$B35])" office:value-type="float" office:value="0.0401786329434224" calcext:value-type="float">
            <text:p>0.0401786329434224</text:p>
          </table:table-cell>
          <table:table-cell table:formula="of:=ABS(([.D35]-[.$B35])/[.$B35])" office:value-type="float" office:value="0.0401786329434224" calcext:value-type="float">
            <text:p>0.0401786329434224</text:p>
          </table:table-cell>
          <table:table-cell/>
        </table:table-row>
        <table:table-row table:style-name="ro1">
          <table:table-cell office:value-type="float" office:value="0.750000000000001" calcext:value-type="float">
            <text:p>0.75</text:p>
          </table:table-cell>
          <table:table-cell office:value-type="float" office:value="0.559615787935423" calcext:value-type="float">
            <text:p>0.559615787935423</text:p>
          </table:table-cell>
          <table:table-cell table:number-columns-repeated="2" office:value-type="float" office:value="0.5302734375" calcext:value-type="float">
            <text:p>0.5302734375</text:p>
          </table:table-cell>
          <table:table-cell/>
          <table:table-cell table:formula="of:=ABS(([.C36]-[.$B36])/[.$B36])" office:value-type="float" office:value="0.0524330282811977" calcext:value-type="float">
            <text:p>0.0524330282811977</text:p>
          </table:table-cell>
          <table:table-cell table:formula="of:=ABS(([.D36]-[.$B36])/[.$B36])" office:value-type="float" office:value="0.0524330282811977" calcext:value-type="float">
            <text:p>0.0524330282811977</text:p>
          </table:table-cell>
          <table:table-cell/>
        </table:table-row>
        <table:table-row table:style-name="ro1">
          <table:table-cell office:value-type="float" office:value="0.800000000000001" calcext:value-type="float">
            <text:p>0.80</text:p>
          </table:table-cell>
          <table:table-cell office:value-type="float" office:value="0.587786664902119" calcext:value-type="float">
            <text:p>0.587786664902119</text:p>
          </table:table-cell>
          <table:table-cell table:number-columns-repeated="2" office:value-type="float" office:value="0.548266666666667" calcext:value-type="float">
            <text:p>0.548266666666667</text:p>
          </table:table-cell>
          <table:table-cell/>
          <table:table-cell table:formula="of:=ABS(([.C37]-[.$B37])/[.$B37])" office:value-type="float" office:value="0.0672352753052562" calcext:value-type="float">
            <text:p>0.0672352753052562</text:p>
          </table:table-cell>
          <table:table-cell table:formula="of:=ABS(([.D37]-[.$B37])/[.$B37])" office:value-type="float" office:value="0.0672352753052562" calcext:value-type="float">
            <text:p>0.0672352753052562</text:p>
          </table:table-cell>
          <table:table-cell/>
        </table:table-row>
        <table:table-row table:style-name="ro1">
          <table:table-cell office:value-type="float" office:value="0.850000000000001" calcext:value-type="float">
            <text:p>0.85</text:p>
          </table:table-cell>
          <table:table-cell office:value-type="float" office:value="0.615185639090234" calcext:value-type="float">
            <text:p>0.615185639090234</text:p>
          </table:table-cell>
          <table:table-cell table:number-columns-repeated="2" office:value-type="float" office:value="0.562956770833334" calcext:value-type="float">
            <text:p>0.562956770833334</text:p>
          </table:table-cell>
          <table:table-cell/>
          <table:table-cell table:formula="of:=ABS(([.C38]-[.$B38])/[.$B38])" office:value-type="float" office:value="0.0848993619781809" calcext:value-type="float">
            <text:p>0.0848993619781809</text:p>
          </table:table-cell>
          <table:table-cell table:formula="of:=ABS(([.D38]-[.$B38])/[.$B38])" office:value-type="float" office:value="0.0848993619781809" calcext:value-type="float">
            <text:p>0.0848993619781809</text:p>
          </table:table-cell>
          <table:table-cell/>
        </table:table-row>
        <table:table-row table:style-name="ro1">
          <table:table-cell office:value-type="float" office:value="0.900000000000001" calcext:value-type="float">
            <text:p>0.90</text:p>
          </table:table-cell>
          <table:table-cell office:value-type="float" office:value="0.641853886172395" calcext:value-type="float">
            <text:p>0.641853886172395</text:p>
          </table:table-cell>
          <table:table-cell table:number-columns-repeated="2" office:value-type="float" office:value="0.573975" calcext:value-type="float">
            <text:p>0.573975</text:p>
          </table:table-cell>
          <table:table-cell/>
          <table:table-cell table:formula="of:=ABS(([.C39]-[.$B39])/[.$B39])" office:value-type="float" office:value="0.10575442111472" calcext:value-type="float">
            <text:p>0.10575442111472</text:p>
          </table:table-cell>
          <table:table-cell table:formula="of:=ABS(([.D39]-[.$B39])/[.$B39])" office:value-type="float" office:value="0.10575442111472" calcext:value-type="float">
            <text:p>0.10575442111472</text:p>
          </table:table-cell>
          <table:table-cell/>
        </table:table-row>
        <table:table-row table:style-name="ro1">
          <table:table-cell office:value-type="float" office:value="0.950000000000001" calcext:value-type="float">
            <text:p>0.95</text:p>
          </table:table-cell>
          <table:table-cell office:value-type="float" office:value="0.667829372575656" calcext:value-type="float">
            <text:p>0.667829372575656</text:p>
          </table:table-cell>
          <table:table-cell table:number-columns-repeated="2" office:value-type="float" office:value="0.580915104166667" calcext:value-type="float">
            <text:p>0.580915104166667</text:p>
          </table:table-cell>
          <table:table-cell/>
          <table:table-cell table:formula="of:=ABS(([.C40]-[.$B40])/[.$B40])" office:value-type="float" office:value="0.13014442307888" calcext:value-type="float">
            <text:p>0.13014442307888</text:p>
          </table:table-cell>
          <table:table-cell table:formula="of:=ABS(([.D40]-[.$B40])/[.$B40])" office:value-type="float" office:value="0.13014442307888" calcext:value-type="float">
            <text:p>0.13014442307888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693147180559946" calcext:value-type="float">
            <text:p>0.693147180559946</text:p>
          </table:table-cell>
          <table:table-cell table:number-columns-repeated="2" office:value-type="float" office:value="0.583333333333333" calcext:value-type="float">
            <text:p>0.583333333333333</text:p>
          </table:table-cell>
          <table:table-cell/>
          <table:table-cell table:formula="of:=ABS(([.C41]-[.$B41])/[.$B41])" office:value-type="float" office:value="0.158427892814772" calcext:value-type="float">
            <text:p>0.158427892814772</text:p>
          </table:table-cell>
          <table:table-cell table:formula="of:=ABS(([.D41]-[.$B41])/[.$B41])" office:value-type="float" office:value="0.158427892814772" calcext:value-type="float">
            <text:p>0.158427892814772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n1p32" table:style-name="ta1">
        <table:table-column table:style-name="co12" table:default-cell-style-name="ce1"/>
        <table:table-column table:style-name="co13" table:number-columns-repeated="3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bm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l. error</text:p>
          </table:table-cell>
          <table:table-cell office:value-type="string" calcext:value-type="string">
            <text:p>Обратная сумма</text:p>
          </table:table-cell>
          <table:table-cell office:value-type="string" calcext:value-type="string">
            <text:p>Прямая сумма</text:p>
          </table:table-cell>
          <table:table-cell>
            <draw:frame draw:z-index="0" draw:style-name="gr1" draw:text-style-name="P1" svg:width="16cm" svg:height="18.5cm" svg:x="0.274cm" svg:y="0cm">
              <draw:object draw:notify-on-update-of-ranges="ln1p32.A2:ln1p32.A41 ln1p32.F1:ln1p32.F1 ln1p32.F2:ln1p32.F41 ln1p32.G1:ln1p32.G1 ln1p32.G2:ln1p32.G4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2.99573227355399" calcext:value-type="float">
            <text:p>-2.99573227355399</text:p>
          </table:table-cell>
          <table:table-cell table:number-columns-repeated="2" office:value-type="float" office:value="-2.91746009912242" calcext:value-type="float">
            <text:p>-2.91746009912242</text:p>
          </table:table-cell>
          <table:table-cell/>
          <table:table-cell table:formula="of:=ABS(([.C2]-[.$B2])/[.$B2])" office:value-type="float" office:value="0.0261278937115141" calcext:value-type="float">
            <text:p>0.0261278937115141</text:p>
          </table:table-cell>
          <table:table-cell table:formula="of:=ABS(([.D2]-[.$B2])/[.$B2])" office:value-type="float" office:value="0.0261278937115141" calcext:value-type="float">
            <text:p>0.0261278937115141</text:p>
          </table:table-cell>
          <table:table-cell/>
        </table:table-row>
        <table:table-row table:style-name="ro1">
          <table:table-cell office:value-type="float" office:value="-0.9" calcext:value-type="float">
            <text:p>-0.90</text:p>
          </table:table-cell>
          <table:table-cell office:value-type="float" office:value="-2.30258509299405" calcext:value-type="float">
            <text:p>-2.30258509299405</text:p>
          </table:table-cell>
          <table:table-cell office:value-type="float" office:value="-2.29493382048387" calcext:value-type="float">
            <text:p>-2.29493382048387</text:p>
          </table:table-cell>
          <table:table-cell office:value-type="float" office:value="-2.29493382048387" calcext:value-type="float">
            <text:p>-2.29493382048387</text:p>
          </table:table-cell>
          <table:table-cell/>
          <table:table-cell table:formula="of:=ABS(([.C3]-[.$B3])/[.$B3])" office:value-type="float" office:value="0.00332290543070606" calcext:value-type="float">
            <text:p>0.00332290543070606</text:p>
          </table:table-cell>
          <table:table-cell table:formula="of:=ABS(([.D3]-[.$B3])/[.$B3])" office:value-type="float" office:value="0.00332290543070644" calcext:value-type="float">
            <text:p>0.00332290543070644</text:p>
          </table:table-cell>
          <table:table-cell/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1.89711998488588" calcext:value-type="float">
            <text:p>-1.89711998488588</text:p>
          </table:table-cell>
          <table:table-cell office:value-type="float" office:value="-1.89629536966385" calcext:value-type="float">
            <text:p>-1.89629536966385</text:p>
          </table:table-cell>
          <table:table-cell office:value-type="float" office:value="-1.89629536966385" calcext:value-type="float">
            <text:p>-1.89629536966385</text:p>
          </table:table-cell>
          <table:table-cell/>
          <table:table-cell table:formula="of:=ABS(([.C4]-[.$B4])/[.$B4])" office:value-type="float" office:value="0.000434666878533996" calcext:value-type="float">
            <text:p>0.000434666878533996</text:p>
          </table:table-cell>
          <table:table-cell table:formula="of:=ABS(([.D4]-[.$B4])/[.$B4])" office:value-type="float" office:value="0.000434666878533879" calcext:value-type="float">
            <text:p>0.000434666878533879</text:p>
          </table:table-cell>
          <table:table-cell/>
        </table:table-row>
        <table:table-row table:style-name="ro1">
          <table:table-cell office:value-type="float" office:value="-0.8" calcext:value-type="float">
            <text:p>-0.80</text:p>
          </table:table-cell>
          <table:table-cell office:value-type="float" office:value="-1.6094379124341" calcext:value-type="float">
            <text:p>-1.6094379124341</text:p>
          </table:table-cell>
          <table:table-cell table:number-columns-repeated="2" office:value-type="float" office:value="-1.60935120620693" calcext:value-type="float">
            <text:p>-1.60935120620693</text:p>
          </table:table-cell>
          <table:table-cell/>
          <table:table-cell table:formula="of:=ABS(([.C5]-[.$B5])/[.$B5])" office:value-type="float" office:value="0.0000538736079820286" calcext:value-type="float">
            <text:p>5.38736079820286E-05</text:p>
          </table:table-cell>
          <table:table-cell table:formula="of:=ABS(([.D5]-[.$B5])/[.$B5])" office:value-type="float" office:value="0.0000538736079820286" calcext:value-type="float">
            <text:p>5.38736079820286E-05</text:p>
          </table:table-cell>
          <table:table-cell/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.38629436111989" calcext:value-type="float">
            <text:p>-1.38629436111989</text:p>
          </table:table-cell>
          <table:table-cell office:value-type="float" office:value="-1.38628592311584" calcext:value-type="float">
            <text:p>-1.38628592311584</text:p>
          </table:table-cell>
          <table:table-cell office:value-type="float" office:value="-1.38628592311584" calcext:value-type="float">
            <text:p>-1.38628592311584</text:p>
          </table:table-cell>
          <table:table-cell/>
          <table:table-cell table:formula="of:=ABS(([.C6]-[.$B6])/[.$B6])" office:value-type="float" office:value="0.00000608673330019639" calcext:value-type="float">
            <text:p>6.08673330019639E-06</text:p>
          </table:table-cell>
          <table:table-cell table:formula="of:=ABS(([.D6]-[.$B6])/[.$B6])" office:value-type="float" office:value="0.00000608673330035657" calcext:value-type="float">
            <text:p>6.08673330035657E-06</text:p>
          </table:table-cell>
          <table:table-cell/>
        </table:table-row>
        <table:table-row table:style-name="ro1">
          <table:table-cell office:value-type="float" office:value="-0.7" calcext:value-type="float">
            <text:p>-0.70</text:p>
          </table:table-cell>
          <table:table-cell office:value-type="float" office:value="-1.20397280432594" calcext:value-type="float">
            <text:p>-1.20397280432594</text:p>
          </table:table-cell>
          <table:table-cell table:number-columns-repeated="2" office:value-type="float" office:value="-1.20397207098252" calcext:value-type="float">
            <text:p>-1.20397207098252</text:p>
          </table:table-cell>
          <table:table-cell/>
          <table:table-cell table:formula="of:=ABS(([.C7]-[.$B7])/[.$B7])" office:value-type="float" office:value="0.000000609102974771559" calcext:value-type="float">
            <text:p>6.09102974771559E-07</text:p>
          </table:table-cell>
          <table:table-cell table:formula="of:=ABS(([.D7]-[.$B7])/[.$B7])" office:value-type="float" office:value="0.000000609102974771559" calcext:value-type="float">
            <text:p>6.09102974771559E-07</text:p>
          </table:table-cell>
          <table:table-cell/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1.04982212449868" calcext:value-type="float">
            <text:p>-1.04982212449868</text:p>
          </table:table-cell>
          <table:table-cell table:number-columns-repeated="2" office:value-type="float" office:value="-1.04982206935752" calcext:value-type="float">
            <text:p>-1.04982206935752</text:p>
          </table:table-cell>
          <table:table-cell/>
          <table:table-cell table:formula="of:=ABS(([.C8]-[.$B8])/[.$B8])" office:value-type="float" office:value="0.0000000525242844257185" calcext:value-type="float">
            <text:p>5.25242844257185E-08</text:p>
          </table:table-cell>
          <table:table-cell table:formula="of:=ABS(([.D8]-[.$B8])/[.$B8])" office:value-type="float" office:value="0.0000000525242844257185" calcext:value-type="float">
            <text:p>5.25242844257185E-08</text:p>
          </table:table-cell>
          <table:table-cell/>
        </table:table-row>
        <table:table-row table:style-name="ro1">
          <table:table-cell office:value-type="float" office:value="-0.6" calcext:value-type="float">
            <text:p>-0.60</text:p>
          </table:table-cell>
          <table:table-cell office:value-type="float" office:value="-0.916290731874154" calcext:value-type="float">
            <text:p>-0.916290731874154</text:p>
          </table:table-cell>
          <table:table-cell table:number-columns-repeated="2" office:value-type="float" office:value="-0.916290728403977" calcext:value-type="float">
            <text:p>-0.916290728403977</text:p>
          </table:table-cell>
          <table:table-cell/>
          <table:table-cell table:formula="of:=ABS(([.C9]-[.$B9])/[.$B9])" office:value-type="float" office:value="0.00000000378720084564951" calcext:value-type="float">
            <text:p>3.78720084564951E-09</text:p>
          </table:table-cell>
          <table:table-cell table:formula="of:=ABS(([.D9]-[.$B9])/[.$B9])" office:value-type="float" office:value="0.00000000378720084564951" calcext:value-type="float">
            <text:p>3.78720084564951E-09</text:p>
          </table:table-cell>
          <table:table-cell/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0.798507696217771" calcext:value-type="float">
            <text:p>-0.798507696217771</text:p>
          </table:table-cell>
          <table:table-cell office:value-type="float" office:value="-0.798507696041828" calcext:value-type="float">
            <text:p>-0.798507696041828</text:p>
          </table:table-cell>
          <table:table-cell office:value-type="float" office:value="-0.798507696041828" calcext:value-type="float">
            <text:p>-0.798507696041828</text:p>
          </table:table-cell>
          <table:table-cell/>
          <table:table-cell table:formula="of:=ABS(([.C10]-[.$B10])/[.$B10])" office:value-type="float" office:value="0.000000000220339119633464" calcext:value-type="float">
            <text:p>2.20339119633464E-10</text:p>
          </table:table-cell>
          <table:table-cell table:formula="of:=ABS(([.D10]-[.$B10])/[.$B10])" office:value-type="float" office:value="0.000000000220339258670699" calcext:value-type="float">
            <text:p>2.20339258670699E-10</text:p>
          </table:table-cell>
          <table:table-cell/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-0.693147180559945" calcext:value-type="float">
            <text:p>-0.693147180559945</text:p>
          </table:table-cell>
          <table:table-cell table:number-columns-repeated="2" office:value-type="float" office:value="-0.693147180553086" calcext:value-type="float">
            <text:p>-0.693147180553086</text:p>
          </table:table-cell>
          <table:table-cell/>
          <table:table-cell table:formula="of:=ABS(([.C11]-[.$B11])/[.$B11])" office:value-type="float" office:value="0.0000000000098952242989591" calcext:value-type="float">
            <text:p>9.8952242989591E-12</text:p>
          </table:table-cell>
          <table:table-cell table:formula="of:=ABS(([.D11]-[.$B11])/[.$B11])" office:value-type="float" office:value="0.0000000000098952242989591" calcext:value-type="float">
            <text:p>9.8952242989591E-12</text:p>
          </table:table-cell>
          <table:table-cell/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0.59783700075562" calcext:value-type="float">
            <text:p>-0.59783700075562</text:p>
          </table:table-cell>
          <table:table-cell table:number-columns-repeated="2" office:value-type="float" office:value="-0.597837000755426" calcext:value-type="float">
            <text:p>-0.597837000755426</text:p>
          </table:table-cell>
          <table:table-cell/>
          <table:table-cell table:formula="of:=ABS(([.C12]-[.$B12])/[.$B12])" office:value-type="float" office:value="0.000000000000323872385365748" calcext:value-type="float">
            <text:p>3.23872385365748E-13</text:p>
          </table:table-cell>
          <table:table-cell table:formula="of:=ABS(([.D12]-[.$B12])/[.$B12])" office:value-type="float" office:value="0.000000000000323872385365748" calcext:value-type="float">
            <text:p>3.23872385365748E-13</text:p>
          </table:table-cell>
          <table:table-cell/>
        </table:table-row>
        <table:table-row table:style-name="ro1">
          <table:table-cell office:value-type="float" office:value="-0.4" calcext:value-type="float">
            <text:p>-0.40</text:p>
          </table:table-cell>
          <table:table-cell office:value-type="float" office:value="-0.51082562376599" calcext:value-type="float">
            <text:p>-0.51082562376599</text:p>
          </table:table-cell>
          <table:table-cell table:number-columns-repeated="2" office:value-type="float" office:value="-0.510825623765986" calcext:value-type="float">
            <text:p>-0.510825623765986</text:p>
          </table:table-cell>
          <table:table-cell/>
          <table:table-cell table:formula="of:=ABS(([.C13]-[.$B13])/[.$B13])" office:value-type="float" office:value="7.17218520530086E-015" calcext:value-type="float">
            <text:p>7.17218520530086E-15</text:p>
          </table:table-cell>
          <table:table-cell table:formula="of:=ABS(([.D13]-[.$B13])/[.$B13])" office:value-type="float" office:value="7.17218520530086E-015" calcext:value-type="float">
            <text:p>7.17218520530086E-15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0.430782916092454" calcext:value-type="float">
            <text:p>-0.430782916092454</text:p>
          </table:table-cell>
          <table:table-cell table:number-columns-repeated="2" office:value-type="float" office:value="-0.430782916092454" calcext:value-type="float">
            <text:p>-0.430782916092454</text:p>
          </table:table-cell>
          <table:table-cell/>
          <table:table-cell table:formula="of:=ABS(([.C14]-[.$B14])/[.$B14])" office:value-type="float" office:value="0" calcext:value-type="float">
            <text:p>0</text:p>
          </table:table-cell>
          <table:table-cell table:formula="of:=ABS(([.D14]-[.$B14])/[.$B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" calcext:value-type="float">
            <text:p>-0.30</text:p>
          </table:table-cell>
          <table:table-cell office:value-type="float" office:value="-0.356674943938732" calcext:value-type="float">
            <text:p>-0.356674943938732</text:p>
          </table:table-cell>
          <table:table-cell table:number-columns-repeated="2" office:value-type="float" office:value="-0.356674943938732" calcext:value-type="float">
            <text:p>-0.356674943938732</text:p>
          </table:table-cell>
          <table:table-cell/>
          <table:table-cell table:formula="of:=ABS(([.C15]-[.$B15])/[.$B15])" office:value-type="float" office:value="0" calcext:value-type="float">
            <text:p>0</text:p>
          </table:table-cell>
          <table:table-cell table:formula="of:=ABS(([.D15]-[.$B15])/[.$B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3" office:value-type="float" office:value="-0.28768207245178" calcext:value-type="float">
            <text:p>-0.28768207245178</text:p>
          </table:table-cell>
          <table:table-cell/>
          <table:table-cell table:formula="of:=ABS(([.C16]-[.$B16])/[.$B16])" office:value-type="float" office:value="0" calcext:value-type="float">
            <text:p>0</text:p>
          </table:table-cell>
          <table:table-cell table:formula="of:=ABS(([.D16]-[.$B16])/[.$B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" calcext:value-type="float">
            <text:p>-0.20</text:p>
          </table:table-cell>
          <table:table-cell office:value-type="float" office:value="-0.223143551314209" calcext:value-type="float">
            <text:p>-0.223143551314209</text:p>
          </table:table-cell>
          <table:table-cell office:value-type="float" office:value="-0.223143551314209" calcext:value-type="float">
            <text:p>-0.223143551314209</text:p>
          </table:table-cell>
          <table:table-cell office:value-type="float" office:value="-0.223143551314209" calcext:value-type="float">
            <text:p>-0.223143551314209</text:p>
          </table:table-cell>
          <table:table-cell/>
          <table:table-cell table:formula="of:=ABS(([.C17]-[.$B17])/[.$B17])" office:value-type="float" office:value="0" calcext:value-type="float">
            <text:p>0</text:p>
          </table:table-cell>
          <table:table-cell table:formula="of:=ABS(([.D17]-[.$B17])/[.$B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table:number-columns-repeated="2" office:value-type="float" office:value="-0.162518929497775" calcext:value-type="float">
            <text:p>-0.162518929497775</text:p>
          </table:table-cell>
          <table:table-cell office:value-type="float" office:value="-0.162518929497775" calcext:value-type="float">
            <text:p>-0.162518929497775</text:p>
          </table:table-cell>
          <table:table-cell/>
          <table:table-cell table:formula="of:=ABS(([.C18]-[.$B18])/[.$B18])" office:value-type="float" office:value="0" calcext:value-type="float">
            <text:p>0</text:p>
          </table:table-cell>
          <table:table-cell table:formula="of:=ABS(([.D18]-[.$B18])/[.$B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999999999999997" calcext:value-type="float">
            <text:p>-0.10</text:p>
          </table:table-cell>
          <table:table-cell table:number-columns-repeated="2" office:value-type="float" office:value="-0.105360515657826" calcext:value-type="float">
            <text:p>-0.105360515657826</text:p>
          </table:table-cell>
          <table:table-cell office:value-type="float" office:value="-0.105360515657826" calcext:value-type="float">
            <text:p>-0.105360515657826</text:p>
          </table:table-cell>
          <table:table-cell/>
          <table:table-cell table:formula="of:=ABS(([.C19]-[.$B19])/[.$B19])" office:value-type="float" office:value="0" calcext:value-type="float">
            <text:p>0</text:p>
          </table:table-cell>
          <table:table-cell table:formula="of:=ABS(([.D19]-[.$B19])/[.$B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0499999999999997" calcext:value-type="float">
            <text:p>-0.05</text:p>
          </table:table-cell>
          <table:table-cell table:number-columns-repeated="2" office:value-type="float" office:value="-0.0512932943875502" calcext:value-type="float">
            <text:p>-0.0512932943875502</text:p>
          </table:table-cell>
          <table:table-cell office:value-type="float" office:value="-0.0512932943875502" calcext:value-type="float">
            <text:p>-0.0512932943875502</text:p>
          </table:table-cell>
          <table:table-cell/>
          <table:table-cell table:formula="of:=ABS(([.C20]-[.$B20])/[.$B20])" office:value-type="float" office:value="0" calcext:value-type="float">
            <text:p>0</text:p>
          </table:table-cell>
          <table:table-cell table:formula="of:=ABS(([.D20]-[.$B20])/[.$B2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.19E-016" calcext:value-type="float">
            <text:p>3.19E-16</text:p>
          </table:table-cell>
          <table:table-cell table:number-columns-repeated="3" office:value-type="float" office:value="3.19E-016" calcext:value-type="float">
            <text:p>3.19E-16</text:p>
          </table:table-cell>
          <table:table-cell/>
          <table:table-cell table:formula="of:=ABS(([.C21]-[.$B21])/[.$B21])" office:value-type="float" office:value="0" calcext:value-type="float">
            <text:p>0</text:p>
          </table:table-cell>
          <table:table-cell table:formula="of:=ABS(([.D21]-[.$B21])/[.$B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00000000000003" calcext:value-type="float">
            <text:p>0.05</text:p>
          </table:table-cell>
          <table:table-cell table:number-columns-repeated="3" office:value-type="float" office:value="0.0487901641694323" calcext:value-type="float">
            <text:p>0.0487901641694323</text:p>
          </table:table-cell>
          <table:table-cell/>
          <table:table-cell table:formula="of:=ABS(([.C22]-[.$B22])/[.$B22])" office:value-type="float" office:value="0" calcext:value-type="float">
            <text:p>0</text:p>
          </table:table-cell>
          <table:table-cell table:formula="of:=ABS(([.D22]-[.$B22])/[.$B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table:number-columns-repeated="2" office:value-type="float" office:value="0.0953101798043252" calcext:value-type="float">
            <text:p>0.0953101798043252</text:p>
          </table:table-cell>
          <table:table-cell office:value-type="float" office:value="0.0953101798043252" calcext:value-type="float">
            <text:p>0.0953101798043252</text:p>
          </table:table-cell>
          <table:table-cell/>
          <table:table-cell table:formula="of:=ABS(([.C23]-[.$B23])/[.$B23])" office:value-type="float" office:value="0" calcext:value-type="float">
            <text:p>0</text:p>
          </table:table-cell>
          <table:table-cell table:formula="of:=ABS(([.D23]-[.$B23])/[.$B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.139761942375159" calcext:value-type="float">
            <text:p>0.139761942375159</text:p>
          </table:table-cell>
          <table:table-cell/>
          <table:table-cell table:formula="of:=ABS(([.C24]-[.$B24])/[.$B24])" office:value-type="float" office:value="0" calcext:value-type="float">
            <text:p>0</text:p>
          </table:table-cell>
          <table:table-cell table:formula="of:=ABS(([.D24]-[.$B24])/[.$B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182321556793955" calcext:value-type="float">
            <text:p>0.182321556793955</text:p>
          </table:table-cell>
          <table:table-cell office:value-type="float" office:value="0.182321556793955" calcext:value-type="float">
            <text:p>0.182321556793955</text:p>
          </table:table-cell>
          <table:table-cell office:value-type="float" office:value="0.182321556793955" calcext:value-type="float">
            <text:p>0.182321556793955</text:p>
          </table:table-cell>
          <table:table-cell/>
          <table:table-cell table:formula="of:=ABS(([.C25]-[.$B25])/[.$B25])" office:value-type="float" office:value="0" calcext:value-type="float">
            <text:p>0</text:p>
          </table:table-cell>
          <table:table-cell table:formula="of:=ABS(([.D25]-[.$B25])/[.$B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.22314355131421" calcext:value-type="float">
            <text:p>0.22314355131421</text:p>
          </table:table-cell>
          <table:table-cell/>
          <table:table-cell table:formula="of:=ABS(([.C26]-[.$B26])/[.$B26])" office:value-type="float" office:value="0" calcext:value-type="float">
            <text:p>0</text:p>
          </table:table-cell>
          <table:table-cell table:formula="of:=ABS(([.D26]-[.$B26])/[.$B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0</text:p>
          </table:table-cell>
          <table:table-cell table:number-columns-repeated="3" office:value-type="float" office:value="0.262364264467491" calcext:value-type="float">
            <text:p>0.262364264467491</text:p>
          </table:table-cell>
          <table:table-cell/>
          <table:table-cell table:formula="of:=ABS(([.C27]-[.$B27])/[.$B27])" office:value-type="float" office:value="0" calcext:value-type="float">
            <text:p>0</text:p>
          </table:table-cell>
          <table:table-cell table:formula="of:=ABS(([.D27]-[.$B27])/[.$B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.300104592450338" calcext:value-type="float">
            <text:p>0.300104592450338</text:p>
          </table:table-cell>
          <table:table-cell office:value-type="float" office:value="0.300104592450338" calcext:value-type="float">
            <text:p>0.300104592450338</text:p>
          </table:table-cell>
          <table:table-cell/>
          <table:table-cell table:formula="of:=ABS(([.C28]-[.$B28])/[.$B28])" office:value-type="float" office:value="0" calcext:value-type="float">
            <text:p>0</text:p>
          </table:table-cell>
          <table:table-cell table:formula="of:=ABS(([.D28]-[.$B28])/[.$B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336472236621213" calcext:value-type="float">
            <text:p>0.336472236621213</text:p>
          </table:table-cell>
          <table:table-cell table:number-columns-repeated="2" office:value-type="float" office:value="0.336472236621212" calcext:value-type="float">
            <text:p>0.336472236621212</text:p>
          </table:table-cell>
          <table:table-cell/>
          <table:table-cell table:formula="of:=ABS(([.C29]-[.$B29])/[.$B29])" office:value-type="float" office:value="4.94939657922654E-015" calcext:value-type="float">
            <text:p>4.94939657922654E-15</text:p>
          </table:table-cell>
          <table:table-cell table:formula="of:=ABS(([.D29]-[.$B29])/[.$B29])" office:value-type="float" office:value="4.94939657922654E-015" calcext:value-type="float">
            <text:p>4.94939657922654E-1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71563556432483" calcext:value-type="float">
            <text:p>0.371563556432483</text:p>
          </table:table-cell>
          <table:table-cell office:value-type="float" office:value="0.371563556432407" calcext:value-type="float">
            <text:p>0.371563556432407</text:p>
          </table:table-cell>
          <table:table-cell office:value-type="float" office:value="0.371563556432407" calcext:value-type="float">
            <text:p>0.371563556432407</text:p>
          </table:table-cell>
          <table:table-cell/>
          <table:table-cell table:formula="of:=ABS(([.C30]-[.$B30])/[.$B30])" office:value-type="float" office:value="0.000000000000204228166135874" calcext:value-type="float">
            <text:p>2.04228166135874E-13</text:p>
          </table:table-cell>
          <table:table-cell table:formula="of:=ABS(([.D30]-[.$B30])/[.$B30])" office:value-type="float" office:value="0.000000000000204377564940655" calcext:value-type="float">
            <text:p>2.04377564940655E-13</text:p>
          </table:table-cell>
          <table:table-cell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405465108108165" calcext:value-type="float">
            <text:p>0.405465108108165</text:p>
          </table:table-cell>
          <table:table-cell office:value-type="float" office:value="0.405465108105789" calcext:value-type="float">
            <text:p>0.405465108105789</text:p>
          </table:table-cell>
          <table:table-cell office:value-type="float" office:value="0.405465108105789" calcext:value-type="float">
            <text:p>0.405465108105789</text:p>
          </table:table-cell>
          <table:table-cell/>
          <table:table-cell table:formula="of:=ABS(([.C31]-[.$B31])/[.$B31])" office:value-type="float" office:value="0.0000000000058584021777358" calcext:value-type="float">
            <text:p>5.8584021777358E-12</text:p>
          </table:table-cell>
          <table:table-cell table:formula="of:=ABS(([.D31]-[.$B31])/[.$B31])" office:value-type="float" office:value="0.00000000000585812836304684" calcext:value-type="float">
            <text:p>5.85812836304684E-1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38254930931156" calcext:value-type="float">
            <text:p>0.438254930931156</text:p>
          </table:table-cell>
          <table:table-cell office:value-type="float" office:value="0.438254930877733" calcext:value-type="float">
            <text:p>0.438254930877733</text:p>
          </table:table-cell>
          <table:table-cell office:value-type="float" office:value="0.438254930877733" calcext:value-type="float">
            <text:p>0.438254930877733</text:p>
          </table:table-cell>
          <table:table-cell/>
          <table:table-cell table:formula="of:=ABS(([.C32]-[.$B32])/[.$B32])" office:value-type="float" office:value="0.000000000121898709926957" calcext:value-type="float">
            <text:p>1.21898709926957E-10</text:p>
          </table:table-cell>
          <table:table-cell table:formula="of:=ABS(([.D32]-[.$B32])/[.$B32])" office:value-type="float" office:value="0.000000000121898583262892" calcext:value-type="float">
            <text:p>1.21898583262892E-10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470003629245736" calcext:value-type="float">
            <text:p>0.470003629245736</text:p>
          </table:table-cell>
          <table:table-cell office:value-type="float" office:value="0.470003628331147" calcext:value-type="float">
            <text:p>0.470003628331147</text:p>
          </table:table-cell>
          <table:table-cell office:value-type="float" office:value="0.470003628331147" calcext:value-type="float">
            <text:p>0.470003628331147</text:p>
          </table:table-cell>
          <table:table-cell/>
          <table:table-cell table:formula="of:=ABS(([.C33]-[.$B33])/[.$B33])" office:value-type="float" office:value="0.00000000194591881360152" calcext:value-type="float">
            <text:p>1.94591881360152E-09</text:p>
          </table:table-cell>
          <table:table-cell table:formula="of:=ABS(([.D33]-[.$B33])/[.$B33])" office:value-type="float" office:value="0.0000000019459186954936" calcext:value-type="float">
            <text:p>1.9459186954936E-09</text:p>
          </table:table-cell>
          <table:table-cell/>
        </table:table-row>
        <table:table-row table:style-name="ro1">
          <table:table-cell office:value-type="float" office:value="0.650000000000001" calcext:value-type="float">
            <text:p>0.65</text:p>
          </table:table-cell>
          <table:table-cell office:value-type="float" office:value="0.50077528791249" calcext:value-type="float">
            <text:p>0.50077528791249</text:p>
          </table:table-cell>
          <table:table-cell table:number-columns-repeated="2" office:value-type="float" office:value="0.500775275459842" calcext:value-type="float">
            <text:p>0.500775275459842</text:p>
          </table:table-cell>
          <table:table-cell/>
          <table:table-cell table:formula="of:=ABS(([.C34]-[.$B34])/[.$B34])" office:value-type="float" office:value="0.0000000248667369542708" calcext:value-type="float">
            <text:p>2.48667369542708E-08</text:p>
          </table:table-cell>
          <table:table-cell table:formula="of:=ABS(([.D34]-[.$B34])/[.$B34])" office:value-type="float" office:value="0.0000000248667369542708" calcext:value-type="float">
            <text:p>2.48667369542708E-08</text:p>
          </table:table-cell>
          <table:table-cell/>
        </table:table-row>
        <table:table-row table:style-name="ro1">
          <table:table-cell office:value-type="float" office:value="0.700000000000001" calcext:value-type="float">
            <text:p>0.70</text:p>
          </table:table-cell>
          <table:table-cell office:value-type="float" office:value="0.530628251062171" calcext:value-type="float">
            <text:p>0.530628251062171</text:p>
          </table:table-cell>
          <table:table-cell table:number-columns-repeated="2" office:value-type="float" office:value="0.530628111545168" calcext:value-type="float">
            <text:p>0.530628111545168</text:p>
          </table:table-cell>
          <table:table-cell/>
          <table:table-cell table:formula="of:=ABS(([.C35]-[.$B35])/[.$B35])" office:value-type="float" office:value="0.000000262927957786221" calcext:value-type="float">
            <text:p>2.62927957786221E-07</text:p>
          </table:table-cell>
          <table:table-cell table:formula="of:=ABS(([.D35]-[.$B35])/[.$B35])" office:value-type="float" office:value="0.000000262927957786221" calcext:value-type="float">
            <text:p>2.62927957786221E-07</text:p>
          </table:table-cell>
          <table:table-cell/>
        </table:table-row>
        <table:table-row table:style-name="ro1">
          <table:table-cell office:value-type="float" office:value="0.750000000000001" calcext:value-type="float">
            <text:p>0.75</text:p>
          </table:table-cell>
          <table:table-cell office:value-type="float" office:value="0.559615787935423" calcext:value-type="float">
            <text:p>0.559615787935423</text:p>
          </table:table-cell>
          <table:table-cell office:value-type="float" office:value="0.559614466496413" calcext:value-type="float">
            <text:p>0.559614466496413</text:p>
          </table:table-cell>
          <table:table-cell office:value-type="float" office:value="0.559614466496413" calcext:value-type="float">
            <text:p>0.559614466496413</text:p>
          </table:table-cell>
          <table:table-cell/>
          <table:table-cell table:formula="of:=ABS(([.C36]-[.$B36])/[.$B36])" office:value-type="float" office:value="0.00000236133261215131" calcext:value-type="float">
            <text:p>2.36133261215131E-06</text:p>
          </table:table-cell>
          <table:table-cell table:formula="of:=ABS(([.D36]-[.$B36])/[.$B36])" office:value-type="float" office:value="0.0000023613326123497" calcext:value-type="float">
            <text:p>2.3613326123497E-06</text:p>
          </table:table-cell>
          <table:table-cell/>
        </table:table-row>
        <table:table-row table:style-name="ro1">
          <table:table-cell office:value-type="float" office:value="0.800000000000001" calcext:value-type="float">
            <text:p>0.80</text:p>
          </table:table-cell>
          <table:table-cell office:value-type="float" office:value="0.587786664902119" calcext:value-type="float">
            <text:p>0.587786664902119</text:p>
          </table:table-cell>
          <table:table-cell table:number-columns-repeated="2" office:value-type="float" office:value="0.58777585127906" calcext:value-type="float">
            <text:p>0.58777585127906</text:p>
          </table:table-cell>
          <table:table-cell/>
          <table:table-cell table:formula="of:=ABS(([.C37]-[.$B37])/[.$B37])" office:value-type="float" office:value="0.0000183971901801269" calcext:value-type="float">
            <text:p>1.83971901801269E-05</text:p>
          </table:table-cell>
          <table:table-cell table:formula="of:=ABS(([.D37]-[.$B37])/[.$B37])" office:value-type="float" office:value="0.0000183971901801269" calcext:value-type="float">
            <text:p>1.83971901801269E-05</text:p>
          </table:table-cell>
          <table:table-cell/>
        </table:table-row>
        <table:table-row table:style-name="ro1">
          <table:table-cell office:value-type="float" office:value="0.850000000000001" calcext:value-type="float">
            <text:p>0.85</text:p>
          </table:table-cell>
          <table:table-cell office:value-type="float" office:value="0.615185639090234" calcext:value-type="float">
            <text:p>0.615185639090234</text:p>
          </table:table-cell>
          <table:table-cell table:number-columns-repeated="2" office:value-type="float" office:value="0.615107812759531" calcext:value-type="float">
            <text:p>0.615107812759531</text:p>
          </table:table-cell>
          <table:table-cell/>
          <table:table-cell table:formula="of:=ABS(([.C38]-[.$B38])/[.$B38])" office:value-type="float" office:value="0.000126508692267545" calcext:value-type="float">
            <text:p>0.000126508692267545</text:p>
          </table:table-cell>
          <table:table-cell table:formula="of:=ABS(([.D38]-[.$B38])/[.$B38])" office:value-type="float" office:value="0.000126508692267545" calcext:value-type="float">
            <text:p>0.000126508692267545</text:p>
          </table:table-cell>
          <table:table-cell/>
        </table:table-row>
        <table:table-row table:style-name="ro1">
          <table:table-cell office:value-type="float" office:value="0.900000000000001" calcext:value-type="float">
            <text:p>0.90</text:p>
          </table:table-cell>
          <table:table-cell office:value-type="float" office:value="0.641853886172395" calcext:value-type="float">
            <text:p>0.641853886172395</text:p>
          </table:table-cell>
          <table:table-cell office:value-type="float" office:value="0.641353952639113" calcext:value-type="float">
            <text:p>0.641353952639113</text:p>
          </table:table-cell>
          <table:table-cell office:value-type="float" office:value="0.641353952639113" calcext:value-type="float">
            <text:p>0.641353952639113</text:p>
          </table:table-cell>
          <table:table-cell/>
          <table:table-cell table:formula="of:=ABS(([.C39]-[.$B39])/[.$B39])" office:value-type="float" office:value="0.000778889937495983" calcext:value-type="float">
            <text:p>0.000778889937495983</text:p>
          </table:table-cell>
          <table:table-cell table:formula="of:=ABS(([.D39]-[.$B39])/[.$B39])" office:value-type="float" office:value="0.00077888993749581" calcext:value-type="float">
            <text:p>0.00077888993749581</text:p>
          </table:table-cell>
          <table:table-cell/>
        </table:table-row>
        <table:table-row table:style-name="ro1">
          <table:table-cell office:value-type="float" office:value="0.950000000000001" calcext:value-type="float">
            <text:p>0.95</text:p>
          </table:table-cell>
          <table:table-cell office:value-type="float" office:value="0.667829372575656" calcext:value-type="float">
            <text:p>0.667829372575656</text:p>
          </table:table-cell>
          <table:table-cell office:value-type="float" office:value="0.664927440365185" calcext:value-type="float">
            <text:p>0.664927440365185</text:p>
          </table:table-cell>
          <table:table-cell office:value-type="float" office:value="0.664927440365185" calcext:value-type="float">
            <text:p>0.664927440365185</text:p>
          </table:table-cell>
          <table:table-cell/>
          <table:table-cell table:formula="of:=ABS(([.C40]-[.$B40])/[.$B40])" office:value-type="float" office:value="0.00434531982215512" calcext:value-type="float">
            <text:p>0.00434531982215512</text:p>
          </table:table-cell>
          <table:table-cell table:formula="of:=ABS(([.D40]-[.$B40])/[.$B40])" office:value-type="float" office:value="0.00434531982215529" calcext:value-type="float">
            <text:p>0.00434531982215529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693147180559946" calcext:value-type="float">
            <text:p>0.693147180559946</text:p>
          </table:table-cell>
          <table:table-cell table:number-columns-repeated="2" office:value-type="float" office:value="0.677766202207527" calcext:value-type="float">
            <text:p>0.677766202207527</text:p>
          </table:table-cell>
          <table:table-cell/>
          <table:table-cell table:formula="of:=ABS(([.C41]-[.$B41])/[.$B41])" office:value-type="float" office:value="0.0221900611930551" calcext:value-type="float">
            <text:p>0.0221900611930551</text:p>
          </table:table-cell>
          <table:table-cell table:formula="of:=ABS(([.D41]-[.$B41])/[.$B41])" office:value-type="float" office:value="0.0221900611930551" calcext:value-type="float">
            <text:p>0.0221900611930551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9:53:05.604674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18:31:29.494527220</meta:creation-date>
    <dc:date>2025-03-20T22:09:11.394049442</dc:date>
    <meta:editing-duration>PT3H13M11S</meta:editing-duration>
    <meta:editing-cycles>42</meta:editing-cycles>
    <meta:generator>LibreOffice/25.2.1.2$Linux_X86_64 LibreOffice_project/520$Build-2</meta:generator>
    <meta:document-statistic meta:table-count="6" meta:cell-count="1998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355cm" svg:y="0.506cm" chart:style-name="ch2">
          <text:p><text:span text:style-name="T1">Относительная неточность синуса, 4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623cm" svg:y="1.855cm" svg:width="10.038cm" svg:height="15.192cm"/>
          <chart:axis chart:dimension="x" chart:name="primary-x" chart:style-name="ch5" chartooo:axis-type="auto">
            <chartooo:date-scale/>
            <chart:categories table:cell-range-address="sincos4.A2:sincos4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incos4.I2:sincos4.I43" chart:label-cell-address="sincos4.I1:sincos4.I1" chart:class="chart:line">
            <chart:data-point chart:repeated="42"/>
          </chart:series>
          <chart:series chart:style-name="ch9" chart:values-cell-range-address="sincos4.J2:sincos4.J43" chart:label-cell-address="sincos4.J1:sincos4.J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sincos4.I1:sincos4.I1</svg:desc>
                </draw:g>
              </table:table-cell>
              <table:table-cell office:value-type="string">
                <text:p>Прямая сумма</text:p>
                <draw:g>
                  <svg:desc>sincos4.J1:sincos4.J1</svg:desc>
                </draw:g>
              </table:table-cell>
            </table:table-row>
          </table:table-header-rows>
          <table:table-rows>
            <table:table-row>
              <table:table-cell office:value-type="float" office:value="-2.08000000000001">
                <text:p>-2.08000000000001</text:p>
                <draw:g>
                  <svg:desc>sincos4.A2:sincos4.A43</svg:desc>
                </draw:g>
              </table:table-cell>
              <table:table-cell office:value-type="float" office:value="0.00221199047289033">
                <text:p>0.00221199047289033</text:p>
                <draw:g>
                  <svg:desc>sincos4.I2:sincos4.I43</svg:desc>
                </draw:g>
              </table:table-cell>
              <table:table-cell office:value-type="float" office:value="0.00221199047289033">
                <text:p>0.00221199047289033</text:p>
                <draw:g>
                  <svg:desc>sincos4.J2:sincos4.J43</svg:desc>
                </draw:g>
              </table:table-cell>
            </table:table-row>
            <table:table-row>
              <table:table-cell office:value-type="float" office:value="-1.98000000000001">
                <text:p>-1.98000000000001</text:p>
              </table:table-cell>
              <table:table-cell office:value-type="float" office:value="0.00135606940379188">
                <text:p>0.00135606940379188</text:p>
              </table:table-cell>
              <table:table-cell office:value-type="float" office:value="0.00135606940379079">
                <text:p>0.00135606940379079</text:p>
              </table:table-cell>
            </table:table-row>
            <table:table-row>
              <table:table-cell office:value-type="float" office:value="-1.88000000000001">
                <text:p>-1.88000000000001</text:p>
              </table:table-cell>
              <table:table-cell office:value-type="float" office:value="0.000822045035804025">
                <text:p>0.000822045035804025</text:p>
              </table:table-cell>
              <table:table-cell office:value-type="float" office:value="0.000822045035805074">
                <text:p>0.000822045035805074</text:p>
              </table:table-cell>
            </table:table-row>
            <table:table-row>
              <table:table-cell office:value-type="float" office:value="-1.78000000000001">
                <text:p>-1.78000000000001</text:p>
              </table:table-cell>
              <table:table-cell office:value-type="float" office:value="0.00049108368617998">
                <text:p>0.00049108368617998</text:p>
              </table:table-cell>
              <table:table-cell office:value-type="float" office:value="0.00049108368617998">
                <text:p>0.00049108368617998</text:p>
              </table:table-cell>
            </table:table-row>
            <table:table-row>
              <table:table-cell office:value-type="float" office:value="-1.68000000000001">
                <text:p>-1.68000000000001</text:p>
              </table:table-cell>
              <table:table-cell office:value-type="float" office:value="0.000288091669708831">
                <text:p>0.000288091669708831</text:p>
              </table:table-cell>
              <table:table-cell office:value-type="float" office:value="0.000288091669708831">
                <text:p>0.000288091669708831</text:p>
              </table:table-cell>
            </table:table-row>
            <table:table-row>
              <table:table-cell office:value-type="float" office:value="-1.58000000000001">
                <text:p>-1.58000000000001</text:p>
              </table:table-cell>
              <table:table-cell office:value-type="float" office:value="0.000165332762408317">
                <text:p>0.000165332762408317</text:p>
              </table:table-cell>
              <table:table-cell office:value-type="float" office:value="0.000165332762408317">
                <text:p>0.000165332762408317</text:p>
              </table:table-cell>
            </table:table-row>
            <table:table-row>
              <table:table-cell office:value-type="float" office:value="-1.48000000000001">
                <text:p>-1.48000000000001</text:p>
              </table:table-cell>
              <table:table-cell office:value-type="float" office:value="0.0000924213633567435">
                <text:p>0.0000924213633567435</text:p>
              </table:table-cell>
              <table:table-cell office:value-type="float" office:value="0.0000924213633567435">
                <text:p>0.0000924213633567435</text:p>
              </table:table-cell>
            </table:table-row>
            <table:table-row>
              <table:table-cell office:value-type="float" office:value="-1.38000000000001">
                <text:p>-1.38000000000001</text:p>
              </table:table-cell>
              <table:table-cell office:value-type="float" office:value="0.0000500737277304003">
                <text:p>0.0000500737277304003</text:p>
              </table:table-cell>
              <table:table-cell office:value-type="float" office:value="0.0000500737277304003">
                <text:p>0.0000500737277304003</text:p>
              </table:table-cell>
            </table:table-row>
            <table:table-row>
              <table:table-cell office:value-type="float" office:value="-1.28000000000001">
                <text:p>-1.28000000000001</text:p>
              </table:table-cell>
              <table:table-cell office:value-type="float" office:value="0.0000261399734869106">
                <text:p>0.0000261399734869106</text:p>
              </table:table-cell>
              <table:table-cell office:value-type="float" office:value="0.0000261399734869106">
                <text:p>0.0000261399734869106</text:p>
              </table:table-cell>
            </table:table-row>
            <table:table-row>
              <table:table-cell office:value-type="float" office:value="-1.18000000000001">
                <text:p>-1.18000000000001</text:p>
              </table:table-cell>
              <table:table-cell office:value-type="float" office:value="0.0000130537477865845">
                <text:p>0.0000130537477865845</text:p>
              </table:table-cell>
              <table:table-cell office:value-type="float" office:value="0.0000130537477865845">
                <text:p>0.0000130537477865845</text:p>
              </table:table-cell>
            </table:table-row>
            <table:table-row>
              <table:table-cell office:value-type="float" office:value="-1.08000000000001">
                <text:p>-1.08000000000001</text:p>
              </table:table-cell>
              <table:table-cell office:value-type="float" office:value="0.00000618027606128928">
                <text:p>0.00000618027606128928</text:p>
              </table:table-cell>
              <table:table-cell office:value-type="float" office:value="0.00000618027606128928">
                <text:p>0.00000618027606128928</text:p>
              </table:table-cell>
            </table:table-row>
            <table:table-row>
              <table:table-cell office:value-type="float" office:value="-0.980000000000005">
                <text:p>-0.980000000000005</text:p>
              </table:table-cell>
              <table:table-cell office:value-type="float" office:value="0.00000274251109146193">
                <text:p>0.00000274251109146193</text:p>
              </table:table-cell>
              <table:table-cell office:value-type="float" office:value="0.00000274251109146193">
                <text:p>0.00000274251109146193</text:p>
              </table:table-cell>
            </table:table-row>
            <table:table-row>
              <table:table-cell office:value-type="float" office:value="-0.880000000000005">
                <text:p>-0.880000000000005</text:p>
              </table:table-cell>
              <table:table-cell office:value-type="float" office:value="0.00000112362328881019">
                <text:p>0.00000112362328881019</text:p>
              </table:table-cell>
              <table:table-cell office:value-type="float" office:value="0.00000112362328881019">
                <text:p>0.00000112362328881019</text:p>
              </table:table-cell>
            </table:table-row>
            <table:table-row>
              <table:table-cell office:value-type="float" office:value="-0.780000000000006">
                <text:p>-0.780000000000006</text:p>
              </table:table-cell>
              <table:table-cell office:value-type="float" office:value="0.000000416448368951482">
                <text:p>0.000000416448368951482</text:p>
              </table:table-cell>
              <table:table-cell office:value-type="float" office:value="0.000000416448368951482">
                <text:p>0.000000416448368951482</text:p>
              </table:table-cell>
            </table:table-row>
            <table:table-row>
              <table:table-cell office:value-type="float" office:value="-0.680000000000006">
                <text:p>-0.680000000000006</text:p>
              </table:table-cell>
              <table:table-cell office:value-type="float" office:value="0.000000135670500090157">
                <text:p>0.000000135670500090157</text:p>
              </table:table-cell>
              <table:table-cell office:value-type="float" office:value="0.000000135670500090157">
                <text:p>0.000000135670500090157</text:p>
              </table:table-cell>
            </table:table-row>
            <table:table-row>
              <table:table-cell office:value-type="float" office:value="-0.580000000000006">
                <text:p>-0.580000000000006</text:p>
              </table:table-cell>
              <table:table-cell office:value-type="float" office:value="0.0000000372359172708155">
                <text:p>0.0000000372359172708155</text:p>
              </table:table-cell>
              <table:table-cell office:value-type="float" office:value="0.0000000372359172708155">
                <text:p>0.0000000372359172708155</text:p>
              </table:table-cell>
            </table:table-row>
            <table:table-row>
              <table:table-cell office:value-type="float" office:value="-0.480000000000006">
                <text:p>-0.480000000000006</text:p>
              </table:table-cell>
              <table:table-cell office:value-type="float" office:value="0.00000000805498211160689">
                <text:p>0.00000000805498211160689</text:p>
              </table:table-cell>
              <table:table-cell office:value-type="float" office:value="0.00000000805497994780051">
                <text:p>0.00000000805497994780051</text:p>
              </table:table-cell>
            </table:table-row>
            <table:table-row>
              <table:table-cell office:value-type="float" office:value="-0.380000000000006">
                <text:p>-0.380000000000006</text:p>
              </table:table-cell>
              <table:table-cell office:value-type="float" office:value="0.00000000122585309295473">
                <text:p>0.00000000122585309295473</text:p>
              </table:table-cell>
              <table:table-cell office:value-type="float" office:value="0.00000000122585309295473">
                <text:p>0.00000000122585309295473</text:p>
              </table:table-cell>
            </table:table-row>
            <table:table-row>
              <table:table-cell office:value-type="float" office:value="-0.280000000000006">
                <text:p>-0.280000000000006</text:p>
              </table:table-cell>
              <table:table-cell office:value-type="float" office:value="0.000000000105411181428871">
                <text:p>0.000000000105411181428871</text:p>
              </table:table-cell>
              <table:table-cell office:value-type="float" office:value="0.000000000105407565795439">
                <text:p>0.000000000105407565795439</text:p>
              </table:table-cell>
            </table:table-row>
            <table:table-row>
              <table:table-cell office:value-type="float" office:value="-0.180000000000006">
                <text:p>-0.180000000000006</text:p>
              </table:table-cell>
              <table:table-cell office:value-type="float" office:value="0.00000000000305539958435657">
                <text:p>0.00000000000305539958435657</text:p>
              </table:table-cell>
              <table:table-cell office:value-type="float" office:value="0.00000000000305539958435657">
                <text:p>0.00000000000305539958435657</text:p>
              </table:table-cell>
            </table:table-row>
            <table:table-row>
              <table:table-cell office:value-type="float" office:value="-0.0800000000000056">
                <text:p>-0.0800000000000056</text:p>
              </table:table-cell>
              <table:table-cell office:value-type="float" office:value="3.82046550650212E-015">
                <text:p>3.82046550650212E-015</text:p>
              </table:table-cell>
              <table:table-cell office:value-type="float" office:value="3.82046550650212E-015">
                <text:p>3.82046550650212E-015</text:p>
              </table:table-cell>
            </table:table-row>
            <table:table-row>
              <table:table-cell office:value-type="float" office:value="0.0199999999999944">
                <text:p>0.0199999999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999999999994">
                <text:p>0.119999999999994</text:p>
              </table:table-cell>
              <table:table-cell office:value-type="float" office:value="0.000000000000116969590781086">
                <text:p>0.000000000000116969590781086</text:p>
              </table:table-cell>
              <table:table-cell office:value-type="float" office:value="0.000000000000116969590781086">
                <text:p>0.000000000000116969590781086</text:p>
              </table:table-cell>
            </table:table-row>
            <table:table-row>
              <table:table-cell office:value-type="float" office:value="0.219999999999994">
                <text:p>0.219999999999994</text:p>
              </table:table-cell>
              <table:table-cell office:value-type="float" office:value="0.0000000000152408554357426">
                <text:p>0.0000000000152408554357426</text:p>
              </table:table-cell>
              <table:table-cell office:value-type="float" office:value="0.0000000000152408554357426">
                <text:p>0.0000000000152408554357426</text:p>
              </table:table-cell>
            </table:table-row>
            <table:table-row>
              <table:table-cell office:value-type="float" office:value="0.319999999999994">
                <text:p>0.319999999999994</text:p>
              </table:table-cell>
              <table:table-cell office:value-type="float" office:value="0.000000000307944406491942">
                <text:p>0.000000000307944406491942</text:p>
              </table:table-cell>
              <table:table-cell office:value-type="float" office:value="0.000000000307944406491942">
                <text:p>0.000000000307944406491942</text:p>
              </table:table-cell>
            </table:table-row>
            <table:table-row>
              <table:table-cell office:value-type="float" office:value="0.419999999999995">
                <text:p>0.419999999999995</text:p>
              </table:table-cell>
              <table:table-cell office:value-type="float" office:value="0.00000000274396886374283">
                <text:p>0.00000000274396886374283</text:p>
              </table:table-cell>
              <table:table-cell office:value-type="float" office:value="0.00000000274396886374283">
                <text:p>0.00000000274396886374283</text:p>
              </table:table-cell>
            </table:table-row>
            <table:table-row>
              <table:table-cell office:value-type="float" office:value="0.519999999999995">
                <text:p>0.519999999999995</text:p>
              </table:table-cell>
              <table:table-cell office:value-type="float" office:value="0.0000000153797191365346">
                <text:p>0.0000000153797191365346</text:p>
              </table:table-cell>
              <table:table-cell office:value-type="float" office:value="0.0000000153797191365346">
                <text:p>0.0000000153797191365346</text:p>
              </table:table-cell>
            </table:table-row>
            <table:table-row>
              <table:table-cell office:value-type="float" office:value="0.619999999999994">
                <text:p>0.619999999999994</text:p>
              </table:table-cell>
              <table:table-cell office:value-type="float" office:value="0.0000000639798458452554">
                <text:p>0.0000000639798458452554</text:p>
              </table:table-cell>
              <table:table-cell office:value-type="float" office:value="0.0000000639798458452554">
                <text:p>0.0000000639798458452554</text:p>
              </table:table-cell>
            </table:table-row>
            <table:table-row>
              <table:table-cell office:value-type="float" office:value="0.719999999999994">
                <text:p>0.719999999999994</text:p>
              </table:table-cell>
              <table:table-cell office:value-type="float" office:value="0.000000216294688190559">
                <text:p>0.000000216294688190559</text:p>
              </table:table-cell>
              <table:table-cell office:value-type="float" office:value="0.000000216294688190559">
                <text:p>0.000000216294688190559</text:p>
              </table:table-cell>
            </table:table-row>
            <table:table-row>
              <table:table-cell office:value-type="float" office:value="0.819999999999994">
                <text:p>0.819999999999994</text:p>
              </table:table-cell>
              <table:table-cell office:value-type="float" office:value="0.00000062792277586745">
                <text:p>0.00000062792277586745</text:p>
              </table:table-cell>
              <table:table-cell office:value-type="float" office:value="0.000000627922777234073">
                <text:p>0.000000627922777234073</text:p>
              </table:table-cell>
            </table:table-row>
            <table:table-row>
              <table:table-cell office:value-type="float" office:value="0.919999999999994">
                <text:p>0.919999999999994</text:p>
              </table:table-cell>
              <table:table-cell office:value-type="float" office:value="0.00000162291334321726">
                <text:p>0.00000162291334321726</text:p>
              </table:table-cell>
              <table:table-cell office:value-type="float" office:value="0.00000162291334321726">
                <text:p>0.00000162291334321726</text:p>
              </table:table-cell>
            </table:table-row>
            <table:table-row>
              <table:table-cell office:value-type="float" office:value="1.01999999999999">
                <text:p>1.01999999999999</text:p>
              </table:table-cell>
              <table:table-cell office:value-type="float" office:value="0.00000382863700954866">
                <text:p>0.00000382863700954866</text:p>
              </table:table-cell>
              <table:table-cell office:value-type="float" office:value="0.00000382863700954866">
                <text:p>0.00000382863700954866</text:p>
              </table:table-cell>
            </table:table-row>
            <table:table-row>
              <table:table-cell office:value-type="float" office:value="1.11999999999999">
                <text:p>1.11999999999999</text:p>
              </table:table-cell>
              <table:table-cell office:value-type="float" office:value="0.000008393966782959">
                <text:p>0.000008393966782959</text:p>
              </table:table-cell>
              <table:table-cell office:value-type="float" office:value="0.000008393966782959">
                <text:p>0.000008393966782959</text:p>
              </table:table-cell>
            </table:table-row>
            <table:table-row>
              <table:table-cell office:value-type="float" office:value="1.21999999999999">
                <text:p>1.21999999999999</text:p>
              </table:table-cell>
              <table:table-cell office:value-type="float" office:value="0.0000173342004341498">
                <text:p>0.0000173342004341498</text:p>
              </table:table-cell>
              <table:table-cell office:value-type="float" office:value="0.0000173342004341498">
                <text:p>0.0000173342004341498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0.000034068217399447">
                <text:p>0.000034068217399447</text:p>
              </table:table-cell>
              <table:table-cell office:value-type="float" office:value="0.000034068217399447">
                <text:p>0.000034068217399447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0.0000642477095551972">
                <text:p>0.0000642477095551972</text:p>
              </table:table-cell>
              <table:table-cell office:value-type="float" office:value="0.0000642477095551972">
                <text:p>0.000064247709555197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001170327320435">
                <text:p>0.0001170327320435</text:p>
              </table:table-cell>
              <table:table-cell office:value-type="float" office:value="0.0001170327320435">
                <text:p>0.000117032732043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000207055737262001">
                <text:p>0.000207055737262001</text:p>
              </table:table-cell>
              <table:table-cell office:value-type="float" office:value="0.000207055737262001">
                <text:p>0.00020705573726200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00357461611726592">
                <text:p>0.000357461611726592</text:p>
              </table:table-cell>
              <table:table-cell office:value-type="float" office:value="0.000357461611726592">
                <text:p>0.00035746161172659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000604657979337064">
                <text:p>0.000604657979337064</text:p>
              </table:table-cell>
              <table:table-cell office:value-type="float" office:value="0.000604657979337064">
                <text:p>0.00060465797933706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100584182885074">
                <text:p>0.00100584182885074</text:p>
              </table:table-cell>
              <table:table-cell office:value-type="float" office:value="0.00100584182885074">
                <text:p>0.0010058418288507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0165115128442742">
                <text:p>0.00165115128442742</text:p>
              </table:table-cell>
              <table:table-cell office:value-type="float" office:value="0.00165115128442742">
                <text:p>0.00165115128442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0.0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132cm" svg:y="0.506cm" chart:style-name="ch2">
          <text:p><text:span text:style-name="T1">Относительная неточность косинуса, 4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432cm" svg:y="1.854cm" svg:width="10.229cm" svg:height="15.193cm"/>
          <chart:axis chart:dimension="x" chart:name="primary-x" chart:style-name="ch5" chartooo:axis-type="auto">
            <chartooo:date-scale/>
            <chart:categories table:cell-range-address="sincos4.A2:sincos4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incos4.L2:sincos4.L43" chart:label-cell-address="sincos4.L1:sincos4.L1" chart:class="chart:line">
            <chart:data-point chart:repeated="42"/>
          </chart:series>
          <chart:series chart:style-name="ch9" chart:values-cell-range-address="sincos4.M2:sincos4.M43" chart:label-cell-address="sincos4.M1:sincos4.M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sincos4.L1:sincos4.L1</svg:desc>
                </draw:g>
              </table:table-cell>
              <table:table-cell office:value-type="string">
                <text:p>Прямая сумма</text:p>
                <draw:g>
                  <svg:desc>sincos4.M1:sincos4.M1</svg:desc>
                </draw:g>
              </table:table-cell>
            </table:table-row>
          </table:table-header-rows>
          <table:table-rows>
            <table:table-row>
              <table:table-cell office:value-type="float" office:value="-2.08000000000001">
                <text:p>-2.08000000000001</text:p>
                <draw:g>
                  <svg:desc>sincos4.A2:sincos4.A43</svg:desc>
                </draw:g>
              </table:table-cell>
              <table:table-cell office:value-type="float" office:value="0.0169954806615245">
                <text:p>0.0169954806615245</text:p>
                <draw:g>
                  <svg:desc>sincos4.L2:sincos4.L43</svg:desc>
                </draw:g>
              </table:table-cell>
              <table:table-cell office:value-type="float" office:value="0.0169954806615245">
                <text:p>0.0169954806615245</text:p>
                <draw:g>
                  <svg:desc>sincos4.M2:sincos4.M43</svg:desc>
                </draw:g>
              </table:table-cell>
            </table:table-row>
            <table:table-row>
              <table:table-cell office:value-type="float" office:value="-1.98000000000001">
                <text:p>-1.98000000000001</text:p>
              </table:table-cell>
              <table:table-cell office:value-type="float" office:value="0.0141020571105932">
                <text:p>0.0141020571105932</text:p>
              </table:table-cell>
              <table:table-cell office:value-type="float" office:value="0.0141020571105932">
                <text:p>0.0141020571105932</text:p>
              </table:table-cell>
            </table:table-row>
            <table:table-row>
              <table:table-cell office:value-type="float" office:value="-1.88000000000001">
                <text:p>-1.88000000000001</text:p>
              </table:table-cell>
              <table:table-cell office:value-type="float" office:value="0.0122322658466631">
                <text:p>0.0122322658466631</text:p>
              </table:table-cell>
              <table:table-cell office:value-type="float" office:value="0.0122322658466631">
                <text:p>0.0122322658466631</text:p>
              </table:table-cell>
            </table:table-row>
            <table:table-row>
              <table:table-cell office:value-type="float" office:value="-1.78000000000001">
                <text:p>-1.78000000000001</text:p>
              </table:table-cell>
              <table:table-cell office:value-type="float" office:value="0.0116212193601818">
                <text:p>0.0116212193601818</text:p>
              </table:table-cell>
              <table:table-cell office:value-type="float" office:value="0.0116212193601818">
                <text:p>0.0116212193601818</text:p>
              </table:table-cell>
            </table:table-row>
            <table:table-row>
              <table:table-cell office:value-type="float" office:value="-1.68000000000001">
                <text:p>-1.68000000000001</text:p>
              </table:table-cell>
              <table:table-cell office:value-type="float" office:value="0.0139971090795643">
                <text:p>0.0139971090795643</text:p>
              </table:table-cell>
              <table:table-cell office:value-type="float" office:value="0.0139971090795643">
                <text:p>0.0139971090795643</text:p>
              </table:table-cell>
            </table:table-row>
            <table:table-row>
              <table:table-cell office:value-type="float" office:value="-1.58000000000001">
                <text:p>-1.58000000000001</text:p>
              </table:table-cell>
              <table:table-cell office:value-type="float" office:value="0.101811211317837">
                <text:p>0.101811211317837</text:p>
              </table:table-cell>
              <table:table-cell office:value-type="float" office:value="0.101811211317826">
                <text:p>0.101811211317826</text:p>
              </table:table-cell>
            </table:table-row>
            <table:table-row>
              <table:table-cell office:value-type="float" office:value="-1.48000000000001">
                <text:p>-1.48000000000001</text:p>
              </table:table-cell>
              <table:table-cell office:value-type="float" office:value="0.00614580648603321">
                <text:p>0.00614580648603321</text:p>
              </table:table-cell>
              <table:table-cell office:value-type="float" office:value="0.00614580648603321">
                <text:p>0.00614580648603321</text:p>
              </table:table-cell>
            </table:table-row>
            <table:table-row>
              <table:table-cell office:value-type="float" office:value="-1.38000000000001">
                <text:p>-1.38000000000001</text:p>
              </table:table-cell>
              <table:table-cell office:value-type="float" office:value="0.001684325589848">
                <text:p>0.001684325589848</text:p>
              </table:table-cell>
              <table:table-cell office:value-type="float" office:value="0.001684325589848">
                <text:p>0.001684325589848</text:p>
              </table:table-cell>
            </table:table-row>
            <table:table-row>
              <table:table-cell office:value-type="float" office:value="-1.28000000000001">
                <text:p>-1.28000000000001</text:p>
              </table:table-cell>
              <table:table-cell office:value-type="float" office:value="0.000612108780707124">
                <text:p>0.000612108780707124</text:p>
              </table:table-cell>
              <table:table-cell office:value-type="float" office:value="0.000612108780707124">
                <text:p>0.000612108780707124</text:p>
              </table:table-cell>
            </table:table-row>
            <table:table-row>
              <table:table-cell office:value-type="float" office:value="-1.18000000000001">
                <text:p>-1.18000000000001</text:p>
              </table:table-cell>
              <table:table-cell office:value-type="float" office:value="0.000240988411444735">
                <text:p>0.000240988411444735</text:p>
              </table:table-cell>
              <table:table-cell office:value-type="float" office:value="0.000240988411444735">
                <text:p>0.000240988411444735</text:p>
              </table:table-cell>
            </table:table-row>
            <table:table-row>
              <table:table-cell office:value-type="float" office:value="-1.08000000000001">
                <text:p>-1.08000000000001</text:p>
              </table:table-cell>
              <table:table-cell office:value-type="float" office:value="0.0000961458982411179">
                <text:p>0.0000961458982411179</text:p>
              </table:table-cell>
              <table:table-cell office:value-type="float" office:value="0.0000961458982411179">
                <text:p>0.0000961458982411179</text:p>
              </table:table-cell>
            </table:table-row>
            <table:table-row>
              <table:table-cell office:value-type="float" office:value="-0.980000000000005">
                <text:p>-0.980000000000005</text:p>
              </table:table-cell>
              <table:table-cell office:value-type="float" office:value="0.0000374791644633032">
                <text:p>0.0000374791644633032</text:p>
              </table:table-cell>
              <table:table-cell office:value-type="float" office:value="0.0000374791644633032">
                <text:p>0.0000374791644633032</text:p>
              </table:table-cell>
            </table:table-row>
            <table:table-row>
              <table:table-cell office:value-type="float" office:value="-0.880000000000005">
                <text:p>-0.880000000000005</text:p>
              </table:table-cell>
              <table:table-cell office:value-type="float" office:value="0.0000138792939202963">
                <text:p>0.0000138792939202963</text:p>
              </table:table-cell>
              <table:table-cell office:value-type="float" office:value="0.0000138792939202963">
                <text:p>0.0000138792939202963</text:p>
              </table:table-cell>
            </table:table-row>
            <table:table-row>
              <table:table-cell office:value-type="float" office:value="-0.780000000000006">
                <text:p>-0.780000000000006</text:p>
              </table:table-cell>
              <table:table-cell office:value-type="float" office:value="0.00000474774399069025">
                <text:p>0.00000474774399069025</text:p>
              </table:table-cell>
              <table:table-cell office:value-type="float" office:value="0.00000474774399069025">
                <text:p>0.00000474774399069025</text:p>
              </table:table-cell>
            </table:table-row>
            <table:table-row>
              <table:table-cell office:value-type="float" office:value="-0.680000000000006">
                <text:p>-0.680000000000006</text:p>
              </table:table-cell>
              <table:table-cell office:value-type="float" office:value="0.00000145070978428257">
                <text:p>0.00000145070978428257</text:p>
              </table:table-cell>
              <table:table-cell office:value-type="float" office:value="0.00000145070978428257">
                <text:p>0.00000145070978428257</text:p>
              </table:table-cell>
            </table:table-row>
            <table:table-row>
              <table:table-cell office:value-type="float" office:value="-0.580000000000006">
                <text:p>-0.580000000000006</text:p>
              </table:table-cell>
              <table:table-cell office:value-type="float" office:value="0.00000037829855168843">
                <text:p>0.00000037829855168843</text:p>
              </table:table-cell>
              <table:table-cell office:value-type="float" office:value="0.00000037829855168843">
                <text:p>0.00000037829855168843</text:p>
              </table:table-cell>
            </table:table-row>
            <table:table-row>
              <table:table-cell office:value-type="float" office:value="-0.480000000000006">
                <text:p>-0.480000000000006</text:p>
              </table:table-cell>
              <table:table-cell office:value-type="float" office:value="0.0000000785917520617619">
                <text:p>0.0000000785917520617619</text:p>
              </table:table-cell>
              <table:table-cell office:value-type="float" office:value="0.0000000785917520617619">
                <text:p>0.0000000785917520617619</text:p>
              </table:table-cell>
            </table:table-row>
            <table:table-row>
              <table:table-cell office:value-type="float" office:value="-0.380000000000006">
                <text:p>-0.380000000000006</text:p>
              </table:table-cell>
              <table:table-cell office:value-type="float" office:value="0.0000000115929169931915">
                <text:p>0.0000000115929169931915</text:p>
              </table:table-cell>
              <table:table-cell office:value-type="float" office:value="0.0000000115929169931915">
                <text:p>0.0000000115929169931915</text:p>
              </table:table-cell>
            </table:table-row>
            <table:table-row>
              <table:table-cell office:value-type="float" office:value="-0.280000000000006">
                <text:p>-0.280000000000006</text:p>
              </table:table-cell>
              <table:table-cell office:value-type="float" office:value="0.000000000974130081036467">
                <text:p>0.000000000974130081036467</text:p>
              </table:table-cell>
              <table:table-cell office:value-type="float" office:value="0.000000000974130081036467">
                <text:p>0.000000000974130081036467</text:p>
              </table:table-cell>
            </table:table-row>
            <table:table-row>
              <table:table-cell office:value-type="float" office:value="-0.180000000000006">
                <text:p>-0.180000000000006</text:p>
              </table:table-cell>
              <table:table-cell office:value-type="float" office:value="0.000000000027769689966061">
                <text:p>0.000000000027769689966061</text:p>
              </table:table-cell>
              <table:table-cell office:value-type="float" office:value="0.000000000027769689966061">
                <text:p>0.000000000027769689966061</text:p>
              </table:table-cell>
            </table:table-row>
            <table:table-row>
              <table:table-cell office:value-type="float" office:value="-0.0800000000000056">
                <text:p>-0.0800000000000056</text:p>
              </table:table-cell>
              <table:table-cell office:value-type="float" office:value="0.0000000000000421010819559034">
                <text:p>0.0000000000000421010819559034</text:p>
              </table:table-cell>
              <table:table-cell office:value-type="float" office:value="0.0000000000000421010819559034">
                <text:p>0.0000000000000421010819559034</text:p>
              </table:table-cell>
            </table:table-row>
            <table:table-row>
              <table:table-cell office:value-type="float" office:value="0.0199999999999944">
                <text:p>0.0199999999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999999999994">
                <text:p>0.119999999999994</text:p>
              </table:table-cell>
              <table:table-cell office:value-type="float" office:value="0.00000000000107375793254279">
                <text:p>0.00000000000107375793254279</text:p>
              </table:table-cell>
              <table:table-cell office:value-type="float" office:value="0.00000000000107375793254279">
                <text:p>0.00000000000107375793254279</text:p>
              </table:table-cell>
            </table:table-row>
            <table:table-row>
              <table:table-cell office:value-type="float" office:value="0.219999999999994">
                <text:p>0.219999999999994</text:p>
              </table:table-cell>
              <table:table-cell office:value-type="float" office:value="0.00000000013938756245521">
                <text:p>0.00000000013938756245521</text:p>
              </table:table-cell>
              <table:table-cell office:value-type="float" office:value="0.00000000013938756245521">
                <text:p>0.00000000013938756245521</text:p>
              </table:table-cell>
            </table:table-row>
            <table:table-row>
              <table:table-cell office:value-type="float" office:value="0.319999999999994">
                <text:p>0.319999999999994</text:p>
              </table:table-cell>
              <table:table-cell office:value-type="float" office:value="0.00000000286953370274139">
                <text:p>0.00000000286953370274139</text:p>
              </table:table-cell>
              <table:table-cell office:value-type="float" office:value="0.00000000286953370274139">
                <text:p>0.00000000286953370274139</text:p>
              </table:table-cell>
            </table:table-row>
            <table:table-row>
              <table:table-cell office:value-type="float" office:value="0.419999999999995">
                <text:p>0.419999999999995</text:p>
              </table:table-cell>
              <table:table-cell office:value-type="float" office:value="0.000000026248821904783">
                <text:p>0.000000026248821904783</text:p>
              </table:table-cell>
              <table:table-cell office:value-type="float" office:value="0.000000026248821904783">
                <text:p>0.000000026248821904783</text:p>
              </table:table-cell>
            </table:table-row>
            <table:table-row>
              <table:table-cell office:value-type="float" office:value="0.519999999999995">
                <text:p>0.519999999999995</text:p>
              </table:table-cell>
              <table:table-cell office:value-type="float" office:value="0.000000152325593940775">
                <text:p>0.000000152325593940775</text:p>
              </table:table-cell>
              <table:table-cell office:value-type="float" office:value="0.000000152325593940775">
                <text:p>0.000000152325593940775</text:p>
              </table:table-cell>
            </table:table-row>
            <table:table-row>
              <table:table-cell office:value-type="float" office:value="0.619999999999994">
                <text:p>0.619999999999994</text:p>
              </table:table-cell>
              <table:table-cell office:value-type="float" office:value="0.000000662521475486076">
                <text:p>0.000000662521475486076</text:p>
              </table:table-cell>
              <table:table-cell office:value-type="float" office:value="0.000000662521475486076">
                <text:p>0.000000662521475486076</text:p>
              </table:table-cell>
            </table:table-row>
            <table:table-row>
              <table:table-cell office:value-type="float" office:value="0.719999999999994">
                <text:p>0.719999999999994</text:p>
              </table:table-cell>
              <table:table-cell office:value-type="float" office:value="0.00000236883549307136">
                <text:p>0.00000236883549307136</text:p>
              </table:table-cell>
              <table:table-cell office:value-type="float" office:value="0.00000236883549307136">
                <text:p>0.00000236883549307136</text:p>
              </table:table-cell>
            </table:table-row>
            <table:table-row>
              <table:table-cell office:value-type="float" office:value="0.819999999999994">
                <text:p>0.819999999999994</text:p>
              </table:table-cell>
              <table:table-cell office:value-type="float" office:value="0.00000737606656354919">
                <text:p>0.00000737606656354919</text:p>
              </table:table-cell>
              <table:table-cell office:value-type="float" office:value="0.00000737606656354919">
                <text:p>0.00000737606656354919</text:p>
              </table:table-cell>
            </table:table-row>
            <table:table-row>
              <table:table-cell office:value-type="float" office:value="0.919999999999994">
                <text:p>0.919999999999994</text:p>
              </table:table-cell>
              <table:table-cell office:value-type="float" office:value="0.000020814264343526">
                <text:p>0.000020814264343526</text:p>
              </table:table-cell>
              <table:table-cell office:value-type="float" office:value="0.000020814264343526">
                <text:p>0.000020814264343526</text:p>
              </table:table-cell>
            </table:table-row>
            <table:table-row>
              <table:table-cell office:value-type="float" office:value="1.01999999999999">
                <text:p>1.01999999999999</text:p>
              </table:table-cell>
              <table:table-cell office:value-type="float" office:value="0.0000548864953485332">
                <text:p>0.0000548864953485332</text:p>
              </table:table-cell>
              <table:table-cell office:value-type="float" office:value="0.0000548864953485332">
                <text:p>0.0000548864953485332</text:p>
              </table:table-cell>
            </table:table-row>
            <table:table-row>
              <table:table-cell office:value-type="float" office:value="1.11999999999999">
                <text:p>1.11999999999999</text:p>
              </table:table-cell>
              <table:table-cell office:value-type="float" office:value="0.000139000335339436">
                <text:p>0.000139000335339436</text:p>
              </table:table-cell>
              <table:table-cell office:value-type="float" office:value="0.000139000335339436">
                <text:p>0.000139000335339436</text:p>
              </table:table-cell>
            </table:table-row>
            <table:table-row>
              <table:table-cell office:value-type="float" office:value="1.21999999999999">
                <text:p>1.21999999999999</text:p>
              </table:table-cell>
              <table:table-cell office:value-type="float" office:value="0.000348406702985645">
                <text:p>0.000348406702985645</text:p>
              </table:table-cell>
              <table:table-cell office:value-type="float" office:value="0.000348406702985645">
                <text:p>0.000348406702985645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0.000903511729625348">
                <text:p>0.000903511729625348</text:p>
              </table:table-cell>
              <table:table-cell office:value-type="float" office:value="0.000903511729625348">
                <text:p>0.000903511729625348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0.00266902243237256">
                <text:p>0.00266902243237256</text:p>
              </table:table-cell>
              <table:table-cell office:value-type="float" office:value="0.00266902243237256">
                <text:p>0.00266902243237256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135670663700965">
                <text:p>0.0135670663700965</text:p>
              </table:table-cell>
              <table:table-cell office:value-type="float" office:value="0.0135670663700965">
                <text:p>0.013567066370096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0232370264967196">
                <text:p>0.0232370264967196</text:p>
              </table:table-cell>
              <table:table-cell office:value-type="float" office:value="0.0232370264967196">
                <text:p>0.023237026496719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123694343228889">
                <text:p>0.0123694343228889</text:p>
              </table:table-cell>
              <table:table-cell office:value-type="float" office:value="0.0123694343228889">
                <text:p>0.012369434322888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0116714238006885">
                <text:p>0.0116714238006885</text:p>
              </table:table-cell>
              <table:table-cell office:value-type="float" office:value="0.0116714238006885">
                <text:p>0.011671423800688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128533787174943">
                <text:p>0.0128533787174943</text:p>
              </table:table-cell>
              <table:table-cell office:value-type="float" office:value="0.0128533787174943">
                <text:p>0.0128533787174943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151364858240161">
                <text:p>0.0151364858240161</text:p>
              </table:table-cell>
              <table:table-cell office:value-type="float" office:value="0.0151364858240161">
                <text:p>0.0151364858240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2.857cm" svg:y="0.506cm" chart:style-name="ch2">
          <text:p><text:span text:style-name="T1">Относительная неточность экспоненты, 4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049cm" svg:y="1.854cm" svg:width="10.612cm" svg:height="15.193cm"/>
          <chart:axis chart:dimension="x" chart:name="primary-x" chart:style-name="ch5" chartooo:axis-type="auto">
            <chartooo:date-scale/>
            <chart:categories table:cell-range-address="exp4.A2:exp4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p4.F2:exp4.F46" chart:label-cell-address="exp4.F1:exp4.F1" chart:class="chart:line">
            <chart:data-point chart:repeated="45"/>
          </chart:series>
          <chart:series chart:style-name="ch9" chart:values-cell-range-address="exp4.G2:exp4.G46" chart:label-cell-address="exp4.G1:exp4.G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exp4.F1:exp4.F1</svg:desc>
                </draw:g>
              </table:table-cell>
              <table:table-cell office:value-type="string">
                <text:p>Прямая сумма</text:p>
                <draw:g>
                  <svg:desc>exp4.G1:exp4.G1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exp4.A2:exp4.A46</svg:desc>
                </draw:g>
              </table:table-cell>
              <table:table-cell office:value-type="float" office:value="3.46301869964355">
                <text:p>3.46301869964355</text:p>
                <draw:g>
                  <svg:desc>exp4.F2:exp4.F46</svg:desc>
                </draw:g>
              </table:table-cell>
              <table:table-cell office:value-type="float" office:value="3.46301869964355">
                <text:p>3.46301869964355</text:p>
                <draw:g>
                  <svg:desc>exp4.G2:exp4.G46</svg:desc>
                </draw:g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2.59235719300285">
                <text:p>2.59235719300285</text:p>
              </table:table-cell>
              <table:table-cell office:value-type="float" office:value="2.59235719300285">
                <text:p>2.59235719300285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1.91954641459077">
                <text:p>1.91954641459077</text:p>
              </table:table-cell>
              <table:table-cell office:value-type="float" office:value="1.91954641459077">
                <text:p>1.91954641459077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1.40415978242252">
                <text:p>1.40415978242252</text:p>
              </table:table-cell>
              <table:table-cell office:value-type="float" office:value="1.40415978242252">
                <text:p>1.4041597824225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1.01320808646505">
                <text:p>1.01320808646505</text:p>
              </table:table-cell>
              <table:table-cell office:value-type="float" office:value="1.01320808646505">
                <text:p>1.01320808646505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71989443310387">
                <text:p>0.71989443310387</text:p>
              </table:table-cell>
              <table:table-cell office:value-type="float" office:value="0.71989443310387">
                <text:p>0.71989443310387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502562137400386">
                <text:p>0.502562137400386</text:p>
              </table:table-cell>
              <table:table-cell office:value-type="float" office:value="0.502562137400386">
                <text:p>0.502562137400386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0.343807445940758">
                <text:p>0.343807445940758</text:p>
              </table:table-cell>
              <table:table-cell office:value-type="float" office:value="0.343807445940758">
                <text:p>0.343807445940758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22973287392512">
                <text:p>0.22973287392512</text:p>
              </table:table-cell>
              <table:table-cell office:value-type="float" office:value="0.22973287392512">
                <text:p>0.22973287392512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0.149320320885835">
                <text:p>0.149320320885835</text:p>
              </table:table-cell>
              <table:table-cell office:value-type="float" office:value="0.149320320885835">
                <text:p>0.149320320885835</text:p>
              </table:table-cell>
            </table:table-row>
            <table:table-row>
              <table:table-cell office:value-type="float" office:value="-0.999999999999999">
                <text:p>-0.999999999999999</text:p>
              </table:table-cell>
              <table:table-cell office:value-type="float" office:value="0.093906057180318">
                <text:p>0.093906057180318</text:p>
              </table:table-cell>
              <table:table-cell office:value-type="float" office:value="0.093906057180318">
                <text:p>0.093906057180318</text:p>
              </table:table-cell>
            </table:table-row>
            <table:table-row>
              <table:table-cell office:value-type="float" office:value="-0.899999999999999">
                <text:p>-0.899999999999999</text:p>
              </table:table-cell>
              <table:table-cell office:value-type="float" office:value="0.0567422068713096">
                <text:p>0.0567422068713096</text:p>
              </table:table-cell>
              <table:table-cell office:value-type="float" office:value="0.0567422068713096">
                <text:p>0.0567422068713096</text:p>
              </table:table-cell>
            </table:table-row>
            <table:table-row>
              <table:table-cell office:value-type="float" office:value="-0.799999999999999">
                <text:p>-0.799999999999999</text:p>
              </table:table-cell>
              <table:table-cell office:value-type="float" office:value="0.0326315430819407">
                <text:p>0.0326315430819407</text:p>
              </table:table-cell>
              <table:table-cell office:value-type="float" office:value="0.0326315430819406">
                <text:p>0.0326315430819406</text:p>
              </table:table-cell>
            </table:table-row>
            <table:table-row>
              <table:table-cell office:value-type="float" office:value="-0.699999999999999">
                <text:p>-0.699999999999999</text:p>
              </table:table-cell>
              <table:table-cell office:value-type="float" office:value="0.0176243042056523">
                <text:p>0.0176243042056523</text:p>
              </table:table-cell>
              <table:table-cell office:value-type="float" office:value="0.0176243042056525">
                <text:p>0.0176243042056525</text:p>
              </table:table-cell>
            </table:table-row>
            <table:table-row>
              <table:table-cell office:value-type="float" office:value="-0.599999999999999">
                <text:p>-0.599999999999999</text:p>
              </table:table-cell>
              <table:table-cell office:value-type="float" office:value="0.00876737258756316">
                <text:p>0.00876737258756316</text:p>
              </table:table-cell>
              <table:table-cell office:value-type="float" office:value="0.00876737258756316">
                <text:p>0.00876737258756316</text:p>
              </table:table-cell>
            </table:table-row>
            <table:table-row>
              <table:table-cell office:value-type="float" office:value="-0.499999999999999">
                <text:p>-0.499999999999999</text:p>
              </table:table-cell>
              <table:table-cell office:value-type="float" office:value="0.00389756561867264">
                <text:p>0.00389756561867264</text:p>
              </table:table-cell>
              <table:table-cell office:value-type="float" office:value="0.00389756561867264">
                <text:p>0.00389756561867264</text:p>
              </table:table-cell>
            </table:table-row>
            <table:table-row>
              <table:table-cell office:value-type="float" office:value="-0.399999999999999">
                <text:p>-0.399999999999999</text:p>
              </table:table-cell>
              <table:table-cell office:value-type="float" office:value="0.00147200237877644">
                <text:p>0.00147200237877644</text:p>
              </table:table-cell>
              <table:table-cell office:value-type="float" office:value="0.00147200237877644">
                <text:p>0.00147200237877644</text:p>
              </table:table-cell>
            </table:table-row>
            <table:table-row>
              <table:table-cell office:value-type="float" office:value="-0.299999999999999">
                <text:p>-0.299999999999999</text:p>
              </table:table-cell>
              <table:table-cell office:value-type="float" office:value="0.000429552989969651">
                <text:p>0.000429552989969651</text:p>
              </table:table-cell>
              <table:table-cell office:value-type="float" office:value="0.000429552989969651">
                <text:p>0.000429552989969651</text:p>
              </table:table-cell>
            </table:table-row>
            <table:table-row>
              <table:table-cell office:value-type="float" office:value="-0.199999999999999">
                <text:p>-0.199999999999999</text:p>
              </table:table-cell>
              <table:table-cell office:value-type="float" office:value="0.0000782753195409325">
                <text:p>0.0000782753195409325</text:p>
              </table:table-cell>
              <table:table-cell office:value-type="float" office:value="0.0000782753195409325">
                <text:p>0.0000782753195409325</text:p>
              </table:table-cell>
            </table:table-row>
            <table:table-row>
              <table:table-cell office:value-type="float" office:value="-0.0999999999999994">
                <text:p>-0.0999999999999994</text:p>
              </table:table-cell>
              <table:table-cell office:value-type="float" office:value="0.00000451429455151902">
                <text:p>0.00000451429455151902</text:p>
              </table:table-cell>
              <table:table-cell office:value-type="float" office:value="0.00000451429455164172">
                <text:p>0.00000451429455164172</text:p>
              </table:table-cell>
            </table:table-row>
            <table:table-row>
              <table:table-cell office:value-type="float" office:value="6.38E-016">
                <text:p>6.38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0000000000001">
                <text:p>0.100000000000001</text:p>
              </table:table-cell>
              <table:table-cell office:value-type="float" office:value="0.00000384683392545703">
                <text:p>0.00000384683392545703</text:p>
              </table:table-cell>
              <table:table-cell office:value-type="float" office:value="0.00000384683392545703">
                <text:p>0.00000384683392545703</text:p>
              </table:table-cell>
            </table:table-row>
            <table:table-row>
              <table:table-cell office:value-type="float" office:value="0.200000000000001">
                <text:p>0.200000000000001</text:p>
              </table:table-cell>
              <table:table-cell office:value-type="float" office:value="0.0000568402407581338">
                <text:p>0.0000568402407581338</text:p>
              </table:table-cell>
              <table:table-cell office:value-type="float" office:value="0.0000568402407581338">
                <text:p>0.0000568402407581338</text:p>
              </table:table-cell>
            </table:table-row>
            <table:table-row>
              <table:table-cell office:value-type="float" office:value="0.300000000000001">
                <text:p>0.300000000000001</text:p>
              </table:table-cell>
              <table:table-cell office:value-type="float" office:value="0.000265811190021856">
                <text:p>0.000265811190021856</text:p>
              </table:table-cell>
              <table:table-cell office:value-type="float" office:value="0.000265811190021856">
                <text:p>0.000265811190021856</text:p>
              </table:table-cell>
            </table:table-row>
            <table:table-row>
              <table:table-cell office:value-type="float" office:value="0.400000000000001">
                <text:p>0.400000000000001</text:p>
              </table:table-cell>
              <table:table-cell office:value-type="float" office:value="0.000776251376206941">
                <text:p>0.000776251376206941</text:p>
              </table:table-cell>
              <table:table-cell office:value-type="float" office:value="0.000776251376206793">
                <text:p>0.000776251376206793</text:p>
              </table:table-cell>
            </table:table-row>
            <table:table-row>
              <table:table-cell office:value-type="float" office:value="0.500000000000001">
                <text:p>0.500000000000001</text:p>
              </table:table-cell>
              <table:table-cell office:value-type="float" office:value="0.0017516225562909">
                <text:p>0.0017516225562909</text:p>
              </table:table-cell>
              <table:table-cell office:value-type="float" office:value="0.0017516225562909">
                <text:p>0.0017516225562909</text:p>
              </table:table-cell>
            </table:table-row>
            <table:table-row>
              <table:table-cell office:value-type="float" office:value="0.600000000000001">
                <text:p>0.600000000000001</text:p>
              </table:table-cell>
              <table:table-cell office:value-type="float" office:value="0.00335806885324804">
                <text:p>0.00335806885324804</text:p>
              </table:table-cell>
              <table:table-cell office:value-type="float" office:value="0.00335806885324816">
                <text:p>0.00335806885324816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0.00575345759229964">
                <text:p>0.00575345759229964</text:p>
              </table:table-cell>
              <table:table-cell office:value-type="float" office:value="0.00575345759229964">
                <text:p>0.0057534575922996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00907985780015388">
                <text:p>0.00907985780015388</text:p>
              </table:table-cell>
              <table:table-cell office:value-type="float" office:value="0.00907985780015388">
                <text:p>0.00907985780015388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0134587206394364">
                <text:p>0.0134587206394364</text:p>
              </table:table-cell>
              <table:table-cell office:value-type="float" office:value="0.0134587206394364">
                <text:p>0.01345872063943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89881568761538">
                <text:p>0.0189881568761538</text:p>
              </table:table-cell>
              <table:table-cell office:value-type="float" office:value="0.0189881568761536">
                <text:p>0.018988156876153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257418165296708">
                <text:p>0.0257418165296708</text:p>
              </table:table-cell>
              <table:table-cell office:value-type="float" office:value="0.0257418165296708">
                <text:p>0.025741816529670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337689681856558">
                <text:p>0.0337689681856558</text:p>
              </table:table-cell>
              <table:table-cell office:value-type="float" office:value="0.0337689681856557">
                <text:p>0.033768968185655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430954526920761">
                <text:p>0.0430954526920761</text:p>
              </table:table-cell>
              <table:table-cell office:value-type="float" office:value="0.0430954526920763">
                <text:p>0.043095452692076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537252503680755">
                <text:p>0.0537252503680755</text:p>
              </table:table-cell>
              <table:table-cell office:value-type="float" office:value="0.0537252503680755">
                <text:p>0.053725250368075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656424543784502">
                <text:p>0.0656424543784502</text:p>
              </table:table-cell>
              <table:table-cell office:value-type="float" office:value="0.0656424543784503">
                <text:p>0.065642454378450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788134872297192">
                <text:p>0.0788134872297192</text:p>
              </table:table-cell>
              <table:table-cell office:value-type="float" office:value="0.078813487229719">
                <text:p>0.07881348722971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931894338562342">
                <text:p>0.0931894338562342</text:p>
              </table:table-cell>
              <table:table-cell office:value-type="float" office:value="0.0931894338562342">
                <text:p>0.093189433856234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108708394709206">
                <text:p>0.108708394709206</text:p>
              </table:table-cell>
              <table:table-cell office:value-type="float" office:value="0.108708394709206">
                <text:p>0.10870839470920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125297786682827">
                <text:p>0.125297786682827</text:p>
              </table:table-cell>
              <table:table-cell office:value-type="float" office:value="0.125297786682827">
                <text:p>0.1252977866828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2876539501453">
                <text:p>0.142876539501453</text:p>
              </table:table-cell>
              <table:table-cell office:value-type="float" office:value="0.142876539501453">
                <text:p>0.14287653950145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161357151109454">
                <text:p>0.161357151109454</text:p>
              </table:table-cell>
              <table:table-cell office:value-type="float" office:value="0.161357151109454">
                <text:p>0.16135715110945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180647578296662">
                <text:p>0.180647578296662</text:p>
              </table:table-cell>
              <table:table-cell office:value-type="float" office:value="0.180647578296662">
                <text:p>0.18064757829666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200652948805373">
                <text:p>0.200652948805373</text:p>
              </table:table-cell>
              <table:table-cell office:value-type="float" office:value="0.200652948805373">
                <text:p>0.20065294880537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221277088963683">
                <text:p>0.221277088963683</text:p>
              </table:table-cell>
              <table:table-cell office:value-type="float" office:value="0.221277088963683">
                <text:p>0.221277088963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00000000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11cm" svg:y="0.506cm" chart:style-name="ch2">
          <text:p><text:span text:style-name="T1">Относительная неточность синуса, 10 членов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776cm" svg:y="1.854cm" svg:width="9.885cm" svg:height="15.192cm"/>
          <chart:axis chart:dimension="x" chart:name="primary-x" chart:style-name="ch5" chartooo:axis-type="auto">
            <chartooo:date-scale/>
            <chart:categories table:cell-range-address="sincos10.A2:sincos10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incos10.I2:sincos10.I43" chart:label-cell-address="sincos10.I1:sincos10.I1" chart:class="chart:line">
            <chart:data-point chart:repeated="42"/>
          </chart:series>
          <chart:series chart:style-name="ch9" chart:values-cell-range-address="sincos10.J2:sincos10.J43" chart:label-cell-address="sincos10.J1:sincos10.J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sincos10.I1:sincos10.I1</svg:desc>
                </draw:g>
              </table:table-cell>
              <table:table-cell office:value-type="string">
                <text:p>Прямая сумма</text:p>
                <draw:g>
                  <svg:desc>sincos10.J1:sincos10.J1</svg:desc>
                </draw:g>
              </table:table-cell>
            </table:table-row>
          </table:table-header-rows>
          <table:table-rows>
            <table:table-row>
              <table:table-cell office:value-type="float" office:value="-2.08000000000001">
                <text:p>-2.08000000000001</text:p>
                <draw:g>
                  <svg:desc>sincos10.A2:sincos10.A43</svg:desc>
                </draw:g>
              </table:table-cell>
              <table:table-cell office:value-type="float" office:value="0.000000000000106555005534283">
                <text:p>0.000000000000106555005534283</text:p>
                <draw:g>
                  <svg:desc>sincos10.I2:sincos10.I43</svg:desc>
                </draw:g>
              </table:table-cell>
              <table:table-cell office:value-type="float" office:value="0.000000000000106555005534283">
                <text:p>0.000000000000106555005534283</text:p>
                <draw:g>
                  <svg:desc>sincos10.J2:sincos10.J43</svg:desc>
                </draw:g>
              </table:table-cell>
            </table:table-row>
            <table:table-row>
              <table:table-cell office:value-type="float" office:value="-1.98000000000001">
                <text:p>-1.98000000000001</text:p>
              </table:table-cell>
              <table:table-cell office:value-type="float" office:value="0.0000000000000360619984636096">
                <text:p>0.0000000000000360619984636096</text:p>
              </table:table-cell>
              <table:table-cell office:value-type="float" office:value="0.0000000000000349728777046415">
                <text:p>0.0000000000000349728777046415</text:p>
              </table:table-cell>
            </table:table-row>
            <table:table-row>
              <table:table-cell office:value-type="float" office:value="-1.88000000000001">
                <text:p>-1.88000000000001</text:p>
              </table:table-cell>
              <table:table-cell office:value-type="float" office:value="0.0000000000000125873486426148">
                <text:p>0.0000000000000125873486426148</text:p>
              </table:table-cell>
              <table:table-cell office:value-type="float" office:value="0.0000000000000125873486426148">
                <text:p>0.0000000000000125873486426148</text:p>
              </table:table-cell>
            </table:table-row>
            <table:table-row>
              <table:table-cell office:value-type="float" office:value="-1.78000000000001">
                <text:p>-1.7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68000000000001">
                <text:p>-1.6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58000000000001">
                <text:p>-1.5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48000000000001">
                <text:p>-1.4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38000000000001">
                <text:p>-1.3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28000000000001">
                <text:p>-1.2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18000000000001">
                <text:p>-1.1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08000000000001">
                <text:p>-1.0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980000000000005">
                <text:p>-0.980000000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880000000000005">
                <text:p>-0.880000000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80000000000006">
                <text:p>-0.7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680000000000006">
                <text:p>-0.6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80000000000006">
                <text:p>-0.5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480000000000006">
                <text:p>-0.4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380000000000006">
                <text:p>-0.3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80000000000006">
                <text:p>-0.2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80000000000006">
                <text:p>-0.1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800000000000056">
                <text:p>-0.0800000000000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99999999999944">
                <text:p>0.0199999999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999999999994">
                <text:p>0.1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9999999999994">
                <text:p>0.2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9999999999994">
                <text:p>0.3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9999999999995">
                <text:p>0.419999999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9999999999995">
                <text:p>0.519999999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9999999999994">
                <text:p>0.6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999999999994">
                <text:p>0.7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999999999994">
                <text:p>0.8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999999999994">
                <text:p>0.9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1999999999999">
                <text:p>1.0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1999999999999">
                <text:p>1.1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999999999999">
                <text:p>1.2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.18630467334641E-015">
                <text:p>6.18630467334641E-015</text:p>
              </table:table-cell>
              <table:table-cell office:value-type="float" office:value="6.18630467334641E-015">
                <text:p>6.18630467334641E-01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00000000000191408499296945">
                <text:p>0.0000000000000191408499296945</text:p>
              </table:table-cell>
              <table:table-cell office:value-type="float" office:value="0.0000000000000191408499296945">
                <text:p>0.000000000000019140849929694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000000000000555855204966175">
                <text:p>0.0000000000000555855204966175</text:p>
              </table:table-cell>
              <table:table-cell office:value-type="float" office:value="0.0000000000000555855204966175">
                <text:p>0.0000000000000555855204966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0.00000000000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2.887cm" svg:y="0.506cm" chart:style-name="ch2">
          <text:p><text:span text:style-name="T1">Относительная неточность косинуса, 10 членов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776cm" svg:y="1.855cm" svg:width="9.885cm" svg:height="15.192cm"/>
          <chart:axis chart:dimension="x" chart:name="primary-x" chart:style-name="ch5" chartooo:axis-type="auto">
            <chartooo:date-scale/>
            <chart:categories table:cell-range-address="sincos10.A2:sincos10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incos10.L2:sincos10.L43" chart:label-cell-address="sincos10.L1:sincos10.L1" chart:class="chart:line">
            <chart:data-point chart:repeated="42"/>
          </chart:series>
          <chart:series chart:style-name="ch9" chart:values-cell-range-address="sincos10.M2:sincos10.M43" chart:label-cell-address="sincos10.M1:sincos10.M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sincos10.L1:sincos10.L1</svg:desc>
                </draw:g>
              </table:table-cell>
              <table:table-cell office:value-type="string">
                <text:p>Прямая сумма</text:p>
                <draw:g>
                  <svg:desc>sincos10.M1:sincos10.M1</svg:desc>
                </draw:g>
              </table:table-cell>
            </table:table-row>
          </table:table-header-rows>
          <table:table-rows>
            <table:table-row>
              <table:table-cell office:value-type="float" office:value="-2.08000000000001">
                <text:p>-2.08000000000001</text:p>
                <draw:g>
                  <svg:desc>sincos10.A2:sincos10.A43</svg:desc>
                </draw:g>
              </table:table-cell>
              <table:table-cell office:value-type="float" office:value="0.00000000000192001617377996">
                <text:p>0.00000000000192001617377996</text:p>
                <draw:g>
                  <svg:desc>sincos10.L2:sincos10.L43</svg:desc>
                </draw:g>
              </table:table-cell>
              <table:table-cell office:value-type="float" office:value="0.00000000000191796645602134">
                <text:p>0.00000000000191796645602134</text:p>
                <draw:g>
                  <svg:desc>sincos10.M2:sincos10.M43</svg:desc>
                </draw:g>
              </table:table-cell>
            </table:table-row>
            <table:table-row>
              <table:table-cell office:value-type="float" office:value="-1.98000000000001">
                <text:p>-1.98000000000001</text:p>
              </table:table-cell>
              <table:table-cell office:value-type="float" office:value="0.000000000000877147872835258">
                <text:p>0.000000000000877147872835258</text:p>
              </table:table-cell>
              <table:table-cell office:value-type="float" office:value="0.000000000000877147872835258">
                <text:p>0.000000000000877147872835258</text:p>
              </table:table-cell>
            </table:table-row>
            <table:table-row>
              <table:table-cell office:value-type="float" office:value="-1.88000000000001">
                <text:p>-1.88000000000001</text:p>
              </table:table-cell>
              <table:table-cell office:value-type="float" office:value="0.000000000000407531521979472">
                <text:p>0.000000000000407531521979472</text:p>
              </table:table-cell>
              <table:table-cell office:value-type="float" office:value="0.000000000000407531521979472">
                <text:p>0.000000000000407531521979472</text:p>
              </table:table-cell>
            </table:table-row>
            <table:table-row>
              <table:table-cell office:value-type="float" office:value="-1.78000000000001">
                <text:p>-1.78000000000001</text:p>
              </table:table-cell>
              <table:table-cell office:value-type="float" office:value="0.000000000000197394007476459">
                <text:p>0.000000000000197394007476459</text:p>
              </table:table-cell>
              <table:table-cell office:value-type="float" office:value="0.000000000000197394007476459">
                <text:p>0.000000000000197394007476459</text:p>
              </table:table-cell>
            </table:table-row>
            <table:table-row>
              <table:table-cell office:value-type="float" office:value="-1.68000000000001">
                <text:p>-1.68000000000001</text:p>
              </table:table-cell>
              <table:table-cell office:value-type="float" office:value="0.000000000000119312548623358">
                <text:p>0.000000000000119312548623358</text:p>
              </table:table-cell>
              <table:table-cell office:value-type="float" office:value="0.000000000000119312548623358">
                <text:p>0.000000000000119312548623358</text:p>
              </table:table-cell>
            </table:table-row>
            <table:table-row>
              <table:table-cell office:value-type="float" office:value="-1.58000000000001">
                <text:p>-1.58000000000001</text:p>
              </table:table-cell>
              <table:table-cell office:value-type="float" office:value="0.00000000000042597453406798">
                <text:p>0.00000000000042597453406798</text:p>
              </table:table-cell>
              <table:table-cell office:value-type="float" office:value="0.000000000000422770300847115">
                <text:p>0.000000000000422770300847115</text:p>
              </table:table-cell>
            </table:table-row>
            <table:table-row>
              <table:table-cell office:value-type="float" office:value="-1.48000000000001">
                <text:p>-1.48000000000001</text:p>
              </table:table-cell>
              <table:table-cell office:value-type="float" office:value="0.0000000000000120913818771269">
                <text:p>0.0000000000000120913818771269</text:p>
              </table:table-cell>
              <table:table-cell office:value-type="float" office:value="0.0000000000000120913818771269">
                <text:p>0.0000000000000120913818771269</text:p>
              </table:table-cell>
            </table:table-row>
            <table:table-row>
              <table:table-cell office:value-type="float" office:value="-1.38000000000001">
                <text:p>-1.3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28000000000001">
                <text:p>-1.2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18000000000001">
                <text:p>-1.1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08000000000001">
                <text:p>-1.08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980000000000005">
                <text:p>-0.980000000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880000000000005">
                <text:p>-0.880000000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80000000000006">
                <text:p>-0.7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680000000000006">
                <text:p>-0.6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80000000000006">
                <text:p>-0.5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480000000000006">
                <text:p>-0.4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380000000000006">
                <text:p>-0.3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80000000000006">
                <text:p>-0.2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80000000000006">
                <text:p>-0.180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800000000000056">
                <text:p>-0.0800000000000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99999999999944">
                <text:p>0.0199999999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999999999994">
                <text:p>0.1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9999999999994">
                <text:p>0.2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9999999999994">
                <text:p>0.3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9999999999995">
                <text:p>0.419999999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9999999999995">
                <text:p>0.519999999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9999999999994">
                <text:p>0.6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999999999994">
                <text:p>0.7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999999999994">
                <text:p>0.8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999999999994">
                <text:p>0.91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1999999999999">
                <text:p>1.0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1999999999999">
                <text:p>1.1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999999999999">
                <text:p>1.2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0">
                <text:p>0</text:p>
              </table:table-cell>
              <table:table-cell office:value-type="float" office:value="6.65134030034996E-015">
                <text:p>6.65134030034996E-01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000000000000355318703355781">
                <text:p>0.0000000000000355318703355781</text:p>
              </table:table-cell>
              <table:table-cell office:value-type="float" office:value="0.0000000000000355318703355781">
                <text:p>0.000000000000035531870335578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00000000000012810138414504">
                <text:p>0.00000000000012810138414504</text:p>
              </table:table-cell>
              <table:table-cell office:value-type="float" office:value="0.000000000000125985171851895">
                <text:p>0.00000000000012598517185189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00000000000141344579626439">
                <text:p>0.000000000000141344579626439</text:p>
              </table:table-cell>
              <table:table-cell office:value-type="float" office:value="0.000000000000141344579626439">
                <text:p>0.00000000000014134457962643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000000000000263452110246218">
                <text:p>0.000000000000263452110246218</text:p>
              </table:table-cell>
              <table:table-cell office:value-type="float" office:value="0.000000000000263452110246218">
                <text:p>0.00000000000026345211024621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0000000000552272837793621">
                <text:p>0.000000000000552272837793621</text:p>
              </table:table-cell>
              <table:table-cell office:value-type="float" office:value="0.000000000000552272837793621">
                <text:p>0.00000000000055227283779362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0000000000119983799619274">
                <text:p>0.00000000000119983799619274</text:p>
              </table:table-cell>
              <table:table-cell office:value-type="float" office:value="0.00000000000119983799619274">
                <text:p>0.00000000000119983799619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2.612cm" svg:y="0.506cm" chart:style-name="ch2">
          <text:p><text:span text:style-name="T1">Относительная неточность экспоненты, 10 членов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623cm" svg:y="1.854cm" svg:width="10.038cm" svg:height="15.193cm"/>
          <chart:axis chart:dimension="x" chart:name="primary-x" chart:style-name="ch5" chartooo:axis-type="auto">
            <chartooo:date-scale/>
            <chart:categories table:cell-range-address="exp10.A2:exp10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p10.F2:exp10.F46" chart:label-cell-address="exp10.F1:exp10.F1" chart:class="chart:line">
            <chart:data-point chart:repeated="45"/>
          </chart:series>
          <chart:series chart:style-name="ch9" chart:values-cell-range-address="exp10.G2:exp10.G46" chart:label-cell-address="exp10.G1:exp10.G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exp10.F1:exp10.F1</svg:desc>
                </draw:g>
              </table:table-cell>
              <table:table-cell office:value-type="string">
                <text:p>Прямая сумма</text:p>
                <draw:g>
                  <svg:desc>exp10.G1:exp10.G1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exp10.A2:exp10.A46</svg:desc>
                </draw:g>
              </table:table-cell>
              <table:table-cell office:value-type="float" office:value="0.00176067517092086">
                <text:p>0.00176067517092086</text:p>
                <draw:g>
                  <svg:desc>exp10.F2:exp10.F46</svg:desc>
                </draw:g>
              </table:table-cell>
              <table:table-cell office:value-type="float" office:value="0.00176067517092127">
                <text:p>0.00176067517092127</text:p>
                <draw:g>
                  <svg:desc>exp10.G2:exp10.G46</svg:desc>
                </draw:g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0.00096142573229713">
                <text:p>0.00096142573229713</text:p>
              </table:table-cell>
              <table:table-cell office:value-type="float" office:value="0.000961425732296944">
                <text:p>0.000961425732296944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0051065657701564">
                <text:p>0.00051065657701564</text:p>
              </table:table-cell>
              <table:table-cell office:value-type="float" office:value="0.000510656577015808">
                <text:p>0.000510656577015808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0.000262991202547184">
                <text:p>0.000262991202547184</text:p>
              </table:table-cell>
              <table:table-cell office:value-type="float" office:value="0.000262991202547791">
                <text:p>0.000262991202547791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000130835088501631">
                <text:p>0.000130835088501631</text:p>
              </table:table-cell>
              <table:table-cell office:value-type="float" office:value="0.000130835088502181">
                <text:p>0.000130835088502181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0000625941806189483">
                <text:p>0.0000625941806189483</text:p>
              </table:table-cell>
              <table:table-cell office:value-type="float" office:value="0.0000625941806189483">
                <text:p>0.0000625941806189483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0000286433327384642">
                <text:p>0.0000286433327384642</text:p>
              </table:table-cell>
              <table:table-cell office:value-type="float" office:value="0.0000286433327385767">
                <text:p>0.0000286433327385767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0.0000124544255345432">
                <text:p>0.0000124544255345432</text:p>
              </table:table-cell>
              <table:table-cell office:value-type="float" office:value="0.0000124544255345432">
                <text:p>0.0000124544255345432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00000510358195500598">
                <text:p>0.00000510358195500598</text:p>
              </table:table-cell>
              <table:table-cell office:value-type="float" office:value="0.00000510358195500598">
                <text:p>0.00000510358195500598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0.00000195068758853821">
                <text:p>0.00000195068758853821</text:p>
              </table:table-cell>
              <table:table-cell office:value-type="float" office:value="0.00000195068758853821">
                <text:p>0.00000195068758853821</text:p>
              </table:table-cell>
            </table:table-row>
            <table:table-row>
              <table:table-cell office:value-type="float" office:value="-0.999999999999999">
                <text:p>-0.999999999999999</text:p>
              </table:table-cell>
              <table:table-cell office:value-type="float" office:value="0.000000686254495399718">
                <text:p>0.000000686254495399718</text:p>
              </table:table-cell>
              <table:table-cell office:value-type="float" office:value="0.000000686254495550613">
                <text:p>0.000000686254495550613</text:p>
              </table:table-cell>
            </table:table-row>
            <table:table-row>
              <table:table-cell office:value-type="float" office:value="-0.899999999999999">
                <text:p>-0.899999999999999</text:p>
              </table:table-cell>
              <table:table-cell office:value-type="float" office:value="0.000000218353947655476">
                <text:p>0.000000218353947655476</text:p>
              </table:table-cell>
              <table:table-cell office:value-type="float" office:value="0.000000218353947655476">
                <text:p>0.000000218353947655476</text:p>
              </table:table-cell>
            </table:table-row>
            <table:table-row>
              <table:table-cell office:value-type="float" office:value="-0.799999999999999">
                <text:p>-0.799999999999999</text:p>
              </table:table-cell>
              <table:table-cell office:value-type="float" office:value="0.0000000613639516157679">
                <text:p>0.0000000613639516157679</text:p>
              </table:table-cell>
              <table:table-cell office:value-type="float" office:value="0.0000000613639514922256">
                <text:p>0.0000000613639514922256</text:p>
              </table:table-cell>
            </table:table-row>
            <table:table-row>
              <table:table-cell office:value-type="float" office:value="-0.699999999999999">
                <text:p>-0.699999999999999</text:p>
              </table:table-cell>
              <table:table-cell office:value-type="float" office:value="0.0000000147332451122163">
                <text:p>0.0000000147332451122163</text:p>
              </table:table-cell>
              <table:table-cell office:value-type="float" office:value="0.0000000147332453357877">
                <text:p>0.0000000147332453357877</text:p>
              </table:table-cell>
            </table:table-row>
            <table:table-row>
              <table:table-cell office:value-type="float" office:value="-0.599999999999999">
                <text:p>-0.599999999999999</text:p>
              </table:table-cell>
              <table:table-cell office:value-type="float" office:value="0.00000000287847537977599">
                <text:p>0.00000000287847537977599</text:p>
              </table:table-cell>
              <table:table-cell office:value-type="float" office:value="0.00000000287847537977599">
                <text:p>0.00000000287847537977599</text:p>
              </table:table-cell>
            </table:table-row>
            <table:table-row>
              <table:table-cell office:value-type="float" office:value="-0.499999999999999">
                <text:p>-0.499999999999999</text:p>
              </table:table-cell>
              <table:table-cell office:value-type="float" office:value="0.000000000424335992955349">
                <text:p>0.000000000424335992955349</text:p>
              </table:table-cell>
              <table:table-cell office:value-type="float" office:value="0.000000000424335992955349">
                <text:p>0.000000000424335992955349</text:p>
              </table:table-cell>
            </table:table-row>
            <table:table-row>
              <table:table-cell office:value-type="float" office:value="-0.399999999999999">
                <text:p>-0.399999999999999</text:p>
              </table:table-cell>
              <table:table-cell office:value-type="float" office:value="0.0000000000415907947302943">
                <text:p>0.0000000000415907947302943</text:p>
              </table:table-cell>
              <table:table-cell office:value-type="float" office:value="0.0000000000415907947302943">
                <text:p>0.0000000000415907947302943</text:p>
              </table:table-cell>
            </table:table-row>
            <table:table-row>
              <table:table-cell office:value-type="float" office:value="-0.299999999999999">
                <text:p>-0.299999999999999</text:p>
              </table:table-cell>
              <table:table-cell office:value-type="float" office:value="0.00000000000213811586299149">
                <text:p>0.00000000000213811586299149</text:p>
              </table:table-cell>
              <table:table-cell office:value-type="float" office:value="0.00000000000213811586299149">
                <text:p>0.00000000000213811586299149</text:p>
              </table:table-cell>
            </table:table-row>
            <table:table-row>
              <table:table-cell office:value-type="float" office:value="-0.199999999999999">
                <text:p>-0.199999999999999</text:p>
              </table:table-cell>
              <table:table-cell office:value-type="float" office:value="0.0000000000000337651336648073">
                <text:p>0.0000000000000337651336648073</text:p>
              </table:table-cell>
              <table:table-cell office:value-type="float" office:value="0.0000000000000339007366112523">
                <text:p>0.0000000000000339007366112523</text:p>
              </table:table-cell>
            </table:table-row>
            <table:table-row>
              <table:table-cell office:value-type="float" office:value="-0.0999999999999994">
                <text:p>-0.09999999999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8E-016">
                <text:p>6.38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0000000000001">
                <text:p>0.10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0000000000001">
                <text:p>0.200000000000001</text:p>
              </table:table-cell>
              <table:table-cell office:value-type="float" office:value="0.0000000000000234515223123254">
                <text:p>0.0000000000000234515223123254</text:p>
              </table:table-cell>
              <table:table-cell office:value-type="float" office:value="0.0000000000000234515223123254">
                <text:p>0.0000000000000234515223123254</text:p>
              </table:table-cell>
            </table:table-row>
            <table:table-row>
              <table:table-cell office:value-type="float" office:value="0.300000000000001">
                <text:p>0.300000000000001</text:p>
              </table:table-cell>
              <table:table-cell office:value-type="float" office:value="0.00000000000123930298792453">
                <text:p>0.00000000000123930298792453</text:p>
              </table:table-cell>
              <table:table-cell office:value-type="float" office:value="0.00000000000123930298792453">
                <text:p>0.00000000000123930298792453</text:p>
              </table:table-cell>
            </table:table-row>
            <table:table-row>
              <table:table-cell office:value-type="float" office:value="0.400000000000001">
                <text:p>0.400000000000001</text:p>
              </table:table-cell>
              <table:table-cell office:value-type="float" office:value="0.000000000020097993450861">
                <text:p>0.000000000020097993450861</text:p>
              </table:table-cell>
              <table:table-cell office:value-type="float" office:value="0.000000000020097993450861">
                <text:p>0.000000000020097993450861</text:p>
              </table:table-cell>
            </table:table-row>
            <table:table-row>
              <table:table-cell office:value-type="float" office:value="0.500000000000001">
                <text:p>0.500000000000001</text:p>
              </table:table-cell>
              <table:table-cell office:value-type="float" office:value="0.000000000170967022274806">
                <text:p>0.000000000170967022274806</text:p>
              </table:table-cell>
              <table:table-cell office:value-type="float" office:value="0.000000000170967156951667">
                <text:p>0.000000000170967156951667</text:p>
              </table:table-cell>
            </table:table-row>
            <table:table-row>
              <table:table-cell office:value-type="float" office:value="0.600000000000001">
                <text:p>0.600000000000001</text:p>
              </table:table-cell>
              <table:table-cell office:value-type="float" office:value="0.000000000966971793729043">
                <text:p>0.000000000966971793729043</text:p>
              </table:table-cell>
              <table:table-cell office:value-type="float" office:value="0.000000000966971915589706">
                <text:p>0.000000000966971915589706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0.00000000412670162133449">
                <text:p>0.00000000412670162133449</text:p>
              </table:table-cell>
              <table:table-cell office:value-type="float" office:value="0.00000000412670162133449">
                <text:p>0.00000000412670162133449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0000000143310016920524">
                <text:p>0.0000000143310016920524</text:p>
              </table:table-cell>
              <table:table-cell office:value-type="float" office:value="0.0000000143310016920524">
                <text:p>0.000000014331001692052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0000000425195754575228">
                <text:p>0.0000000425195754575228</text:p>
              </table:table-cell>
              <table:table-cell office:value-type="float" office:value="0.0000000425195754575228">
                <text:p>0.00000004251957545752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111425478282657">
                <text:p>0.000000111425478282657</text:p>
              </table:table-cell>
              <table:table-cell office:value-type="float" office:value="0.000000111425478119286">
                <text:p>0.00000011142547811928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00264098549664417">
                <text:p>0.000000264098549664417</text:p>
              </table:table-cell>
              <table:table-cell office:value-type="float" office:value="0.000000264098549664417">
                <text:p>0.00000026409854966441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000576156810298061">
                <text:p>0.000000576156810298061</text:p>
              </table:table-cell>
              <table:table-cell office:value-type="float" office:value="0.000000576156810164304">
                <text:p>0.00000057615681016430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00117242670296792">
                <text:p>0.00000117242670296792</text:p>
              </table:table-cell>
              <table:table-cell office:value-type="float" office:value="0.00000117242670308894">
                <text:p>0.0000011724267030889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00224849431153069">
                <text:p>0.00000224849431153069</text:p>
              </table:table-cell>
              <table:table-cell office:value-type="float" office:value="0.00000224849431131167">
                <text:p>0.000002248494311311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0040975009763155">
                <text:p>0.0000040975009763155</text:p>
              </table:table-cell>
              <table:table-cell office:value-type="float" office:value="0.00000409750097651368">
                <text:p>0.0000040975009765136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00714229180113418">
                <text:p>0.00000714229180113418</text:p>
              </table:table-cell>
              <table:table-cell office:value-type="float" office:value="0.00000714229180095486">
                <text:p>0.0000071422918009548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0119727796238917">
                <text:p>0.0000119727796238917</text:p>
              </table:table-cell>
              <table:table-cell office:value-type="float" office:value="0.0000119727796238917">
                <text:p>0.000011972779623891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019388135434974">
                <text:p>0.000019388135434974</text:p>
              </table:table-cell>
              <table:table-cell office:value-type="float" office:value="0.000019388135434974">
                <text:p>0.0000193881354349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0304431731936044">
                <text:p>0.0000304431731936044</text:p>
              </table:table-cell>
              <table:table-cell office:value-type="float" office:value="0.0000304431731937372">
                <text:p>0.00003044317319373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464980750174082">
                <text:p>0.0000464980750174082</text:p>
              </table:table-cell>
              <table:table-cell office:value-type="float" office:value="0.000046498075017288">
                <text:p>0.00004649807501728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692704119119089">
                <text:p>0.0000692704119119089</text:p>
              </table:table-cell>
              <table:table-cell office:value-type="float" office:value="0.0000692704119121264">
                <text:p>0.000069270411912126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100888263178458">
                <text:p>0.000100888263178458</text:p>
              </table:table-cell>
              <table:table-cell office:value-type="float" office:value="0.000100888263178458">
                <text:p>0.00010088826317845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143943129355439">
                <text:p>0.000143943129355439</text:p>
              </table:table-cell>
              <table:table-cell office:value-type="float" office:value="0.000143943129355439">
                <text:p>0.0001439431293554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201541271566772">
                <text:p>0.000201541271566772</text:p>
              </table:table-cell>
              <table:table-cell office:value-type="float" office:value="0.000201541271566934">
                <text:p>0.000201541271566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124cm" svg:y="0.506cm" chart:style-name="ch2">
          <text:p><text:span text:style-name="T1">Относительная неточность ln(1 + x), 32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432cm" svg:y="1.854cm" svg:width="10.089cm" svg:height="15.193cm"/>
          <chart:axis chart:dimension="x" chart:name="primary-x" chart:style-name="ch5" chartooo:axis-type="auto">
            <chartooo:date-scale/>
            <chart:categories table:cell-range-address="ln1p32.A2:ln1p32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n1p32.F2:ln1p32.F41" chart:label-cell-address="ln1p32.F1:ln1p32.F1" chart:class="chart:line">
            <chart:data-point chart:repeated="40"/>
          </chart:series>
          <chart:series chart:style-name="ch9" chart:values-cell-range-address="ln1p32.G2:ln1p32.G41" chart:label-cell-address="ln1p32.G1:ln1p32.G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ln1p32.F1:ln1p32.F1</svg:desc>
                </draw:g>
              </table:table-cell>
              <table:table-cell office:value-type="string">
                <text:p>Прямая сумма</text:p>
                <draw:g>
                  <svg:desc>ln1p32.G1:ln1p32.G1</svg:desc>
                </draw:g>
              </table:table-cell>
            </table:table-row>
          </table:table-header-rows>
          <table:table-rows>
            <table:table-row>
              <table:table-cell office:value-type="float" office:value="-0.95">
                <text:p>-0.95</text:p>
                <draw:g>
                  <svg:desc>ln1p32.A2:ln1p32.A41</svg:desc>
                </draw:g>
              </table:table-cell>
              <table:table-cell office:value-type="float" office:value="0.0261278937115141">
                <text:p>0.0261278937115141</text:p>
                <draw:g>
                  <svg:desc>ln1p32.F2:ln1p32.F41</svg:desc>
                </draw:g>
              </table:table-cell>
              <table:table-cell office:value-type="float" office:value="0.0261278937115141">
                <text:p>0.0261278937115141</text:p>
                <draw:g>
                  <svg:desc>ln1p32.G2:ln1p32.G41</svg:desc>
                </draw:g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00332290543070606">
                <text:p>0.00332290543070606</text:p>
              </table:table-cell>
              <table:table-cell office:value-type="float" office:value="0.00332290543070644">
                <text:p>0.00332290543070644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0.000434666878533996">
                <text:p>0.000434666878533996</text:p>
              </table:table-cell>
              <table:table-cell office:value-type="float" office:value="0.000434666878533879">
                <text:p>0.000434666878533879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0000538736079820286">
                <text:p>0.0000538736079820286</text:p>
              </table:table-cell>
              <table:table-cell office:value-type="float" office:value="0.0000538736079820286">
                <text:p>0.0000538736079820286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00000608673330019639">
                <text:p>0.00000608673330019639</text:p>
              </table:table-cell>
              <table:table-cell office:value-type="float" office:value="0.00000608673330035657">
                <text:p>0.00000608673330035657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0.000000609102974771559">
                <text:p>0.000000609102974771559</text:p>
              </table:table-cell>
              <table:table-cell office:value-type="float" office:value="0.000000609102974771559">
                <text:p>0.000000609102974771559</text:p>
              </table:table-cell>
            </table:table-row>
            <table:table-row>
              <table:table-cell office:value-type="float" office:value="-0.65">
                <text:p>-0.65</text:p>
              </table:table-cell>
              <table:table-cell office:value-type="float" office:value="0.0000000525242844257185">
                <text:p>0.0000000525242844257185</text:p>
              </table:table-cell>
              <table:table-cell office:value-type="float" office:value="0.0000000525242844257185">
                <text:p>0.0000000525242844257185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00000000378720084564951">
                <text:p>0.00000000378720084564951</text:p>
              </table:table-cell>
              <table:table-cell office:value-type="float" office:value="0.00000000378720084564951">
                <text:p>0.00000000378720084564951</text:p>
              </table:table-cell>
            </table:table-row>
            <table:table-row>
              <table:table-cell office:value-type="float" office:value="-0.55">
                <text:p>-0.55</text:p>
              </table:table-cell>
              <table:table-cell office:value-type="float" office:value="0.000000000220339119633464">
                <text:p>0.000000000220339119633464</text:p>
              </table:table-cell>
              <table:table-cell office:value-type="float" office:value="0.000000000220339258670699">
                <text:p>0.000000000220339258670699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0000000000098952242989591">
                <text:p>0.0000000000098952242989591</text:p>
              </table:table-cell>
              <table:table-cell office:value-type="float" office:value="0.0000000000098952242989591">
                <text:p>0.0000000000098952242989591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0.000000000000323872385365748">
                <text:p>0.000000000000323872385365748</text:p>
              </table:table-cell>
              <table:table-cell office:value-type="float" office:value="0.000000000000323872385365748">
                <text:p>0.000000000000323872385365748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7.17218520530086E-015">
                <text:p>7.17218520530086E-015</text:p>
              </table:table-cell>
              <table:table-cell office:value-type="float" office:value="7.17218520530086E-015">
                <text:p>7.17218520530086E-015</text:p>
              </table:table-cell>
            </table:table-row>
            <table:table-row>
              <table:table-cell office:value-type="float" office:value="-0.35">
                <text:p>-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999999999999997">
                <text:p>-0.0999999999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499999999999997">
                <text:p>-0.0499999999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9E-016">
                <text:p>3.1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00000000000003">
                <text:p>0.05000000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.94939657922654E-015">
                <text:p>4.94939657922654E-015</text:p>
              </table:table-cell>
              <table:table-cell office:value-type="float" office:value="4.94939657922654E-015">
                <text:p>4.94939657922654E-01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00000000204228166135874">
                <text:p>0.000000000000204228166135874</text:p>
              </table:table-cell>
              <table:table-cell office:value-type="float" office:value="0.000000000000204377564940655">
                <text:p>0.0000000000002043775649406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000000058584021777358">
                <text:p>0.0000000000058584021777358</text:p>
              </table:table-cell>
              <table:table-cell office:value-type="float" office:value="0.00000000000585812836304684">
                <text:p>0.0000000000058581283630468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00000121898709926957">
                <text:p>0.000000000121898709926957</text:p>
              </table:table-cell>
              <table:table-cell office:value-type="float" office:value="0.000000000121898583262892">
                <text:p>0.00000000012189858326289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0000194591881360152">
                <text:p>0.00000000194591881360152</text:p>
              </table:table-cell>
              <table:table-cell office:value-type="float" office:value="0.0000000019459186954936">
                <text:p>0.0000000019459186954936</text:p>
              </table:table-cell>
            </table:table-row>
            <table:table-row>
              <table:table-cell office:value-type="float" office:value="0.650000000000001">
                <text:p>0.650000000000001</text:p>
              </table:table-cell>
              <table:table-cell office:value-type="float" office:value="0.0000000248667369542708">
                <text:p>0.0000000248667369542708</text:p>
              </table:table-cell>
              <table:table-cell office:value-type="float" office:value="0.0000000248667369542708">
                <text:p>0.0000000248667369542708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0.000000262927957786221">
                <text:p>0.000000262927957786221</text:p>
              </table:table-cell>
              <table:table-cell office:value-type="float" office:value="0.000000262927957786221">
                <text:p>0.00000026292795778622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0.00000236133261215131">
                <text:p>0.00000236133261215131</text:p>
              </table:table-cell>
              <table:table-cell office:value-type="float" office:value="0.0000023613326123497">
                <text:p>0.0000023613326123497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0000183971901801269">
                <text:p>0.0000183971901801269</text:p>
              </table:table-cell>
              <table:table-cell office:value-type="float" office:value="0.0000183971901801269">
                <text:p>0.0000183971901801269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000126508692267545">
                <text:p>0.000126508692267545</text:p>
              </table:table-cell>
              <table:table-cell office:value-type="float" office:value="0.000126508692267545">
                <text:p>0.000126508692267545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000778889937495983">
                <text:p>0.000778889937495983</text:p>
              </table:table-cell>
              <table:table-cell office:value-type="float" office:value="0.00077888993749581">
                <text:p>0.00077888993749581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00434531982215512">
                <text:p>0.00434531982215512</text:p>
              </table:table-cell>
              <table:table-cell office:value-type="float" office:value="0.00434531982215529">
                <text:p>0.004345319822155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21900611930551">
                <text:p>0.0221900611930551</text:p>
              </table:table-cell>
              <table:table-cell office:value-type="float" office:value="0.0221900611930551">
                <text:p>0.02219006119305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355cm" svg:y="0.506cm" chart:style-name="ch2">
          <text:p><text:span text:style-name="T1">Относительная неточность синуса, 4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623cm" svg:y="1.855cm" svg:width="10.038cm" svg:height="15.192cm"/>
          <chart:axis chart:dimension="x" chart:name="primary-x" chart:style-name="ch5" chartooo:axis-type="auto">
            <chartooo:date-scale/>
            <chart:categories table:cell-range-address="sincos4.A2:sincos4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incos4.I2:sincos4.I43" chart:label-cell-address="sincos4.I1:sincos4.I1" chart:class="chart:line">
            <chart:data-point chart:repeated="42"/>
          </chart:series>
          <chart:series chart:style-name="ch9" chart:values-cell-range-address="sincos4.J2:sincos4.J43" chart:label-cell-address="sincos4.J1:sincos4.J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sincos4.I1:sincos4.I1</svg:desc>
                </draw:g>
              </table:table-cell>
              <table:table-cell office:value-type="string">
                <text:p>Прямая сумма</text:p>
                <draw:g>
                  <svg:desc>sincos4.J1:sincos4.J1</svg:desc>
                </draw:g>
              </table:table-cell>
            </table:table-row>
          </table:table-header-rows>
          <table:table-rows>
            <table:table-row>
              <table:table-cell office:value-type="float" office:value="-2.08000000000001">
                <text:p>-2.08000000000001</text:p>
                <draw:g>
                  <svg:desc>sincos4.A2:sincos4.A43</svg:desc>
                </draw:g>
              </table:table-cell>
              <table:table-cell office:value-type="float" office:value="0.00221199047289033">
                <text:p>0.00221199047289033</text:p>
                <draw:g>
                  <svg:desc>sincos4.I2:sincos4.I43</svg:desc>
                </draw:g>
              </table:table-cell>
              <table:table-cell office:value-type="float" office:value="0.00221199047289033">
                <text:p>0.00221199047289033</text:p>
                <draw:g>
                  <svg:desc>sincos4.J2:sincos4.J43</svg:desc>
                </draw:g>
              </table:table-cell>
            </table:table-row>
            <table:table-row>
              <table:table-cell office:value-type="float" office:value="-1.98000000000001">
                <text:p>-1.98000000000001</text:p>
              </table:table-cell>
              <table:table-cell office:value-type="float" office:value="0.00135606940379188">
                <text:p>0.00135606940379188</text:p>
              </table:table-cell>
              <table:table-cell office:value-type="float" office:value="0.00135606940379079">
                <text:p>0.00135606940379079</text:p>
              </table:table-cell>
            </table:table-row>
            <table:table-row>
              <table:table-cell office:value-type="float" office:value="-1.88000000000001">
                <text:p>-1.88000000000001</text:p>
              </table:table-cell>
              <table:table-cell office:value-type="float" office:value="0.000822045035804025">
                <text:p>0.000822045035804025</text:p>
              </table:table-cell>
              <table:table-cell office:value-type="float" office:value="0.000822045035805074">
                <text:p>0.000822045035805074</text:p>
              </table:table-cell>
            </table:table-row>
            <table:table-row>
              <table:table-cell office:value-type="float" office:value="-1.78000000000001">
                <text:p>-1.78000000000001</text:p>
              </table:table-cell>
              <table:table-cell office:value-type="float" office:value="0.00049108368617998">
                <text:p>0.00049108368617998</text:p>
              </table:table-cell>
              <table:table-cell office:value-type="float" office:value="0.00049108368617998">
                <text:p>0.00049108368617998</text:p>
              </table:table-cell>
            </table:table-row>
            <table:table-row>
              <table:table-cell office:value-type="float" office:value="-1.68000000000001">
                <text:p>-1.68000000000001</text:p>
              </table:table-cell>
              <table:table-cell office:value-type="float" office:value="0.000288091669708831">
                <text:p>0.000288091669708831</text:p>
              </table:table-cell>
              <table:table-cell office:value-type="float" office:value="0.000288091669708831">
                <text:p>0.000288091669708831</text:p>
              </table:table-cell>
            </table:table-row>
            <table:table-row>
              <table:table-cell office:value-type="float" office:value="-1.58000000000001">
                <text:p>-1.58000000000001</text:p>
              </table:table-cell>
              <table:table-cell office:value-type="float" office:value="0.000165332762408317">
                <text:p>0.000165332762408317</text:p>
              </table:table-cell>
              <table:table-cell office:value-type="float" office:value="0.000165332762408317">
                <text:p>0.000165332762408317</text:p>
              </table:table-cell>
            </table:table-row>
            <table:table-row>
              <table:table-cell office:value-type="float" office:value="-1.48000000000001">
                <text:p>-1.48000000000001</text:p>
              </table:table-cell>
              <table:table-cell office:value-type="float" office:value="0.0000924213633567435">
                <text:p>0.0000924213633567435</text:p>
              </table:table-cell>
              <table:table-cell office:value-type="float" office:value="0.0000924213633567435">
                <text:p>0.0000924213633567435</text:p>
              </table:table-cell>
            </table:table-row>
            <table:table-row>
              <table:table-cell office:value-type="float" office:value="-1.38000000000001">
                <text:p>-1.38000000000001</text:p>
              </table:table-cell>
              <table:table-cell office:value-type="float" office:value="0.0000500737277304003">
                <text:p>0.0000500737277304003</text:p>
              </table:table-cell>
              <table:table-cell office:value-type="float" office:value="0.0000500737277304003">
                <text:p>0.0000500737277304003</text:p>
              </table:table-cell>
            </table:table-row>
            <table:table-row>
              <table:table-cell office:value-type="float" office:value="-1.28000000000001">
                <text:p>-1.28000000000001</text:p>
              </table:table-cell>
              <table:table-cell office:value-type="float" office:value="0.0000261399734869106">
                <text:p>0.0000261399734869106</text:p>
              </table:table-cell>
              <table:table-cell office:value-type="float" office:value="0.0000261399734869106">
                <text:p>0.0000261399734869106</text:p>
              </table:table-cell>
            </table:table-row>
            <table:table-row>
              <table:table-cell office:value-type="float" office:value="-1.18000000000001">
                <text:p>-1.18000000000001</text:p>
              </table:table-cell>
              <table:table-cell office:value-type="float" office:value="0.0000130537477865845">
                <text:p>0.0000130537477865845</text:p>
              </table:table-cell>
              <table:table-cell office:value-type="float" office:value="0.0000130537477865845">
                <text:p>0.0000130537477865845</text:p>
              </table:table-cell>
            </table:table-row>
            <table:table-row>
              <table:table-cell office:value-type="float" office:value="-1.08000000000001">
                <text:p>-1.08000000000001</text:p>
              </table:table-cell>
              <table:table-cell office:value-type="float" office:value="0.00000618027606128928">
                <text:p>0.00000618027606128928</text:p>
              </table:table-cell>
              <table:table-cell office:value-type="float" office:value="0.00000618027606128928">
                <text:p>0.00000618027606128928</text:p>
              </table:table-cell>
            </table:table-row>
            <table:table-row>
              <table:table-cell office:value-type="float" office:value="-0.980000000000005">
                <text:p>-0.980000000000005</text:p>
              </table:table-cell>
              <table:table-cell office:value-type="float" office:value="0.00000274251109146193">
                <text:p>0.00000274251109146193</text:p>
              </table:table-cell>
              <table:table-cell office:value-type="float" office:value="0.00000274251109146193">
                <text:p>0.00000274251109146193</text:p>
              </table:table-cell>
            </table:table-row>
            <table:table-row>
              <table:table-cell office:value-type="float" office:value="-0.880000000000005">
                <text:p>-0.880000000000005</text:p>
              </table:table-cell>
              <table:table-cell office:value-type="float" office:value="0.00000112362328881019">
                <text:p>0.00000112362328881019</text:p>
              </table:table-cell>
              <table:table-cell office:value-type="float" office:value="0.00000112362328881019">
                <text:p>0.00000112362328881019</text:p>
              </table:table-cell>
            </table:table-row>
            <table:table-row>
              <table:table-cell office:value-type="float" office:value="-0.780000000000006">
                <text:p>-0.780000000000006</text:p>
              </table:table-cell>
              <table:table-cell office:value-type="float" office:value="0.000000416448368951482">
                <text:p>0.000000416448368951482</text:p>
              </table:table-cell>
              <table:table-cell office:value-type="float" office:value="0.000000416448368951482">
                <text:p>0.000000416448368951482</text:p>
              </table:table-cell>
            </table:table-row>
            <table:table-row>
              <table:table-cell office:value-type="float" office:value="-0.680000000000006">
                <text:p>-0.680000000000006</text:p>
              </table:table-cell>
              <table:table-cell office:value-type="float" office:value="0.000000135670500090157">
                <text:p>0.000000135670500090157</text:p>
              </table:table-cell>
              <table:table-cell office:value-type="float" office:value="0.000000135670500090157">
                <text:p>0.000000135670500090157</text:p>
              </table:table-cell>
            </table:table-row>
            <table:table-row>
              <table:table-cell office:value-type="float" office:value="-0.580000000000006">
                <text:p>-0.580000000000006</text:p>
              </table:table-cell>
              <table:table-cell office:value-type="float" office:value="0.0000000372359172708155">
                <text:p>0.0000000372359172708155</text:p>
              </table:table-cell>
              <table:table-cell office:value-type="float" office:value="0.0000000372359172708155">
                <text:p>0.0000000372359172708155</text:p>
              </table:table-cell>
            </table:table-row>
            <table:table-row>
              <table:table-cell office:value-type="float" office:value="-0.480000000000006">
                <text:p>-0.480000000000006</text:p>
              </table:table-cell>
              <table:table-cell office:value-type="float" office:value="0.00000000805498211160689">
                <text:p>0.00000000805498211160689</text:p>
              </table:table-cell>
              <table:table-cell office:value-type="float" office:value="0.00000000805497994780051">
                <text:p>0.00000000805497994780051</text:p>
              </table:table-cell>
            </table:table-row>
            <table:table-row>
              <table:table-cell office:value-type="float" office:value="-0.380000000000006">
                <text:p>-0.380000000000006</text:p>
              </table:table-cell>
              <table:table-cell office:value-type="float" office:value="0.00000000122585309295473">
                <text:p>0.00000000122585309295473</text:p>
              </table:table-cell>
              <table:table-cell office:value-type="float" office:value="0.00000000122585309295473">
                <text:p>0.00000000122585309295473</text:p>
              </table:table-cell>
            </table:table-row>
            <table:table-row>
              <table:table-cell office:value-type="float" office:value="-0.280000000000006">
                <text:p>-0.280000000000006</text:p>
              </table:table-cell>
              <table:table-cell office:value-type="float" office:value="0.000000000105411181428871">
                <text:p>0.000000000105411181428871</text:p>
              </table:table-cell>
              <table:table-cell office:value-type="float" office:value="0.000000000105407565795439">
                <text:p>0.000000000105407565795439</text:p>
              </table:table-cell>
            </table:table-row>
            <table:table-row>
              <table:table-cell office:value-type="float" office:value="-0.180000000000006">
                <text:p>-0.180000000000006</text:p>
              </table:table-cell>
              <table:table-cell office:value-type="float" office:value="0.00000000000305539958435657">
                <text:p>0.00000000000305539958435657</text:p>
              </table:table-cell>
              <table:table-cell office:value-type="float" office:value="0.00000000000305539958435657">
                <text:p>0.00000000000305539958435657</text:p>
              </table:table-cell>
            </table:table-row>
            <table:table-row>
              <table:table-cell office:value-type="float" office:value="-0.0800000000000056">
                <text:p>-0.0800000000000056</text:p>
              </table:table-cell>
              <table:table-cell office:value-type="float" office:value="3.82046550650212E-015">
                <text:p>3.82046550650212E-015</text:p>
              </table:table-cell>
              <table:table-cell office:value-type="float" office:value="3.82046550650212E-015">
                <text:p>3.82046550650212E-015</text:p>
              </table:table-cell>
            </table:table-row>
            <table:table-row>
              <table:table-cell office:value-type="float" office:value="0.0199999999999944">
                <text:p>0.0199999999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999999999994">
                <text:p>0.119999999999994</text:p>
              </table:table-cell>
              <table:table-cell office:value-type="float" office:value="0.000000000000116969590781086">
                <text:p>0.000000000000116969590781086</text:p>
              </table:table-cell>
              <table:table-cell office:value-type="float" office:value="0.000000000000116969590781086">
                <text:p>0.000000000000116969590781086</text:p>
              </table:table-cell>
            </table:table-row>
            <table:table-row>
              <table:table-cell office:value-type="float" office:value="0.219999999999994">
                <text:p>0.219999999999994</text:p>
              </table:table-cell>
              <table:table-cell office:value-type="float" office:value="0.0000000000152408554357426">
                <text:p>0.0000000000152408554357426</text:p>
              </table:table-cell>
              <table:table-cell office:value-type="float" office:value="0.0000000000152408554357426">
                <text:p>0.0000000000152408554357426</text:p>
              </table:table-cell>
            </table:table-row>
            <table:table-row>
              <table:table-cell office:value-type="float" office:value="0.319999999999994">
                <text:p>0.319999999999994</text:p>
              </table:table-cell>
              <table:table-cell office:value-type="float" office:value="0.000000000307944406491942">
                <text:p>0.000000000307944406491942</text:p>
              </table:table-cell>
              <table:table-cell office:value-type="float" office:value="0.000000000307944406491942">
                <text:p>0.000000000307944406491942</text:p>
              </table:table-cell>
            </table:table-row>
            <table:table-row>
              <table:table-cell office:value-type="float" office:value="0.419999999999995">
                <text:p>0.419999999999995</text:p>
              </table:table-cell>
              <table:table-cell office:value-type="float" office:value="0.00000000274396886374283">
                <text:p>0.00000000274396886374283</text:p>
              </table:table-cell>
              <table:table-cell office:value-type="float" office:value="0.00000000274396886374283">
                <text:p>0.00000000274396886374283</text:p>
              </table:table-cell>
            </table:table-row>
            <table:table-row>
              <table:table-cell office:value-type="float" office:value="0.519999999999995">
                <text:p>0.519999999999995</text:p>
              </table:table-cell>
              <table:table-cell office:value-type="float" office:value="0.0000000153797191365346">
                <text:p>0.0000000153797191365346</text:p>
              </table:table-cell>
              <table:table-cell office:value-type="float" office:value="0.0000000153797191365346">
                <text:p>0.0000000153797191365346</text:p>
              </table:table-cell>
            </table:table-row>
            <table:table-row>
              <table:table-cell office:value-type="float" office:value="0.619999999999994">
                <text:p>0.619999999999994</text:p>
              </table:table-cell>
              <table:table-cell office:value-type="float" office:value="0.0000000639798458452554">
                <text:p>0.0000000639798458452554</text:p>
              </table:table-cell>
              <table:table-cell office:value-type="float" office:value="0.0000000639798458452554">
                <text:p>0.0000000639798458452554</text:p>
              </table:table-cell>
            </table:table-row>
            <table:table-row>
              <table:table-cell office:value-type="float" office:value="0.719999999999994">
                <text:p>0.719999999999994</text:p>
              </table:table-cell>
              <table:table-cell office:value-type="float" office:value="0.000000216294688190559">
                <text:p>0.000000216294688190559</text:p>
              </table:table-cell>
              <table:table-cell office:value-type="float" office:value="0.000000216294688190559">
                <text:p>0.000000216294688190559</text:p>
              </table:table-cell>
            </table:table-row>
            <table:table-row>
              <table:table-cell office:value-type="float" office:value="0.819999999999994">
                <text:p>0.819999999999994</text:p>
              </table:table-cell>
              <table:table-cell office:value-type="float" office:value="0.00000062792277586745">
                <text:p>0.00000062792277586745</text:p>
              </table:table-cell>
              <table:table-cell office:value-type="float" office:value="0.000000627922777234073">
                <text:p>0.000000627922777234073</text:p>
              </table:table-cell>
            </table:table-row>
            <table:table-row>
              <table:table-cell office:value-type="float" office:value="0.919999999999994">
                <text:p>0.919999999999994</text:p>
              </table:table-cell>
              <table:table-cell office:value-type="float" office:value="0.00000162291334321726">
                <text:p>0.00000162291334321726</text:p>
              </table:table-cell>
              <table:table-cell office:value-type="float" office:value="0.00000162291334321726">
                <text:p>0.00000162291334321726</text:p>
              </table:table-cell>
            </table:table-row>
            <table:table-row>
              <table:table-cell office:value-type="float" office:value="1.01999999999999">
                <text:p>1.01999999999999</text:p>
              </table:table-cell>
              <table:table-cell office:value-type="float" office:value="0.00000382863700954866">
                <text:p>0.00000382863700954866</text:p>
              </table:table-cell>
              <table:table-cell office:value-type="float" office:value="0.00000382863700954866">
                <text:p>0.00000382863700954866</text:p>
              </table:table-cell>
            </table:table-row>
            <table:table-row>
              <table:table-cell office:value-type="float" office:value="1.11999999999999">
                <text:p>1.11999999999999</text:p>
              </table:table-cell>
              <table:table-cell office:value-type="float" office:value="0.000008393966782959">
                <text:p>0.000008393966782959</text:p>
              </table:table-cell>
              <table:table-cell office:value-type="float" office:value="0.000008393966782959">
                <text:p>0.000008393966782959</text:p>
              </table:table-cell>
            </table:table-row>
            <table:table-row>
              <table:table-cell office:value-type="float" office:value="1.21999999999999">
                <text:p>1.21999999999999</text:p>
              </table:table-cell>
              <table:table-cell office:value-type="float" office:value="0.0000173342004341498">
                <text:p>0.0000173342004341498</text:p>
              </table:table-cell>
              <table:table-cell office:value-type="float" office:value="0.0000173342004341498">
                <text:p>0.0000173342004341498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0.000034068217399447">
                <text:p>0.000034068217399447</text:p>
              </table:table-cell>
              <table:table-cell office:value-type="float" office:value="0.000034068217399447">
                <text:p>0.000034068217399447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0.0000642477095551972">
                <text:p>0.0000642477095551972</text:p>
              </table:table-cell>
              <table:table-cell office:value-type="float" office:value="0.0000642477095551972">
                <text:p>0.000064247709555197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001170327320435">
                <text:p>0.0001170327320435</text:p>
              </table:table-cell>
              <table:table-cell office:value-type="float" office:value="0.0001170327320435">
                <text:p>0.000117032732043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000207055737262001">
                <text:p>0.000207055737262001</text:p>
              </table:table-cell>
              <table:table-cell office:value-type="float" office:value="0.000207055737262001">
                <text:p>0.00020705573726200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00357461611726592">
                <text:p>0.000357461611726592</text:p>
              </table:table-cell>
              <table:table-cell office:value-type="float" office:value="0.000357461611726592">
                <text:p>0.00035746161172659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000604657979337064">
                <text:p>0.000604657979337064</text:p>
              </table:table-cell>
              <table:table-cell office:value-type="float" office:value="0.000604657979337064">
                <text:p>0.00060465797933706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100584182885074">
                <text:p>0.00100584182885074</text:p>
              </table:table-cell>
              <table:table-cell office:value-type="float" office:value="0.00100584182885074">
                <text:p>0.0010058418288507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0165115128442742">
                <text:p>0.00165115128442742</text:p>
              </table:table-cell>
              <table:table-cell office:value-type="float" office:value="0.00165115128442742">
                <text:p>0.001651151284427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18.501cm" xlink:href=".." xlink:type="simple" chart:class="chart:line" chart:style-name="ch1">
        <chart:title svg:x="3.249cm" svg:y="0.506cm" chart:style-name="ch2">
          <text:p><text:span text:style-name="T1">Относительная неточность ln(1 + x), 4 члена</text:span></text:p>
        </chart:title>
        <chart:legend chart:legend-position="end" svg:x="11.981cm" svg:y="8.702cm" style:legend-expansion="high" chart:style-name="ch3"/>
        <chart:plot-area chart:style-name="ch4" svg:x="0.32cm" svg:y="1.655cm" svg:width="11.341cm" svg:height="16.476cm">
          <chart:coordinate-region svg:x="1.24cm" svg:y="1.854cm" svg:width="10.28cm" svg:height="15.193cm"/>
          <chart:axis chart:dimension="x" chart:name="primary-x" chart:style-name="ch5" chartooo:axis-type="auto">
            <chartooo:date-scale/>
            <chart:categories table:cell-range-address="ln1p4.A2:ln1p4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n1p4.F2:ln1p4.F41" chart:label-cell-address="ln1p4.F1:ln1p4.F1" chart:class="chart:line">
            <chart:data-point chart:repeated="40"/>
          </chart:series>
          <chart:series chart:style-name="ch9" chart:values-cell-range-address="ln1p4.G2:ln1p4.G41" chart:label-cell-address="ln1p4.G1:ln1p4.G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ратная сумма</text:p>
                <draw:g>
                  <svg:desc>ln1p4.F1:ln1p4.F1</svg:desc>
                </draw:g>
              </table:table-cell>
              <table:table-cell office:value-type="string">
                <text:p>Прямая сумма</text:p>
                <draw:g>
                  <svg:desc>ln1p4.G1:ln1p4.G1</svg:desc>
                </draw:g>
              </table:table-cell>
            </table:table-row>
          </table:table-header-rows>
          <table:table-rows>
            <table:table-row>
              <table:table-cell office:value-type="float" office:value="-0.95">
                <text:p>-0.95</text:p>
                <draw:g>
                  <svg:desc>ln1p4.A2:ln1p4.A41</svg:desc>
                </draw:g>
              </table:table-cell>
              <table:table-cell office:value-type="float" office:value="0.368879440310041">
                <text:p>0.368879440310041</text:p>
                <draw:g>
                  <svg:desc>ln1p4.F2:ln1p4.F41</svg:desc>
                </draw:g>
              </table:table-cell>
              <table:table-cell office:value-type="float" office:value="0.368879440310041">
                <text:p>0.368879440310041</text:p>
                <draw:g>
                  <svg:desc>ln1p4.G2:ln1p4.G41</svg:desc>
                </draw:g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256476989619585">
                <text:p>0.256476989619585</text:p>
              </table:table-cell>
              <table:table-cell office:value-type="float" office:value="0.256476989619585">
                <text:p>0.256476989619585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0.184838118751694">
                <text:p>0.184838118751694</text:p>
              </table:table-cell>
              <table:table-cell office:value-type="float" office:value="0.184838118751694">
                <text:p>0.184838118751694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13443901382949">
                <text:p>0.13443901382949</text:p>
              </table:table-cell>
              <table:table-cell office:value-type="float" office:value="0.13443901382949">
                <text:p>0.13443901382949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0976111585064637">
                <text:p>0.0976111585064637</text:p>
              </table:table-cell>
              <table:table-cell office:value-type="float" office:value="0.0976111585064637">
                <text:p>0.0976111585064637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0.0702793872823193">
                <text:p>0.0702793872823193</text:p>
              </table:table-cell>
              <table:table-cell office:value-type="float" office:value="0.0702793872823191">
                <text:p>0.0702793872823191</text:p>
              </table:table-cell>
            </table:table-row>
            <table:table-row>
              <table:table-cell office:value-type="float" office:value="-0.65">
                <text:p>-0.65</text:p>
              </table:table-cell>
              <table:table-cell office:value-type="float" office:value="0.0499169279338967">
                <text:p>0.0499169279338967</text:p>
              </table:table-cell>
              <table:table-cell office:value-type="float" office:value="0.0499169279338967">
                <text:p>0.0499169279338967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0348041628762594">
                <text:p>0.0348041628762594</text:p>
              </table:table-cell>
              <table:table-cell office:value-type="float" office:value="0.0348041628762594">
                <text:p>0.0348041628762594</text:p>
              </table:table-cell>
            </table:table-row>
            <table:table-row>
              <table:table-cell office:value-type="float" office:value="-0.55">
                <text:p>-0.55</text:p>
              </table:table-cell>
              <table:table-cell office:value-type="float" office:value="0.0236977057003563">
                <text:p>0.0236977057003563</text:p>
              </table:table-cell>
              <table:table-cell office:value-type="float" office:value="0.0236977057003563">
                <text:p>0.0236977057003563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0156611960601342">
                <text:p>0.0156611960601342</text:p>
              </table:table-cell>
              <table:table-cell office:value-type="float" office:value="0.0156611960601342">
                <text:p>0.0156611960601342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0.00997000561706099">
                <text:p>0.00997000561706099</text:p>
              </table:table-cell>
              <table:table-cell office:value-type="float" office:value="0.00997000561706099">
                <text:p>0.00997000561706099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00605351471968042">
                <text:p>0.00605351471968042</text:p>
              </table:table-cell>
              <table:table-cell office:value-type="float" office:value="0.00605351471968042">
                <text:p>0.00605351471968042</text:p>
              </table:table-cell>
            </table:table-row>
            <table:table-row>
              <table:table-cell office:value-type="float" office:value="-0.35">
                <text:p>-0.35</text:p>
              </table:table-cell>
              <table:table-cell office:value-type="float" office:value="0.00345809193015419">
                <text:p>0.00345809193015419</text:p>
              </table:table-cell>
              <table:table-cell office:value-type="float" office:value="0.00345809193015419">
                <text:p>0.00345809193015419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.00182223043636072">
                <text:p>0.00182223043636072</text:p>
              </table:table-cell>
              <table:table-cell office:value-type="float" office:value="0.00182223043636072">
                <text:p>0.00182223043636072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.000859200631937247">
                <text:p>0.000859200631937247</text:p>
              </table:table-cell>
              <table:table-cell office:value-type="float" office:value="0.000859200631937247">
                <text:p>0.000859200631937247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.000344552406243694">
                <text:p>0.000344552406243694</text:p>
              </table:table-cell>
              <table:table-cell office:value-type="float" office:value="0.000344552406243818">
                <text:p>0.000344552406243818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0.000106861384261991">
                <text:p>0.000106861384261991</text:p>
              </table:table-cell>
              <table:table-cell office:value-type="float" office:value="0.000106861384261991">
                <text:p>0.000106861384261991</text:p>
              </table:table-cell>
            </table:table-row>
            <table:table-row>
              <table:table-cell office:value-type="float" office:value="-0.0999999999999997">
                <text:p>-0.0999999999999997</text:p>
              </table:table-cell>
              <table:table-cell office:value-type="float" office:value="0.0000207129253244266">
                <text:p>0.0000207129253244266</text:p>
              </table:table-cell>
              <table:table-cell office:value-type="float" office:value="0.0000207129253245583">
                <text:p>0.0000207129253245583</text:p>
              </table:table-cell>
            </table:table-row>
            <table:table-row>
              <table:table-cell office:value-type="float" office:value="-0.0499999999999997">
                <text:p>-0.0499999999999997</text:p>
              </table:table-cell>
              <table:table-cell office:value-type="float" office:value="0.00000127152846480191">
                <text:p>0.00000127152846480191</text:p>
              </table:table-cell>
              <table:table-cell office:value-type="float" office:value="0.00000127152846466663">
                <text:p>0.00000127152846466663</text:p>
              </table:table-cell>
            </table:table-row>
            <table:table-row>
              <table:table-cell office:value-type="float" office:value="3.19E-016">
                <text:p>3.1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00000000000003">
                <text:p>0.0500000000000003</text:p>
              </table:table-cell>
              <table:table-cell office:value-type="float" office:value="0.00000122981273707778">
                <text:p>0.00000122981273707778</text:p>
              </table:table-cell>
              <table:table-cell office:value-type="float" office:value="0.00000122981273707778">
                <text:p>0.000001229812737077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193732820073807">
                <text:p>0.0000193732820073807</text:p>
              </table:table-cell>
              <table:table-cell office:value-type="float" office:value="0.0000193732820073807">
                <text:p>0.000019373282007380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966277008546596">
                <text:p>0.0000966277008546596</text:p>
              </table:table-cell>
              <table:table-cell office:value-type="float" office:value="0.0000966277008546596">
                <text:p>0.00009662770085465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301062190632589">
                <text:p>0.000301062190632589</text:p>
              </table:table-cell>
              <table:table-cell office:value-type="float" office:value="0.000301062190632741">
                <text:p>0.00030106219063274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72500630165475">
                <text:p>0.00072500630165475</text:p>
              </table:table-cell>
              <table:table-cell office:value-type="float" office:value="0.00072500630165475">
                <text:p>0.000725006301654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14836794495665">
                <text:p>0.0014836794495665</text:p>
              </table:table-cell>
              <table:table-cell office:value-type="float" office:value="0.0014836794495665">
                <text:p>0.001483679449566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271401472740276">
                <text:p>0.00271401472740276</text:p>
              </table:table-cell>
              <table:table-cell office:value-type="float" office:value="0.00271401472740295">
                <text:p>0.002714014727402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457364121133144">
                <text:p>0.00457364121133144</text:p>
              </table:table-cell>
              <table:table-cell office:value-type="float" office:value="0.00457364121133144">
                <text:p>0.004573641211331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723999672710603">
                <text:p>0.00723999672710603</text:p>
              </table:table-cell>
              <table:table-cell office:value-type="float" office:value="0.00723999672710603">
                <text:p>0.0072399967271060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09095489427853">
                <text:p>0.0109095489427853</text:p>
              </table:table-cell>
              <table:table-cell office:value-type="float" office:value="0.0109095489427853">
                <text:p>0.01090954894278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157971071383325">
                <text:p>0.0157971071383325</text:p>
              </table:table-cell>
              <table:table-cell office:value-type="float" office:value="0.0157971071383325">
                <text:p>0.01579710713833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221352104502499">
                <text:p>0.0221352104502499</text:p>
              </table:table-cell>
              <table:table-cell office:value-type="float" office:value="0.0221352104502499">
                <text:p>0.0221352104502499</text:p>
              </table:table-cell>
            </table:table-row>
            <table:table-row>
              <table:table-cell office:value-type="float" office:value="0.650000000000001">
                <text:p>0.650000000000001</text:p>
              </table:table-cell>
              <table:table-cell office:value-type="float" office:value="0.0301735810662908">
                <text:p>0.0301735810662908</text:p>
              </table:table-cell>
              <table:table-cell office:value-type="float" office:value="0.0301735810662907">
                <text:p>0.0301735810662907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0.0401786329434224">
                <text:p>0.0401786329434224</text:p>
              </table:table-cell>
              <table:table-cell office:value-type="float" office:value="0.0401786329434224">
                <text:p>0.0401786329434224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0.0524330282811977">
                <text:p>0.0524330282811977</text:p>
              </table:table-cell>
              <table:table-cell office:value-type="float" office:value="0.0524330282811977">
                <text:p>0.0524330282811977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0672352753052562">
                <text:p>0.0672352753052562</text:p>
              </table:table-cell>
              <table:table-cell office:value-type="float" office:value="0.0672352753052562">
                <text:p>0.0672352753052562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0848993619781809">
                <text:p>0.0848993619781809</text:p>
              </table:table-cell>
              <table:table-cell office:value-type="float" office:value="0.0848993619781809">
                <text:p>0.084899361978180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10575442111472">
                <text:p>0.10575442111472</text:p>
              </table:table-cell>
              <table:table-cell office:value-type="float" office:value="0.10575442111472">
                <text:p>0.10575442111472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13014442307888">
                <text:p>0.13014442307888</text:p>
              </table:table-cell>
              <table:table-cell office:value-type="float" office:value="0.13014442307888">
                <text:p>0.130144423078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8427892814772">
                <text:p>0.158427892814772</text:p>
              </table:table-cell>
              <table:table-cell office:value-type="float" office:value="0.158427892814772">
                <text:p>0.1584278928147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